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ation ID</text:p>
          </table:table-cell>
          <table:table-cell office:value-type="string" calcext:value-type="string">
            <text:p>Observer 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ObsG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eedback Correction</text:p>
          </table:table-cell>
          <table:table-cell office:value-type="string" calcext:value-type="string">
            <text:p>Earthtide Correction</text:p>
          </table:table-cell>
          <table:table-cell office:value-type="string" calcext:value-type="string">
            <text:p>Level Correction</text:p>
          </table:table-cell>
          <table:table-cell office:value-type="string" calcext:value-type="string">
            <text:p>Temperature Correction</text:p>
          </table:table-cell>
          <table:table-cell office:value-type="string" calcext:value-type="string">
            <text:p>Beam Erro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emperature Frequenc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16</text:p>
          </table:table-cell>
          <table:table-cell office:value-type="float" office:value="-7.5544" calcext:value-type="float">
            <text:p>-7.5544</text:p>
          </table:table-cell>
          <table:table-cell office:value-type="float" office:value="2669" calcext:value-type="float">
            <text:p>2669</text:p>
          </table:table-cell>
          <table:table-cell office:value-type="float" office:value="-7.6511" calcext:value-type="float">
            <text:p>-7.6511</text:p>
          </table:table-cell>
          <table:table-cell office:value-type="float" office:value="0.0967" calcext:value-type="float">
            <text:p>0.0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4" calcext:value-type="float">
            <text:p>94</text:p>
          </table:table-cell>
          <table:table-cell office:value-type="float" office:value="0.0042" calcext:value-type="float">
            <text:p>0.00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22</text:p>
          </table:table-cell>
          <table:table-cell office:value-type="float" office:value="-7.5394" calcext:value-type="float">
            <text:p>-7.5394</text:p>
          </table:table-cell>
          <table:table-cell office:value-type="float" office:value="2669" calcext:value-type="float">
            <text:p>2669</text:p>
          </table:table-cell>
          <table:table-cell office:value-type="float" office:value="-7.6362" calcext:value-type="float">
            <text:p>-7.6362</text:p>
          </table:table-cell>
          <table:table-cell office:value-type="float" office:value="0.0968" calcext:value-type="float">
            <text:p>0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30</text:p>
          </table:table-cell>
          <table:table-cell office:value-type="float" office:value="-7.5399" calcext:value-type="float">
            <text:p>-7.5399</text:p>
          </table:table-cell>
          <table:table-cell office:value-type="float" office:value="2669" calcext:value-type="float">
            <text:p>2669</text:p>
          </table:table-cell>
          <table:table-cell office:value-type="float" office:value="-7.6367" calcext:value-type="float">
            <text:p>-7.6367</text:p>
          </table:table-cell>
          <table:table-cell office:value-type="float" office:value="0.0968" calcext:value-type="float">
            <text:p>0.0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8" calcext:value-type="float">
            <text:p>108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38</text:p>
          </table:table-cell>
          <table:table-cell office:value-type="float" office:value="-7.5367" calcext:value-type="float">
            <text:p>-7.5367</text:p>
          </table:table-cell>
          <table:table-cell office:value-type="float" office:value="2669" calcext:value-type="float">
            <text:p>2669</text:p>
          </table:table-cell>
          <table:table-cell office:value-type="float" office:value="-7.6336" calcext:value-type="float">
            <text:p>-7.6336</text:p>
          </table:table-cell>
          <table:table-cell office:value-type="float" office:value="0.0968" calcext:value-type="float">
            <text:p>0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5" calcext:value-type="float">
            <text:p>1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44</text:p>
          </table:table-cell>
          <table:table-cell office:value-type="float" office:value="-7.5383" calcext:value-type="float">
            <text:p>-7.5383</text:p>
          </table:table-cell>
          <table:table-cell office:value-type="float" office:value="2669" calcext:value-type="float">
            <text:p>2669</text:p>
          </table:table-cell>
          <table:table-cell office:value-type="float" office:value="-7.6351" calcext:value-type="float">
            <text:p>-7.6351</text:p>
          </table:table-cell>
          <table:table-cell office:value-type="float" office:value="0.0968" calcext:value-type="float">
            <text:p>0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2" calcext:value-type="float">
            <text:p>1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19:50</text:p>
          </table:table-cell>
          <table:table-cell office:value-type="float" office:value="-7.5379" calcext:value-type="float">
            <text:p>-7.5379</text:p>
          </table:table-cell>
          <table:table-cell office:value-type="float" office:value="2669" calcext:value-type="float">
            <text:p>2669</text:p>
          </table:table-cell>
          <table:table-cell office:value-type="float" office:value="-7.6348" calcext:value-type="float">
            <text:p>-7.6348</text:p>
          </table:table-cell>
          <table:table-cell office:value-type="float" office:value="0.0969" calcext:value-type="float">
            <text:p>0.0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8" calcext:value-type="float">
            <text:p>1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20:19</text:p>
          </table:table-cell>
          <table:table-cell office:value-type="float" office:value="-7.5384" calcext:value-type="float">
            <text:p>-7.5384</text:p>
          </table:table-cell>
          <table:table-cell office:value-type="float" office:value="2669" calcext:value-type="float">
            <text:p>2669</text:p>
          </table:table-cell>
          <table:table-cell office:value-type="float" office:value="-7.6353" calcext:value-type="float">
            <text:p>-7.6353</text:p>
          </table:table-cell>
          <table:table-cell office:value-type="float" office:value="0.0969" calcext:value-type="float">
            <text:p>0.0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7" calcext:value-type="float">
            <text:p>157</text:p>
          </table:table-cell>
          <table:table-cell office:value-type="float" office:value="0.0047" calcext:value-type="float">
            <text:p>0.00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20:49</text:p>
          </table:table-cell>
          <table:table-cell office:value-type="float" office:value="-7.5399" calcext:value-type="float">
            <text:p>-7.5399</text:p>
          </table:table-cell>
          <table:table-cell office:value-type="float" office:value="2669" calcext:value-type="float">
            <text:p>2669</text:p>
          </table:table-cell>
          <table:table-cell office:value-type="float" office:value="-7.6369" calcext:value-type="float">
            <text:p>-7.636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7" calcext:value-type="float">
            <text:p>187</text:p>
          </table:table-cell>
          <table:table-cell office:value-type="float" office:value="0.0014" calcext:value-type="float">
            <text:p>0.00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21:32</text:p>
          </table:table-cell>
          <table:table-cell office:value-type="float" office:value="-7.5335" calcext:value-type="float">
            <text:p>-7.5335</text:p>
          </table:table-cell>
          <table:table-cell office:value-type="float" office:value="2669" calcext:value-type="float">
            <text:p>2669</text:p>
          </table:table-cell>
          <table:table-cell office:value-type="float" office:value="-7.6307" calcext:value-type="float">
            <text:p>-7.6307</text:p>
          </table:table-cell>
          <table:table-cell office:value-type="float" office:value="0.0972" calcext:value-type="float">
            <text:p>0.0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30" calcext:value-type="float">
            <text:p>230</text:p>
          </table:table-cell>
          <table:table-cell office:value-type="float" office:value="0.0012" calcext:value-type="float">
            <text:p>0.00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4:49</text:p>
          </table:table-cell>
          <table:table-cell office:value-type="float" office:value="12.8942" calcext:value-type="float">
            <text:p>12.8942</text:p>
          </table:table-cell>
          <table:table-cell office:value-type="float" office:value="2669" calcext:value-type="float">
            <text:p>2669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0.1016" calcext:value-type="float">
            <text:p>0.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47" calcext:value-type="float">
            <text:p>47</text:p>
          </table:table-cell>
          <table:table-cell office:value-type="float" office:value="0.0087" calcext:value-type="float">
            <text:p>0.008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5:30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9" calcext:value-type="float">
            <text:p>12.7829</text:p>
          </table:table-cell>
          <table:table-cell office:value-type="float" office:value="0.1016" calcext:value-type="float">
            <text:p>0.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8" calcext:value-type="float">
            <text:p>88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5:39</text:p>
          </table:table-cell>
          <table:table-cell office:value-type="float" office:value="12.8837" calcext:value-type="float">
            <text:p>12.8837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" calcext:value-type="float">
            <text:p>12.782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97" calcext:value-type="float">
            <text:p>97</text:p>
          </table:table-cell>
          <table:table-cell office:value-type="float" office:value="0.0041" calcext:value-type="float">
            <text:p>0.00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5:53</text:p>
          </table:table-cell>
          <table:table-cell office:value-type="float" office:value="12.8835" calcext:value-type="float">
            <text:p>12.8835</text:p>
          </table:table-cell>
          <table:table-cell office:value-type="float" office:value="2669" calcext:value-type="float">
            <text:p>2669</text:p>
          </table:table-cell>
          <table:table-cell office:value-type="float" office:value="12.7818" calcext:value-type="float">
            <text:p>12.7818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11" calcext:value-type="float">
            <text:p>111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01</text:p>
          </table:table-cell>
          <table:table-cell office:value-type="float" office:value="12.8825" calcext:value-type="float">
            <text:p>12.8825</text:p>
          </table:table-cell>
          <table:table-cell office:value-type="float" office:value="2669" calcext:value-type="float">
            <text:p>2669</text:p>
          </table:table-cell>
          <table:table-cell office:value-type="float" office:value="12.7808" calcext:value-type="float">
            <text:p>12.7808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19" calcext:value-type="float">
            <text:p>1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08</text:p>
          </table:table-cell>
          <table:table-cell office:value-type="float" office:value="12.8853" calcext:value-type="float">
            <text:p>12.8853</text:p>
          </table:table-cell>
          <table:table-cell office:value-type="float" office:value="2669" calcext:value-type="float">
            <text:p>2669</text:p>
          </table:table-cell>
          <table:table-cell office:value-type="float" office:value="12.7836" calcext:value-type="float">
            <text:p>12.7836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6" calcext:value-type="float">
            <text:p>126</text:p>
          </table:table-cell>
          <table:table-cell office:value-type="float" office:value="0.0038" calcext:value-type="float">
            <text:p>0.00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17</text:p>
          </table:table-cell>
          <table:table-cell office:value-type="float" office:value="12.8823" calcext:value-type="float">
            <text:p>12.8823</text:p>
          </table:table-cell>
          <table:table-cell office:value-type="float" office:value="2669" calcext:value-type="float">
            <text:p>2669</text:p>
          </table:table-cell>
          <table:table-cell office:value-type="float" office:value="12.7806" calcext:value-type="float">
            <text:p>12.7806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5" calcext:value-type="float">
            <text:p>1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22</text:p>
          </table:table-cell>
          <table:table-cell office:value-type="float" office:value="12.8823" calcext:value-type="float">
            <text:p>12.8823</text:p>
          </table:table-cell>
          <table:table-cell office:value-type="float" office:value="2669" calcext:value-type="float">
            <text:p>2669</text:p>
          </table:table-cell>
          <table:table-cell office:value-type="float" office:value="12.7806" calcext:value-type="float">
            <text:p>12.7806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40" calcext:value-type="float">
            <text:p>140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30</text:p>
          </table:table-cell>
          <table:table-cell office:value-type="float" office:value="12.8843" calcext:value-type="float">
            <text:p>12.8843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5" calcext:value-type="float">
            <text:p>12.7825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48" calcext:value-type="float">
            <text:p>1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37</text:p>
          </table:table-cell>
          <table:table-cell office:value-type="float" office:value="12.8834" calcext:value-type="float">
            <text:p>12.8834</text:p>
          </table:table-cell>
          <table:table-cell office:value-type="float" office:value="2669" calcext:value-type="float">
            <text:p>2669</text:p>
          </table:table-cell>
          <table:table-cell office:value-type="float" office:value="12.7817" calcext:value-type="float">
            <text:p>12.7817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55" calcext:value-type="float">
            <text:p>155</text:p>
          </table:table-cell>
          <table:table-cell office:value-type="float" office:value="0.0029" calcext:value-type="float">
            <text:p>0.00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42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7" calcext:value-type="float">
            <text:p>12.7827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60" calcext:value-type="float">
            <text:p>160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48</text:p>
          </table:table-cell>
          <table:table-cell office:value-type="float" office:value="12.8838" calcext:value-type="float">
            <text:p>12.8838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" calcext:value-type="float">
            <text:p>12.782</text:p>
          </table:table-cell>
          <table:table-cell office:value-type="float" office:value="0.1017" calcext:value-type="float">
            <text:p>0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66" calcext:value-type="float">
            <text:p>166</text:p>
          </table:table-cell>
          <table:table-cell office:value-type="float" office:value="0.0024" calcext:value-type="float">
            <text:p>0.00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6:54</text:p>
          </table:table-cell>
          <table:table-cell office:value-type="float" office:value="12.8834" calcext:value-type="float">
            <text:p>12.8834</text:p>
          </table:table-cell>
          <table:table-cell office:value-type="float" office:value="2669" calcext:value-type="float">
            <text:p>2669</text:p>
          </table:table-cell>
          <table:table-cell office:value-type="float" office:value="12.7817" calcext:value-type="float">
            <text:p>12.7817</text:p>
          </table:table-cell>
          <table:table-cell office:value-type="float" office:value="0.1018" calcext:value-type="float">
            <text:p>0.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72" calcext:value-type="float">
            <text:p>172</text:p>
          </table:table-cell>
          <table:table-cell office:value-type="float" office:value="0.001" calcext:value-type="float">
            <text:p>0.0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7:00</text:p>
          </table:table-cell>
          <table:table-cell office:value-type="float" office:value="12.8839" calcext:value-type="float">
            <text:p>12.8839</text:p>
          </table:table-cell>
          <table:table-cell office:value-type="float" office:value="2669" calcext:value-type="float">
            <text:p>2669</text:p>
          </table:table-cell>
          <table:table-cell office:value-type="float" office:value="12.7822" calcext:value-type="float">
            <text:p>12.7822</text:p>
          </table:table-cell>
          <table:table-cell office:value-type="float" office:value="0.1018" calcext:value-type="float">
            <text:p>0.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78" calcext:value-type="float">
            <text:p>178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3:57:06</text:p>
          </table:table-cell>
          <table:table-cell office:value-type="float" office:value="12.8829" calcext:value-type="float">
            <text:p>12.8829</text:p>
          </table:table-cell>
          <table:table-cell office:value-type="float" office:value="2669" calcext:value-type="float">
            <text:p>2669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1018" calcext:value-type="float">
            <text:p>0.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84" calcext:value-type="float">
            <text:p>184</text:p>
          </table:table-cell>
          <table:table-cell office:value-type="float" office:value="0.0028" calcext:value-type="float">
            <text:p>0.00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09:47</text:p>
          </table:table-cell>
          <table:table-cell office:value-type="float" office:value="13.1677" calcext:value-type="float">
            <text:p>13.1677</text:p>
          </table:table-cell>
          <table:table-cell office:value-type="float" office:value="2669" calcext:value-type="float">
            <text:p>2669</text:p>
          </table:table-cell>
          <table:table-cell office:value-type="float" office:value="13.0652" calcext:value-type="float">
            <text:p>13.0652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0" calcext:value-type="float">
            <text:p>70</text:p>
          </table:table-cell>
          <table:table-cell office:value-type="float" office:value="0.0083" calcext:value-type="float">
            <text:p>0.00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09:58</text:p>
          </table:table-cell>
          <table:table-cell office:value-type="float" office:value="13.1482" calcext:value-type="float">
            <text:p>13.1482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7" calcext:value-type="float">
            <text:p>13.0457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1" calcext:value-type="float">
            <text:p>81</text:p>
          </table:table-cell>
          <table:table-cell office:value-type="float" office:value="0.0007" calcext:value-type="float">
            <text:p>0.0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0:46</text:p>
          </table:table-cell>
          <table:table-cell office:value-type="float" office:value="13.1477" calcext:value-type="float">
            <text:p>13.1477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2" calcext:value-type="float">
            <text:p>13.0452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9" calcext:value-type="float">
            <text:p>1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0:54</text:p>
          </table:table-cell>
          <table:table-cell office:value-type="float" office:value="13.1481" calcext:value-type="float">
            <text:p>13.1481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5" calcext:value-type="float">
            <text:p>13.0455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7" calcext:value-type="float">
            <text:p>137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00</text:p>
          </table:table-cell>
          <table:table-cell office:value-type="float" office:value="13.1482" calcext:value-type="float">
            <text:p>13.1482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7" calcext:value-type="float">
            <text:p>13.0457</text:p>
          </table:table-cell>
          <table:table-cell office:value-type="float" office:value="0.1025" calcext:value-type="float">
            <text:p>0.1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3" calcext:value-type="float">
            <text:p>143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09</text:p>
          </table:table-cell>
          <table:table-cell office:value-type="float" office:value="13.1489" calcext:value-type="float">
            <text:p>13.1489</text:p>
          </table:table-cell>
          <table:table-cell office:value-type="float" office:value="2669" calcext:value-type="float">
            <text:p>2669</text:p>
          </table:table-cell>
          <table:table-cell office:value-type="float" office:value="13.0464" calcext:value-type="float">
            <text:p>13.0464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2" calcext:value-type="float">
            <text:p>1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15</text:p>
          </table:table-cell>
          <table:table-cell office:value-type="float" office:value="13.1484" calcext:value-type="float">
            <text:p>13.1484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9" calcext:value-type="float">
            <text:p>13.0459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8" calcext:value-type="float">
            <text:p>158</text:p>
          </table:table-cell>
          <table:table-cell office:value-type="float" office:value="0.0028" calcext:value-type="float">
            <text:p>0.00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20</text:p>
          </table:table-cell>
          <table:table-cell office:value-type="float" office:value="13.1491" calcext:value-type="float">
            <text:p>13.1491</text:p>
          </table:table-cell>
          <table:table-cell office:value-type="float" office:value="2669" calcext:value-type="float">
            <text:p>2669</text:p>
          </table:table-cell>
          <table:table-cell office:value-type="float" office:value="13.0466" calcext:value-type="float">
            <text:p>13.0466</text:p>
          </table:table-cell>
          <table:table-cell office:value-type="float" office:value="0.1025" calcext:value-type="float">
            <text:p>0.1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3" calcext:value-type="float">
            <text:p>16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26</text:p>
          </table:table-cell>
          <table:table-cell office:value-type="float" office:value="13.149" calcext:value-type="float">
            <text:p>13.149</text:p>
          </table:table-cell>
          <table:table-cell office:value-type="float" office:value="2669" calcext:value-type="float">
            <text:p>2669</text:p>
          </table:table-cell>
          <table:table-cell office:value-type="float" office:value="13.0464" calcext:value-type="float">
            <text:p>13.0464</text:p>
          </table:table-cell>
          <table:table-cell office:value-type="float" office:value="0.1025" calcext:value-type="float">
            <text:p>0.1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9" calcext:value-type="float">
            <text:p>169</text:p>
          </table:table-cell>
          <table:table-cell office:value-type="float" office:value="0.0005" calcext:value-type="float">
            <text:p>0.000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32</text:p>
          </table:table-cell>
          <table:table-cell office:value-type="float" office:value="13.1491" calcext:value-type="float">
            <text:p>13.1491</text:p>
          </table:table-cell>
          <table:table-cell office:value-type="float" office:value="2669" calcext:value-type="float">
            <text:p>2669</text:p>
          </table:table-cell>
          <table:table-cell office:value-type="float" office:value="13.0466" calcext:value-type="float">
            <text:p>13.0466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5" calcext:value-type="float">
            <text:p>175</text:p>
          </table:table-cell>
          <table:table-cell office:value-type="float" office:value="0.0016" calcext:value-type="float">
            <text:p>0.0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44</text:p>
          </table:table-cell>
          <table:table-cell office:value-type="float" office:value="13.1483" calcext:value-type="float">
            <text:p>13.1483</text:p>
          </table:table-cell>
          <table:table-cell office:value-type="float" office:value="2669" calcext:value-type="float">
            <text:p>2669</text:p>
          </table:table-cell>
          <table:table-cell office:value-type="float" office:value="13.0457" calcext:value-type="float">
            <text:p>13.0457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7" calcext:value-type="float">
            <text:p>187</text:p>
          </table:table-cell>
          <table:table-cell office:value-type="float" office:value="0.0054" calcext:value-type="float">
            <text:p>0.0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50</text:p>
          </table:table-cell>
          <table:table-cell office:value-type="float" office:value="13.15" calcext:value-type="float">
            <text:p>13.15</text:p>
          </table:table-cell>
          <table:table-cell office:value-type="float" office:value="2669" calcext:value-type="float">
            <text:p>2669</text:p>
          </table:table-cell>
          <table:table-cell office:value-type="float" office:value="13.0475" calcext:value-type="float">
            <text:p>13.0475</text:p>
          </table:table-cell>
          <table:table-cell office:value-type="float" office:value="0.1026" calcext:value-type="float">
            <text:p>0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93" calcext:value-type="float">
            <text:p>193</text:p>
          </table:table-cell>
          <table:table-cell office:value-type="float" office:value="0.0031" calcext:value-type="float">
            <text:p>0.00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1:59</text:p>
          </table:table-cell>
          <table:table-cell office:value-type="float" office:value="13.1493" calcext:value-type="float">
            <text:p>13.1493</text:p>
          </table:table-cell>
          <table:table-cell office:value-type="float" office:value="2669" calcext:value-type="float">
            <text:p>2669</text:p>
          </table:table-cell>
          <table:table-cell office:value-type="float" office:value="13.0468" calcext:value-type="float">
            <text:p>13.0468</text:p>
          </table:table-cell>
          <table:table-cell office:value-type="float" office:value="0.1026" calcext:value-type="float">
            <text:p>0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02" calcext:value-type="float">
            <text:p>2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12:06</text:p>
          </table:table-cell>
          <table:table-cell office:value-type="float" office:value="13.1511" calcext:value-type="float">
            <text:p>13.1511</text:p>
          </table:table-cell>
          <table:table-cell office:value-type="float" office:value="2669" calcext:value-type="float">
            <text:p>2669</text:p>
          </table:table-cell>
          <table:table-cell office:value-type="float" office:value="13.0485" calcext:value-type="float">
            <text:p>13.0485</text:p>
          </table:table-cell>
          <table:table-cell office:value-type="float" office:value="0.1026" calcext:value-type="float">
            <text:p>0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09" calcext:value-type="float">
            <text:p>2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4:00</text:p>
          </table:table-cell>
          <table:table-cell office:value-type="float" office:value="13.3681" calcext:value-type="float">
            <text:p>13.3681</text:p>
          </table:table-cell>
          <table:table-cell office:value-type="float" office:value="2669" calcext:value-type="float">
            <text:p>2669</text:p>
          </table:table-cell>
          <table:table-cell office:value-type="float" office:value="13.2655" calcext:value-type="float">
            <text:p>13.2655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51" calcext:value-type="float">
            <text:p>51</text:p>
          </table:table-cell>
          <table:table-cell office:value-type="float" office:value="0.0045" calcext:value-type="float">
            <text:p>0.00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4:11</text:p>
          </table:table-cell>
          <table:table-cell office:value-type="float" office:value="13.3665" calcext:value-type="float">
            <text:p>13.3665</text:p>
          </table:table-cell>
          <table:table-cell office:value-type="float" office:value="2669" calcext:value-type="float">
            <text:p>2669</text:p>
          </table:table-cell>
          <table:table-cell office:value-type="float" office:value="13.2639" calcext:value-type="float">
            <text:p>13.2639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62" calcext:value-type="float">
            <text:p>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4:44</text:p>
          </table:table-cell>
          <table:table-cell office:value-type="float" office:value="13.3731" calcext:value-type="float">
            <text:p>13.3731</text:p>
          </table:table-cell>
          <table:table-cell office:value-type="float" office:value="2669" calcext:value-type="float">
            <text:p>2669</text:p>
          </table:table-cell>
          <table:table-cell office:value-type="float" office:value="13.2704" calcext:value-type="float">
            <text:p>13.2704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95" calcext:value-type="float">
            <text:p>95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4:51</text:p>
          </table:table-cell>
          <table:table-cell office:value-type="float" office:value="13.3713" calcext:value-type="float">
            <text:p>13.3713</text:p>
          </table:table-cell>
          <table:table-cell office:value-type="float" office:value="2669" calcext:value-type="float">
            <text:p>2669</text:p>
          </table:table-cell>
          <table:table-cell office:value-type="float" office:value="13.2686" calcext:value-type="float">
            <text:p>13.2686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02" calcext:value-type="float">
            <text:p>1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4:56</text:p>
          </table:table-cell>
          <table:table-cell office:value-type="float" office:value="13.3722" calcext:value-type="float">
            <text:p>13.3722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5" calcext:value-type="float">
            <text:p>13.2695</text:p>
          </table:table-cell>
          <table:table-cell office:value-type="float" office:value="0.1027" calcext:value-type="float">
            <text:p>0.1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07" calcext:value-type="float">
            <text:p>1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02</text:p>
          </table:table-cell>
          <table:table-cell office:value-type="float" office:value="13.3729" calcext:value-type="float">
            <text:p>13.3729</text:p>
          </table:table-cell>
          <table:table-cell office:value-type="float" office:value="2669" calcext:value-type="float">
            <text:p>2669</text:p>
          </table:table-cell>
          <table:table-cell office:value-type="float" office:value="13.2702" calcext:value-type="float">
            <text:p>13.2702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13" calcext:value-type="float">
            <text:p>113</text:p>
          </table:table-cell>
          <table:table-cell office:value-type="float" office:value="0.0032" calcext:value-type="float">
            <text:p>0.00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09</text:p>
          </table:table-cell>
          <table:table-cell office:value-type="float" office:value="13.3724" calcext:value-type="float">
            <text:p>13.3724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0" calcext:value-type="float">
            <text:p>120</text:p>
          </table:table-cell>
          <table:table-cell office:value-type="float" office:value="0.0024" calcext:value-type="float">
            <text:p>0.00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15</text:p>
          </table:table-cell>
          <table:table-cell office:value-type="float" office:value="13.3718" calcext:value-type="float">
            <text:p>13.3718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2" calcext:value-type="float">
            <text:p>13.2692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6" calcext:value-type="float">
            <text:p>1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20</text:p>
          </table:table-cell>
          <table:table-cell office:value-type="float" office:value="13.3718" calcext:value-type="float">
            <text:p>13.3718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2" calcext:value-type="float">
            <text:p>13.2692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31" calcext:value-type="float">
            <text:p>1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25</text:p>
          </table:table-cell>
          <table:table-cell office:value-type="float" office:value="13.3729" calcext:value-type="float">
            <text:p>13.3729</text:p>
          </table:table-cell>
          <table:table-cell office:value-type="float" office:value="2669" calcext:value-type="float">
            <text:p>2669</text:p>
          </table:table-cell>
          <table:table-cell office:value-type="float" office:value="13.2702" calcext:value-type="float">
            <text:p>13.2702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36" calcext:value-type="float">
            <text:p>1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35</text:p>
          </table:table-cell>
          <table:table-cell office:value-type="float" office:value="13.3724" calcext:value-type="float">
            <text:p>13.3724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0.1027" calcext:value-type="float">
            <text:p>0.1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46" calcext:value-type="float">
            <text:p>146</text:p>
          </table:table-cell>
          <table:table-cell office:value-type="float" office:value="0.0013" calcext:value-type="float">
            <text:p>0.00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41</text:p>
          </table:table-cell>
          <table:table-cell office:value-type="float" office:value="13.3732" calcext:value-type="float">
            <text:p>13.3732</text:p>
          </table:table-cell>
          <table:table-cell office:value-type="float" office:value="2669" calcext:value-type="float">
            <text:p>2669</text:p>
          </table:table-cell>
          <table:table-cell office:value-type="float" office:value="13.2706" calcext:value-type="float">
            <text:p>13.2706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2" calcext:value-type="float">
            <text:p>1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46</text:p>
          </table:table-cell>
          <table:table-cell office:value-type="float" office:value="13.3711" calcext:value-type="float">
            <text:p>13.3711</text:p>
          </table:table-cell>
          <table:table-cell office:value-type="float" office:value="2669" calcext:value-type="float">
            <text:p>2669</text:p>
          </table:table-cell>
          <table:table-cell office:value-type="float" office:value="13.2685" calcext:value-type="float">
            <text:p>13.2685</text:p>
          </table:table-cell>
          <table:table-cell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7" calcext:value-type="float">
            <text:p>157</text:p>
          </table:table-cell>
          <table:table-cell office:value-type="float" office:value="0.0016" calcext:value-type="float">
            <text:p>0.0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25:52</text:p>
          </table:table-cell>
          <table:table-cell office:value-type="float" office:value="13.3718" calcext:value-type="float">
            <text:p>13.3718</text:p>
          </table:table-cell>
          <table:table-cell office:value-type="float" office:value="2669" calcext:value-type="float">
            <text:p>2669</text:p>
          </table:table-cell>
          <table:table-cell office:value-type="float" office:value="13.2692" calcext:value-type="float">
            <text:p>13.2692</text:p>
          </table:table-cell>
          <table:table-cell office:value-type="float" office:value="0.1026" calcext:value-type="float">
            <text:p>0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3" calcext:value-type="float">
            <text:p>16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0:39</text:p>
          </table:table-cell>
          <table:table-cell office:value-type="float" office:value="14.1063" calcext:value-type="float">
            <text:p>14.1063</text:p>
          </table:table-cell>
          <table:table-cell office:value-type="float" office:value="2669" calcext:value-type="float">
            <text:p>2669</text:p>
          </table:table-cell>
          <table:table-cell office:value-type="float" office:value="14.0043" calcext:value-type="float">
            <text:p>14.0043</text:p>
          </table:table-cell>
          <table:table-cell office:value-type="float" office:value="0.1021" calcext:value-type="float">
            <text:p>0.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66" calcext:value-type="float">
            <text:p>66</text:p>
          </table:table-cell>
          <table:table-cell office:value-type="float" office:value="0.0086" calcext:value-type="float">
            <text:p>0.00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0:52</text:p>
          </table:table-cell>
          <table:table-cell office:value-type="float" office:value="14.1453" calcext:value-type="float">
            <text:p>14.1453</text:p>
          </table:table-cell>
          <table:table-cell office:value-type="float" office:value="2669" calcext:value-type="float">
            <text:p>2669</text:p>
          </table:table-cell>
          <table:table-cell office:value-type="float" office:value="14.0433" calcext:value-type="float">
            <text:p>14.043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79" calcext:value-type="float">
            <text:p>79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0:58</text:p>
          </table:table-cell>
          <table:table-cell office:value-type="float" office:value="14.138" calcext:value-type="float">
            <text:p>14.138</text:p>
          </table:table-cell>
          <table:table-cell office:value-type="float" office:value="2669" calcext:value-type="float">
            <text:p>2669</text:p>
          </table:table-cell>
          <table:table-cell office:value-type="float" office:value="14.036" calcext:value-type="float">
            <text:p>14.03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85" calcext:value-type="float">
            <text:p>85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30</text:p>
          </table:table-cell>
          <table:table-cell office:value-type="float" office:value="14.1383" calcext:value-type="float">
            <text:p>14.1383</text:p>
          </table:table-cell>
          <table:table-cell office:value-type="float" office:value="2669" calcext:value-type="float">
            <text:p>2669</text:p>
          </table:table-cell>
          <table:table-cell office:value-type="float" office:value="14.0363" calcext:value-type="float">
            <text:p>14.036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17" calcext:value-type="float">
            <text:p>1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36</text:p>
          </table:table-cell>
          <table:table-cell office:value-type="float" office:value="14.1374" calcext:value-type="float">
            <text:p>14.1374</text:p>
          </table:table-cell>
          <table:table-cell office:value-type="float" office:value="2669" calcext:value-type="float">
            <text:p>2669</text:p>
          </table:table-cell>
          <table:table-cell office:value-type="float" office:value="14.0355" calcext:value-type="float">
            <text:p>14.035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23" calcext:value-type="float">
            <text:p>123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42</text:p>
          </table:table-cell>
          <table:table-cell office:value-type="float" office:value="14.1387" calcext:value-type="float">
            <text:p>14.1387</text:p>
          </table:table-cell>
          <table:table-cell office:value-type="float" office:value="2669" calcext:value-type="float">
            <text:p>2669</text:p>
          </table:table-cell>
          <table:table-cell office:value-type="float" office:value="14.0367" calcext:value-type="float">
            <text:p>14.0367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29" calcext:value-type="float">
            <text:p>1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47</text:p>
          </table:table-cell>
          <table:table-cell office:value-type="float" office:value="14.1376" calcext:value-type="float">
            <text:p>14.1376</text:p>
          </table:table-cell>
          <table:table-cell office:value-type="float" office:value="2669" calcext:value-type="float">
            <text:p>2669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4" calcext:value-type="float">
            <text:p>1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52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2669" calcext:value-type="float">
            <text:p>2669</text:p>
          </table:table-cell>
          <table:table-cell office:value-type="float" office:value="14.0358" calcext:value-type="float">
            <text:p>14.0358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9" calcext:value-type="float">
            <text:p>139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1:57</text:p>
          </table:table-cell>
          <table:table-cell office:value-type="float" office:value="14.1376" calcext:value-type="float">
            <text:p>14.1376</text:p>
          </table:table-cell>
          <table:table-cell office:value-type="float" office:value="2669" calcext:value-type="float">
            <text:p>2669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44" calcext:value-type="float">
            <text:p>144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2:13</text:p>
          </table:table-cell>
          <table:table-cell office:value-type="float" office:value="14.1374" calcext:value-type="float">
            <text:p>14.1374</text:p>
          </table:table-cell>
          <table:table-cell office:value-type="float" office:value="2669" calcext:value-type="float">
            <text:p>2669</text:p>
          </table:table-cell>
          <table:table-cell office:value-type="float" office:value="14.0355" calcext:value-type="float">
            <text:p>14.0355</text:p>
          </table:table-cell>
          <table:table-cell office:value-type="float" office:value="0.1019" calcext:value-type="float">
            <text:p>0.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60" calcext:value-type="float">
            <text:p>160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2:18</text:p>
          </table:table-cell>
          <table:table-cell office:value-type="float" office:value="14.1381" calcext:value-type="float">
            <text:p>14.1381</text:p>
          </table:table-cell>
          <table:table-cell office:value-type="float" office:value="2669" calcext:value-type="float">
            <text:p>2669</text:p>
          </table:table-cell>
          <table:table-cell office:value-type="float" office:value="14.0362" calcext:value-type="float">
            <text:p>14.0362</text:p>
          </table:table-cell>
          <table:table-cell office:value-type="float" office:value="0.1019" calcext:value-type="float">
            <text:p>0.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65" calcext:value-type="float">
            <text:p>165</text:p>
          </table:table-cell>
          <table:table-cell office:value-type="float" office:value="0.003" calcext:value-type="float">
            <text:p>0.0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2:24</text:p>
          </table:table-cell>
          <table:table-cell office:value-type="float" office:value="14.1386" calcext:value-type="float">
            <text:p>14.1386</text:p>
          </table:table-cell>
          <table:table-cell office:value-type="float" office:value="2669" calcext:value-type="float">
            <text:p>2669</text:p>
          </table:table-cell>
          <table:table-cell office:value-type="float" office:value="14.0367" calcext:value-type="float">
            <text:p>14.0367</text:p>
          </table:table-cell>
          <table:table-cell office:value-type="float" office:value="0.1019" calcext:value-type="float">
            <text:p>0.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1" calcext:value-type="float">
            <text:p>17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2:29</text:p>
          </table:table-cell>
          <table:table-cell office:value-type="float" office:value="14.1365" calcext:value-type="float">
            <text:p>14.1365</text:p>
          </table:table-cell>
          <table:table-cell office:value-type="float" office:value="2669" calcext:value-type="float">
            <text:p>2669</text:p>
          </table:table-cell>
          <table:table-cell office:value-type="float" office:value="14.0346" calcext:value-type="float">
            <text:p>14.0346</text:p>
          </table:table-cell>
          <table:table-cell office:value-type="float" office:value="0.1019" calcext:value-type="float">
            <text:p>0.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6" calcext:value-type="float">
            <text:p>176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8:29</text:p>
          </table:table-cell>
          <table:table-cell office:value-type="float" office:value="14.0446" calcext:value-type="float">
            <text:p>14.0446</text:p>
          </table:table-cell>
          <table:table-cell office:value-type="float" office:value="2669" calcext:value-type="float">
            <text:p>2669</text:p>
          </table:table-cell>
          <table:table-cell office:value-type="float" office:value="13.9431" calcext:value-type="float">
            <text:p>13.9431</text:p>
          </table:table-cell>
          <table:table-cell office:value-type="float" office:value="0.1014" calcext:value-type="float">
            <text:p>0.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51" calcext:value-type="float">
            <text:p>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8:36</text:p>
          </table:table-cell>
          <table:table-cell office:value-type="float" office:value="14.0057" calcext:value-type="float">
            <text:p>14.0057</text:p>
          </table:table-cell>
          <table:table-cell office:value-type="float" office:value="2669" calcext:value-type="float">
            <text:p>2669</text:p>
          </table:table-cell>
          <table:table-cell office:value-type="float" office:value="13.9043" calcext:value-type="float">
            <text:p>13.9043</text:p>
          </table:table-cell>
          <table:table-cell office:value-type="float" office:value="0.1014" calcext:value-type="float">
            <text:p>0.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58" calcext:value-type="float">
            <text:p>58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12</text:p>
          </table:table-cell>
          <table:table-cell office:value-type="float" office:value="14.0078" calcext:value-type="float">
            <text:p>14.0078</text:p>
          </table:table-cell>
          <table:table-cell office:value-type="float" office:value="2669" calcext:value-type="float">
            <text:p>2669</text:p>
          </table:table-cell>
          <table:table-cell office:value-type="float" office:value="13.9064" calcext:value-type="float">
            <text:p>13.9064</text:p>
          </table:table-cell>
          <table:table-cell office:value-type="float" office:value="0.1014" calcext:value-type="float">
            <text:p>0.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94" calcext:value-type="float">
            <text:p>94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23</text:p>
          </table:table-cell>
          <table:table-cell office:value-type="float" office:value="14.0124" calcext:value-type="float">
            <text:p>14.0124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1" calcext:value-type="float">
            <text:p>13.9111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05" calcext:value-type="float">
            <text:p>1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29</text:p>
          </table:table-cell>
          <table:table-cell office:value-type="float" office:value="14.0133" calcext:value-type="float">
            <text:p>14.0133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9" calcext:value-type="float">
            <text:p>13.9119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11" calcext:value-type="float">
            <text:p>111</text:p>
          </table:table-cell>
          <table:table-cell office:value-type="float" office:value="0.0027" calcext:value-type="float">
            <text:p>0.00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34</text:p>
          </table:table-cell>
          <table:table-cell office:value-type="float" office:value="14.0125" calcext:value-type="float">
            <text:p>14.0125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2" calcext:value-type="float">
            <text:p>13.9112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16" calcext:value-type="float">
            <text:p>1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39</text:p>
          </table:table-cell>
          <table:table-cell office:value-type="float" office:value="14.0133" calcext:value-type="float">
            <text:p>14.0133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9" calcext:value-type="float">
            <text:p>13.9119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21" calcext:value-type="float">
            <text:p>121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44</text:p>
          </table:table-cell>
          <table:table-cell office:value-type="float" office:value="14.0136" calcext:value-type="float">
            <text:p>14.0136</text:p>
          </table:table-cell>
          <table:table-cell office:value-type="float" office:value="2669" calcext:value-type="float">
            <text:p>2669</text:p>
          </table:table-cell>
          <table:table-cell office:value-type="float" office:value="13.9123" calcext:value-type="float">
            <text:p>13.9123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26" calcext:value-type="float">
            <text:p>1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50</text:p>
          </table:table-cell>
          <table:table-cell office:value-type="float" office:value="14.0125" calcext:value-type="float">
            <text:p>14.0125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2" calcext:value-type="float">
            <text:p>13.9112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32" calcext:value-type="float">
            <text:p>1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49:56</text:p>
          </table:table-cell>
          <table:table-cell office:value-type="float" office:value="14.013" calcext:value-type="float">
            <text:p>14.013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8" calcext:value-type="float">
            <text:p>13.9118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38" calcext:value-type="float">
            <text:p>138</text:p>
          </table:table-cell>
          <table:table-cell office:value-type="float" office:value="0.0026" calcext:value-type="float">
            <text:p>0.00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50:02</text:p>
          </table:table-cell>
          <table:table-cell office:value-type="float" office:value="14.013" calcext:value-type="float">
            <text:p>14.013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8" calcext:value-type="float">
            <text:p>13.9118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44" calcext:value-type="float">
            <text:p>144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50:07</text:p>
          </table:table-cell>
          <table:table-cell office:value-type="float" office:value="14.0132" calcext:value-type="float">
            <text:p>14.0132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9" calcext:value-type="float">
            <text:p>13.9119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49" calcext:value-type="float">
            <text:p>149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50:12</text:p>
          </table:table-cell>
          <table:table-cell office:value-type="float" office:value="14.0132" calcext:value-type="float">
            <text:p>14.0132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9" calcext:value-type="float">
            <text:p>13.9119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54" calcext:value-type="float">
            <text:p>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4:50:20</text:p>
          </table:table-cell>
          <table:table-cell office:value-type="float" office:value="14.0127" calcext:value-type="float">
            <text:p>14.0127</text:p>
          </table:table-cell>
          <table:table-cell office:value-type="float" office:value="2669" calcext:value-type="float">
            <text:p>2669</text:p>
          </table:table-cell>
          <table:table-cell office:value-type="float" office:value="13.9114" calcext:value-type="float">
            <text:p>13.9114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62" calcext:value-type="float">
            <text:p>1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09:35</text:p>
          </table:table-cell>
          <table:table-cell office:value-type="float" office:value="12.9924" calcext:value-type="float">
            <text:p>12.9924</text:p>
          </table:table-cell>
          <table:table-cell office:value-type="float" office:value="2669" calcext:value-type="float">
            <text:p>2669</text:p>
          </table:table-cell>
          <table:table-cell office:value-type="float" office:value="12.8937" calcext:value-type="float">
            <text:p>12.8937</text:p>
          </table:table-cell>
          <table:table-cell office:value-type="float" office:value="0.0987" calcext:value-type="float">
            <text:p>0.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49" calcext:value-type="float">
            <text:p>49</text:p>
          </table:table-cell>
          <table:table-cell office:value-type="float" office:value="0.0041" calcext:value-type="float">
            <text:p>0.00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09:44</text:p>
          </table:table-cell>
          <table:table-cell office:value-type="float" office:value="13.0113" calcext:value-type="float">
            <text:p>13.0113</text:p>
          </table:table-cell>
          <table:table-cell office:value-type="float" office:value="2669" calcext:value-type="float">
            <text:p>2669</text:p>
          </table:table-cell>
          <table:table-cell office:value-type="float" office:value="12.9126" calcext:value-type="float">
            <text:p>12.9126</text:p>
          </table:table-cell>
          <table:table-cell office:value-type="float" office:value="0.0987" calcext:value-type="float">
            <text:p>0.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58" calcext:value-type="float">
            <text:p>58</text:p>
          </table:table-cell>
          <table:table-cell office:value-type="float" office:value="0.0022" calcext:value-type="float">
            <text:p>0.00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09:52</text:p>
          </table:table-cell>
          <table:table-cell office:value-type="float" office:value="13.0154" calcext:value-type="float">
            <text:p>13.0154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7" calcext:value-type="float">
            <text:p>12.9167</text:p>
          </table:table-cell>
          <table:table-cell office:value-type="float" office:value="0.0987" calcext:value-type="float">
            <text:p>0.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66" calcext:value-type="float">
            <text:p>66</text:p>
          </table:table-cell>
          <table:table-cell office:value-type="float" office:value="0.004" calcext:value-type="float">
            <text:p>0.00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0:30</text:p>
          </table:table-cell>
          <table:table-cell office:value-type="float" office:value="13.0138" calcext:value-type="float">
            <text:p>13.0138</text:p>
          </table:table-cell>
          <table:table-cell office:value-type="float" office:value="2669" calcext:value-type="float">
            <text:p>2669</text:p>
          </table:table-cell>
          <table:table-cell office:value-type="float" office:value="12.9151" calcext:value-type="float">
            <text:p>12.9151</text:p>
          </table:table-cell>
          <table:table-cell office:value-type="float" office:value="0.0987" calcext:value-type="float">
            <text:p>0.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04" calcext:value-type="float">
            <text:p>104</text:p>
          </table:table-cell>
          <table:table-cell office:value-type="float" office:value="0.0022" calcext:value-type="float">
            <text:p>0.00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0:35</text:p>
          </table:table-cell>
          <table:table-cell office:value-type="float" office:value="13.0149" calcext:value-type="float">
            <text:p>13.0149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3" calcext:value-type="float">
            <text:p>12.9163</text:p>
          </table:table-cell>
          <table:table-cell office:value-type="float" office:value="0.0986" calcext:value-type="float">
            <text:p>0.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09" calcext:value-type="float">
            <text:p>1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0:48</text:p>
          </table:table-cell>
          <table:table-cell office:value-type="float" office:value="13.0147" calcext:value-type="float">
            <text:p>13.0147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2" calcext:value-type="float">
            <text:p>12.9162</text:p>
          </table:table-cell>
          <table:table-cell office:value-type="float" office:value="0.0985" calcext:value-type="float">
            <text:p>0.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22" calcext:value-type="float">
            <text:p>122</text:p>
          </table:table-cell>
          <table:table-cell office:value-type="float" office:value="0.0041" calcext:value-type="float">
            <text:p>0.004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0:54</text:p>
          </table:table-cell>
          <table:table-cell office:value-type="float" office:value="13.0196" calcext:value-type="float">
            <text:p>13.0196</text:p>
          </table:table-cell>
          <table:table-cell office:value-type="float" office:value="2669" calcext:value-type="float">
            <text:p>2669</text:p>
          </table:table-cell>
          <table:table-cell office:value-type="float" office:value="12.9211" calcext:value-type="float">
            <text:p>12.9211</text:p>
          </table:table-cell>
          <table:table-cell office:value-type="float" office:value="0.0985" calcext:value-type="float">
            <text:p>0.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28" calcext:value-type="float">
            <text:p>1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0:59</text:p>
          </table:table-cell>
          <table:table-cell office:value-type="float" office:value="13.0134" calcext:value-type="float">
            <text:p>13.0134</text:p>
          </table:table-cell>
          <table:table-cell office:value-type="float" office:value="2669" calcext:value-type="float">
            <text:p>2669</text:p>
          </table:table-cell>
          <table:table-cell office:value-type="float" office:value="12.9149" calcext:value-type="float">
            <text:p>12.9149</text:p>
          </table:table-cell>
          <table:table-cell office:value-type="float" office:value="0.0985" calcext:value-type="float">
            <text:p>0.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33" calcext:value-type="float">
            <text:p>1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1:06</text:p>
          </table:table-cell>
          <table:table-cell office:value-type="float" office:value="13.0143" calcext:value-type="float">
            <text:p>13.0143</text:p>
          </table:table-cell>
          <table:table-cell office:value-type="float" office:value="2669" calcext:value-type="float">
            <text:p>2669</text:p>
          </table:table-cell>
          <table:table-cell office:value-type="float" office:value="12.9158" calcext:value-type="float">
            <text:p>12.9158</text:p>
          </table:table-cell>
          <table:table-cell office:value-type="float" office:value="0.0985" calcext:value-type="float">
            <text:p>0.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40" calcext:value-type="float">
            <text:p>140</text:p>
          </table:table-cell>
          <table:table-cell office:value-type="float" office:value="0.0012" calcext:value-type="float">
            <text:p>0.00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1:12</text:p>
          </table:table-cell>
          <table:table-cell office:value-type="float" office:value="13.0132" calcext:value-type="float">
            <text:p>13.0132</text:p>
          </table:table-cell>
          <table:table-cell office:value-type="float" office:value="2669" calcext:value-type="float">
            <text:p>2669</text:p>
          </table:table-cell>
          <table:table-cell office:value-type="float" office:value="12.9147" calcext:value-type="float">
            <text:p>12.9147</text:p>
          </table:table-cell>
          <table:table-cell office:value-type="float" office:value="0.0985" calcext:value-type="float">
            <text:p>0.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46" calcext:value-type="float">
            <text:p>1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1:17</text:p>
          </table:table-cell>
          <table:table-cell office:value-type="float" office:value="13.0146" calcext:value-type="float">
            <text:p>13.0146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2" calcext:value-type="float">
            <text:p>12.9162</text:p>
          </table:table-cell>
          <table:table-cell office:value-type="float" office:value="0.0984" calcext:value-type="float">
            <text:p>0.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51" calcext:value-type="float">
            <text:p>1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1:22</text:p>
          </table:table-cell>
          <table:table-cell office:value-type="float" office:value="13.0164" calcext:value-type="float">
            <text:p>13.0164</text:p>
          </table:table-cell>
          <table:table-cell office:value-type="float" office:value="2669" calcext:value-type="float">
            <text:p>2669</text:p>
          </table:table-cell>
          <table:table-cell office:value-type="float" office:value="12.9179" calcext:value-type="float">
            <text:p>12.9179</text:p>
          </table:table-cell>
          <table:table-cell office:value-type="float" office:value="0.0984" calcext:value-type="float">
            <text:p>0.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56" calcext:value-type="float">
            <text:p>1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8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11:27</text:p>
          </table:table-cell>
          <table:table-cell office:value-type="float" office:value="13.0149" calcext:value-type="float">
            <text:p>13.0149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5" calcext:value-type="float">
            <text:p>12.9165</text:p>
          </table:table-cell>
          <table:table-cell office:value-type="float" office:value="0.0984" calcext:value-type="float">
            <text:p>0.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7.01" calcext:value-type="float">
            <text:p>1407.01</text:p>
          </table:table-cell>
          <table:table-cell office:value-type="float" office:value="34.120431" calcext:value-type="float">
            <text:p>34.120431</text:p>
          </table:table-cell>
          <table:table-cell office:value-type="float" office:value="-106.886178" calcext:value-type="float">
            <text:p>-106.886178</text:p>
          </table:table-cell>
          <table:table-cell office:value-type="float" office:value="161" calcext:value-type="float">
            <text:p>161</text:p>
          </table:table-cell>
          <table:table-cell office:value-type="float" office:value="0.0024" calcext:value-type="float">
            <text:p>0.0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0:59</text:p>
          </table:table-cell>
          <table:table-cell office:value-type="float" office:value="13.2035" calcext:value-type="float">
            <text:p>13.2035</text:p>
          </table:table-cell>
          <table:table-cell office:value-type="float" office:value="2669" calcext:value-type="float">
            <text:p>2669</text:p>
          </table:table-cell>
          <table:table-cell office:value-type="float" office:value="13.1068" calcext:value-type="float">
            <text:p>13.1068</text:p>
          </table:table-cell>
          <table:table-cell office:value-type="float" office:value="0.0966" calcext:value-type="float">
            <text:p>0.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45" calcext:value-type="float">
            <text:p>45</text:p>
          </table:table-cell>
          <table:table-cell office:value-type="float" office:value="0.0097" calcext:value-type="float">
            <text:p>0.009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1:08</text:p>
          </table:table-cell>
          <table:table-cell office:value-type="float" office:value="13.1864" calcext:value-type="float">
            <text:p>13.1864</text:p>
          </table:table-cell>
          <table:table-cell office:value-type="float" office:value="2669" calcext:value-type="float">
            <text:p>2669</text:p>
          </table:table-cell>
          <table:table-cell office:value-type="float" office:value="13.0898" calcext:value-type="float">
            <text:p>13.0898</text:p>
          </table:table-cell>
          <table:table-cell office:value-type="float" office:value="0.0966" calcext:value-type="float">
            <text:p>0.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54" calcext:value-type="float">
            <text:p>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1:15</text:p>
          </table:table-cell>
          <table:table-cell office:value-type="float" office:value="13.1868" calcext:value-type="float">
            <text:p>13.1868</text:p>
          </table:table-cell>
          <table:table-cell office:value-type="float" office:value="2669" calcext:value-type="float">
            <text:p>2669</text:p>
          </table:table-cell>
          <table:table-cell office:value-type="float" office:value="13.0902" calcext:value-type="float">
            <text:p>13.0902</text:p>
          </table:table-cell>
          <table:table-cell office:value-type="float" office:value="0.0966" calcext:value-type="float">
            <text:p>0.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61" calcext:value-type="float">
            <text:p>61</text:p>
          </table:table-cell>
          <table:table-cell office:value-type="float" office:value="0.0032" calcext:value-type="float">
            <text:p>0.003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1:22</text:p>
          </table:table-cell>
          <table:table-cell office:value-type="float" office:value="13.1933" calcext:value-type="float">
            <text:p>13.1933</text:p>
          </table:table-cell>
          <table:table-cell office:value-type="float" office:value="2669" calcext:value-type="float">
            <text:p>2669</text:p>
          </table:table-cell>
          <table:table-cell office:value-type="float" office:value="13.0967" calcext:value-type="float">
            <text:p>13.0967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68" calcext:value-type="float">
            <text:p>68</text:p>
          </table:table-cell>
          <table:table-cell office:value-type="float" office:value="0.003" calcext:value-type="float">
            <text:p>0.00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1:57</text:p>
          </table:table-cell>
          <table:table-cell office:value-type="float" office:value="13.1917" calcext:value-type="float">
            <text:p>13.1917</text:p>
          </table:table-cell>
          <table:table-cell office:value-type="float" office:value="2669" calcext:value-type="float">
            <text:p>2669</text:p>
          </table:table-cell>
          <table:table-cell office:value-type="float" office:value="13.0952" calcext:value-type="float">
            <text:p>13.0952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03" calcext:value-type="float">
            <text:p>1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2:02</text:p>
          </table:table-cell>
          <table:table-cell office:value-type="float" office:value="13.1908" calcext:value-type="float">
            <text:p>13.1908</text:p>
          </table:table-cell>
          <table:table-cell office:value-type="float" office:value="2669" calcext:value-type="float">
            <text:p>2669</text:p>
          </table:table-cell>
          <table:table-cell office:value-type="float" office:value="13.0944" calcext:value-type="float">
            <text:p>13.0944</text:p>
          </table:table-cell>
          <table:table-cell office:value-type="float" office:value="0.0964" calcext:value-type="float">
            <text:p>0.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08" calcext:value-type="float">
            <text:p>1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2:07</text:p>
          </table:table-cell>
          <table:table-cell office:value-type="float" office:value="13.1907" calcext:value-type="float">
            <text:p>13.1907</text:p>
          </table:table-cell>
          <table:table-cell office:value-type="float" office:value="2669" calcext:value-type="float">
            <text:p>2669</text:p>
          </table:table-cell>
          <table:table-cell office:value-type="float" office:value="13.0943" calcext:value-type="float">
            <text:p>13.0943</text:p>
          </table:table-cell>
          <table:table-cell office:value-type="float" office:value="0.0964" calcext:value-type="float">
            <text:p>0.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13" calcext:value-type="float">
            <text:p>1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2:16</text:p>
          </table:table-cell>
          <table:table-cell office:value-type="float" office:value="13.1942" calcext:value-type="float">
            <text:p>13.1942</text:p>
          </table:table-cell>
          <table:table-cell office:value-type="float" office:value="2669" calcext:value-type="float">
            <text:p>2669</text:p>
          </table:table-cell>
          <table:table-cell office:value-type="float" office:value="13.0978" calcext:value-type="float">
            <text:p>13.0978</text:p>
          </table:table-cell>
          <table:table-cell office:value-type="float" office:value="0.0964" calcext:value-type="float">
            <text:p>0.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2" calcext:value-type="float">
            <text:p>122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2:24</text:p>
          </table:table-cell>
          <table:table-cell office:value-type="float" office:value="13.1911" calcext:value-type="float">
            <text:p>13.1911</text:p>
          </table:table-cell>
          <table:table-cell office:value-type="float" office:value="2669" calcext:value-type="float">
            <text:p>2669</text:p>
          </table:table-cell>
          <table:table-cell office:value-type="float" office:value="13.0948" calcext:value-type="float">
            <text:p>13.0948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30" calcext:value-type="float">
            <text:p>130</text:p>
          </table:table-cell>
          <table:table-cell office:value-type="float" office:value="0.0031" calcext:value-type="float">
            <text:p>0.00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2:29</text:p>
          </table:table-cell>
          <table:table-cell office:value-type="float" office:value="13.1916" calcext:value-type="float">
            <text:p>13.1916</text:p>
          </table:table-cell>
          <table:table-cell office:value-type="float" office:value="2669" calcext:value-type="float">
            <text:p>2669</text:p>
          </table:table-cell>
          <table:table-cell office:value-type="float" office:value="13.0953" calcext:value-type="float">
            <text:p>13.0953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35" calcext:value-type="float">
            <text:p>135</text:p>
          </table:table-cell>
          <table:table-cell office:value-type="float" office:value="0.0041" calcext:value-type="float">
            <text:p>0.00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3:02</text:p>
          </table:table-cell>
          <table:table-cell office:value-type="float" office:value="13.1928" calcext:value-type="float">
            <text:p>13.1928</text:p>
          </table:table-cell>
          <table:table-cell office:value-type="float" office:value="2669" calcext:value-type="float">
            <text:p>2669</text:p>
          </table:table-cell>
          <table:table-cell office:value-type="float" office:value="13.0966" calcext:value-type="float">
            <text:p>13.0966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68" calcext:value-type="float">
            <text:p>1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3:12</text:p>
          </table:table-cell>
          <table:table-cell office:value-type="float" office:value="13.1913" calcext:value-type="float">
            <text:p>13.1913</text:p>
          </table:table-cell>
          <table:table-cell office:value-type="float" office:value="2669" calcext:value-type="float">
            <text:p>2669</text:p>
          </table:table-cell>
          <table:table-cell office:value-type="float" office:value="13.0952" calcext:value-type="float">
            <text:p>13.0952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78" calcext:value-type="float">
            <text:p>178</text:p>
          </table:table-cell>
          <table:table-cell office:value-type="float" office:value="0.0023" calcext:value-type="float">
            <text:p>0.00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3:18</text:p>
          </table:table-cell>
          <table:table-cell office:value-type="float" office:value="13.1925" calcext:value-type="float">
            <text:p>13.1925</text:p>
          </table:table-cell>
          <table:table-cell office:value-type="float" office:value="2669" calcext:value-type="float">
            <text:p>2669</text:p>
          </table:table-cell>
          <table:table-cell office:value-type="float" office:value="13.0964" calcext:value-type="float">
            <text:p>13.0964</text:p>
          </table:table-cell>
          <table:table-cell office:value-type="float" office:value="0.0961" calcext:value-type="float">
            <text:p>0.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84" calcext:value-type="float">
            <text:p>184</text:p>
          </table:table-cell>
          <table:table-cell office:value-type="float" office:value="0.0028" calcext:value-type="float">
            <text:p>0.002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23:23</text:p>
          </table:table-cell>
          <table:table-cell office:value-type="float" office:value="13.1927" calcext:value-type="float">
            <text:p>13.1927</text:p>
          </table:table-cell>
          <table:table-cell office:value-type="float" office:value="2669" calcext:value-type="float">
            <text:p>2669</text:p>
          </table:table-cell>
          <table:table-cell office:value-type="float" office:value="13.0966" calcext:value-type="float">
            <text:p>13.0966</text:p>
          </table:table-cell>
          <table:table-cell office:value-type="float" office:value="0.0961" calcext:value-type="float">
            <text:p>0.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89" calcext:value-type="float">
            <text:p>189</text:p>
          </table:table-cell>
          <table:table-cell office:value-type="float" office:value="0.0014" calcext:value-type="float">
            <text:p>0.00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2:25</text:p>
          </table:table-cell>
          <table:table-cell office:value-type="float" office:value="12.7972" calcext:value-type="float">
            <text:p>12.7972</text:p>
          </table:table-cell>
          <table:table-cell office:value-type="float" office:value="2669" calcext:value-type="float">
            <text:p>2669</text:p>
          </table:table-cell>
          <table:table-cell office:value-type="float" office:value="12.7032" calcext:value-type="float">
            <text:p>12.7032</text:p>
          </table:table-cell>
          <table:table-cell office:value-type="float" office:value="0.0941" calcext:value-type="float">
            <text:p>0.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51" calcext:value-type="float">
            <text:p>51</text:p>
          </table:table-cell>
          <table:table-cell office:value-type="float" office:value="0.0043" calcext:value-type="float">
            <text:p>0.00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2:57</text:p>
          </table:table-cell>
          <table:table-cell office:value-type="float" office:value="12.7997" calcext:value-type="float">
            <text:p>12.7997</text:p>
          </table:table-cell>
          <table:table-cell office:value-type="float" office:value="2669" calcext:value-type="float">
            <text:p>2669</text:p>
          </table:table-cell>
          <table:table-cell office:value-type="float" office:value="12.7056" calcext:value-type="float">
            <text:p>12.7056</text:p>
          </table:table-cell>
          <table:table-cell office:value-type="float" office:value="0.0941" calcext:value-type="float">
            <text:p>0.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3" calcext:value-type="float">
            <text:p>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3:08</text:p>
          </table:table-cell>
          <table:table-cell office:value-type="float" office:value="12.8042" calcext:value-type="float">
            <text:p>12.8042</text:p>
          </table:table-cell>
          <table:table-cell office:value-type="float" office:value="2669" calcext:value-type="float">
            <text:p>2669</text:p>
          </table:table-cell>
          <table:table-cell office:value-type="float" office:value="12.7102" calcext:value-type="float">
            <text:p>12.7102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94" calcext:value-type="float">
            <text:p>94</text:p>
          </table:table-cell>
          <table:table-cell office:value-type="float" office:value="0.0016" calcext:value-type="float">
            <text:p>0.0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3:23</text:p>
          </table:table-cell>
          <table:table-cell office:value-type="float" office:value="12.8039" calcext:value-type="float">
            <text:p>12.8039</text:p>
          </table:table-cell>
          <table:table-cell office:value-type="float" office:value="2669" calcext:value-type="float">
            <text:p>2669</text:p>
          </table:table-cell>
          <table:table-cell office:value-type="float" office:value="12.7101" calcext:value-type="float">
            <text:p>12.7101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09" calcext:value-type="float">
            <text:p>109</text:p>
          </table:table-cell>
          <table:table-cell office:value-type="float" office:value="0.001" calcext:value-type="float">
            <text:p>0.00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5:07</text:p>
          </table:table-cell>
          <table:table-cell office:value-type="float" office:value="12.8175" calcext:value-type="float">
            <text:p>12.8175</text:p>
          </table:table-cell>
          <table:table-cell office:value-type="float" office:value="2669" calcext:value-type="float">
            <text:p>2669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49" calcext:value-type="float">
            <text:p>49</text:p>
          </table:table-cell>
          <table:table-cell office:value-type="float" office:value="0.0064" calcext:value-type="float">
            <text:p>0.006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5:16</text:p>
          </table:table-cell>
          <table:table-cell office:value-type="float" office:value="12.7981" calcext:value-type="float">
            <text:p>12.7981</text:p>
          </table:table-cell>
          <table:table-cell office:value-type="float" office:value="2669" calcext:value-type="float">
            <text:p>2669</text:p>
          </table:table-cell>
          <table:table-cell office:value-type="float" office:value="12.7047" calcext:value-type="float">
            <text:p>12.7047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58" calcext:value-type="float">
            <text:p>58</text:p>
          </table:table-cell>
          <table:table-cell office:value-type="float" office:value="0.0041" calcext:value-type="float">
            <text:p>0.00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5:39</text:p>
          </table:table-cell>
          <table:table-cell office:value-type="float" office:value="12.8055" calcext:value-type="float">
            <text:p>12.8055</text:p>
          </table:table-cell>
          <table:table-cell office:value-type="float" office:value="2669" calcext:value-type="float">
            <text:p>2669</text:p>
          </table:table-cell>
          <table:table-cell office:value-type="float" office:value="12.7122" calcext:value-type="float">
            <text:p>12.7122</text:p>
          </table:table-cell>
          <table:table-cell office:value-type="float" office:value="0.0933" calcext:value-type="float">
            <text:p>0.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1" calcext:value-type="float">
            <text:p>81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5:46</text:p>
          </table:table-cell>
          <table:table-cell office:value-type="float" office:value="12.804" calcext:value-type="float">
            <text:p>12.804</text:p>
          </table:table-cell>
          <table:table-cell office:value-type="float" office:value="2669" calcext:value-type="float">
            <text:p>2669</text:p>
          </table:table-cell>
          <table:table-cell office:value-type="float" office:value="12.7108" calcext:value-type="float">
            <text:p>12.7108</text:p>
          </table:table-cell>
          <table:table-cell office:value-type="float" office:value="0.0933" calcext:value-type="float">
            <text:p>0.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8" calcext:value-type="float">
            <text:p>88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5:58</text:p>
          </table:table-cell>
          <table:table-cell office:value-type="float" office:value="12.8065" calcext:value-type="float">
            <text:p>12.8065</text:p>
          </table:table-cell>
          <table:table-cell office:value-type="float" office:value="2669" calcext:value-type="float">
            <text:p>2669</text:p>
          </table:table-cell>
          <table:table-cell office:value-type="float" office:value="12.7133" calcext:value-type="float">
            <text:p>12.7133</text:p>
          </table:table-cell>
          <table:table-cell office:value-type="float" office:value="0.0932" calcext:value-type="float">
            <text:p>0.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6:14</text:p>
          </table:table-cell>
          <table:table-cell office:value-type="float" office:value="12.8059" calcext:value-type="float">
            <text:p>12.8059</text:p>
          </table:table-cell>
          <table:table-cell office:value-type="float" office:value="2669" calcext:value-type="float">
            <text:p>2669</text:p>
          </table:table-cell>
          <table:table-cell office:value-type="float" office:value="12.7127" calcext:value-type="float">
            <text:p>12.7127</text:p>
          </table:table-cell>
          <table:table-cell office:value-type="float" office:value="0.0931" calcext:value-type="float">
            <text:p>0.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16" calcext:value-type="float">
            <text:p>1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6:20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2669" calcext:value-type="float">
            <text:p>2669</text:p>
          </table:table-cell>
          <table:table-cell office:value-type="float" office:value="12.7127" calcext:value-type="float">
            <text:p>12.7127</text:p>
          </table:table-cell>
          <table:table-cell office:value-type="float" office:value="0.0931" calcext:value-type="float">
            <text:p>0.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2" calcext:value-type="float">
            <text:p>122</text:p>
          </table:table-cell>
          <table:table-cell office:value-type="float" office:value="0.0026" calcext:value-type="float">
            <text:p>0.00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6:28</text:p>
          </table:table-cell>
          <table:table-cell office:value-type="float" office:value="12.8067" calcext:value-type="float">
            <text:p>12.8067</text:p>
          </table:table-cell>
          <table:table-cell office:value-type="float" office:value="2669" calcext:value-type="float">
            <text:p>2669</text:p>
          </table:table-cell>
          <table:table-cell office:value-type="float" office:value="12.7136" calcext:value-type="float">
            <text:p>12.7136</text:p>
          </table:table-cell>
          <table:table-cell office:value-type="float" office:value="0.0931" calcext:value-type="float">
            <text:p>0.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0" calcext:value-type="float">
            <text:p>130</text:p>
          </table:table-cell>
          <table:table-cell office:value-type="float" office:value="0.0024" calcext:value-type="float">
            <text:p>0.00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36:34</text:p>
          </table:table-cell>
          <table:table-cell office:value-type="float" office:value="12.8056" calcext:value-type="float">
            <text:p>12.8056</text:p>
          </table:table-cell>
          <table:table-cell office:value-type="float" office:value="2669" calcext:value-type="float">
            <text:p>2669</text:p>
          </table:table-cell>
          <table:table-cell office:value-type="float" office:value="12.7125" calcext:value-type="float">
            <text:p>12.7125</text:p>
          </table:table-cell>
          <table:table-cell office:value-type="float" office:value="0.0931" calcext:value-type="float">
            <text:p>0.0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6" calcext:value-type="float">
            <text:p>136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5:49</text:p>
          </table:table-cell>
          <table:table-cell office:value-type="float" office:value="13.3434" calcext:value-type="float">
            <text:p>13.3434</text:p>
          </table:table-cell>
          <table:table-cell office:value-type="float" office:value="2669" calcext:value-type="float">
            <text:p>2669</text:p>
          </table:table-cell>
          <table:table-cell office:value-type="float" office:value="13.2529" calcext:value-type="float">
            <text:p>13.2529</text:p>
          </table:table-cell>
          <table:table-cell office:value-type="float" office:value="0.0906" calcext:value-type="float">
            <text:p>0.0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54" calcext:value-type="float">
            <text:p>54</text:p>
          </table:table-cell>
          <table:table-cell office:value-type="float" office:value="0.0021" calcext:value-type="float">
            <text:p>0.00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5:54</text:p>
          </table:table-cell>
          <table:table-cell office:value-type="float" office:value="13.3356" calcext:value-type="float">
            <text:p>13.3356</text:p>
          </table:table-cell>
          <table:table-cell office:value-type="float" office:value="2669" calcext:value-type="float">
            <text:p>2669</text:p>
          </table:table-cell>
          <table:table-cell office:value-type="float" office:value="13.2451" calcext:value-type="float">
            <text:p>13.2451</text:p>
          </table:table-cell>
          <table:table-cell office:value-type="float" office:value="0.0905" calcext:value-type="float">
            <text:p>0.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59" calcext:value-type="float">
            <text:p>59</text:p>
          </table:table-cell>
          <table:table-cell office:value-type="float" office:value="0.0045" calcext:value-type="float">
            <text:p>0.00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6:00</text:p>
          </table:table-cell>
          <table:table-cell office:value-type="float" office:value="13.3379" calcext:value-type="float">
            <text:p>13.3379</text:p>
          </table:table-cell>
          <table:table-cell office:value-type="float" office:value="2669" calcext:value-type="float">
            <text:p>2669</text:p>
          </table:table-cell>
          <table:table-cell office:value-type="float" office:value="13.2474" calcext:value-type="float">
            <text:p>13.2474</text:p>
          </table:table-cell>
          <table:table-cell office:value-type="float" office:value="0.0905" calcext:value-type="float">
            <text:p>0.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65" calcext:value-type="float">
            <text:p>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6:06</text:p>
          </table:table-cell>
          <table:table-cell office:value-type="float" office:value="13.3386" calcext:value-type="float">
            <text:p>13.3386</text:p>
          </table:table-cell>
          <table:table-cell office:value-type="float" office:value="2669" calcext:value-type="float">
            <text:p>2669</text:p>
          </table:table-cell>
          <table:table-cell office:value-type="float" office:value="13.2481" calcext:value-type="float">
            <text:p>13.2481</text:p>
          </table:table-cell>
          <table:table-cell office:value-type="float" office:value="0.0905" calcext:value-type="float">
            <text:p>0.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1" calcext:value-type="float">
            <text:p>71</text:p>
          </table:table-cell>
          <table:table-cell office:value-type="float" office:value="0.0043" calcext:value-type="float">
            <text:p>0.004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6:12</text:p>
          </table:table-cell>
          <table:table-cell office:value-type="float" office:value="13.3408" calcext:value-type="float">
            <text:p>13.3408</text:p>
          </table:table-cell>
          <table:table-cell office:value-type="float" office:value="2669" calcext:value-type="float">
            <text:p>2669</text:p>
          </table:table-cell>
          <table:table-cell office:value-type="float" office:value="13.2504" calcext:value-type="float">
            <text:p>13.2504</text:p>
          </table:table-cell>
          <table:table-cell office:value-type="float" office:value="0.0904" calcext:value-type="float">
            <text:p>0.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7" calcext:value-type="float">
            <text:p>77</text:p>
          </table:table-cell>
          <table:table-cell office:value-type="float" office:value="0.0029" calcext:value-type="float">
            <text:p>0.00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46:40</text:p>
          </table:table-cell>
          <table:table-cell office:value-type="float" office:value="13.3397" calcext:value-type="float">
            <text:p>13.3397</text:p>
          </table:table-cell>
          <table:table-cell office:value-type="float" office:value="2669" calcext:value-type="float">
            <text:p>2669</text:p>
          </table:table-cell>
          <table:table-cell office:value-type="float" office:value="13.2493" calcext:value-type="float">
            <text:p>13.2493</text:p>
          </table:table-cell>
          <table:table-cell office:value-type="float" office:value="0.0904" calcext:value-type="float">
            <text:p>0.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5" calcext:value-type="float">
            <text:p>105</text:p>
          </table:table-cell>
          <table:table-cell office:value-type="float" office:value="0.002" calcext:value-type="float">
            <text:p>0.0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5:57</text:p>
          </table:table-cell>
          <table:table-cell office:value-type="float" office:value="13.018" calcext:value-type="float">
            <text:p>13.018</text:p>
          </table:table-cell>
          <table:table-cell office:value-type="float" office:value="2669" calcext:value-type="float">
            <text:p>2669</text:p>
          </table:table-cell>
          <table:table-cell office:value-type="float" office:value="12.9305" calcext:value-type="float">
            <text:p>12.9305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54" calcext:value-type="float">
            <text:p>54</text:p>
          </table:table-cell>
          <table:table-cell office:value-type="float" office:value="0.005" calcext:value-type="float">
            <text:p>0.00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6:06</text:p>
          </table:table-cell>
          <table:table-cell office:value-type="float" office:value="13.0042" calcext:value-type="float">
            <text:p>13.0042</text:p>
          </table:table-cell>
          <table:table-cell office:value-type="float" office:value="2669" calcext:value-type="float">
            <text:p>2669</text:p>
          </table:table-cell>
          <table:table-cell office:value-type="float" office:value="12.9167" calcext:value-type="float">
            <text:p>12.9167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63" calcext:value-type="float">
            <text:p>63</text:p>
          </table:table-cell>
          <table:table-cell office:value-type="float" office:value="0.0042" calcext:value-type="float">
            <text:p>0.00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6:14</text:p>
          </table:table-cell>
          <table:table-cell office:value-type="float" office:value="13.0149" calcext:value-type="float">
            <text:p>13.0149</text:p>
          </table:table-cell>
          <table:table-cell office:value-type="float" office:value="2669" calcext:value-type="float">
            <text:p>2669</text:p>
          </table:table-cell>
          <table:table-cell office:value-type="float" office:value="12.9275" calcext:value-type="float">
            <text:p>12.9275</text:p>
          </table:table-cell>
          <table:table-cell office:value-type="float" office:value="0.0874" calcext:value-type="float">
            <text:p>0.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1" calcext:value-type="float">
            <text:p>71</text:p>
          </table:table-cell>
          <table:table-cell office:value-type="float" office:value="0.0019" calcext:value-type="float">
            <text:p>0.0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6:21</text:p>
          </table:table-cell>
          <table:table-cell office:value-type="float" office:value="13.0159" calcext:value-type="float">
            <text:p>13.0159</text:p>
          </table:table-cell>
          <table:table-cell office:value-type="float" office:value="2669" calcext:value-type="float">
            <text:p>2669</text:p>
          </table:table-cell>
          <table:table-cell office:value-type="float" office:value="12.9286" calcext:value-type="float">
            <text:p>12.9286</text:p>
          </table:table-cell>
          <table:table-cell office:value-type="float" office:value="0.0874" calcext:value-type="float">
            <text:p>0.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8" calcext:value-type="float">
            <text:p>78</text:p>
          </table:table-cell>
          <table:table-cell office:value-type="float" office:value="0.0022" calcext:value-type="float">
            <text:p>0.00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6:45</text:p>
          </table:table-cell>
          <table:table-cell office:value-type="float" office:value="13.0134" calcext:value-type="float">
            <text:p>13.0134</text:p>
          </table:table-cell>
          <table:table-cell office:value-type="float" office:value="2669" calcext:value-type="float">
            <text:p>2669</text:p>
          </table:table-cell>
          <table:table-cell office:value-type="float" office:value="12.9261" calcext:value-type="float">
            <text:p>12.9261</text:p>
          </table:table-cell>
          <table:table-cell office:value-type="float" office:value="0.0873" calcext:value-type="float">
            <text:p>0.0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2" calcext:value-type="float">
            <text:p>1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6:50</text:p>
          </table:table-cell>
          <table:table-cell office:value-type="float" office:value="13.0129" calcext:value-type="float">
            <text:p>13.0129</text:p>
          </table:table-cell>
          <table:table-cell office:value-type="float" office:value="2669" calcext:value-type="float">
            <text:p>2669</text:p>
          </table:table-cell>
          <table:table-cell office:value-type="float" office:value="12.9257" calcext:value-type="float">
            <text:p>12.9257</text:p>
          </table:table-cell>
          <table:table-cell office:value-type="float" office:value="0.0872" calcext:value-type="float">
            <text:p>0.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7" calcext:value-type="float">
            <text:p>107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00</text:p>
          </table:table-cell>
          <table:table-cell office:value-type="float" office:value="13.0145" calcext:value-type="float">
            <text:p>13.0145</text:p>
          </table:table-cell>
          <table:table-cell office:value-type="float" office:value="2669" calcext:value-type="float">
            <text:p>2669</text:p>
          </table:table-cell>
          <table:table-cell office:value-type="float" office:value="12.9273" calcext:value-type="float">
            <text:p>12.9273</text:p>
          </table:table-cell>
          <table:table-cell office:value-type="float" office:value="0.0872" calcext:value-type="float">
            <text:p>0.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7" calcext:value-type="float">
            <text:p>1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09</text:p>
          </table:table-cell>
          <table:table-cell office:value-type="float" office:value="13.0161" calcext:value-type="float">
            <text:p>13.0161</text:p>
          </table:table-cell>
          <table:table-cell office:value-type="float" office:value="2669" calcext:value-type="float">
            <text:p>2669</text:p>
          </table:table-cell>
          <table:table-cell office:value-type="float" office:value="12.9289" calcext:value-type="float">
            <text:p>12.9289</text:p>
          </table:table-cell>
          <table:table-cell office:value-type="float" office:value="0.0871" calcext:value-type="float">
            <text:p>0.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6" calcext:value-type="float">
            <text:p>126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15</text:p>
          </table:table-cell>
          <table:table-cell office:value-type="float" office:value="13.0135" calcext:value-type="float">
            <text:p>13.0135</text:p>
          </table:table-cell>
          <table:table-cell office:value-type="float" office:value="2669" calcext:value-type="float">
            <text:p>2669</text:p>
          </table:table-cell>
          <table:table-cell office:value-type="float" office:value="12.9264" calcext:value-type="float">
            <text:p>12.9264</text:p>
          </table:table-cell>
          <table:table-cell office:value-type="float" office:value="0.0871" calcext:value-type="float">
            <text:p>0.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2" calcext:value-type="float">
            <text:p>1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21</text:p>
          </table:table-cell>
          <table:table-cell office:value-type="float" office:value="13.013" calcext:value-type="float">
            <text:p>13.013</text:p>
          </table:table-cell>
          <table:table-cell office:value-type="float" office:value="2669" calcext:value-type="float">
            <text:p>2669</text:p>
          </table:table-cell>
          <table:table-cell office:value-type="float" office:value="12.9259" calcext:value-type="float">
            <text:p>12.9259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8" calcext:value-type="float">
            <text:p>138</text:p>
          </table:table-cell>
          <table:table-cell office:value-type="float" office:value="0.0073" calcext:value-type="float">
            <text:p>0.00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28</text:p>
          </table:table-cell>
          <table:table-cell office:value-type="float" office:value="13.0151" calcext:value-type="float">
            <text:p>13.0151</text:p>
          </table:table-cell>
          <table:table-cell office:value-type="float" office:value="2669" calcext:value-type="float">
            <text:p>2669</text:p>
          </table:table-cell>
          <table:table-cell office:value-type="float" office:value="12.928" calcext:value-type="float">
            <text:p>12.92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5" calcext:value-type="float">
            <text:p>145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39</text:p>
          </table:table-cell>
          <table:table-cell office:value-type="float" office:value="13.0143" calcext:value-type="float">
            <text:p>13.0143</text:p>
          </table:table-cell>
          <table:table-cell office:value-type="float" office:value="2669" calcext:value-type="float">
            <text:p>2669</text:p>
          </table:table-cell>
          <table:table-cell office:value-type="float" office:value="12.9273" calcext:value-type="float">
            <text:p>12.9273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6" calcext:value-type="float">
            <text:p>156</text:p>
          </table:table-cell>
          <table:table-cell office:value-type="float" office:value="0.002" calcext:value-type="float">
            <text:p>0.0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5:57:45</text:p>
          </table:table-cell>
          <table:table-cell office:value-type="float" office:value="13.0128" calcext:value-type="float">
            <text:p>13.0128</text:p>
          </table:table-cell>
          <table:table-cell office:value-type="float" office:value="2669" calcext:value-type="float">
            <text:p>2669</text:p>
          </table:table-cell>
          <table:table-cell office:value-type="float" office:value="12.9259" calcext:value-type="float">
            <text:p>12.9259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4:04</text:p>
          </table:table-cell>
          <table:table-cell office:value-type="float" office:value="13.3092" calcext:value-type="float">
            <text:p>13.3092</text:p>
          </table:table-cell>
          <table:table-cell office:value-type="float" office:value="2669" calcext:value-type="float">
            <text:p>2669</text:p>
          </table:table-cell>
          <table:table-cell office:value-type="float" office:value="13.2243" calcext:value-type="float">
            <text:p>13.2243</text:p>
          </table:table-cell>
          <table:table-cell office:value-type="float" office:value="0.0848" calcext:value-type="float">
            <text:p>0.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56" calcext:value-type="float">
            <text:p>56</text:p>
          </table:table-cell>
          <table:table-cell office:value-type="float" office:value="0.004" calcext:value-type="float">
            <text:p>0.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4:14</text:p>
          </table:table-cell>
          <table:table-cell office:value-type="float" office:value="13.3197" calcext:value-type="float">
            <text:p>13.3197</text:p>
          </table:table-cell>
          <table:table-cell office:value-type="float" office:value="2669" calcext:value-type="float">
            <text:p>2669</text:p>
          </table:table-cell>
          <table:table-cell office:value-type="float" office:value="13.235" calcext:value-type="float">
            <text:p>13.235</text:p>
          </table:table-cell>
          <table:table-cell office:value-type="float" office:value="0.0848" calcext:value-type="float">
            <text:p>0.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66" calcext:value-type="float">
            <text:p>66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01</text:p>
          </table:table-cell>
          <table:table-cell office:value-type="float" office:value="13.3193" calcext:value-type="float">
            <text:p>13.3193</text:p>
          </table:table-cell>
          <table:table-cell office:value-type="float" office:value="2669" calcext:value-type="float">
            <text:p>2669</text:p>
          </table:table-cell>
          <table:table-cell office:value-type="float" office:value="13.2348" calcext:value-type="float">
            <text:p>13.2348</text:p>
          </table:table-cell>
          <table:table-cell office:value-type="float" office:value="0.0845" calcext:value-type="float">
            <text:p>0.0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3" calcext:value-type="float">
            <text:p>113</text:p>
          </table:table-cell>
          <table:table-cell office:value-type="float" office:value="0.0045" calcext:value-type="float">
            <text:p>0.00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16</text:p>
          </table:table-cell>
          <table:table-cell office:value-type="float" office:value="13.3189" calcext:value-type="float">
            <text:p>13.3189</text:p>
          </table:table-cell>
          <table:table-cell office:value-type="float" office:value="2669" calcext:value-type="float">
            <text:p>2669</text:p>
          </table:table-cell>
          <table:table-cell office:value-type="float" office:value="13.2344" calcext:value-type="float">
            <text:p>13.2344</text:p>
          </table:table-cell>
          <table:table-cell office:value-type="float" office:value="0.0844" calcext:value-type="float">
            <text:p>0.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8" calcext:value-type="float">
            <text:p>1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21</text:p>
          </table:table-cell>
          <table:table-cell office:value-type="float" office:value="13.3206" calcext:value-type="float">
            <text:p>13.3206</text:p>
          </table:table-cell>
          <table:table-cell office:value-type="float" office:value="2669" calcext:value-type="float">
            <text:p>2669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0.0844" calcext:value-type="float">
            <text:p>0.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3" calcext:value-type="float">
            <text:p>133</text:p>
          </table:table-cell>
          <table:table-cell office:value-type="float" office:value="0.0029" calcext:value-type="float">
            <text:p>0.00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27</text:p>
          </table:table-cell>
          <table:table-cell office:value-type="float" office:value="13.3188" calcext:value-type="float">
            <text:p>13.3188</text:p>
          </table:table-cell>
          <table:table-cell office:value-type="float" office:value="2669" calcext:value-type="float">
            <text:p>2669</text:p>
          </table:table-cell>
          <table:table-cell office:value-type="float" office:value="13.2344" calcext:value-type="float">
            <text:p>13.2344</text:p>
          </table:table-cell>
          <table:table-cell office:value-type="float" office:value="0.0843" calcext:value-type="float">
            <text:p>0.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9" calcext:value-type="float">
            <text:p>139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32</text:p>
          </table:table-cell>
          <table:table-cell office:value-type="float" office:value="13.321" calcext:value-type="float">
            <text:p>13.321</text:p>
          </table:table-cell>
          <table:table-cell office:value-type="float" office:value="2669" calcext:value-type="float">
            <text:p>2669</text:p>
          </table:table-cell>
          <table:table-cell office:value-type="float" office:value="13.2367" calcext:value-type="float">
            <text:p>13.2367</text:p>
          </table:table-cell>
          <table:table-cell office:value-type="float" office:value="0.0843" calcext:value-type="float">
            <text:p>0.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4" calcext:value-type="float">
            <text:p>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37</text:p>
          </table:table-cell>
          <table:table-cell office:value-type="float" office:value="13.3201" calcext:value-type="float">
            <text:p>13.3201</text:p>
          </table:table-cell>
          <table:table-cell office:value-type="float" office:value="2669" calcext:value-type="float">
            <text:p>2669</text:p>
          </table:table-cell>
          <table:table-cell office:value-type="float" office:value="13.2359" calcext:value-type="float">
            <text:p>13.2359</text:p>
          </table:table-cell>
          <table:table-cell office:value-type="float" office:value="0.0843" calcext:value-type="float">
            <text:p>0.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9" calcext:value-type="float">
            <text:p>149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43</text:p>
          </table:table-cell>
          <table:table-cell office:value-type="float" office:value="13.3212" calcext:value-type="float">
            <text:p>13.3212</text:p>
          </table:table-cell>
          <table:table-cell office:value-type="float" office:value="2669" calcext:value-type="float">
            <text:p>2669</text:p>
          </table:table-cell>
          <table:table-cell office:value-type="float" office:value="13.2369" calcext:value-type="float">
            <text:p>13.2369</text:p>
          </table:table-cell>
          <table:table-cell office:value-type="float" office:value="0.0842" calcext:value-type="float">
            <text:p>0.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5" calcext:value-type="float">
            <text:p>155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48</text:p>
          </table:table-cell>
          <table:table-cell office:value-type="float" office:value="13.319" calcext:value-type="float">
            <text:p>13.319</text:p>
          </table:table-cell>
          <table:table-cell office:value-type="float" office:value="2669" calcext:value-type="float">
            <text:p>2669</text:p>
          </table:table-cell>
          <table:table-cell office:value-type="float" office:value="13.2348" calcext:value-type="float">
            <text:p>13.2348</text:p>
          </table:table-cell>
          <table:table-cell office:value-type="float" office:value="0.0842" calcext:value-type="float">
            <text:p>0.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0" calcext:value-type="float">
            <text:p>160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5:53</text:p>
          </table:table-cell>
          <table:table-cell office:value-type="float" office:value="13.32" calcext:value-type="float">
            <text:p>13.32</text:p>
          </table:table-cell>
          <table:table-cell office:value-type="float" office:value="2669" calcext:value-type="float">
            <text:p>2669</text:p>
          </table:table-cell>
          <table:table-cell office:value-type="float" office:value="13.2359" calcext:value-type="float">
            <text:p>13.2359</text:p>
          </table:table-cell>
          <table:table-cell office:value-type="float" office:value="0.0842" calcext:value-type="float">
            <text:p>0.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5" calcext:value-type="float">
            <text:p>1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6:00</text:p>
          </table:table-cell>
          <table:table-cell office:value-type="float" office:value="13.3211" calcext:value-type="float">
            <text:p>13.3211</text:p>
          </table:table-cell>
          <table:table-cell office:value-type="float" office:value="2669" calcext:value-type="float">
            <text:p>2669</text:p>
          </table:table-cell>
          <table:table-cell office:value-type="float" office:value="13.2369" calcext:value-type="float">
            <text:p>13.2369</text:p>
          </table:table-cell>
          <table:table-cell office:value-type="float" office:value="0.0841" calcext:value-type="float">
            <text:p>0.0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2" calcext:value-type="float">
            <text:p>172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06:06</text:p>
          </table:table-cell>
          <table:table-cell office:value-type="float" office:value="13.3198" calcext:value-type="float">
            <text:p>13.3198</text:p>
          </table:table-cell>
          <table:table-cell office:value-type="float" office:value="2669" calcext:value-type="float">
            <text:p>2669</text:p>
          </table:table-cell>
          <table:table-cell office:value-type="float" office:value="13.2357" calcext:value-type="float">
            <text:p>13.2357</text:p>
          </table:table-cell>
          <table:table-cell office:value-type="float" office:value="0.0841" calcext:value-type="float">
            <text:p>0.0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8" calcext:value-type="float">
            <text:p>178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4:03</text:p>
          </table:table-cell>
          <table:table-cell office:value-type="float" office:value="13.9886" calcext:value-type="float">
            <text:p>13.9886</text:p>
          </table:table-cell>
          <table:table-cell office:value-type="float" office:value="2669" calcext:value-type="float">
            <text:p>2669</text:p>
          </table:table-cell>
          <table:table-cell office:value-type="float" office:value="13.9073" calcext:value-type="float">
            <text:p>13.9073</text:p>
          </table:table-cell>
          <table:table-cell office:value-type="float" office:value="0.0812" calcext:value-type="float">
            <text:p>0.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50" calcext:value-type="float">
            <text:p>50</text:p>
          </table:table-cell>
          <table:table-cell office:value-type="float" office:value="0.0055" calcext:value-type="float">
            <text:p>0.00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4:23</text:p>
          </table:table-cell>
          <table:table-cell office:value-type="float" office:value="13.9754" calcext:value-type="float">
            <text:p>13.9754</text:p>
          </table:table-cell>
          <table:table-cell office:value-type="float" office:value="2669" calcext:value-type="float">
            <text:p>2669</text:p>
          </table:table-cell>
          <table:table-cell office:value-type="float" office:value="13.8942" calcext:value-type="float">
            <text:p>13.8942</text:p>
          </table:table-cell>
          <table:table-cell office:value-type="float" office:value="0.0812" calcext:value-type="float">
            <text:p>0.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70" calcext:value-type="float">
            <text:p>70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4:39</text:p>
          </table:table-cell>
          <table:table-cell office:value-type="float" office:value="13.9849" calcext:value-type="float">
            <text:p>13.9849</text:p>
          </table:table-cell>
          <table:table-cell office:value-type="float" office:value="2669" calcext:value-type="float">
            <text:p>2669</text:p>
          </table:table-cell>
          <table:table-cell office:value-type="float" office:value="13.9038" calcext:value-type="float">
            <text:p>13.9038</text:p>
          </table:table-cell>
          <table:table-cell office:value-type="float" office:value="0.0811" calcext:value-type="float">
            <text:p>0.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86" calcext:value-type="float">
            <text:p>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5:12</text:p>
          </table:table-cell>
          <table:table-cell office:value-type="float" office:value="13.9825" calcext:value-type="float">
            <text:p>13.9825</text:p>
          </table:table-cell>
          <table:table-cell office:value-type="float" office:value="2669" calcext:value-type="float">
            <text:p>266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0.0808" calcext:value-type="float">
            <text:p>0.0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19" calcext:value-type="float">
            <text:p>1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5:18</text:p>
          </table:table-cell>
          <table:table-cell office:value-type="float" office:value="13.9808" calcext:value-type="float">
            <text:p>13.9808</text:p>
          </table:table-cell>
          <table:table-cell office:value-type="float" office:value="2669" calcext:value-type="float">
            <text:p>2669</text:p>
          </table:table-cell>
          <table:table-cell office:value-type="float" office:value="13.9001" calcext:value-type="float">
            <text:p>13.9001</text:p>
          </table:table-cell>
          <table:table-cell office:value-type="float" office:value="0.0808" calcext:value-type="float">
            <text:p>0.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25" calcext:value-type="float">
            <text:p>125</text:p>
          </table:table-cell>
          <table:table-cell office:value-type="float" office:value="0.0017" calcext:value-type="float">
            <text:p>0.00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5:27</text:p>
          </table:table-cell>
          <table:table-cell office:value-type="float" office:value="13.9833" calcext:value-type="float">
            <text:p>13.9833</text:p>
          </table:table-cell>
          <table:table-cell office:value-type="float" office:value="2669" calcext:value-type="float">
            <text:p>2669</text:p>
          </table:table-cell>
          <table:table-cell office:value-type="float" office:value="13.9025" calcext:value-type="float">
            <text:p>13.9025</text:p>
          </table:table-cell>
          <table:table-cell office:value-type="float" office:value="0.0807" calcext:value-type="float">
            <text:p>0.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4" calcext:value-type="float">
            <text:p>1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5:35</text:p>
          </table:table-cell>
          <table:table-cell office:value-type="float" office:value="13.9825" calcext:value-type="float">
            <text:p>13.9825</text:p>
          </table:table-cell>
          <table:table-cell office:value-type="float" office:value="2669" calcext:value-type="float">
            <text:p>2669</text:p>
          </table:table-cell>
          <table:table-cell office:value-type="float" office:value="13.9018" calcext:value-type="float">
            <text:p>13.9018</text:p>
          </table:table-cell>
          <table:table-cell office:value-type="float" office:value="0.0807" calcext:value-type="float">
            <text:p>0.08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42" calcext:value-type="float">
            <text:p>142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5:54</text:p>
          </table:table-cell>
          <table:table-cell office:value-type="float" office:value="13.9844" calcext:value-type="float">
            <text:p>13.9844</text:p>
          </table:table-cell>
          <table:table-cell office:value-type="float" office:value="2669" calcext:value-type="float">
            <text:p>2669</text:p>
          </table:table-cell>
          <table:table-cell office:value-type="float" office:value="13.9038" calcext:value-type="float">
            <text:p>13.9038</text:p>
          </table:table-cell>
          <table:table-cell office:value-type="float" office:value="0.0806" calcext:value-type="float">
            <text:p>0.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61" calcext:value-type="float">
            <text:p>1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6:01</text:p>
          </table:table-cell>
          <table:table-cell office:value-type="float" office:value="13.9793" calcext:value-type="float">
            <text:p>13.9793</text:p>
          </table:table-cell>
          <table:table-cell office:value-type="float" office:value="2669" calcext:value-type="float">
            <text:p>2669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0.0805" calcext:value-type="float">
            <text:p>0.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68" calcext:value-type="float">
            <text:p>168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6:07</text:p>
          </table:table-cell>
          <table:table-cell office:value-type="float" office:value="13.9672" calcext:value-type="float">
            <text:p>13.9672</text:p>
          </table:table-cell>
          <table:table-cell office:value-type="float" office:value="2669" calcext:value-type="float">
            <text:p>2669</text:p>
          </table:table-cell>
          <table:table-cell office:value-type="float" office:value="13.8868" calcext:value-type="float">
            <text:p>13.8868</text:p>
          </table:table-cell>
          <table:table-cell office:value-type="float" office:value="0.0805" calcext:value-type="float">
            <text:p>0.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4" calcext:value-type="float">
            <text:p>174</text:p>
          </table:table-cell>
          <table:table-cell office:value-type="float" office:value="0.0032" calcext:value-type="float">
            <text:p>0.00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6:17</text:p>
          </table:table-cell>
          <table:table-cell office:value-type="float" office:value="13.9606" calcext:value-type="float">
            <text:p>13.9606</text:p>
          </table:table-cell>
          <table:table-cell office:value-type="float" office:value="2669" calcext:value-type="float">
            <text:p>2669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0.0804" calcext:value-type="float">
            <text:p>0.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84" calcext:value-type="float">
            <text:p>18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16:24</text:p>
          </table:table-cell>
          <table:table-cell office:value-type="float" office:value="13.9772" calcext:value-type="float">
            <text:p>13.9772</text:p>
          </table:table-cell>
          <table:table-cell office:value-type="float" office:value="2669" calcext:value-type="float">
            <text:p>2669</text:p>
          </table:table-cell>
          <table:table-cell office:value-type="float" office:value="13.8969" calcext:value-type="float">
            <text:p>13.8969</text:p>
          </table:table-cell>
          <table:table-cell office:value-type="float" office:value="0.0804" calcext:value-type="float">
            <text:p>0.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91" calcext:value-type="float">
            <text:p>191</text:p>
          </table:table-cell>
          <table:table-cell office:value-type="float" office:value="0.0044" calcext:value-type="float">
            <text:p>0.00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4:06</text:p>
          </table:table-cell>
          <table:table-cell office:value-type="float" office:value="13.184" calcext:value-type="float">
            <text:p>13.184</text:p>
          </table:table-cell>
          <table:table-cell office:value-type="float" office:value="2669" calcext:value-type="float">
            <text:p>2669</text:p>
          </table:table-cell>
          <table:table-cell office:value-type="float" office:value="13.1063" calcext:value-type="float">
            <text:p>13.1063</text:p>
          </table:table-cell>
          <table:table-cell office:value-type="float" office:value="0.0776" calcext:value-type="float">
            <text:p>0.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91" calcext:value-type="float">
            <text:p>91</text:p>
          </table:table-cell>
          <table:table-cell office:value-type="float" office:value="0.0099" calcext:value-type="float">
            <text:p>0.009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4:12</text:p>
          </table:table-cell>
          <table:table-cell office:value-type="float" office:value="13.1595" calcext:value-type="float">
            <text:p>13.1595</text:p>
          </table:table-cell>
          <table:table-cell office:value-type="float" office:value="2669" calcext:value-type="float">
            <text:p>2669</text:p>
          </table:table-cell>
          <table:table-cell office:value-type="float" office:value="13.0822" calcext:value-type="float">
            <text:p>13.0822</text:p>
          </table:table-cell>
          <table:table-cell office:value-type="float" office:value="0.0773" calcext:value-type="float">
            <text:p>0.0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97" calcext:value-type="float">
            <text:p>97</text:p>
          </table:table-cell>
          <table:table-cell office:value-type="float" office:value="0.0031" calcext:value-type="float">
            <text:p>0.00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4:20</text:p>
          </table:table-cell>
          <table:table-cell office:value-type="float" office:value="13.1597" calcext:value-type="float">
            <text:p>13.1597</text:p>
          </table:table-cell>
          <table:table-cell office:value-type="float" office:value="2669" calcext:value-type="float">
            <text:p>2669</text:p>
          </table:table-cell>
          <table:table-cell office:value-type="float" office:value="13.0824" calcext:value-type="float">
            <text:p>13.0824</text:p>
          </table:table-cell>
          <table:table-cell office:value-type="float" office:value="0.0773" calcext:value-type="float">
            <text:p>0.0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05" calcext:value-type="float">
            <text:p>1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4:37</text:p>
          </table:table-cell>
          <table:table-cell office:value-type="float" office:value="13.16" calcext:value-type="float">
            <text:p>13.16</text:p>
          </table:table-cell>
          <table:table-cell office:value-type="float" office:value="2669" calcext:value-type="float">
            <text:p>2669</text:p>
          </table:table-cell>
          <table:table-cell office:value-type="float" office:value="13.0827" calcext:value-type="float">
            <text:p>13.0827</text:p>
          </table:table-cell>
          <table:table-cell office:value-type="float" office:value="0.0772" calcext:value-type="float">
            <text:p>0.0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2" calcext:value-type="float">
            <text:p>1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4:43</text:p>
          </table:table-cell>
          <table:table-cell office:value-type="float" office:value="13.1588" calcext:value-type="float">
            <text:p>13.1588</text:p>
          </table:table-cell>
          <table:table-cell office:value-type="float" office:value="2669" calcext:value-type="float">
            <text:p>2669</text:p>
          </table:table-cell>
          <table:table-cell office:value-type="float" office:value="13.0817" calcext:value-type="float">
            <text:p>13.0817</text:p>
          </table:table-cell>
          <table:table-cell office:value-type="float" office:value="0.0771" calcext:value-type="float">
            <text:p>0.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8" calcext:value-type="float">
            <text:p>128</text:p>
          </table:table-cell>
          <table:table-cell office:value-type="float" office:value="0.0025" calcext:value-type="float">
            <text:p>0.0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07</text:p>
          </table:table-cell>
          <table:table-cell office:value-type="float" office:value="13.1603" calcext:value-type="float">
            <text:p>13.1603</text:p>
          </table:table-cell>
          <table:table-cell office:value-type="float" office:value="2669" calcext:value-type="float">
            <text:p>2669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0.0771" calcext:value-type="float">
            <text:p>0.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2" calcext:value-type="float">
            <text:p>15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12</text:p>
          </table:table-cell>
          <table:table-cell office:value-type="float" office:value="13.16" calcext:value-type="float">
            <text:p>13.16</text:p>
          </table:table-cell>
          <table:table-cell office:value-type="float" office:value="2669" calcext:value-type="float">
            <text:p>2669</text:p>
          </table:table-cell>
          <table:table-cell office:value-type="float" office:value="13.0831" calcext:value-type="float">
            <text:p>13.0831</text:p>
          </table:table-cell>
          <table:table-cell office:value-type="float" office:value="0.0769" calcext:value-type="float">
            <text:p>0.0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7" calcext:value-type="float">
            <text:p>157</text:p>
          </table:table-cell>
          <table:table-cell office:value-type="float" office:value="0.0013" calcext:value-type="float">
            <text:p>0.0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17</text:p>
          </table:table-cell>
          <table:table-cell office:value-type="float" office:value="13.1612" calcext:value-type="float">
            <text:p>13.1612</text:p>
          </table:table-cell>
          <table:table-cell office:value-type="float" office:value="2669" calcext:value-type="float">
            <text:p>2669</text:p>
          </table:table-cell>
          <table:table-cell office:value-type="float" office:value="13.0843" calcext:value-type="float">
            <text:p>13.0843</text:p>
          </table:table-cell>
          <table:table-cell office:value-type="float" office:value="0.0769" calcext:value-type="float">
            <text:p>0.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2" calcext:value-type="float">
            <text:p>162</text:p>
          </table:table-cell>
          <table:table-cell office:value-type="float" office:value="0.002" calcext:value-type="float">
            <text:p>0.0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22</text:p>
          </table:table-cell>
          <table:table-cell office:value-type="float" office:value="13.1606" calcext:value-type="float">
            <text:p>13.1606</text:p>
          </table:table-cell>
          <table:table-cell office:value-type="float" office:value="2669" calcext:value-type="float">
            <text:p>2669</text:p>
          </table:table-cell>
          <table:table-cell office:value-type="float" office:value="13.0838" calcext:value-type="float">
            <text:p>13.0838</text:p>
          </table:table-cell>
          <table:table-cell office:value-type="float" office:value="0.0768" calcext:value-type="float">
            <text:p>0.0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7" calcext:value-type="float">
            <text:p>16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27</text:p>
          </table:table-cell>
          <table:table-cell office:value-type="float" office:value="13.1597" calcext:value-type="float">
            <text:p>13.1597</text:p>
          </table:table-cell>
          <table:table-cell office:value-type="float" office:value="2669" calcext:value-type="float">
            <text:p>2669</text:p>
          </table:table-cell>
          <table:table-cell office:value-type="float" office:value="13.0829" calcext:value-type="float">
            <text:p>13.0829</text:p>
          </table:table-cell>
          <table:table-cell office:value-type="float" office:value="0.0768" calcext:value-type="float">
            <text:p>0.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72" calcext:value-type="float">
            <text:p>172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39</text:p>
          </table:table-cell>
          <table:table-cell office:value-type="float" office:value="13.16" calcext:value-type="float">
            <text:p>13.16</text:p>
          </table:table-cell>
          <table:table-cell office:value-type="float" office:value="2669" calcext:value-type="float">
            <text:p>2669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0.0768" calcext:value-type="float">
            <text:p>0.0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84" calcext:value-type="float">
            <text:p>18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25:52</text:p>
          </table:table-cell>
          <table:table-cell office:value-type="float" office:value="13.1598" calcext:value-type="float">
            <text:p>13.1598</text:p>
          </table:table-cell>
          <table:table-cell office:value-type="float" office:value="2669" calcext:value-type="float">
            <text:p>2669</text:p>
          </table:table-cell>
          <table:table-cell office:value-type="float" office:value="13.0831" calcext:value-type="float">
            <text:p>13.0831</text:p>
          </table:table-cell>
          <table:table-cell office:value-type="float" office:value="0.0767" calcext:value-type="float">
            <text:p>0.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97" calcext:value-type="float">
            <text:p>197</text:p>
          </table:table-cell>
          <table:table-cell office:value-type="float" office:value="0.002" calcext:value-type="float">
            <text:p>0.0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3:33</text:p>
          </table:table-cell>
          <table:table-cell office:value-type="float" office:value="12.9267" calcext:value-type="float">
            <text:p>12.9267</text:p>
          </table:table-cell>
          <table:table-cell office:value-type="float" office:value="2669" calcext:value-type="float">
            <text:p>2669</text:p>
          </table:table-cell>
          <table:table-cell office:value-type="float" office:value="12.8533" calcext:value-type="float">
            <text:p>12.8533</text:p>
          </table:table-cell>
          <table:table-cell office:value-type="float" office:value="0.0734" calcext:value-type="float">
            <text:p>0.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50" calcext:value-type="float">
            <text:p>50</text:p>
          </table:table-cell>
          <table:table-cell office:value-type="float" office:value="0.0059" calcext:value-type="float">
            <text:p>0.00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3:40</text:p>
          </table:table-cell>
          <table:table-cell office:value-type="float" office:value="12.9116" calcext:value-type="float">
            <text:p>12.9116</text:p>
          </table:table-cell>
          <table:table-cell office:value-type="float" office:value="2669" calcext:value-type="float">
            <text:p>2669</text:p>
          </table:table-cell>
          <table:table-cell office:value-type="float" office:value="12.8382" calcext:value-type="float">
            <text:p>12.8382</text:p>
          </table:table-cell>
          <table:table-cell office:value-type="float" office:value="0.0734" calcext:value-type="float">
            <text:p>0.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57" calcext:value-type="float">
            <text:p>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4:08</text:p>
          </table:table-cell>
          <table:table-cell office:value-type="float" office:value="12.9075" calcext:value-type="float">
            <text:p>12.9075</text:p>
          </table:table-cell>
          <table:table-cell office:value-type="float" office:value="2669" calcext:value-type="float">
            <text:p>2669</text:p>
          </table:table-cell>
          <table:table-cell office:value-type="float" office:value="12.8341" calcext:value-type="float">
            <text:p>12.8341</text:p>
          </table:table-cell>
          <table:table-cell office:value-type="float" office:value="0.0733" calcext:value-type="float">
            <text:p>0.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5" calcext:value-type="float">
            <text:p>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4:29</text:p>
          </table:table-cell>
          <table:table-cell office:value-type="float" office:value="12.9138" calcext:value-type="float">
            <text:p>12.9138</text:p>
          </table:table-cell>
          <table:table-cell office:value-type="float" office:value="2669" calcext:value-type="float">
            <text:p>2669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0.0731" calcext:value-type="float">
            <text:p>0.0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6" calcext:value-type="float">
            <text:p>1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4:38</text:p>
          </table:table-cell>
          <table:table-cell office:value-type="float" office:value="12.9154" calcext:value-type="float">
            <text:p>12.9154</text:p>
          </table:table-cell>
          <table:table-cell office:value-type="float" office:value="2669" calcext:value-type="float">
            <text:p>2669</text:p>
          </table:table-cell>
          <table:table-cell office:value-type="float" office:value="12.8424" calcext:value-type="float">
            <text:p>12.842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5" calcext:value-type="float">
            <text:p>1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4:47</text:p>
          </table:table-cell>
          <table:table-cell office:value-type="float" office:value="12.9127" calcext:value-type="float">
            <text:p>12.9127</text:p>
          </table:table-cell>
          <table:table-cell office:value-type="float" office:value="2669" calcext:value-type="float">
            <text:p>2669</text:p>
          </table:table-cell>
          <table:table-cell office:value-type="float" office:value="12.8398" calcext:value-type="float">
            <text:p>12.8398</text:p>
          </table:table-cell>
          <table:table-cell office:value-type="float" office:value="0.0729" calcext:value-type="float">
            <text:p>0.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4" calcext:value-type="float">
            <text:p>124</text:p>
          </table:table-cell>
          <table:table-cell office:value-type="float" office:value="0.0038" calcext:value-type="float">
            <text:p>0.00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5:14</text:p>
          </table:table-cell>
          <table:table-cell office:value-type="float" office:value="12.913" calcext:value-type="float">
            <text:p>12.913</text:p>
          </table:table-cell>
          <table:table-cell office:value-type="float" office:value="2669" calcext:value-type="float">
            <text:p>2669</text:p>
          </table:table-cell>
          <table:table-cell office:value-type="float" office:value="12.8401" calcext:value-type="float">
            <text:p>12.8401</text:p>
          </table:table-cell>
          <table:table-cell office:value-type="float" office:value="0.0729" calcext:value-type="float">
            <text:p>0.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1" calcext:value-type="float">
            <text:p>151</text:p>
          </table:table-cell>
          <table:table-cell office:value-type="float" office:value="0.0008" calcext:value-type="float">
            <text:p>0.000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35:30</text:p>
          </table:table-cell>
          <table:table-cell office:value-type="float" office:value="12.9151" calcext:value-type="float">
            <text:p>12.9151</text:p>
          </table:table-cell>
          <table:table-cell office:value-type="float" office:value="2669" calcext:value-type="float">
            <text:p>2669</text:p>
          </table:table-cell>
          <table:table-cell office:value-type="float" office:value="12.8424" calcext:value-type="float">
            <text:p>12.8424</text:p>
          </table:table-cell>
          <table:table-cell office:value-type="float" office:value="0.0727" calcext:value-type="float">
            <text:p>0.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7" calcext:value-type="float">
            <text:p>1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2:24</text:p>
          </table:table-cell>
          <table:table-cell office:value-type="float" office:value="12.8938" calcext:value-type="float">
            <text:p>12.8938</text:p>
          </table:table-cell>
          <table:table-cell office:value-type="float" office:value="2669" calcext:value-type="float">
            <text:p>2669</text:p>
          </table:table-cell>
          <table:table-cell office:value-type="float" office:value="12.8242" calcext:value-type="float">
            <text:p>12.8242</text:p>
          </table:table-cell>
          <table:table-cell office:value-type="float" office:value="0.0696" calcext:value-type="float">
            <text:p>0.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4" calcext:value-type="float">
            <text:p>84</text:p>
          </table:table-cell>
          <table:table-cell office:value-type="float" office:value="0.0053" calcext:value-type="float">
            <text:p>0.00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2:54</text:p>
          </table:table-cell>
          <table:table-cell office:value-type="float" office:value="12.9196" calcext:value-type="float">
            <text:p>12.9196</text:p>
          </table:table-cell>
          <table:table-cell office:value-type="float" office:value="2669" calcext:value-type="float">
            <text:p>2669</text:p>
          </table:table-cell>
          <table:table-cell office:value-type="float" office:value="12.8501" calcext:value-type="float">
            <text:p>12.8501</text:p>
          </table:table-cell>
          <table:table-cell office:value-type="float" office:value="0.0695" calcext:value-type="float">
            <text:p>0.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4" calcext:value-type="float">
            <text:p>1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3:00</text:p>
          </table:table-cell>
          <table:table-cell office:value-type="float" office:value="12.9156" calcext:value-type="float">
            <text:p>12.9156</text:p>
          </table:table-cell>
          <table:table-cell office:value-type="float" office:value="2669" calcext:value-type="float">
            <text:p>2669</text:p>
          </table:table-cell>
          <table:table-cell office:value-type="float" office:value="12.8463" calcext:value-type="float">
            <text:p>12.8463</text:p>
          </table:table-cell>
          <table:table-cell office:value-type="float" office:value="0.0693" calcext:value-type="float">
            <text:p>0.0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0" calcext:value-type="float">
            <text:p>120</text:p>
          </table:table-cell>
          <table:table-cell office:value-type="float" office:value="0.0019" calcext:value-type="float">
            <text:p>0.00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3:10</text:p>
          </table:table-cell>
          <table:table-cell office:value-type="float" office:value="12.9161" calcext:value-type="float">
            <text:p>12.9161</text:p>
          </table:table-cell>
          <table:table-cell office:value-type="float" office:value="2669" calcext:value-type="float">
            <text:p>2669</text:p>
          </table:table-cell>
          <table:table-cell office:value-type="float" office:value="12.8469" calcext:value-type="float">
            <text:p>12.8469</text:p>
          </table:table-cell>
          <table:table-cell office:value-type="float" office:value="0.0692" calcext:value-type="float">
            <text:p>0.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0" calcext:value-type="float">
            <text:p>130</text:p>
          </table:table-cell>
          <table:table-cell office:value-type="float" office:value="0.0022" calcext:value-type="float">
            <text:p>0.002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3:28</text:p>
          </table:table-cell>
          <table:table-cell office:value-type="float" office:value="12.9174" calcext:value-type="float">
            <text:p>12.9174</text:p>
          </table:table-cell>
          <table:table-cell office:value-type="float" office:value="2669" calcext:value-type="float">
            <text:p>2669</text:p>
          </table:table-cell>
          <table:table-cell office:value-type="float" office:value="12.8483" calcext:value-type="float">
            <text:p>12.8483</text:p>
          </table:table-cell>
          <table:table-cell office:value-type="float" office:value="0.0692" calcext:value-type="float">
            <text:p>0.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8" calcext:value-type="float">
            <text:p>148</text:p>
          </table:table-cell>
          <table:table-cell office:value-type="float" office:value="0.0021" calcext:value-type="float">
            <text:p>0.00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3:43</text:p>
          </table:table-cell>
          <table:table-cell office:value-type="float" office:value="12.9185" calcext:value-type="float">
            <text:p>12.9185</text:p>
          </table:table-cell>
          <table:table-cell office:value-type="float" office:value="2669" calcext:value-type="float">
            <text:p>2669</text:p>
          </table:table-cell>
          <table:table-cell office:value-type="float" office:value="12.8495" calcext:value-type="float">
            <text:p>12.8495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3" calcext:value-type="float">
            <text:p>1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43:55</text:p>
          </table:table-cell>
          <table:table-cell office:value-type="float" office:value="12.9142" calcext:value-type="float">
            <text:p>12.9142</text:p>
          </table:table-cell>
          <table:table-cell office:value-type="float" office:value="2669" calcext:value-type="float">
            <text:p>2669</text:p>
          </table:table-cell>
          <table:table-cell office:value-type="float" office:value="12.8453" calcext:value-type="float">
            <text:p>12.8453</text:p>
          </table:table-cell>
          <table:table-cell office:value-type="float" office:value="0.0689" calcext:value-type="float">
            <text:p>0.0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5" calcext:value-type="float">
            <text:p>175</text:p>
          </table:table-cell>
          <table:table-cell office:value-type="float" office:value="0.0053" calcext:value-type="float">
            <text:p>0.00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6:53:29</text:p>
          </table:table-cell>
          <table:table-cell office:value-type="float" office:value="7.6286" calcext:value-type="float">
            <text:p>7.6286</text:p>
          </table:table-cell>
          <table:table-cell office:value-type="float" office:value="2669" calcext:value-type="float">
            <text:p>2669</text:p>
          </table:table-cell>
          <table:table-cell office:value-type="float" office:value="7.5641" calcext:value-type="float">
            <text:p>7.5641</text:p>
          </table:table-cell>
          <table:table-cell office:value-type="float" office:value="0.0645" calcext:value-type="float">
            <text:p>0.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61" calcext:value-type="float">
            <text:p>61</text:p>
          </table:table-cell>
          <table:table-cell office:value-type="float" office:value="0.0079" calcext:value-type="float">
            <text:p>0.00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7:44:49</text:p>
          </table:table-cell>
          <table:table-cell office:value-type="float" office:value="-12.7944" calcext:value-type="float">
            <text:p>-12.7944</text:p>
          </table:table-cell>
          <table:table-cell office:value-type="float" office:value="2669" calcext:value-type="float">
            <text:p>2669</text:p>
          </table:table-cell>
          <table:table-cell office:value-type="float" office:value="-12.832" calcext:value-type="float">
            <text:p>-12.832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5" calcext:value-type="float">
            <text:p>1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7:44:59</text:p>
          </table:table-cell>
          <table:table-cell office:value-type="float" office:value="-12.8253" calcext:value-type="float">
            <text:p>-12.8253</text:p>
          </table:table-cell>
          <table:table-cell office:value-type="float" office:value="2669" calcext:value-type="float">
            <text:p>2669</text:p>
          </table:table-cell>
          <table:table-cell office:value-type="float" office:value="-12.8626" calcext:value-type="float">
            <text:p>-12.8626</text:p>
          </table:table-cell>
          <table:table-cell office:value-type="float" office:value="0.0374" calcext:value-type="float">
            <text:p>0.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5" calcext:value-type="float">
            <text:p>115</text:p>
          </table:table-cell>
          <table:table-cell office:value-type="float" office:value="0.006" calcext:value-type="float">
            <text:p>0.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7:45:07</text:p>
          </table:table-cell>
          <table:table-cell office:value-type="float" office:value="-12.8158" calcext:value-type="float">
            <text:p>-12.8158</text:p>
          </table:table-cell>
          <table:table-cell office:value-type="float" office:value="2669" calcext:value-type="float">
            <text:p>2669</text:p>
          </table:table-cell>
          <table:table-cell office:value-type="float" office:value="-12.8531" calcext:value-type="float">
            <text:p>-12.8531</text:p>
          </table:table-cell>
          <table:table-cell office:value-type="float" office:value="0.0373" calcext:value-type="float">
            <text:p>0.0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3" calcext:value-type="float">
            <text:p>1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table:number-columns-repeated="2" office:value-type="string" calcext:value-type="string">
            <text:p>Default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8:30:10</text:p>
          </table:table-cell>
          <table:table-cell office:value-type="float" office:value="2612.3342" calcext:value-type="float">
            <text:p>2612.3342</text:p>
          </table:table-cell>
          <table:table-cell office:value-type="float" office:value="2650" calcext:value-type="float">
            <text:p>2650</text:p>
          </table:table-cell>
          <table:table-cell office:value-type="float" office:value="12.5412" calcext:value-type="float">
            <text:p>12.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" calcext:value-type="float">
            <text:p>-0.0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58" calcext:value-type="float">
            <text:p>0.00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table:number-columns-repeated="2" office:value-type="string" calcext:value-type="string">
            <text:p>Default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8:34:56</text:p>
          </table:table-cell>
          <table:table-cell office:value-type="float" office:value="2612.3305" calcext:value-type="float">
            <text:p>2612.3305</text:p>
          </table:table-cell>
          <table:table-cell office:value-type="float" office:value="2650" calcext:value-type="float">
            <text:p>2650</text:p>
          </table:table-cell>
          <table:table-cell office:value-type="float" office:value="12.5375" calcext:value-type="float">
            <text:p>12.5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0021" calcext:value-type="float">
            <text:p>0.00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table:number-columns-repeated="2" office:value-type="string" calcext:value-type="string">
            <text:p>Default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1</text:p>
          </table:table-cell>
          <table:table-cell office:value-type="string" calcext:value-type="string">
            <text:p>18:59:12</text:p>
          </table:table-cell>
          <table:table-cell office:value-type="float" office:value="2612.3515" calcext:value-type="float">
            <text:p>2612.3515</text:p>
          </table:table-cell>
          <table:table-cell office:value-type="float" office:value="2650" calcext:value-type="float">
            <text:p>2650</text:p>
          </table:table-cell>
          <table:table-cell office:value-type="float" office:value="12.5585" calcext:value-type="float">
            <text:p>12.5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0014" calcext:value-type="float">
            <text:p>0.00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1:40</text:p>
          </table:table-cell>
          <table:table-cell office:value-type="float" office:value="2626.6443" calcext:value-type="float">
            <text:p>2626.6443</text:p>
          </table:table-cell>
          <table:table-cell office:value-type="float" office:value="2650" calcext:value-type="float">
            <text:p>2650</text:p>
          </table:table-cell>
          <table:table-cell office:value-type="float" office:value="26.8804" calcext:value-type="float">
            <text:p>26.8804</text:p>
          </table:table-cell>
          <table:table-cell office:value-type="float" office:value="-0.0291" calcext:value-type="float">
            <text:p>-0.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96" calcext:value-type="float">
            <text:p>96</text:p>
          </table:table-cell>
          <table:table-cell office:value-type="float" office:value="0.0058" calcext:value-type="float">
            <text:p>0.00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1:59</text:p>
          </table:table-cell>
          <table:table-cell office:value-type="float" office:value="2626.6333" calcext:value-type="float">
            <text:p>2626.6333</text:p>
          </table:table-cell>
          <table:table-cell office:value-type="float" office:value="2650" calcext:value-type="float">
            <text:p>2650</text:p>
          </table:table-cell>
          <table:table-cell office:value-type="float" office:value="26.8692" calcext:value-type="float">
            <text:p>26.8692</text:p>
          </table:table-cell>
          <table:table-cell office:value-type="float" office:value="-0.0289" calcext:value-type="float">
            <text:p>-0.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5" calcext:value-type="float">
            <text:p>115</text:p>
          </table:table-cell>
          <table:table-cell office:value-type="float" office:value="0.005" calcext:value-type="float">
            <text:p>0.0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06</text:p>
          </table:table-cell>
          <table:table-cell office:value-type="float" office:value="2626.6356" calcext:value-type="float">
            <text:p>2626.6356</text:p>
          </table:table-cell>
          <table:table-cell office:value-type="float" office:value="2650" calcext:value-type="float">
            <text:p>2650</text:p>
          </table:table-cell>
          <table:table-cell office:value-type="float" office:value="26.8713" calcext:value-type="float">
            <text:p>26.8713</text:p>
          </table:table-cell>
          <table:table-cell office:value-type="float" office:value="-0.0288" calcext:value-type="float">
            <text:p>-0.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2" calcext:value-type="float">
            <text:p>122</text:p>
          </table:table-cell>
          <table:table-cell office:value-type="float" office:value="0.0074" calcext:value-type="float">
            <text:p>0.007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13</text:p>
          </table:table-cell>
          <table:table-cell office:value-type="float" office:value="2626.6355" calcext:value-type="float">
            <text:p>2626.6355</text:p>
          </table:table-cell>
          <table:table-cell office:value-type="float" office:value="2650" calcext:value-type="float">
            <text:p>2650</text:p>
          </table:table-cell>
          <table:table-cell office:value-type="float" office:value="26.8712" calcext:value-type="float">
            <text:p>26.8712</text:p>
          </table:table-cell>
          <table:table-cell office:value-type="float" office:value="-0.0287" calcext:value-type="float">
            <text:p>-0.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9" calcext:value-type="float">
            <text:p>129</text:p>
          </table:table-cell>
          <table:table-cell office:value-type="float" office:value="0.004" calcext:value-type="float">
            <text:p>0.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20</text:p>
          </table:table-cell>
          <table:table-cell office:value-type="float" office:value="2626.6379" calcext:value-type="float">
            <text:p>2626.6379</text:p>
          </table:table-cell>
          <table:table-cell office:value-type="float" office:value="2650" calcext:value-type="float">
            <text:p>2650</text:p>
          </table:table-cell>
          <table:table-cell office:value-type="float" office:value="26.8735" calcext:value-type="float">
            <text:p>26.8735</text:p>
          </table:table-cell>
          <table:table-cell office:value-type="float" office:value="-0.0286" calcext:value-type="float">
            <text:p>-0.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6" calcext:value-type="float">
            <text:p>136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47</text:p>
          </table:table-cell>
          <table:table-cell office:value-type="float" office:value="2626.6363" calcext:value-type="float">
            <text:p>2626.6363</text:p>
          </table:table-cell>
          <table:table-cell office:value-type="float" office:value="2650" calcext:value-type="float">
            <text:p>2650</text:p>
          </table:table-cell>
          <table:table-cell office:value-type="float" office:value="26.8715" calcext:value-type="float">
            <text:p>26.8715</text:p>
          </table:table-cell>
          <table:table-cell office:value-type="float" office:value="-0.0282" calcext:value-type="float">
            <text:p>-0.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3" calcext:value-type="float">
            <text:p>1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52</text:p>
          </table:table-cell>
          <table:table-cell office:value-type="float" office:value="2626.6358" calcext:value-type="float">
            <text:p>2626.6358</text:p>
          </table:table-cell>
          <table:table-cell office:value-type="float" office:value="2650" calcext:value-type="float">
            <text:p>2650</text:p>
          </table:table-cell>
          <table:table-cell office:value-type="float" office:value="26.871" calcext:value-type="float">
            <text:p>26.871</text:p>
          </table:table-cell>
          <table:table-cell office:value-type="float" office:value="-0.0281" calcext:value-type="float">
            <text:p>-0.0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8" calcext:value-type="float">
            <text:p>1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02:58</text:p>
          </table:table-cell>
          <table:table-cell office:value-type="float" office:value="2626.6366" calcext:value-type="float">
            <text:p>2626.6366</text:p>
          </table:table-cell>
          <table:table-cell office:value-type="float" office:value="2650" calcext:value-type="float">
            <text:p>2650</text:p>
          </table:table-cell>
          <table:table-cell office:value-type="float" office:value="26.8717" calcext:value-type="float">
            <text:p>26.8717</text:p>
          </table:table-cell>
          <table:table-cell office:value-type="float" office:value="-0.0281" calcext:value-type="float">
            <text:p>-0.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4" calcext:value-type="float">
            <text:p>1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23:57</text:p>
          </table:table-cell>
          <table:table-cell office:value-type="float" office:value="2626.366" calcext:value-type="float">
            <text:p>2626.366</text:p>
          </table:table-cell>
          <table:table-cell office:value-type="float" office:value="2650" calcext:value-type="float">
            <text:p>2650</text:p>
          </table:table-cell>
          <table:table-cell office:value-type="float" office:value="26.5846" calcext:value-type="float">
            <text:p>26.5846</text:p>
          </table:table-cell>
          <table:table-cell office:value-type="float" office:value="-0.0116" calcext:value-type="float">
            <text:p>-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0" calcext:value-type="float">
            <text:p>1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24:36</text:p>
          </table:table-cell>
          <table:table-cell office:value-type="float" office:value="2626.3769" calcext:value-type="float">
            <text:p>2626.3769</text:p>
          </table:table-cell>
          <table:table-cell office:value-type="float" office:value="2650" calcext:value-type="float">
            <text:p>2650</text:p>
          </table:table-cell>
          <table:table-cell office:value-type="float" office:value="26.5944" calcext:value-type="float">
            <text:p>26.5944</text:p>
          </table:table-cell>
          <table:table-cell office:value-type="float" office:value="-0.0105" calcext:value-type="float">
            <text:p>-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9" calcext:value-type="float">
            <text:p>159</text:p>
          </table:table-cell>
          <table:table-cell office:value-type="float" office:value="0.0011" calcext:value-type="float">
            <text:p>0.00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24:42</text:p>
          </table:table-cell>
          <table:table-cell office:value-type="float" office:value="2626.375" calcext:value-type="float">
            <text:p>2626.375</text:p>
          </table:table-cell>
          <table:table-cell office:value-type="float" office:value="2650" calcext:value-type="float">
            <text:p>2650</text:p>
          </table:table-cell>
          <table:table-cell office:value-type="float" office:value="26.5924" calcext:value-type="float">
            <text:p>26.5924</text:p>
          </table:table-cell>
          <table:table-cell office:value-type="float" office:value="-0.0104" calcext:value-type="float">
            <text:p>-0.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5" calcext:value-type="float">
            <text:p>1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24:47</text:p>
          </table:table-cell>
          <table:table-cell office:value-type="float" office:value="2626.3775" calcext:value-type="float">
            <text:p>2626.3775</text:p>
          </table:table-cell>
          <table:table-cell office:value-type="float" office:value="2650" calcext:value-type="float">
            <text:p>2650</text:p>
          </table:table-cell>
          <table:table-cell office:value-type="float" office:value="26.5949" calcext:value-type="float">
            <text:p>26.5949</text:p>
          </table:table-cell>
          <table:table-cell office:value-type="float" office:value="-0.0103" calcext:value-type="float">
            <text:p>-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0" calcext:value-type="float">
            <text:p>170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4:25:00</text:p>
          </table:table-cell>
          <table:table-cell office:value-type="float" office:value="2626.3748" calcext:value-type="float">
            <text:p>2626.3748</text:p>
          </table:table-cell>
          <table:table-cell office:value-type="float" office:value="2650" calcext:value-type="float">
            <text:p>2650</text:p>
          </table:table-cell>
          <table:table-cell office:value-type="float" office:value="26.592" calcext:value-type="float">
            <text:p>26.592</text:p>
          </table:table-cell>
          <table:table-cell office:value-type="float" office:value="-0.0103" calcext:value-type="float">
            <text:p>-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3" calcext:value-type="float">
            <text:p>183</text:p>
          </table:table-cell>
          <table:table-cell office:value-type="float" office:value="0.0044" calcext:value-type="float">
            <text:p>0.00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2:19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2656" calcext:value-type="float">
            <text:p>2656</text:p>
          </table:table-cell>
          <table:table-cell office:value-type="float" office:value="-0.1432" calcext:value-type="float">
            <text:p>-0.1432</text:p>
          </table:table-cell>
          <table:table-cell office:value-type="float" office:value="0.0994" calcext:value-type="float">
            <text:p>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1" calcext:value-type="float">
            <text:p>51</text:p>
          </table:table-cell>
          <table:table-cell office:value-type="float" office:value="0.0084" calcext:value-type="float">
            <text:p>0.00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2:26</text:p>
          </table:table-cell>
          <table:table-cell office:value-type="float" office:value="-0.0307" calcext:value-type="float">
            <text:p>-0.0307</text:p>
          </table:table-cell>
          <table:table-cell office:value-type="float" office:value="2656" calcext:value-type="float">
            <text:p>2656</text:p>
          </table:table-cell>
          <table:table-cell office:value-type="float" office:value="-0.1301" calcext:value-type="float">
            <text:p>-0.1301</text:p>
          </table:table-cell>
          <table:table-cell office:value-type="float" office:value="0.0994" calcext:value-type="float">
            <text:p>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8" calcext:value-type="float">
            <text:p>58</text:p>
          </table:table-cell>
          <table:table-cell office:value-type="float" office:value="0.0066" calcext:value-type="float">
            <text:p>0.00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2:39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2656" calcext:value-type="float">
            <text:p>2656</text:p>
          </table:table-cell>
          <table:table-cell office:value-type="float" office:value="-0.1219" calcext:value-type="float">
            <text:p>-0.1219</text:p>
          </table:table-cell>
          <table:table-cell office:value-type="float" office:value="0.0994" calcext:value-type="float">
            <text:p>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1" calcext:value-type="float">
            <text:p>71</text:p>
          </table:table-cell>
          <table:table-cell office:value-type="float" office:value="0.0022" calcext:value-type="float">
            <text:p>0.00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14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2656" calcext:value-type="float">
            <text:p>2656</text:p>
          </table:table-cell>
          <table:table-cell office:value-type="float" office:value="-0.1237" calcext:value-type="float">
            <text:p>-0.1237</text:p>
          </table:table-cell>
          <table:table-cell office:value-type="float" office:value="0.0994" calcext:value-type="float">
            <text:p>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6" calcext:value-type="float">
            <text:p>106</text:p>
          </table:table-cell>
          <table:table-cell office:value-type="float" office:value="0.0043" calcext:value-type="float">
            <text:p>0.004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19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2656" calcext:value-type="float">
            <text:p>2656</text:p>
          </table:table-cell>
          <table:table-cell office:value-type="float" office:value="-0.1214" calcext:value-type="float">
            <text:p>-0.1214</text:p>
          </table:table-cell>
          <table:table-cell office:value-type="float" office:value="0.0995" calcext:value-type="float">
            <text:p>0.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1" calcext:value-type="float">
            <text:p>111</text:p>
          </table:table-cell>
          <table:table-cell office:value-type="float" office:value="0.0041" calcext:value-type="float">
            <text:p>0.00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26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2656" calcext:value-type="float">
            <text:p>2656</text:p>
          </table:table-cell>
          <table:table-cell office:value-type="float" office:value="-0.1226" calcext:value-type="float">
            <text:p>-0.1226</text:p>
          </table:table-cell>
          <table:table-cell office:value-type="float" office:value="0.0995" calcext:value-type="float">
            <text:p>0.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8" calcext:value-type="float">
            <text:p>118</text:p>
          </table:table-cell>
          <table:table-cell office:value-type="float" office:value="0.0063" calcext:value-type="float">
            <text:p>0.00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34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2656" calcext:value-type="float">
            <text:p>2656</text:p>
          </table:table-cell>
          <table:table-cell office:value-type="float" office:value="-0.1251" calcext:value-type="float">
            <text:p>-0.1251</text:p>
          </table:table-cell>
          <table:table-cell office:value-type="float" office:value="0.0996" calcext:value-type="float">
            <text:p>0.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6" calcext:value-type="float">
            <text:p>1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40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2656" calcext:value-type="float">
            <text:p>2656</text:p>
          </table:table-cell>
          <table:table-cell office:value-type="float" office:value="-0.1233" calcext:value-type="float">
            <text:p>-0.1233</text:p>
          </table:table-cell>
          <table:table-cell office:value-type="float" office:value="0.0996" calcext:value-type="float">
            <text:p>0.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2" calcext:value-type="float">
            <text:p>132</text:p>
          </table:table-cell>
          <table:table-cell office:value-type="float" office:value="0.0056" calcext:value-type="float">
            <text:p>0.005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3:53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2656" calcext:value-type="float">
            <text:p>2656</text:p>
          </table:table-cell>
          <table:table-cell office:value-type="float" office:value="-0.1239" calcext:value-type="float">
            <text:p>-0.1239</text:p>
          </table:table-cell>
          <table:table-cell office:value-type="float" office:value="0.0996" calcext:value-type="float">
            <text:p>0.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5" calcext:value-type="float">
            <text:p>145</text:p>
          </table:table-cell>
          <table:table-cell office:value-type="float" office:value="0.0079" calcext:value-type="float">
            <text:p>0.00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24:21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2656" calcext:value-type="float">
            <text:p>2656</text:p>
          </table:table-cell>
          <table:table-cell office:value-type="float" office:value="-0.1205" calcext:value-type="float">
            <text:p>-0.1205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3" calcext:value-type="float">
            <text:p>173</text:p>
          </table:table-cell>
          <table:table-cell office:value-type="float" office:value="0.0023" calcext:value-type="float">
            <text:p>0.00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46:45</text:p>
          </table:table-cell>
          <table:table-cell office:value-type="float" office:value="20.9375" calcext:value-type="float">
            <text:p>20.9375</text:p>
          </table:table-cell>
          <table:table-cell office:value-type="float" office:value="2656" calcext:value-type="float">
            <text:p>2656</text:p>
          </table:table-cell>
          <table:table-cell office:value-type="float" office:value="20.8366" calcext:value-type="float">
            <text:p>20.8366</text:p>
          </table:table-cell>
          <table:table-cell office:value-type="float" office:value="0.1009" calcext:value-type="float">
            <text:p>0.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1" calcext:value-type="float">
            <text:p>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46:52</text:p>
          </table:table-cell>
          <table:table-cell office:value-type="float" office:value="20.9424" calcext:value-type="float">
            <text:p>20.9424</text:p>
          </table:table-cell>
          <table:table-cell office:value-type="float" office:value="2656" calcext:value-type="float">
            <text:p>2656</text:p>
          </table:table-cell>
          <table:table-cell office:value-type="float" office:value="20.8416" calcext:value-type="float">
            <text:p>20.8416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8" calcext:value-type="float">
            <text:p>78</text:p>
          </table:table-cell>
          <table:table-cell office:value-type="float" office:value="0.0052" calcext:value-type="float">
            <text:p>0.00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46:58</text:p>
          </table:table-cell>
          <table:table-cell office:value-type="float" office:value="20.9511" calcext:value-type="float">
            <text:p>20.9511</text:p>
          </table:table-cell>
          <table:table-cell office:value-type="float" office:value="2656" calcext:value-type="float">
            <text:p>2656</text:p>
          </table:table-cell>
          <table:table-cell office:value-type="float" office:value="20.8503" calcext:value-type="float">
            <text:p>20.8503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84" calcext:value-type="float">
            <text:p>84</text:p>
          </table:table-cell>
          <table:table-cell office:value-type="float" office:value="0.0025" calcext:value-type="float">
            <text:p>0.00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47:41</text:p>
          </table:table-cell>
          <table:table-cell office:value-type="float" office:value="20.9502" calcext:value-type="float">
            <text:p>20.9502</text:p>
          </table:table-cell>
          <table:table-cell office:value-type="float" office:value="2656" calcext:value-type="float">
            <text:p>2656</text:p>
          </table:table-cell>
          <table:table-cell office:value-type="float" office:value="20.8494" calcext:value-type="float">
            <text:p>20.8494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7" calcext:value-type="float">
            <text:p>1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3:15</text:p>
          </table:table-cell>
          <table:table-cell office:value-type="float" office:value="20.7151" calcext:value-type="float">
            <text:p>20.7151</text:p>
          </table:table-cell>
          <table:table-cell office:value-type="float" office:value="2656" calcext:value-type="float">
            <text:p>2656</text:p>
          </table:table-cell>
          <table:table-cell office:value-type="float" office:value="20.6146" calcext:value-type="float">
            <text:p>20.6146</text:p>
          </table:table-cell>
          <table:table-cell office:value-type="float" office:value="0.1006" calcext:value-type="float">
            <text:p>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68" calcext:value-type="float">
            <text:p>68</text:p>
          </table:table-cell>
          <table:table-cell office:value-type="float" office:value="0.0088" calcext:value-type="float">
            <text:p>0.00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3:25</text:p>
          </table:table-cell>
          <table:table-cell office:value-type="float" office:value="20.6689" calcext:value-type="float">
            <text:p>20.6689</text:p>
          </table:table-cell>
          <table:table-cell office:value-type="float" office:value="2656" calcext:value-type="float">
            <text:p>2656</text:p>
          </table:table-cell>
          <table:table-cell office:value-type="float" office:value="20.5683" calcext:value-type="float">
            <text:p>20.5683</text:p>
          </table:table-cell>
          <table:table-cell office:value-type="float" office:value="0.1006" calcext:value-type="float">
            <text:p>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8" calcext:value-type="float">
            <text:p>78</text:p>
          </table:table-cell>
          <table:table-cell office:value-type="float" office:value="0.004" calcext:value-type="float">
            <text:p>0.0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3:31</text:p>
          </table:table-cell>
          <table:table-cell office:value-type="float" office:value="20.6862" calcext:value-type="float">
            <text:p>20.6862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7" calcext:value-type="float">
            <text:p>20.5857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4" calcext:value-type="float">
            <text:p>84</text:p>
          </table:table-cell>
          <table:table-cell office:value-type="float" office:value="0.0054" calcext:value-type="float">
            <text:p>0.005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15</text:p>
          </table:table-cell>
          <table:table-cell office:value-type="float" office:value="20.6862" calcext:value-type="float">
            <text:p>20.6862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7" calcext:value-type="float">
            <text:p>20.5857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20</text:p>
          </table:table-cell>
          <table:table-cell office:value-type="float" office:value="20.6862" calcext:value-type="float">
            <text:p>20.6862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7" calcext:value-type="float">
            <text:p>20.5857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3" calcext:value-type="float">
            <text:p>133</text:p>
          </table:table-cell>
          <table:table-cell office:value-type="float" office:value="0.0029" calcext:value-type="float">
            <text:p>0.00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26</text:p>
          </table:table-cell>
          <table:table-cell office:value-type="float" office:value="20.6832" calcext:value-type="float">
            <text:p>20.6832</text:p>
          </table:table-cell>
          <table:table-cell office:value-type="float" office:value="2656" calcext:value-type="float">
            <text:p>2656</text:p>
          </table:table-cell>
          <table:table-cell office:value-type="float" office:value="20.5827" calcext:value-type="float">
            <text:p>20.5827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9" calcext:value-type="float">
            <text:p>139</text:p>
          </table:table-cell>
          <table:table-cell office:value-type="float" office:value="0.0043" calcext:value-type="float">
            <text:p>0.00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33</text:p>
          </table:table-cell>
          <table:table-cell office:value-type="float" office:value="20.6792" calcext:value-type="float">
            <text:p>20.6792</text:p>
          </table:table-cell>
          <table:table-cell office:value-type="float" office:value="2656" calcext:value-type="float">
            <text:p>2656</text:p>
          </table:table-cell>
          <table:table-cell office:value-type="float" office:value="20.5788" calcext:value-type="float">
            <text:p>20.5788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6" calcext:value-type="float">
            <text:p>1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38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2656" calcext:value-type="float">
            <text:p>2656</text:p>
          </table:table-cell>
          <table:table-cell office:value-type="float" office:value="20.5834" calcext:value-type="float">
            <text:p>20.5834</text:p>
          </table:table-cell>
          <table:table-cell office:value-type="float" office:value="0.1005" calcext:value-type="float">
            <text:p>0.1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1" calcext:value-type="float">
            <text:p>151</text:p>
          </table:table-cell>
          <table:table-cell office:value-type="float" office:value="0.0059" calcext:value-type="float">
            <text:p>0.00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46</text:p>
          </table:table-cell>
          <table:table-cell office:value-type="float" office:value="20.6869" calcext:value-type="float">
            <text:p>20.6869</text:p>
          </table:table-cell>
          <table:table-cell office:value-type="float" office:value="2656" calcext:value-type="float">
            <text:p>2656</text:p>
          </table:table-cell>
          <table:table-cell office:value-type="float" office:value="20.5864" calcext:value-type="float">
            <text:p>20.5864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9" calcext:value-type="float">
            <text:p>159</text:p>
          </table:table-cell>
          <table:table-cell office:value-type="float" office:value="0.0019" calcext:value-type="float">
            <text:p>0.00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52</text:p>
          </table:table-cell>
          <table:table-cell office:value-type="float" office:value="20.6856" calcext:value-type="float">
            <text:p>20.6856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2" calcext:value-type="float">
            <text:p>20.5852</text:p>
          </table:table-cell>
          <table:table-cell office:value-type="float" office:value="0.1004" calcext:value-type="float">
            <text:p>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5" calcext:value-type="float">
            <text:p>1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4:58</text:p>
          </table:table-cell>
          <table:table-cell office:value-type="float" office:value="20.684" calcext:value-type="float">
            <text:p>20.684</text:p>
          </table:table-cell>
          <table:table-cell office:value-type="float" office:value="2656" calcext:value-type="float">
            <text:p>2656</text:p>
          </table:table-cell>
          <table:table-cell office:value-type="float" office:value="20.5836" calcext:value-type="float">
            <text:p>20.5836</text:p>
          </table:table-cell>
          <table:table-cell office:value-type="float" office:value="0.1004" calcext:value-type="float">
            <text:p>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1" calcext:value-type="float">
            <text:p>171</text:p>
          </table:table-cell>
          <table:table-cell office:value-type="float" office:value="0.0043" calcext:value-type="float">
            <text:p>0.00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7:55:03</text:p>
          </table:table-cell>
          <table:table-cell office:value-type="float" office:value="20.6847" calcext:value-type="float">
            <text:p>20.6847</text:p>
          </table:table-cell>
          <table:table-cell office:value-type="float" office:value="2656" calcext:value-type="float">
            <text:p>2656</text:p>
          </table:table-cell>
          <table:table-cell office:value-type="float" office:value="20.5843" calcext:value-type="float">
            <text:p>20.5843</text:p>
          </table:table-cell>
          <table:table-cell office:value-type="float" office:value="0.1004" calcext:value-type="float">
            <text:p>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6" calcext:value-type="float">
            <text:p>176</text:p>
          </table:table-cell>
          <table:table-cell office:value-type="float" office:value="0.0045" calcext:value-type="float">
            <text:p>0.00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0:24</text:p>
          </table:table-cell>
          <table:table-cell office:value-type="float" office:value="20.4245" calcext:value-type="float">
            <text:p>20.4245</text:p>
          </table:table-cell>
          <table:table-cell office:value-type="float" office:value="2656" calcext:value-type="float">
            <text:p>2656</text:p>
          </table:table-cell>
          <table:table-cell office:value-type="float" office:value="20.3247" calcext:value-type="float">
            <text:p>20.3247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66" calcext:value-type="float">
            <text:p>66</text:p>
          </table:table-cell>
          <table:table-cell office:value-type="float" office:value="0.009" calcext:value-type="float">
            <text:p>0.00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0:31</text:p>
          </table:table-cell>
          <table:table-cell office:value-type="float" office:value="20.401" calcext:value-type="float">
            <text:p>20.401</text:p>
          </table:table-cell>
          <table:table-cell office:value-type="float" office:value="2656" calcext:value-type="float">
            <text:p>2656</text:p>
          </table:table-cell>
          <table:table-cell office:value-type="float" office:value="20.3011" calcext:value-type="float">
            <text:p>20.3011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73" calcext:value-type="float">
            <text:p>73</text:p>
          </table:table-cell>
          <table:table-cell office:value-type="float" office:value="0.003" calcext:value-type="float">
            <text:p>0.00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0:36</text:p>
          </table:table-cell>
          <table:table-cell office:value-type="float" office:value="20.405" calcext:value-type="float">
            <text:p>20.405</text:p>
          </table:table-cell>
          <table:table-cell office:value-type="float" office:value="2656" calcext:value-type="float">
            <text:p>2656</text:p>
          </table:table-cell>
          <table:table-cell office:value-type="float" office:value="20.3052" calcext:value-type="float">
            <text:p>20.3052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78" calcext:value-type="float">
            <text:p>78</text:p>
          </table:table-cell>
          <table:table-cell office:value-type="float" office:value="0.0053" calcext:value-type="float">
            <text:p>0.00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0:43</text:p>
          </table:table-cell>
          <table:table-cell office:value-type="float" office:value="20.4172" calcext:value-type="float">
            <text:p>20.4172</text:p>
          </table:table-cell>
          <table:table-cell office:value-type="float" office:value="2656" calcext:value-type="float">
            <text:p>2656</text:p>
          </table:table-cell>
          <table:table-cell office:value-type="float" office:value="20.3174" calcext:value-type="float">
            <text:p>20.3174</text:p>
          </table:table-cell>
          <table:table-cell office:value-type="float" office:value="0.0999" calcext:value-type="float">
            <text:p>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5" calcext:value-type="float">
            <text:p>85</text:p>
          </table:table-cell>
          <table:table-cell office:value-type="float" office:value="0.0025" calcext:value-type="float">
            <text:p>0.00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21</text:p>
          </table:table-cell>
          <table:table-cell office:value-type="float" office:value="20.4167" calcext:value-type="float">
            <text:p>20.4167</text:p>
          </table:table-cell>
          <table:table-cell office:value-type="float" office:value="2656" calcext:value-type="float">
            <text:p>2656</text:p>
          </table:table-cell>
          <table:table-cell office:value-type="float" office:value="20.3169" calcext:value-type="float">
            <text:p>20.3169</text:p>
          </table:table-cell>
          <table:table-cell office:value-type="float" office:value="0.0998" calcext:value-type="float">
            <text:p>0.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3" calcext:value-type="float">
            <text:p>123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27</text:p>
          </table:table-cell>
          <table:table-cell office:value-type="float" office:value="20.4095" calcext:value-type="float">
            <text:p>20.4095</text:p>
          </table:table-cell>
          <table:table-cell office:value-type="float" office:value="2656" calcext:value-type="float">
            <text:p>2656</text:p>
          </table:table-cell>
          <table:table-cell office:value-type="float" office:value="20.3098" calcext:value-type="float">
            <text:p>20.3098</text:p>
          </table:table-cell>
          <table:table-cell office:value-type="float" office:value="0.0998" calcext:value-type="float">
            <text:p>0.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9" calcext:value-type="float">
            <text:p>129</text:p>
          </table:table-cell>
          <table:table-cell office:value-type="float" office:value="0.006" calcext:value-type="float">
            <text:p>0.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37</text:p>
          </table:table-cell>
          <table:table-cell office:value-type="float" office:value="20.4116" calcext:value-type="float">
            <text:p>20.4116</text:p>
          </table:table-cell>
          <table:table-cell office:value-type="float" office:value="2656" calcext:value-type="float">
            <text:p>2656</text:p>
          </table:table-cell>
          <table:table-cell office:value-type="float" office:value="20.3119" calcext:value-type="float">
            <text:p>20.3119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9" calcext:value-type="float">
            <text:p>139</text:p>
          </table:table-cell>
          <table:table-cell office:value-type="float" office:value="0.0073" calcext:value-type="float">
            <text:p>0.00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44</text:p>
          </table:table-cell>
          <table:table-cell office:value-type="float" office:value="20.4116" calcext:value-type="float">
            <text:p>20.4116</text:p>
          </table:table-cell>
          <table:table-cell office:value-type="float" office:value="2656" calcext:value-type="float">
            <text:p>2656</text:p>
          </table:table-cell>
          <table:table-cell office:value-type="float" office:value="20.3119" calcext:value-type="float">
            <text:p>20.3119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46" calcext:value-type="float">
            <text:p>146</text:p>
          </table:table-cell>
          <table:table-cell office:value-type="float" office:value="0.0037" calcext:value-type="float">
            <text:p>0.00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50</text:p>
          </table:table-cell>
          <table:table-cell office:value-type="float" office:value="20.4088" calcext:value-type="float">
            <text:p>20.4088</text:p>
          </table:table-cell>
          <table:table-cell office:value-type="float" office:value="2656" calcext:value-type="float">
            <text:p>2656</text:p>
          </table:table-cell>
          <table:table-cell office:value-type="float" office:value="20.3091" calcext:value-type="float">
            <text:p>20.3091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52" calcext:value-type="float">
            <text:p>152</text:p>
          </table:table-cell>
          <table:table-cell office:value-type="float" office:value="0.0084" calcext:value-type="float">
            <text:p>0.00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1:56</text:p>
          </table:table-cell>
          <table:table-cell office:value-type="float" office:value="20.4103" calcext:value-type="float">
            <text:p>20.4103</text:p>
          </table:table-cell>
          <table:table-cell office:value-type="float" office:value="2656" calcext:value-type="float">
            <text:p>2656</text:p>
          </table:table-cell>
          <table:table-cell office:value-type="float" office:value="20.3107" calcext:value-type="float">
            <text:p>20.3107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58" calcext:value-type="float">
            <text:p>158</text:p>
          </table:table-cell>
          <table:table-cell office:value-type="float" office:value="0.0078" calcext:value-type="float">
            <text:p>0.00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2:03</text:p>
          </table:table-cell>
          <table:table-cell office:value-type="float" office:value="20.4188" calcext:value-type="float">
            <text:p>20.4188</text:p>
          </table:table-cell>
          <table:table-cell office:value-type="float" office:value="2656" calcext:value-type="float">
            <text:p>2656</text:p>
          </table:table-cell>
          <table:table-cell office:value-type="float" office:value="20.3192" calcext:value-type="float">
            <text:p>20.3192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65" calcext:value-type="float">
            <text:p>1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2:28</text:p>
          </table:table-cell>
          <table:table-cell office:value-type="float" office:value="20.4156" calcext:value-type="float">
            <text:p>20.4156</text:p>
          </table:table-cell>
          <table:table-cell office:value-type="float" office:value="2656" calcext:value-type="float">
            <text:p>2656</text:p>
          </table:table-cell>
          <table:table-cell office:value-type="float" office:value="20.316" calcext:value-type="float">
            <text:p>20.316</text:p>
          </table:table-cell>
          <table:table-cell office:value-type="float" office:value="0.0997" calcext:value-type="float">
            <text:p>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90" calcext:value-type="float">
            <text:p>190</text:p>
          </table:table-cell>
          <table:table-cell office:value-type="float" office:value="0.0068" calcext:value-type="float">
            <text:p>0.00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04:14</text:p>
          </table:table-cell>
          <table:table-cell office:value-type="float" office:value="20.4146" calcext:value-type="float">
            <text:p>20.4146</text:p>
          </table:table-cell>
          <table:table-cell office:value-type="float" office:value="2656" calcext:value-type="float">
            <text:p>2656</text:p>
          </table:table-cell>
          <table:table-cell office:value-type="float" office:value="20.3151" calcext:value-type="float">
            <text:p>20.3151</text:p>
          </table:table-cell>
          <table:table-cell office:value-type="float" office:value="0.0995" calcext:value-type="float">
            <text:p>0.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296" calcext:value-type="float">
            <text:p>296</text:p>
          </table:table-cell>
          <table:table-cell office:value-type="float" office:value="0.0047" calcext:value-type="float">
            <text:p>0.00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0:45</text:p>
          </table:table-cell>
          <table:table-cell office:value-type="float" office:value="20.6895" calcext:value-type="float">
            <text:p>20.6895</text:p>
          </table:table-cell>
          <table:table-cell office:value-type="float" office:value="2656" calcext:value-type="float">
            <text:p>2656</text:p>
          </table:table-cell>
          <table:table-cell office:value-type="float" office:value="20.5912" calcext:value-type="float">
            <text:p>20.5912</text:p>
          </table:table-cell>
          <table:table-cell office:value-type="float" office:value="0.0983" calcext:value-type="float">
            <text:p>0.0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0" calcext:value-type="float">
            <text:p>70</text:p>
          </table:table-cell>
          <table:table-cell office:value-type="float" office:value="0.0057" calcext:value-type="float">
            <text:p>0.00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0:55</text:p>
          </table:table-cell>
          <table:table-cell office:value-type="float" office:value="20.6687" calcext:value-type="float">
            <text:p>20.6687</text:p>
          </table:table-cell>
          <table:table-cell office:value-type="float" office:value="2656" calcext:value-type="float">
            <text:p>2656</text:p>
          </table:table-cell>
          <table:table-cell office:value-type="float" office:value="20.5704" calcext:value-type="float">
            <text:p>20.5704</text:p>
          </table:table-cell>
          <table:table-cell office:value-type="float" office:value="0.0982" calcext:value-type="float">
            <text:p>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0" calcext:value-type="float">
            <text:p>80</text:p>
          </table:table-cell>
          <table:table-cell office:value-type="float" office:value="0.0031" calcext:value-type="float">
            <text:p>0.003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01</text:p>
          </table:table-cell>
          <table:table-cell office:value-type="float" office:value="20.6825" calcext:value-type="float">
            <text:p>20.6825</text:p>
          </table:table-cell>
          <table:table-cell office:value-type="float" office:value="2656" calcext:value-type="float">
            <text:p>2656</text:p>
          </table:table-cell>
          <table:table-cell office:value-type="float" office:value="20.5843" calcext:value-type="float">
            <text:p>20.5843</text:p>
          </table:table-cell>
          <table:table-cell office:value-type="float" office:value="0.0982" calcext:value-type="float">
            <text:p>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6" calcext:value-type="float">
            <text:p>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08</text:p>
          </table:table-cell>
          <table:table-cell office:value-type="float" office:value="20.6842" calcext:value-type="float">
            <text:p>20.6842</text:p>
          </table:table-cell>
          <table:table-cell office:value-type="float" office:value="2656" calcext:value-type="float">
            <text:p>2656</text:p>
          </table:table-cell>
          <table:table-cell office:value-type="float" office:value="20.586" calcext:value-type="float">
            <text:p>20.586</text:p>
          </table:table-cell>
          <table:table-cell office:value-type="float" office:value="0.0982" calcext:value-type="float">
            <text:p>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3" calcext:value-type="float">
            <text:p>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14</text:p>
          </table:table-cell>
          <table:table-cell office:value-type="float" office:value="20.6831" calcext:value-type="float">
            <text:p>20.6831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" calcext:value-type="float">
            <text:p>20.585</text:p>
          </table:table-cell>
          <table:table-cell office:value-type="float" office:value="0.0982" calcext:value-type="float">
            <text:p>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9" calcext:value-type="float">
            <text:p>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20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2656" calcext:value-type="float">
            <text:p>2656</text:p>
          </table:table-cell>
          <table:table-cell office:value-type="float" office:value="20.5795" calcext:value-type="float">
            <text:p>20.5795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5" calcext:value-type="float">
            <text:p>105</text:p>
          </table:table-cell>
          <table:table-cell office:value-type="float" office:value="0.0085" calcext:value-type="float">
            <text:p>0.008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27</text:p>
          </table:table-cell>
          <table:table-cell office:value-type="float" office:value="20.6767" calcext:value-type="float">
            <text:p>20.6767</text:p>
          </table:table-cell>
          <table:table-cell office:value-type="float" office:value="2656" calcext:value-type="float">
            <text:p>2656</text:p>
          </table:table-cell>
          <table:table-cell office:value-type="float" office:value="20.5786" calcext:value-type="float">
            <text:p>20.5786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2" calcext:value-type="float">
            <text:p>112</text:p>
          </table:table-cell>
          <table:table-cell office:value-type="float" office:value="0.0047" calcext:value-type="float">
            <text:p>0.00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34</text:p>
          </table:table-cell>
          <table:table-cell office:value-type="float" office:value="20.676" calcext:value-type="float">
            <text:p>20.676</text:p>
          </table:table-cell>
          <table:table-cell office:value-type="float" office:value="2656" calcext:value-type="float">
            <text:p>2656</text:p>
          </table:table-cell>
          <table:table-cell office:value-type="float" office:value="20.5779" calcext:value-type="float">
            <text:p>20.5779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9" calcext:value-type="float">
            <text:p>119</text:p>
          </table:table-cell>
          <table:table-cell office:value-type="float" office:value="0.0031" calcext:value-type="float">
            <text:p>0.00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40</text:p>
          </table:table-cell>
          <table:table-cell office:value-type="float" office:value="20.6829" calcext:value-type="float">
            <text:p>20.6829</text:p>
          </table:table-cell>
          <table:table-cell office:value-type="float" office:value="2656" calcext:value-type="float">
            <text:p>2656</text:p>
          </table:table-cell>
          <table:table-cell office:value-type="float" office:value="20.5848" calcext:value-type="float">
            <text:p>20.5848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5" calcext:value-type="float">
            <text:p>125</text:p>
          </table:table-cell>
          <table:table-cell office:value-type="float" office:value="0.004" calcext:value-type="float">
            <text:p>0.0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45</text:p>
          </table:table-cell>
          <table:table-cell office:value-type="float" office:value="20.683" calcext:value-type="float">
            <text:p>20.683</text:p>
          </table:table-cell>
          <table:table-cell office:value-type="float" office:value="2656" calcext:value-type="float">
            <text:p>2656</text:p>
          </table:table-cell>
          <table:table-cell office:value-type="float" office:value="20.585" calcext:value-type="float">
            <text:p>20.585</text:p>
          </table:table-cell>
          <table:table-cell office:value-type="float" office:value="0.0981" calcext:value-type="float">
            <text:p>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0" calcext:value-type="float">
            <text:p>130</text:p>
          </table:table-cell>
          <table:table-cell office:value-type="float" office:value="0.0044" calcext:value-type="float">
            <text:p>0.00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52</text:p>
          </table:table-cell>
          <table:table-cell office:value-type="float" office:value="20.6773" calcext:value-type="float">
            <text:p>20.6773</text:p>
          </table:table-cell>
          <table:table-cell office:value-type="float" office:value="2656" calcext:value-type="float">
            <text:p>2656</text:p>
          </table:table-cell>
          <table:table-cell office:value-type="float" office:value="20.5793" calcext:value-type="float">
            <text:p>20.5793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7" calcext:value-type="float">
            <text:p>1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1:58</text:p>
          </table:table-cell>
          <table:table-cell office:value-type="float" office:value="20.6748" calcext:value-type="float">
            <text:p>20.6748</text:p>
          </table:table-cell>
          <table:table-cell office:value-type="float" office:value="2656" calcext:value-type="float">
            <text:p>2656</text:p>
          </table:table-cell>
          <table:table-cell office:value-type="float" office:value="20.5768" calcext:value-type="float">
            <text:p>20.5768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3" calcext:value-type="float">
            <text:p>143</text:p>
          </table:table-cell>
          <table:table-cell office:value-type="float" office:value="0.0082" calcext:value-type="float">
            <text:p>0.00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2:03</text:p>
          </table:table-cell>
          <table:table-cell office:value-type="float" office:value="20.6796" calcext:value-type="float">
            <text:p>20.6796</text:p>
          </table:table-cell>
          <table:table-cell office:value-type="float" office:value="2656" calcext:value-type="float">
            <text:p>2656</text:p>
          </table:table-cell>
          <table:table-cell office:value-type="float" office:value="20.5816" calcext:value-type="float">
            <text:p>20.5816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8" calcext:value-type="float">
            <text:p>148</text:p>
          </table:table-cell>
          <table:table-cell office:value-type="float" office:value="0.0085" calcext:value-type="float">
            <text:p>0.008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2:22</text:p>
          </table:table-cell>
          <table:table-cell office:value-type="float" office:value="20.6806" calcext:value-type="float">
            <text:p>20.6806</text:p>
          </table:table-cell>
          <table:table-cell office:value-type="float" office:value="2656" calcext:value-type="float">
            <text:p>2656</text:p>
          </table:table-cell>
          <table:table-cell office:value-type="float" office:value="20.5827" calcext:value-type="float">
            <text:p>20.5827</text:p>
          </table:table-cell>
          <table:table-cell office:value-type="float" office:value="0.0979" calcext:value-type="float">
            <text:p>0.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7" calcext:value-type="float">
            <text:p>167</text:p>
          </table:table-cell>
          <table:table-cell office:value-type="float" office:value="0.0051" calcext:value-type="float">
            <text:p>0.00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3:07</text:p>
          </table:table-cell>
          <table:table-cell office:value-type="float" office:value="20.6788" calcext:value-type="float">
            <text:p>20.6788</text:p>
          </table:table-cell>
          <table:table-cell office:value-type="float" office:value="2656" calcext:value-type="float">
            <text:p>2656</text:p>
          </table:table-cell>
          <table:table-cell office:value-type="float" office:value="20.5809" calcext:value-type="float">
            <text:p>20.5809</text:p>
          </table:table-cell>
          <table:table-cell office:value-type="float" office:value="0.0979" calcext:value-type="float">
            <text:p>0.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12" calcext:value-type="float">
            <text:p>2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3:20</text:p>
          </table:table-cell>
          <table:table-cell office:value-type="float" office:value="20.6797" calcext:value-type="float">
            <text:p>20.6797</text:p>
          </table:table-cell>
          <table:table-cell office:value-type="float" office:value="2656" calcext:value-type="float">
            <text:p>2656</text:p>
          </table:table-cell>
          <table:table-cell office:value-type="float" office:value="20.582" calcext:value-type="float">
            <text:p>20.582</text:p>
          </table:table-cell>
          <table:table-cell office:value-type="float" office:value="0.0977" calcext:value-type="float">
            <text:p>0.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25" calcext:value-type="float">
            <text:p>2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8:21</text:p>
          </table:table-cell>
          <table:table-cell office:value-type="float" office:value="20.8854" calcext:value-type="float">
            <text:p>20.8854</text:p>
          </table:table-cell>
          <table:table-cell office:value-type="float" office:value="2656" calcext:value-type="float">
            <text:p>2656</text:p>
          </table:table-cell>
          <table:table-cell office:value-type="float" office:value="20.7888" calcext:value-type="float">
            <text:p>20.7888</text:p>
          </table:table-cell>
          <table:table-cell office:value-type="float" office:value="0.0966" calcext:value-type="float">
            <text:p>0.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89" calcext:value-type="float">
            <text:p>89</text:p>
          </table:table-cell>
          <table:table-cell office:value-type="float" office:value="0.004" calcext:value-type="float">
            <text:p>0.0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8:27</text:p>
          </table:table-cell>
          <table:table-cell office:value-type="float" office:value="20.9016" calcext:value-type="float">
            <text:p>20.9016</text:p>
          </table:table-cell>
          <table:table-cell office:value-type="float" office:value="2656" calcext:value-type="float">
            <text:p>2656</text:p>
          </table:table-cell>
          <table:table-cell office:value-type="float" office:value="20.8051" calcext:value-type="float">
            <text:p>20.8051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95" calcext:value-type="float">
            <text:p>95</text:p>
          </table:table-cell>
          <table:table-cell office:value-type="float" office:value="0.0038" calcext:value-type="float">
            <text:p>0.00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8:34</text:p>
          </table:table-cell>
          <table:table-cell office:value-type="float" office:value="20.9002" calcext:value-type="float">
            <text:p>20.9002</text:p>
          </table:table-cell>
          <table:table-cell office:value-type="float" office:value="2656" calcext:value-type="float">
            <text:p>2656</text:p>
          </table:table-cell>
          <table:table-cell office:value-type="float" office:value="20.8037" calcext:value-type="float">
            <text:p>20.8037</text:p>
          </table:table-cell>
          <table:table-cell office:value-type="float" office:value="0.0965" calcext:value-type="float">
            <text:p>0.09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02" calcext:value-type="float">
            <text:p>102</text:p>
          </table:table-cell>
          <table:table-cell office:value-type="float" office:value="0.0049" calcext:value-type="float">
            <text:p>0.00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8:40</text:p>
          </table:table-cell>
          <table:table-cell office:value-type="float" office:value="20.8962" calcext:value-type="float">
            <text:p>20.8962</text:p>
          </table:table-cell>
          <table:table-cell office:value-type="float" office:value="2656" calcext:value-type="float">
            <text:p>2656</text:p>
          </table:table-cell>
          <table:table-cell office:value-type="float" office:value="20.7998" calcext:value-type="float">
            <text:p>20.7998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08" calcext:value-type="float">
            <text:p>108</text:p>
          </table:table-cell>
          <table:table-cell office:value-type="float" office:value="0.0036" calcext:value-type="float">
            <text:p>0.00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29</text:p>
          </table:table-cell>
          <table:table-cell office:value-type="float" office:value="20.8971" calcext:value-type="float">
            <text:p>20.8971</text:p>
          </table:table-cell>
          <table:table-cell office:value-type="float" office:value="2656" calcext:value-type="float">
            <text:p>2656</text:p>
          </table:table-cell>
          <table:table-cell office:value-type="float" office:value="20.8008" calcext:value-type="float">
            <text:p>20.8008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7" calcext:value-type="float">
            <text:p>157</text:p>
          </table:table-cell>
          <table:table-cell office:value-type="float" office:value="0.0038" calcext:value-type="float">
            <text:p>0.00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36</text:p>
          </table:table-cell>
          <table:table-cell office:value-type="float" office:value="20.902" calcext:value-type="float">
            <text:p>20.902</text:p>
          </table:table-cell>
          <table:table-cell office:value-type="float" office:value="2656" calcext:value-type="float">
            <text:p>2656</text:p>
          </table:table-cell>
          <table:table-cell office:value-type="float" office:value="20.8058" calcext:value-type="float">
            <text:p>20.8058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4" calcext:value-type="float">
            <text:p>164</text:p>
          </table:table-cell>
          <table:table-cell office:value-type="float" office:value="0.0059" calcext:value-type="float">
            <text:p>0.00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41</text:p>
          </table:table-cell>
          <table:table-cell office:value-type="float" office:value="20.9029" calcext:value-type="float">
            <text:p>20.9029</text:p>
          </table:table-cell>
          <table:table-cell office:value-type="float" office:value="2656" calcext:value-type="float">
            <text:p>2656</text:p>
          </table:table-cell>
          <table:table-cell office:value-type="float" office:value="20.8067" calcext:value-type="float">
            <text:p>20.8067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9" calcext:value-type="float">
            <text:p>169</text:p>
          </table:table-cell>
          <table:table-cell office:value-type="float" office:value="0.005" calcext:value-type="float">
            <text:p>0.0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46</text:p>
          </table:table-cell>
          <table:table-cell office:value-type="float" office:value="20.8965" calcext:value-type="float">
            <text:p>20.8965</text:p>
          </table:table-cell>
          <table:table-cell office:value-type="float" office:value="2656" calcext:value-type="float">
            <text:p>2656</text:p>
          </table:table-cell>
          <table:table-cell office:value-type="float" office:value="20.8003" calcext:value-type="float">
            <text:p>20.8003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74" calcext:value-type="float">
            <text:p>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51</text:p>
          </table:table-cell>
          <table:table-cell office:value-type="float" office:value="20.8988" calcext:value-type="float">
            <text:p>20.8988</text:p>
          </table:table-cell>
          <table:table-cell office:value-type="float" office:value="2656" calcext:value-type="float">
            <text:p>2656</text:p>
          </table:table-cell>
          <table:table-cell office:value-type="float" office:value="20.8026" calcext:value-type="float">
            <text:p>20.8026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79" calcext:value-type="float">
            <text:p>179</text:p>
          </table:table-cell>
          <table:table-cell office:value-type="float" office:value="0.0087" calcext:value-type="float">
            <text:p>0.00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19:59</text:p>
          </table:table-cell>
          <table:table-cell office:value-type="float" office:value="20.903" calcext:value-type="float">
            <text:p>20.903</text:p>
          </table:table-cell>
          <table:table-cell office:value-type="float" office:value="2656" calcext:value-type="float">
            <text:p>2656</text:p>
          </table:table-cell>
          <table:table-cell office:value-type="float" office:value="20.8069" calcext:value-type="float">
            <text:p>20.8069</text:p>
          </table:table-cell>
          <table:table-cell office:value-type="float" office:value="0.0962" calcext:value-type="float">
            <text:p>0.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87" calcext:value-type="float">
            <text:p>187</text:p>
          </table:table-cell>
          <table:table-cell office:value-type="float" office:value="0.0051" calcext:value-type="float">
            <text:p>0.00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27:44</text:p>
          </table:table-cell>
          <table:table-cell office:value-type="float" office:value="21.658" calcext:value-type="float">
            <text:p>21.658</text:p>
          </table:table-cell>
          <table:table-cell office:value-type="float" office:value="2656" calcext:value-type="float">
            <text:p>2656</text:p>
          </table:table-cell>
          <table:table-cell office:value-type="float" office:value="21.5641" calcext:value-type="float">
            <text:p>21.5641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81" calcext:value-type="float">
            <text:p>81</text:p>
          </table:table-cell>
          <table:table-cell office:value-type="float" office:value="0.0049" calcext:value-type="float">
            <text:p>0.00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27:55</text:p>
          </table:table-cell>
          <table:table-cell office:value-type="float" office:value="21.6739" calcext:value-type="float">
            <text:p>21.6739</text:p>
          </table:table-cell>
          <table:table-cell office:value-type="float" office:value="2656" calcext:value-type="float">
            <text:p>2656</text:p>
          </table:table-cell>
          <table:table-cell office:value-type="float" office:value="21.58" calcext:value-type="float">
            <text:p>21.58</text:p>
          </table:table-cell>
          <table:table-cell office:value-type="float" office:value="0.0939" calcext:value-type="float">
            <text:p>0.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92" calcext:value-type="float">
            <text:p>92</text:p>
          </table:table-cell>
          <table:table-cell office:value-type="float" office:value="0.0066" calcext:value-type="float">
            <text:p>0.00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28:56</text:p>
          </table:table-cell>
          <table:table-cell office:value-type="float" office:value="21.6709" calcext:value-type="float">
            <text:p>21.6709</text:p>
          </table:table-cell>
          <table:table-cell office:value-type="float" office:value="2656" calcext:value-type="float">
            <text:p>2656</text:p>
          </table:table-cell>
          <table:table-cell office:value-type="float" office:value="21.5774" calcext:value-type="float">
            <text:p>21.5774</text:p>
          </table:table-cell>
          <table:table-cell office:value-type="float" office:value="0.0935" calcext:value-type="float">
            <text:p>0.0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53" calcext:value-type="float">
            <text:p>153</text:p>
          </table:table-cell>
          <table:table-cell office:value-type="float" office:value="0.0027" calcext:value-type="float">
            <text:p>0.002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29:51</text:p>
          </table:table-cell>
          <table:table-cell office:value-type="float" office:value="21.669" calcext:value-type="float">
            <text:p>21.669</text:p>
          </table:table-cell>
          <table:table-cell office:value-type="float" office:value="2656" calcext:value-type="float">
            <text:p>2656</text:p>
          </table:table-cell>
          <table:table-cell office:value-type="float" office:value="21.5758" calcext:value-type="float">
            <text:p>21.5758</text:p>
          </table:table-cell>
          <table:table-cell office:value-type="float" office:value="0.0932" calcext:value-type="float">
            <text:p>0.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08" calcext:value-type="float">
            <text:p>2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29:57</text:p>
          </table:table-cell>
          <table:table-cell office:value-type="float" office:value="21.6732" calcext:value-type="float">
            <text:p>21.6732</text:p>
          </table:table-cell>
          <table:table-cell office:value-type="float" office:value="2656" calcext:value-type="float">
            <text:p>2656</text:p>
          </table:table-cell>
          <table:table-cell office:value-type="float" office:value="21.58" calcext:value-type="float">
            <text:p>21.58</text:p>
          </table:table-cell>
          <table:table-cell office:value-type="float" office:value="0.0932" calcext:value-type="float">
            <text:p>0.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14" calcext:value-type="float">
            <text:p>2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0:14</text:p>
          </table:table-cell>
          <table:table-cell office:value-type="float" office:value="21.6744" calcext:value-type="float">
            <text:p>21.6744</text:p>
          </table:table-cell>
          <table:table-cell office:value-type="float" office:value="2656" calcext:value-type="float">
            <text:p>2656</text:p>
          </table:table-cell>
          <table:table-cell office:value-type="float" office:value="21.5813" calcext:value-type="float">
            <text:p>21.5813</text:p>
          </table:table-cell>
          <table:table-cell office:value-type="float" office:value="0.0931" calcext:value-type="float">
            <text:p>0.0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31" calcext:value-type="float">
            <text:p>231</text:p>
          </table:table-cell>
          <table:table-cell office:value-type="float" office:value="0.0049" calcext:value-type="float">
            <text:p>0.004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6:44</text:p>
          </table:table-cell>
          <table:table-cell office:value-type="float" office:value="21.5497" calcext:value-type="float">
            <text:p>21.5497</text:p>
          </table:table-cell>
          <table:table-cell office:value-type="float" office:value="2656" calcext:value-type="float">
            <text:p>2656</text:p>
          </table:table-cell>
          <table:table-cell office:value-type="float" office:value="21.4588" calcext:value-type="float">
            <text:p>21.4588</text:p>
          </table:table-cell>
          <table:table-cell office:value-type="float" office:value="0.0909" calcext:value-type="float">
            <text:p>0.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86" calcext:value-type="float">
            <text:p>86</text:p>
          </table:table-cell>
          <table:table-cell office:value-type="float" office:value="0.0058" calcext:value-type="float">
            <text:p>0.00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8:16</text:p>
          </table:table-cell>
          <table:table-cell office:value-type="float" office:value="21.5657" calcext:value-type="float">
            <text:p>21.5657</text:p>
          </table:table-cell>
          <table:table-cell office:value-type="float" office:value="2656" calcext:value-type="float">
            <text:p>2656</text:p>
          </table:table-cell>
          <table:table-cell office:value-type="float" office:value="21.4755" calcext:value-type="float">
            <text:p>21.4755</text:p>
          </table:table-cell>
          <table:table-cell office:value-type="float" office:value="0.0902" calcext:value-type="float">
            <text:p>0.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78" calcext:value-type="float">
            <text:p>178</text:p>
          </table:table-cell>
          <table:table-cell office:value-type="float" office:value="0.0006" calcext:value-type="float">
            <text:p>0.0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8:26</text:p>
          </table:table-cell>
          <table:table-cell office:value-type="float" office:value="21.5605" calcext:value-type="float">
            <text:p>21.5605</text:p>
          </table:table-cell>
          <table:table-cell office:value-type="float" office:value="2656" calcext:value-type="float">
            <text:p>2656</text:p>
          </table:table-cell>
          <table:table-cell office:value-type="float" office:value="21.4703" calcext:value-type="float">
            <text:p>21.4703</text:p>
          </table:table-cell>
          <table:table-cell office:value-type="float" office:value="0.0901" calcext:value-type="float">
            <text:p>0.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88" calcext:value-type="float">
            <text:p>188</text:p>
          </table:table-cell>
          <table:table-cell office:value-type="float" office:value="0.0034" calcext:value-type="float">
            <text:p>0.00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8:37</text:p>
          </table:table-cell>
          <table:table-cell office:value-type="float" office:value="21.5647" calcext:value-type="float">
            <text:p>21.5647</text:p>
          </table:table-cell>
          <table:table-cell office:value-type="float" office:value="2656" calcext:value-type="float">
            <text:p>2656</text:p>
          </table:table-cell>
          <table:table-cell office:value-type="float" office:value="21.4746" calcext:value-type="float">
            <text:p>21.4746</text:p>
          </table:table-cell>
          <table:table-cell office:value-type="float" office:value="0.0901" calcext:value-type="float">
            <text:p>0.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99" calcext:value-type="float">
            <text:p>199</text:p>
          </table:table-cell>
          <table:table-cell office:value-type="float" office:value="0.0046" calcext:value-type="float">
            <text:p>0.00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8:45</text:p>
          </table:table-cell>
          <table:table-cell office:value-type="float" office:value="21.5669" calcext:value-type="float">
            <text:p>21.5669</text:p>
          </table:table-cell>
          <table:table-cell office:value-type="float" office:value="2656" calcext:value-type="float">
            <text:p>2656</text:p>
          </table:table-cell>
          <table:table-cell office:value-type="float" office:value="21.4769" calcext:value-type="float">
            <text:p>21.476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07" calcext:value-type="float">
            <text:p>2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13</text:p>
          </table:table-cell>
          <table:table-cell office:value-type="float" office:value="21.5635" calcext:value-type="float">
            <text:p>21.5635</text:p>
          </table:table-cell>
          <table:table-cell office:value-type="float" office:value="2656" calcext:value-type="float">
            <text:p>2656</text:p>
          </table:table-cell>
          <table:table-cell office:value-type="float" office:value="21.4735" calcext:value-type="float">
            <text:p>21.473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35" calcext:value-type="float">
            <text:p>2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20</text:p>
          </table:table-cell>
          <table:table-cell office:value-type="float" office:value="21.5624" calcext:value-type="float">
            <text:p>21.5624</text:p>
          </table:table-cell>
          <table:table-cell office:value-type="float" office:value="2656" calcext:value-type="float">
            <text:p>2656</text:p>
          </table:table-cell>
          <table:table-cell office:value-type="float" office:value="21.4727" calcext:value-type="float">
            <text:p>21.4727</text:p>
          </table:table-cell>
          <table:table-cell office:value-type="float" office:value="0.0898" calcext:value-type="float">
            <text:p>0.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42" calcext:value-type="float">
            <text:p>242</text:p>
          </table:table-cell>
          <table:table-cell office:value-type="float" office:value="0.0033" calcext:value-type="float">
            <text:p>0.00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35</text:p>
          </table:table-cell>
          <table:table-cell office:value-type="float" office:value="21.5622" calcext:value-type="float">
            <text:p>21.5622</text:p>
          </table:table-cell>
          <table:table-cell office:value-type="float" office:value="2656" calcext:value-type="float">
            <text:p>2656</text:p>
          </table:table-cell>
          <table:table-cell office:value-type="float" office:value="21.4725" calcext:value-type="float">
            <text:p>21.4725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57" calcext:value-type="float">
            <text:p>257</text:p>
          </table:table-cell>
          <table:table-cell office:value-type="float" office:value="0.006" calcext:value-type="float">
            <text:p>0.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44</text:p>
          </table:table-cell>
          <table:table-cell office:value-type="float" office:value="21.561" calcext:value-type="float">
            <text:p>21.561</text:p>
          </table:table-cell>
          <table:table-cell office:value-type="float" office:value="2656" calcext:value-type="float">
            <text:p>2656</text:p>
          </table:table-cell>
          <table:table-cell office:value-type="float" office:value="21.4714" calcext:value-type="float">
            <text:p>21.4714</text:p>
          </table:table-cell>
          <table:table-cell office:value-type="float" office:value="0.0896" calcext:value-type="float">
            <text:p>0.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66" calcext:value-type="float">
            <text:p>266</text:p>
          </table:table-cell>
          <table:table-cell office:value-type="float" office:value="0.0073" calcext:value-type="float">
            <text:p>0.00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49</text:p>
          </table:table-cell>
          <table:table-cell office:value-type="float" office:value="21.5649" calcext:value-type="float">
            <text:p>21.5649</text:p>
          </table:table-cell>
          <table:table-cell office:value-type="float" office:value="2656" calcext:value-type="float">
            <text:p>2656</text:p>
          </table:table-cell>
          <table:table-cell office:value-type="float" office:value="21.4753" calcext:value-type="float">
            <text:p>21.4753</text:p>
          </table:table-cell>
          <table:table-cell office:value-type="float" office:value="0.0896" calcext:value-type="float">
            <text:p>0.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71" calcext:value-type="float">
            <text:p>271</text:p>
          </table:table-cell>
          <table:table-cell office:value-type="float" office:value="0.0078" calcext:value-type="float">
            <text:p>0.00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39:54</text:p>
          </table:table-cell>
          <table:table-cell office:value-type="float" office:value="21.5602" calcext:value-type="float">
            <text:p>21.5602</text:p>
          </table:table-cell>
          <table:table-cell office:value-type="float" office:value="2656" calcext:value-type="float">
            <text:p>2656</text:p>
          </table:table-cell>
          <table:table-cell office:value-type="float" office:value="21.4707" calcext:value-type="float">
            <text:p>21.4707</text:p>
          </table:table-cell>
          <table:table-cell office:value-type="float" office:value="0.0895" calcext:value-type="float">
            <text:p>0.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76" calcext:value-type="float">
            <text:p>276</text:p>
          </table:table-cell>
          <table:table-cell office:value-type="float" office:value="0.006" calcext:value-type="float">
            <text:p>0.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40:09</text:p>
          </table:table-cell>
          <table:table-cell office:value-type="float" office:value="21.5614" calcext:value-type="float">
            <text:p>21.5614</text:p>
          </table:table-cell>
          <table:table-cell office:value-type="float" office:value="2656" calcext:value-type="float">
            <text:p>2656</text:p>
          </table:table-cell>
          <table:table-cell office:value-type="float" office:value="21.4719" calcext:value-type="float">
            <text:p>21.4719</text:p>
          </table:table-cell>
          <table:table-cell office:value-type="float" office:value="0.0895" calcext:value-type="float">
            <text:p>0.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91" calcext:value-type="float">
            <text:p>291</text:p>
          </table:table-cell>
          <table:table-cell office:value-type="float" office:value="0.0086" calcext:value-type="float">
            <text:p>0.00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40:17</text:p>
          </table:table-cell>
          <table:table-cell office:value-type="float" office:value="21.5644" calcext:value-type="float">
            <text:p>21.5644</text:p>
          </table:table-cell>
          <table:table-cell office:value-type="float" office:value="2656" calcext:value-type="float">
            <text:p>2656</text:p>
          </table:table-cell>
          <table:table-cell office:value-type="float" office:value="21.475" calcext:value-type="float">
            <text:p>21.475</text:p>
          </table:table-cell>
          <table:table-cell office:value-type="float" office:value="0.0894" calcext:value-type="float">
            <text:p>0.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99" calcext:value-type="float">
            <text:p>299</text:p>
          </table:table-cell>
          <table:table-cell office:value-type="float" office:value="0.0038" calcext:value-type="float">
            <text:p>0.00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40:23</text:p>
          </table:table-cell>
          <table:table-cell office:value-type="float" office:value="21.5615" calcext:value-type="float">
            <text:p>21.5615</text:p>
          </table:table-cell>
          <table:table-cell office:value-type="float" office:value="2656" calcext:value-type="float">
            <text:p>2656</text:p>
          </table:table-cell>
          <table:table-cell office:value-type="float" office:value="21.4721" calcext:value-type="float">
            <text:p>21.4721</text:p>
          </table:table-cell>
          <table:table-cell office:value-type="float" office:value="0.0894" calcext:value-type="float">
            <text:p>0.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305" calcext:value-type="float">
            <text:p>3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40:28</text:p>
          </table:table-cell>
          <table:table-cell office:value-type="float" office:value="21.5614" calcext:value-type="float">
            <text:p>21.5614</text:p>
          </table:table-cell>
          <table:table-cell office:value-type="float" office:value="2656" calcext:value-type="float">
            <text:p>2656</text:p>
          </table:table-cell>
          <table:table-cell office:value-type="float" office:value="21.4721" calcext:value-type="float">
            <text:p>21.4721</text:p>
          </table:table-cell>
          <table:table-cell office:value-type="float" office:value="0.0893" calcext:value-type="float">
            <text:p>0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310" calcext:value-type="float">
            <text:p>310</text:p>
          </table:table-cell>
          <table:table-cell office:value-type="float" office:value="0.0019" calcext:value-type="float">
            <text:p>0.00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40:34</text:p>
          </table:table-cell>
          <table:table-cell office:value-type="float" office:value="21.5621" calcext:value-type="float">
            <text:p>21.5621</text:p>
          </table:table-cell>
          <table:table-cell office:value-type="float" office:value="2656" calcext:value-type="float">
            <text:p>2656</text:p>
          </table:table-cell>
          <table:table-cell office:value-type="float" office:value="21.4728" calcext:value-type="float">
            <text:p>21.4728</text:p>
          </table:table-cell>
          <table:table-cell office:value-type="float" office:value="0.0893" calcext:value-type="float">
            <text:p>0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316" calcext:value-type="float">
            <text:p>316</text:p>
          </table:table-cell>
          <table:table-cell office:value-type="float" office:value="0.0051" calcext:value-type="float">
            <text:p>0.00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0:42</text:p>
          </table:table-cell>
          <table:table-cell office:value-type="float" office:value="21.0169" calcext:value-type="float">
            <text:p>21.0169</text:p>
          </table:table-cell>
          <table:table-cell office:value-type="float" office:value="2656" calcext:value-type="float">
            <text:p>2656</text:p>
          </table:table-cell>
          <table:table-cell office:value-type="float" office:value="20.932" calcext:value-type="float">
            <text:p>20.932</text:p>
          </table:table-cell>
          <table:table-cell office:value-type="float" office:value="0.0849" calcext:value-type="float">
            <text:p>0.0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69" calcext:value-type="float">
            <text:p>69</text:p>
          </table:table-cell>
          <table:table-cell office:value-type="float" office:value="0.0069" calcext:value-type="float">
            <text:p>0.006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0:48</text:p>
          </table:table-cell>
          <table:table-cell office:value-type="float" office:value="20.9629" calcext:value-type="float">
            <text:p>20.9629</text:p>
          </table:table-cell>
          <table:table-cell office:value-type="float" office:value="2656" calcext:value-type="float">
            <text:p>2656</text:p>
          </table:table-cell>
          <table:table-cell office:value-type="float" office:value="20.8781" calcext:value-type="float">
            <text:p>20.8781</text:p>
          </table:table-cell>
          <table:table-cell office:value-type="float" office:value="0.0848" calcext:value-type="float">
            <text:p>0.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5" calcext:value-type="float">
            <text:p>75</text:p>
          </table:table-cell>
          <table:table-cell office:value-type="float" office:value="0.0062" calcext:value-type="float">
            <text:p>0.00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0:53</text:p>
          </table:table-cell>
          <table:table-cell office:value-type="float" office:value="20.9721" calcext:value-type="float">
            <text:p>20.9721</text:p>
          </table:table-cell>
          <table:table-cell office:value-type="float" office:value="2656" calcext:value-type="float">
            <text:p>2656</text:p>
          </table:table-cell>
          <table:table-cell office:value-type="float" office:value="20.8873" calcext:value-type="float">
            <text:p>20.8873</text:p>
          </table:table-cell>
          <table:table-cell office:value-type="float" office:value="0.0848" calcext:value-type="float">
            <text:p>0.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80" calcext:value-type="float">
            <text:p>80</text:p>
          </table:table-cell>
          <table:table-cell office:value-type="float" office:value="0.0044" calcext:value-type="float">
            <text:p>0.00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0:59</text:p>
          </table:table-cell>
          <table:table-cell office:value-type="float" office:value="20.9811" calcext:value-type="float">
            <text:p>20.9811</text:p>
          </table:table-cell>
          <table:table-cell office:value-type="float" office:value="2656" calcext:value-type="float">
            <text:p>2656</text:p>
          </table:table-cell>
          <table:table-cell office:value-type="float" office:value="20.8963" calcext:value-type="float">
            <text:p>20.8963</text:p>
          </table:table-cell>
          <table:table-cell office:value-type="float" office:value="0.0847" calcext:value-type="float">
            <text:p>0.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86" calcext:value-type="float">
            <text:p>86</text:p>
          </table:table-cell>
          <table:table-cell office:value-type="float" office:value="0.0032" calcext:value-type="float">
            <text:p>0.00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1:06</text:p>
          </table:table-cell>
          <table:table-cell office:value-type="float" office:value="20.9833" calcext:value-type="float">
            <text:p>20.9833</text:p>
          </table:table-cell>
          <table:table-cell office:value-type="float" office:value="2656" calcext:value-type="float">
            <text:p>2656</text:p>
          </table:table-cell>
          <table:table-cell office:value-type="float" office:value="20.8987" calcext:value-type="float">
            <text:p>20.8987</text:p>
          </table:table-cell>
          <table:table-cell office:value-type="float" office:value="0.0847" calcext:value-type="float">
            <text:p>0.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93" calcext:value-type="float">
            <text:p>93</text:p>
          </table:table-cell>
          <table:table-cell office:value-type="float" office:value="0.0036" calcext:value-type="float">
            <text:p>0.003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1:13</text:p>
          </table:table-cell>
          <table:table-cell office:value-type="float" office:value="20.978" calcext:value-type="float">
            <text:p>20.978</text:p>
          </table:table-cell>
          <table:table-cell office:value-type="float" office:value="2656" calcext:value-type="float">
            <text:p>2656</text:p>
          </table:table-cell>
          <table:table-cell office:value-type="float" office:value="20.8933" calcext:value-type="float">
            <text:p>20.8933</text:p>
          </table:table-cell>
          <table:table-cell office:value-type="float" office:value="0.0846" calcext:value-type="float">
            <text:p>0.0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0" calcext:value-type="float">
            <text:p>100</text:p>
          </table:table-cell>
          <table:table-cell office:value-type="float" office:value="0.0027" calcext:value-type="float">
            <text:p>0.002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1:24</text:p>
          </table:table-cell>
          <table:table-cell office:value-type="float" office:value="20.9735" calcext:value-type="float">
            <text:p>20.9735</text:p>
          </table:table-cell>
          <table:table-cell office:value-type="float" office:value="2656" calcext:value-type="float">
            <text:p>2656</text:p>
          </table:table-cell>
          <table:table-cell office:value-type="float" office:value="20.8889" calcext:value-type="float">
            <text:p>20.8889</text:p>
          </table:table-cell>
          <table:table-cell office:value-type="float" office:value="0.0846" calcext:value-type="float">
            <text:p>0.0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1" calcext:value-type="float">
            <text:p>111</text:p>
          </table:table-cell>
          <table:table-cell office:value-type="float" office:value="0.0055" calcext:value-type="float">
            <text:p>0.00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1:40</text:p>
          </table:table-cell>
          <table:table-cell office:value-type="float" office:value="20.9787" calcext:value-type="float">
            <text:p>20.9787</text:p>
          </table:table-cell>
          <table:table-cell office:value-type="float" office:value="2656" calcext:value-type="float">
            <text:p>2656</text:p>
          </table:table-cell>
          <table:table-cell office:value-type="float" office:value="20.8942" calcext:value-type="float">
            <text:p>20.8942</text:p>
          </table:table-cell>
          <table:table-cell office:value-type="float" office:value="0.0845" calcext:value-type="float">
            <text:p>0.0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7" calcext:value-type="float">
            <text:p>127</text:p>
          </table:table-cell>
          <table:table-cell office:value-type="float" office:value="0.0042" calcext:value-type="float">
            <text:p>0.00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2:15</text:p>
          </table:table-cell>
          <table:table-cell office:value-type="float" office:value="20.9757" calcext:value-type="float">
            <text:p>20.9757</text:p>
          </table:table-cell>
          <table:table-cell office:value-type="float" office:value="2656" calcext:value-type="float">
            <text:p>2656</text:p>
          </table:table-cell>
          <table:table-cell office:value-type="float" office:value="20.8914" calcext:value-type="float">
            <text:p>20.8914</text:p>
          </table:table-cell>
          <table:table-cell office:value-type="float" office:value="0.0844" calcext:value-type="float">
            <text:p>0.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2" calcext:value-type="float">
            <text:p>162</text:p>
          </table:table-cell>
          <table:table-cell office:value-type="float" office:value="0.0019" calcext:value-type="float">
            <text:p>0.00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2:31</text:p>
          </table:table-cell>
          <table:table-cell office:value-type="float" office:value="20.9756" calcext:value-type="float">
            <text:p>20.9756</text:p>
          </table:table-cell>
          <table:table-cell office:value-type="float" office:value="2656" calcext:value-type="float">
            <text:p>2656</text:p>
          </table:table-cell>
          <table:table-cell office:value-type="float" office:value="20.8916" calcext:value-type="float">
            <text:p>20.8916</text:p>
          </table:table-cell>
          <table:table-cell office:value-type="float" office:value="0.0841" calcext:value-type="float">
            <text:p>0.0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8" calcext:value-type="float">
            <text:p>178</text:p>
          </table:table-cell>
          <table:table-cell office:value-type="float" office:value="0.0038" calcext:value-type="float">
            <text:p>0.00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3:02</text:p>
          </table:table-cell>
          <table:table-cell office:value-type="float" office:value="20.9758" calcext:value-type="float">
            <text:p>20.9758</text:p>
          </table:table-cell>
          <table:table-cell office:value-type="float" office:value="2656" calcext:value-type="float">
            <text:p>2656</text:p>
          </table:table-cell>
          <table:table-cell office:value-type="float" office:value="20.8919" calcext:value-type="float">
            <text:p>20.8919</text:p>
          </table:table-cell>
          <table:table-cell office:value-type="float" office:value="0.0839" calcext:value-type="float">
            <text:p>0.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09" calcext:value-type="float">
            <text:p>209</text:p>
          </table:table-cell>
          <table:table-cell office:value-type="float" office:value="0.0033" calcext:value-type="float">
            <text:p>0.003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3:09</text:p>
          </table:table-cell>
          <table:table-cell office:value-type="float" office:value="20.9767" calcext:value-type="float">
            <text:p>20.9767</text:p>
          </table:table-cell>
          <table:table-cell office:value-type="float" office:value="2656" calcext:value-type="float">
            <text:p>2656</text:p>
          </table:table-cell>
          <table:table-cell office:value-type="float" office:value="20.893" calcext:value-type="float">
            <text:p>20.893</text:p>
          </table:table-cell>
          <table:table-cell office:value-type="float" office:value="0.0837" calcext:value-type="float">
            <text:p>0.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16" calcext:value-type="float">
            <text:p>216</text:p>
          </table:table-cell>
          <table:table-cell office:value-type="float" office:value="0.0037" calcext:value-type="float">
            <text:p>0.00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3:15</text:p>
          </table:table-cell>
          <table:table-cell office:value-type="float" office:value="20.9749" calcext:value-type="float">
            <text:p>20.9749</text:p>
          </table:table-cell>
          <table:table-cell office:value-type="float" office:value="2656" calcext:value-type="float">
            <text:p>2656</text:p>
          </table:table-cell>
          <table:table-cell office:value-type="float" office:value="20.8912" calcext:value-type="float">
            <text:p>20.8912</text:p>
          </table:table-cell>
          <table:table-cell office:value-type="float" office:value="0.0836" calcext:value-type="float">
            <text:p>0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22" calcext:value-type="float">
            <text:p>222</text:p>
          </table:table-cell>
          <table:table-cell office:value-type="float" office:value="0.0052" calcext:value-type="float">
            <text:p>0.005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3:21</text:p>
          </table:table-cell>
          <table:table-cell office:value-type="float" office:value="20.9729" calcext:value-type="float">
            <text:p>20.9729</text:p>
          </table:table-cell>
          <table:table-cell office:value-type="float" office:value="2656" calcext:value-type="float">
            <text:p>2656</text:p>
          </table:table-cell>
          <table:table-cell office:value-type="float" office:value="20.8893" calcext:value-type="float">
            <text:p>20.8893</text:p>
          </table:table-cell>
          <table:table-cell office:value-type="float" office:value="0.0836" calcext:value-type="float">
            <text:p>0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28" calcext:value-type="float">
            <text:p>228</text:p>
          </table:table-cell>
          <table:table-cell office:value-type="float" office:value="0.0038" calcext:value-type="float">
            <text:p>0.00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07</text:p>
          </table:table-cell>
          <table:table-cell office:value-type="float" office:value="20.8376" calcext:value-type="float">
            <text:p>20.8376</text:p>
          </table:table-cell>
          <table:table-cell office:value-type="float" office:value="2656" calcext:value-type="float">
            <text:p>2656</text:p>
          </table:table-cell>
          <table:table-cell office:value-type="float" office:value="20.7569" calcext:value-type="float">
            <text:p>20.7569</text:p>
          </table:table-cell>
          <table:table-cell office:value-type="float" office:value="0.0807" calcext:value-type="float">
            <text:p>0.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69" calcext:value-type="float">
            <text:p>69</text:p>
          </table:table-cell>
          <table:table-cell office:value-type="float" office:value="0.006" calcext:value-type="float">
            <text:p>0.0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13</text:p>
          </table:table-cell>
          <table:table-cell office:value-type="float" office:value="20.8198" calcext:value-type="float">
            <text:p>20.8198</text:p>
          </table:table-cell>
          <table:table-cell office:value-type="float" office:value="2656" calcext:value-type="float">
            <text:p>2656</text:p>
          </table:table-cell>
          <table:table-cell office:value-type="float" office:value="20.7392" calcext:value-type="float">
            <text:p>20.7392</text:p>
          </table:table-cell>
          <table:table-cell office:value-type="float" office:value="0.0806" calcext:value-type="float">
            <text:p>0.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75" calcext:value-type="float">
            <text:p>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20</text:p>
          </table:table-cell>
          <table:table-cell office:value-type="float" office:value="20.8265" calcext:value-type="float">
            <text:p>20.8265</text:p>
          </table:table-cell>
          <table:table-cell office:value-type="float" office:value="2656" calcext:value-type="float">
            <text:p>2656</text:p>
          </table:table-cell>
          <table:table-cell office:value-type="float" office:value="20.7459" calcext:value-type="float">
            <text:p>20.7459</text:p>
          </table:table-cell>
          <table:table-cell office:value-type="float" office:value="0.0806" calcext:value-type="float">
            <text:p>0.0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82" calcext:value-type="float">
            <text:p>82</text:p>
          </table:table-cell>
          <table:table-cell office:value-type="float" office:value="0.0059" calcext:value-type="float">
            <text:p>0.005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26</text:p>
          </table:table-cell>
          <table:table-cell office:value-type="float" office:value="20.8317" calcext:value-type="float">
            <text:p>20.8317</text:p>
          </table:table-cell>
          <table:table-cell office:value-type="float" office:value="2656" calcext:value-type="float">
            <text:p>2656</text:p>
          </table:table-cell>
          <table:table-cell office:value-type="float" office:value="20.7512" calcext:value-type="float">
            <text:p>20.7512</text:p>
          </table:table-cell>
          <table:table-cell office:value-type="float" office:value="0.0805" calcext:value-type="float">
            <text:p>0.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88" calcext:value-type="float">
            <text:p>88</text:p>
          </table:table-cell>
          <table:table-cell office:value-type="float" office:value="0.0033" calcext:value-type="float">
            <text:p>0.003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32</text:p>
          </table:table-cell>
          <table:table-cell office:value-type="float" office:value="20.8312" calcext:value-type="float">
            <text:p>20.8312</text:p>
          </table:table-cell>
          <table:table-cell office:value-type="float" office:value="2656" calcext:value-type="float">
            <text:p>2656</text:p>
          </table:table-cell>
          <table:table-cell office:value-type="float" office:value="20.7507" calcext:value-type="float">
            <text:p>20.7507</text:p>
          </table:table-cell>
          <table:table-cell office:value-type="float" office:value="0.0805" calcext:value-type="float">
            <text:p>0.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94" calcext:value-type="float">
            <text:p>94</text:p>
          </table:table-cell>
          <table:table-cell office:value-type="float" office:value="0.0059" calcext:value-type="float">
            <text:p>0.005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40</text:p>
          </table:table-cell>
          <table:table-cell office:value-type="float" office:value="20.8315" calcext:value-type="float">
            <text:p>20.8315</text:p>
          </table:table-cell>
          <table:table-cell office:value-type="float" office:value="2656" calcext:value-type="float">
            <text:p>2656</text:p>
          </table:table-cell>
          <table:table-cell office:value-type="float" office:value="20.751" calcext:value-type="float">
            <text:p>20.751</text:p>
          </table:table-cell>
          <table:table-cell office:value-type="float" office:value="0.0804" calcext:value-type="float">
            <text:p>0.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02" calcext:value-type="float">
            <text:p>102</text:p>
          </table:table-cell>
          <table:table-cell office:value-type="float" office:value="0.0038" calcext:value-type="float">
            <text:p>0.00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46</text:p>
          </table:table-cell>
          <table:table-cell office:value-type="float" office:value="20.8303" calcext:value-type="float">
            <text:p>20.8303</text:p>
          </table:table-cell>
          <table:table-cell office:value-type="float" office:value="2656" calcext:value-type="float">
            <text:p>2656</text:p>
          </table:table-cell>
          <table:table-cell office:value-type="float" office:value="20.75" calcext:value-type="float">
            <text:p>20.75</text:p>
          </table:table-cell>
          <table:table-cell office:value-type="float" office:value="0.0804" calcext:value-type="float">
            <text:p>0.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08" calcext:value-type="float">
            <text:p>108</text:p>
          </table:table-cell>
          <table:table-cell office:value-type="float" office:value="0.003" calcext:value-type="float">
            <text:p>0.00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8:59:53</text:p>
          </table:table-cell>
          <table:table-cell office:value-type="float" office:value="20.831" calcext:value-type="float">
            <text:p>20.831</text:p>
          </table:table-cell>
          <table:table-cell office:value-type="float" office:value="2656" calcext:value-type="float">
            <text:p>2656</text:p>
          </table:table-cell>
          <table:table-cell office:value-type="float" office:value="20.7507" calcext:value-type="float">
            <text:p>20.7507</text:p>
          </table:table-cell>
          <table:table-cell office:value-type="float" office:value="0.0803" calcext:value-type="float">
            <text:p>0.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15" calcext:value-type="float">
            <text:p>1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00</text:p>
          </table:table-cell>
          <table:table-cell office:value-type="float" office:value="20.8299" calcext:value-type="float">
            <text:p>20.8299</text:p>
          </table:table-cell>
          <table:table-cell office:value-type="float" office:value="2656" calcext:value-type="float">
            <text:p>2656</text:p>
          </table:table-cell>
          <table:table-cell office:value-type="float" office:value="20.7496" calcext:value-type="float">
            <text:p>20.7496</text:p>
          </table:table-cell>
          <table:table-cell office:value-type="float" office:value="0.0802" calcext:value-type="float">
            <text:p>0.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2" calcext:value-type="float">
            <text:p>122</text:p>
          </table:table-cell>
          <table:table-cell office:value-type="float" office:value="0.0039" calcext:value-type="float">
            <text:p>0.00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06</text:p>
          </table:table-cell>
          <table:table-cell office:value-type="float" office:value="20.8291" calcext:value-type="float">
            <text:p>20.8291</text:p>
          </table:table-cell>
          <table:table-cell office:value-type="float" office:value="2656" calcext:value-type="float">
            <text:p>2656</text:p>
          </table:table-cell>
          <table:table-cell office:value-type="float" office:value="20.7489" calcext:value-type="float">
            <text:p>20.7489</text:p>
          </table:table-cell>
          <table:table-cell office:value-type="float" office:value="0.0802" calcext:value-type="float">
            <text:p>0.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8" calcext:value-type="float">
            <text:p>128</text:p>
          </table:table-cell>
          <table:table-cell office:value-type="float" office:value="0.0032" calcext:value-type="float">
            <text:p>0.00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16</text:p>
          </table:table-cell>
          <table:table-cell office:value-type="float" office:value="20.8317" calcext:value-type="float">
            <text:p>20.8317</text:p>
          </table:table-cell>
          <table:table-cell office:value-type="float" office:value="2656" calcext:value-type="float">
            <text:p>2656</text:p>
          </table:table-cell>
          <table:table-cell office:value-type="float" office:value="20.7516" calcext:value-type="float">
            <text:p>20.7516</text:p>
          </table:table-cell>
          <table:table-cell office:value-type="float" office:value="0.0801" calcext:value-type="float">
            <text:p>0.0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38" calcext:value-type="float">
            <text:p>138</text:p>
          </table:table-cell>
          <table:table-cell office:value-type="float" office:value="0.0033" calcext:value-type="float">
            <text:p>0.00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23</text:p>
          </table:table-cell>
          <table:table-cell office:value-type="float" office:value="20.8291" calcext:value-type="float">
            <text:p>20.8291</text:p>
          </table:table-cell>
          <table:table-cell office:value-type="float" office:value="2656" calcext:value-type="float">
            <text:p>2656</text:p>
          </table:table-cell>
          <table:table-cell office:value-type="float" office:value="20.7491" calcext:value-type="float">
            <text:p>20.749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45" calcext:value-type="float">
            <text:p>1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28</text:p>
          </table:table-cell>
          <table:table-cell office:value-type="float" office:value="20.8308" calcext:value-type="float">
            <text:p>20.8308</text:p>
          </table:table-cell>
          <table:table-cell office:value-type="float" office:value="2656" calcext:value-type="float">
            <text:p>2656</text:p>
          </table:table-cell>
          <table:table-cell office:value-type="float" office:value="20.7509" calcext:value-type="float">
            <text:p>20.75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50" calcext:value-type="float">
            <text:p>150</text:p>
          </table:table-cell>
          <table:table-cell office:value-type="float" office:value="0.0046" calcext:value-type="float">
            <text:p>0.00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34</text:p>
          </table:table-cell>
          <table:table-cell office:value-type="float" office:value="20.8322" calcext:value-type="float">
            <text:p>20.8322</text:p>
          </table:table-cell>
          <table:table-cell office:value-type="float" office:value="2656" calcext:value-type="float">
            <text:p>2656</text:p>
          </table:table-cell>
          <table:table-cell office:value-type="float" office:value="20.7523" calcext:value-type="float">
            <text:p>20.7523</text:p>
          </table:table-cell>
          <table:table-cell office:value-type="float" office:value="0.0799" calcext:value-type="float">
            <text:p>0.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56" calcext:value-type="float">
            <text:p>156</text:p>
          </table:table-cell>
          <table:table-cell office:value-type="float" office:value="0.006" calcext:value-type="float">
            <text:p>0.0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41</text:p>
          </table:table-cell>
          <table:table-cell office:value-type="float" office:value="20.8337" calcext:value-type="float">
            <text:p>20.8337</text:p>
          </table:table-cell>
          <table:table-cell office:value-type="float" office:value="2656" calcext:value-type="float">
            <text:p>2656</text:p>
          </table:table-cell>
          <table:table-cell office:value-type="float" office:value="20.7539" calcext:value-type="float">
            <text:p>20.7539</text:p>
          </table:table-cell>
          <table:table-cell office:value-type="float" office:value="0.0799" calcext:value-type="float">
            <text:p>0.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63" calcext:value-type="float">
            <text:p>1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48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2656" calcext:value-type="float">
            <text:p>2656</text:p>
          </table:table-cell>
          <table:table-cell office:value-type="float" office:value="20.7507" calcext:value-type="float">
            <text:p>20.7507</text:p>
          </table:table-cell>
          <table:table-cell office:value-type="float" office:value="0.0798" calcext:value-type="float">
            <text:p>0.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70" calcext:value-type="float">
            <text:p>170</text:p>
          </table:table-cell>
          <table:table-cell office:value-type="float" office:value="0.0062" calcext:value-type="float">
            <text:p>0.00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0:53</text:p>
          </table:table-cell>
          <table:table-cell office:value-type="float" office:value="20.8285" calcext:value-type="float">
            <text:p>20.8285</text:p>
          </table:table-cell>
          <table:table-cell office:value-type="float" office:value="2656" calcext:value-type="float">
            <text:p>2656</text:p>
          </table:table-cell>
          <table:table-cell office:value-type="float" office:value="20.7487" calcext:value-type="float">
            <text:p>20.7487</text:p>
          </table:table-cell>
          <table:table-cell office:value-type="float" office:value="0.0798" calcext:value-type="float">
            <text:p>0.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75" calcext:value-type="float">
            <text:p>175</text:p>
          </table:table-cell>
          <table:table-cell office:value-type="float" office:value="0.006" calcext:value-type="float">
            <text:p>0.00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1:18</text:p>
          </table:table-cell>
          <table:table-cell office:value-type="float" office:value="20.8277" calcext:value-type="float">
            <text:p>20.8277</text:p>
          </table:table-cell>
          <table:table-cell office:value-type="float" office:value="2656" calcext:value-type="float">
            <text:p>2656</text:p>
          </table:table-cell>
          <table:table-cell office:value-type="float" office:value="20.748" calcext:value-type="float">
            <text:p>20.748</text:p>
          </table:table-cell>
          <table:table-cell office:value-type="float" office:value="0.0797" calcext:value-type="float">
            <text:p>0.0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200" calcext:value-type="float">
            <text:p>200</text:p>
          </table:table-cell>
          <table:table-cell office:value-type="float" office:value="0.0041" calcext:value-type="float">
            <text:p>0.00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02:08</text:p>
          </table:table-cell>
          <table:table-cell office:value-type="float" office:value="20.8293" calcext:value-type="float">
            <text:p>20.8293</text:p>
          </table:table-cell>
          <table:table-cell office:value-type="float" office:value="2656" calcext:value-type="float">
            <text:p>2656</text:p>
          </table:table-cell>
          <table:table-cell office:value-type="float" office:value="20.7498" calcext:value-type="float">
            <text:p>20.7498</text:p>
          </table:table-cell>
          <table:table-cell office:value-type="float" office:value="0.0795" calcext:value-type="float">
            <text:p>0.0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250" calcext:value-type="float">
            <text:p>250</text:p>
          </table:table-cell>
          <table:table-cell office:value-type="float" office:value="0.0024" calcext:value-type="float">
            <text:p>0.002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2:25</text:p>
          </table:table-cell>
          <table:table-cell office:value-type="float" office:value="21.6928" calcext:value-type="float">
            <text:p>21.6928</text:p>
          </table:table-cell>
          <table:table-cell office:value-type="float" office:value="2656" calcext:value-type="float">
            <text:p>2656</text:p>
          </table:table-cell>
          <table:table-cell office:value-type="float" office:value="21.6196" calcext:value-type="float">
            <text:p>21.6196</text:p>
          </table:table-cell>
          <table:table-cell office:value-type="float" office:value="0.0732" calcext:value-type="float">
            <text:p>0.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72" calcext:value-type="float">
            <text:p>72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2:41</text:p>
          </table:table-cell>
          <table:table-cell office:value-type="float" office:value="21.7" calcext:value-type="float">
            <text:p>21.7</text:p>
          </table:table-cell>
          <table:table-cell office:value-type="float" office:value="2656" calcext:value-type="float">
            <text:p>2656</text:p>
          </table:table-cell>
          <table:table-cell office:value-type="float" office:value="21.6268" calcext:value-type="float">
            <text:p>21.6268</text:p>
          </table:table-cell>
          <table:table-cell office:value-type="float" office:value="0.0732" calcext:value-type="float">
            <text:p>0.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88" calcext:value-type="float">
            <text:p>88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2:48</text:p>
          </table:table-cell>
          <table:table-cell office:value-type="float" office:value="21.7066" calcext:value-type="float">
            <text:p>21.7066</text:p>
          </table:table-cell>
          <table:table-cell office:value-type="float" office:value="2656" calcext:value-type="float">
            <text:p>2656</text:p>
          </table:table-cell>
          <table:table-cell office:value-type="float" office:value="21.6336" calcext:value-type="float">
            <text:p>21.6336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95" calcext:value-type="float">
            <text:p>95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3:17</text:p>
          </table:table-cell>
          <table:table-cell office:value-type="float" office:value="21.7063" calcext:value-type="float">
            <text:p>21.7063</text:p>
          </table:table-cell>
          <table:table-cell office:value-type="float" office:value="2656" calcext:value-type="float">
            <text:p>2656</text:p>
          </table:table-cell>
          <table:table-cell office:value-type="float" office:value="21.6334" calcext:value-type="float">
            <text:p>21.6334</text:p>
          </table:table-cell>
          <table:table-cell office:value-type="float" office:value="0.0729" calcext:value-type="float">
            <text:p>0.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24" calcext:value-type="float">
            <text:p>124</text:p>
          </table:table-cell>
          <table:table-cell office:value-type="float" office:value="0.0026" calcext:value-type="float">
            <text:p>0.00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3:30</text:p>
          </table:table-cell>
          <table:table-cell office:value-type="float" office:value="21.7055" calcext:value-type="float">
            <text:p>21.7055</text:p>
          </table:table-cell>
          <table:table-cell office:value-type="float" office:value="2656" calcext:value-type="float">
            <text:p>2656</text:p>
          </table:table-cell>
          <table:table-cell office:value-type="float" office:value="21.6329" calcext:value-type="float">
            <text:p>21.6329</text:p>
          </table:table-cell>
          <table:table-cell office:value-type="float" office:value="0.0726" calcext:value-type="float">
            <text:p>0.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7" calcext:value-type="float">
            <text:p>137</text:p>
          </table:table-cell>
          <table:table-cell office:value-type="float" office:value="0.0072" calcext:value-type="float">
            <text:p>0.00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4:07</text:p>
          </table:table-cell>
          <table:table-cell office:value-type="float" office:value="21.7047" calcext:value-type="float">
            <text:p>21.7047</text:p>
          </table:table-cell>
          <table:table-cell office:value-type="float" office:value="2656" calcext:value-type="float">
            <text:p>2656</text:p>
          </table:table-cell>
          <table:table-cell office:value-type="float" office:value="21.6321" calcext:value-type="float">
            <text:p>21.6321</text:p>
          </table:table-cell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4" calcext:value-type="float">
            <text:p>174</text:p>
          </table:table-cell>
          <table:table-cell office:value-type="float" office:value="0.0083" calcext:value-type="float">
            <text:p>0.00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4:23</text:p>
          </table:table-cell>
          <table:table-cell office:value-type="float" office:value="21.708" calcext:value-type="float">
            <text:p>21.708</text:p>
          </table:table-cell>
          <table:table-cell office:value-type="float" office:value="2656" calcext:value-type="float">
            <text:p>2656</text:p>
          </table:table-cell>
          <table:table-cell office:value-type="float" office:value="21.6359" calcext:value-type="float">
            <text:p>21.6359</text:p>
          </table:table-cell>
          <table:table-cell office:value-type="float" office:value="0.0721" calcext:value-type="float">
            <text:p>0.0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90" calcext:value-type="float">
            <text:p>190</text:p>
          </table:table-cell>
          <table:table-cell office:value-type="float" office:value="0.0025" calcext:value-type="float">
            <text:p>0.0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4:29</text:p>
          </table:table-cell>
          <table:table-cell office:value-type="float" office:value="21.7056" calcext:value-type="float">
            <text:p>21.7056</text:p>
          </table:table-cell>
          <table:table-cell office:value-type="float" office:value="2656" calcext:value-type="float">
            <text:p>2656</text:p>
          </table:table-cell>
          <table:table-cell office:value-type="float" office:value="21.6336" calcext:value-type="float">
            <text:p>21.6336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96" calcext:value-type="float">
            <text:p>1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4:43</text:p>
          </table:table-cell>
          <table:table-cell office:value-type="float" office:value="21.7037" calcext:value-type="float">
            <text:p>21.7037</text:p>
          </table:table-cell>
          <table:table-cell office:value-type="float" office:value="2656" calcext:value-type="float">
            <text:p>2656</text:p>
          </table:table-cell>
          <table:table-cell office:value-type="float" office:value="21.6318" calcext:value-type="float">
            <text:p>21.6318</text:p>
          </table:table-cell>
          <table:table-cell office:value-type="float" office:value="0.0719" calcext:value-type="float">
            <text:p>0.0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10" calcext:value-type="float">
            <text:p>210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4:59</text:p>
          </table:table-cell>
          <table:table-cell office:value-type="float" office:value="21.7062" calcext:value-type="float">
            <text:p>21.7062</text:p>
          </table:table-cell>
          <table:table-cell office:value-type="float" office:value="2656" calcext:value-type="float">
            <text:p>2656</text:p>
          </table:table-cell>
          <table:table-cell office:value-type="float" office:value="21.6344" calcext:value-type="float">
            <text:p>21.6344</text:p>
          </table:table-cell>
          <table:table-cell office:value-type="float" office:value="0.0718" calcext:value-type="float">
            <text:p>0.0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26" calcext:value-type="float">
            <text:p>2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5:04</text:p>
          </table:table-cell>
          <table:table-cell office:value-type="float" office:value="21.7032" calcext:value-type="float">
            <text:p>21.7032</text:p>
          </table:table-cell>
          <table:table-cell office:value-type="float" office:value="2656" calcext:value-type="float">
            <text:p>2656</text:p>
          </table:table-cell>
          <table:table-cell office:value-type="float" office:value="21.6316" calcext:value-type="float">
            <text:p>21.6316</text:p>
          </table:table-cell>
          <table:table-cell office:value-type="float" office:value="0.0716" calcext:value-type="float">
            <text:p>0.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31" calcext:value-type="float">
            <text:p>231</text:p>
          </table:table-cell>
          <table:table-cell office:value-type="float" office:value="0.0028" calcext:value-type="float">
            <text:p>0.00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5:10</text:p>
          </table:table-cell>
          <table:table-cell office:value-type="float" office:value="21.7069" calcext:value-type="float">
            <text:p>21.7069</text:p>
          </table:table-cell>
          <table:table-cell office:value-type="float" office:value="2656" calcext:value-type="float">
            <text:p>2656</text:p>
          </table:table-cell>
          <table:table-cell office:value-type="float" office:value="21.6353" calcext:value-type="float">
            <text:p>21.6353</text:p>
          </table:table-cell>
          <table:table-cell office:value-type="float" office:value="0.0716" calcext:value-type="float">
            <text:p>0.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37" calcext:value-type="float">
            <text:p>237</text:p>
          </table:table-cell>
          <table:table-cell office:value-type="float" office:value="0.0013" calcext:value-type="float">
            <text:p>0.0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15:16</text:p>
          </table:table-cell>
          <table:table-cell office:value-type="float" office:value="21.7074" calcext:value-type="float">
            <text:p>21.7074</text:p>
          </table:table-cell>
          <table:table-cell office:value-type="float" office:value="2656" calcext:value-type="float">
            <text:p>2656</text:p>
          </table:table-cell>
          <table:table-cell office:value-type="float" office:value="21.6359" calcext:value-type="float">
            <text:p>21.6359</text:p>
          </table:table-cell>
          <table:table-cell office:value-type="float" office:value="0.0715" calcext:value-type="float">
            <text:p>0.0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43" calcext:value-type="float">
            <text:p>24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7:01</text:p>
          </table:table-cell>
          <table:table-cell office:value-type="float" office:value="20.641" calcext:value-type="float">
            <text:p>20.641</text:p>
          </table:table-cell>
          <table:table-cell office:value-type="float" office:value="2656" calcext:value-type="float">
            <text:p>2656</text:p>
          </table:table-cell>
          <table:table-cell office:value-type="float" office:value="20.577" calcext:value-type="float">
            <text:p>20.577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69" calcext:value-type="float">
            <text:p>69</text:p>
          </table:table-cell>
          <table:table-cell office:value-type="float" office:value="0.0065" calcext:value-type="float">
            <text:p>0.00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7:07</text:p>
          </table:table-cell>
          <table:table-cell office:value-type="float" office:value="20.6786" calcext:value-type="float">
            <text:p>20.6786</text:p>
          </table:table-cell>
          <table:table-cell office:value-type="float" office:value="2656" calcext:value-type="float">
            <text:p>2656</text:p>
          </table:table-cell>
          <table:table-cell office:value-type="float" office:value="20.6148" calcext:value-type="float">
            <text:p>20.6148</text:p>
          </table:table-cell>
          <table:table-cell office:value-type="float" office:value="0.0639" calcext:value-type="float">
            <text:p>0.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5" calcext:value-type="float">
            <text:p>75</text:p>
          </table:table-cell>
          <table:table-cell office:value-type="float" office:value="0.0078" calcext:value-type="float">
            <text:p>0.00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7:14</text:p>
          </table:table-cell>
          <table:table-cell office:value-type="float" office:value="20.6807" calcext:value-type="float">
            <text:p>20.6807</text:p>
          </table:table-cell>
          <table:table-cell office:value-type="float" office:value="2656" calcext:value-type="float">
            <text:p>2656</text:p>
          </table:table-cell>
          <table:table-cell office:value-type="float" office:value="20.6169" calcext:value-type="float">
            <text:p>20.6169</text:p>
          </table:table-cell>
          <table:table-cell office:value-type="float" office:value="0.0638" calcext:value-type="float">
            <text:p>0.0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2" calcext:value-type="float">
            <text:p>82</text:p>
          </table:table-cell>
          <table:table-cell office:value-type="float" office:value="0.0063" calcext:value-type="float">
            <text:p>0.00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7:20</text:p>
          </table:table-cell>
          <table:table-cell office:value-type="float" office:value="20.6746" calcext:value-type="float">
            <text:p>20.6746</text:p>
          </table:table-cell>
          <table:table-cell office:value-type="float" office:value="2656" calcext:value-type="float">
            <text:p>2656</text:p>
          </table:table-cell>
          <table:table-cell office:value-type="float" office:value="20.6109" calcext:value-type="float">
            <text:p>20.6109</text:p>
          </table:table-cell>
          <table:table-cell office:value-type="float" office:value="0.0637" calcext:value-type="float">
            <text:p>0.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8" calcext:value-type="float">
            <text:p>88</text:p>
          </table:table-cell>
          <table:table-cell office:value-type="float" office:value="0.0076" calcext:value-type="float">
            <text:p>0.00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7:25</text:p>
          </table:table-cell>
          <table:table-cell office:value-type="float" office:value="20.6745" calcext:value-type="float">
            <text:p>20.6745</text:p>
          </table:table-cell>
          <table:table-cell office:value-type="float" office:value="2656" calcext:value-type="float">
            <text:p>2656</text:p>
          </table:table-cell>
          <table:table-cell office:value-type="float" office:value="20.6109" calcext:value-type="float">
            <text:p>20.6109</text:p>
          </table:table-cell>
          <table:table-cell office:value-type="float" office:value="0.0637" calcext:value-type="float">
            <text:p>0.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3" calcext:value-type="float">
            <text:p>93</text:p>
          </table:table-cell>
          <table:table-cell office:value-type="float" office:value="0.0026" calcext:value-type="float">
            <text:p>0.002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18</text:p>
          </table:table-cell>
          <table:table-cell office:value-type="float" office:value="20.6751" calcext:value-type="float">
            <text:p>20.6751</text:p>
          </table:table-cell>
          <table:table-cell office:value-type="float" office:value="2656" calcext:value-type="float">
            <text:p>2656</text:p>
          </table:table-cell>
          <table:table-cell office:value-type="float" office:value="20.6121" calcext:value-type="float">
            <text:p>20.612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6" calcext:value-type="float">
            <text:p>146</text:p>
          </table:table-cell>
          <table:table-cell office:value-type="float" office:value="0.0034" calcext:value-type="float">
            <text:p>0.00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24</text:p>
          </table:table-cell>
          <table:table-cell office:value-type="float" office:value="20.6772" calcext:value-type="float">
            <text:p>20.6772</text:p>
          </table:table-cell>
          <table:table-cell office:value-type="float" office:value="2656" calcext:value-type="float">
            <text:p>2656</text:p>
          </table:table-cell>
          <table:table-cell office:value-type="float" office:value="20.6142" calcext:value-type="float">
            <text:p>20.6142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2" calcext:value-type="float">
            <text:p>152</text:p>
          </table:table-cell>
          <table:table-cell office:value-type="float" office:value="0.0034" calcext:value-type="float">
            <text:p>0.00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29</text:p>
          </table:table-cell>
          <table:table-cell office:value-type="float" office:value="20.6734" calcext:value-type="float">
            <text:p>20.6734</text:p>
          </table:table-cell>
          <table:table-cell office:value-type="float" office:value="2656" calcext:value-type="float">
            <text:p>2656</text:p>
          </table:table-cell>
          <table:table-cell office:value-type="float" office:value="20.6105" calcext:value-type="float">
            <text:p>20.6105</text:p>
          </table:table-cell>
          <table:table-cell office:value-type="float" office:value="0.0629" calcext:value-type="float">
            <text:p>0.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7" calcext:value-type="float">
            <text:p>1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34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2656" calcext:value-type="float">
            <text:p>2656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0.0629" calcext:value-type="float">
            <text:p>0.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21" calcext:value-type="float">
            <text:p>0.00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40</text:p>
          </table:table-cell>
          <table:table-cell office:value-type="float" office:value="20.676" calcext:value-type="float">
            <text:p>20.676</text:p>
          </table:table-cell>
          <table:table-cell office:value-type="float" office:value="2656" calcext:value-type="float">
            <text:p>2656</text:p>
          </table:table-cell>
          <table:table-cell office:value-type="float" office:value="20.6132" calcext:value-type="float">
            <text:p>20.6132</text:p>
          </table:table-cell>
          <table:table-cell office:value-type="float" office:value="0.0628" calcext:value-type="float">
            <text:p>0.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8" calcext:value-type="float">
            <text:p>168</text:p>
          </table:table-cell>
          <table:table-cell office:value-type="float" office:value="0.0055" calcext:value-type="float">
            <text:p>0.00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28:50</text:p>
          </table:table-cell>
          <table:table-cell office:value-type="float" office:value="20.678" calcext:value-type="float">
            <text:p>20.678</text:p>
          </table:table-cell>
          <table:table-cell office:value-type="float" office:value="2656" calcext:value-type="float">
            <text:p>2656</text:p>
          </table:table-cell>
          <table:table-cell office:value-type="float" office:value="20.6153" calcext:value-type="float">
            <text:p>20.6153</text:p>
          </table:table-cell>
          <table:table-cell office:value-type="float" office:value="0.0627" calcext:value-type="float">
            <text:p>0.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8" calcext:value-type="float">
            <text:p>178</text:p>
          </table:table-cell>
          <table:table-cell office:value-type="float" office:value="0.0024" calcext:value-type="float">
            <text:p>0.002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2:54</text:p>
          </table:table-cell>
          <table:table-cell office:value-type="float" office:value="20.7035" calcext:value-type="float">
            <text:p>20.7035</text:p>
          </table:table-cell>
          <table:table-cell office:value-type="float" office:value="2656" calcext:value-type="float">
            <text:p>2656</text:p>
          </table:table-cell>
          <table:table-cell office:value-type="float" office:value="20.6436" calcext:value-type="float">
            <text:p>20.6436</text:p>
          </table:table-cell>
          <table:table-cell office:value-type="float" office:value="0.0599" calcext:value-type="float">
            <text:p>0.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1" calcext:value-type="float">
            <text:p>71</text:p>
          </table:table-cell>
          <table:table-cell office:value-type="float" office:value="0.004" calcext:value-type="float">
            <text:p>0.00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3:05</text:p>
          </table:table-cell>
          <table:table-cell office:value-type="float" office:value="20.7171" calcext:value-type="float">
            <text:p>20.7171</text:p>
          </table:table-cell>
          <table:table-cell office:value-type="float" office:value="2656" calcext:value-type="float">
            <text:p>2656</text:p>
          </table:table-cell>
          <table:table-cell office:value-type="float" office:value="20.6573" calcext:value-type="float">
            <text:p>20.6573</text:p>
          </table:table-cell>
          <table:table-cell office:value-type="float" office:value="0.0598" calcext:value-type="float">
            <text:p>0.0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2" calcext:value-type="float">
            <text:p>82</text:p>
          </table:table-cell>
          <table:table-cell office:value-type="float" office:value="0.0023" calcext:value-type="float">
            <text:p>0.00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3:58</text:p>
          </table:table-cell>
          <table:table-cell office:value-type="float" office:value="20.7182" calcext:value-type="float">
            <text:p>20.7182</text:p>
          </table:table-cell>
          <table:table-cell office:value-type="float" office:value="2656" calcext:value-type="float">
            <text:p>2656</text:p>
          </table:table-cell>
          <table:table-cell office:value-type="float" office:value="20.6585" calcext:value-type="float">
            <text:p>20.6585</text:p>
          </table:table-cell>
          <table:table-cell office:value-type="float" office:value="0.0597" calcext:value-type="float">
            <text:p>0.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5" calcext:value-type="float">
            <text:p>1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15</text:p>
          </table:table-cell>
          <table:table-cell office:value-type="float" office:value="20.7165" calcext:value-type="float">
            <text:p>20.7165</text:p>
          </table:table-cell>
          <table:table-cell office:value-type="float" office:value="2656" calcext:value-type="float">
            <text:p>2656</text:p>
          </table:table-cell>
          <table:table-cell office:value-type="float" office:value="20.6575" calcext:value-type="float">
            <text:p>20.6575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2" calcext:value-type="float">
            <text:p>152</text:p>
          </table:table-cell>
          <table:table-cell office:value-type="float" office:value="0.0037" calcext:value-type="float">
            <text:p>0.00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22</text:p>
          </table:table-cell>
          <table:table-cell office:value-type="float" office:value="20.7161" calcext:value-type="float">
            <text:p>20.7161</text:p>
          </table:table-cell>
          <table:table-cell office:value-type="float" office:value="2656" calcext:value-type="float">
            <text:p>2656</text:p>
          </table:table-cell>
          <table:table-cell office:value-type="float" office:value="20.6573" calcext:value-type="float">
            <text:p>20.6573</text:p>
          </table:table-cell>
          <table:table-cell office:value-type="float" office:value="0.0588" calcext:value-type="float">
            <text:p>0.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9" calcext:value-type="float">
            <text:p>159</text:p>
          </table:table-cell>
          <table:table-cell office:value-type="float" office:value="0.0022" calcext:value-type="float">
            <text:p>0.00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27</text:p>
          </table:table-cell>
          <table:table-cell office:value-type="float" office:value="20.7141" calcext:value-type="float">
            <text:p>20.7141</text:p>
          </table:table-cell>
          <table:table-cell office:value-type="float" office:value="2656" calcext:value-type="float">
            <text:p>2656</text:p>
          </table:table-cell>
          <table:table-cell office:value-type="float" office:value="20.6553" calcext:value-type="float">
            <text:p>20.6553</text:p>
          </table:table-cell>
          <table:table-cell office:value-type="float" office:value="0.0588" calcext:value-type="float">
            <text:p>0.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4" calcext:value-type="float">
            <text:p>164</text:p>
          </table:table-cell>
          <table:table-cell office:value-type="float" office:value="0.0042" calcext:value-type="float">
            <text:p>0.00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32</text:p>
          </table:table-cell>
          <table:table-cell office:value-type="float" office:value="20.7169" calcext:value-type="float">
            <text:p>20.7169</text:p>
          </table:table-cell>
          <table:table-cell office:value-type="float" office:value="2656" calcext:value-type="float">
            <text:p>2656</text:p>
          </table:table-cell>
          <table:table-cell office:value-type="float" office:value="20.6582" calcext:value-type="float">
            <text:p>20.6582</text:p>
          </table:table-cell>
          <table:table-cell office:value-type="float" office:value="0.0587" calcext:value-type="float">
            <text:p>0.0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9" calcext:value-type="float">
            <text:p>169</text:p>
          </table:table-cell>
          <table:table-cell office:value-type="float" office:value="0.0053" calcext:value-type="float">
            <text:p>0.00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46</text:p>
          </table:table-cell>
          <table:table-cell office:value-type="float" office:value="20.7179" calcext:value-type="float">
            <text:p>20.7179</text:p>
          </table:table-cell>
          <table:table-cell office:value-type="float" office:value="2656" calcext:value-type="float">
            <text:p>2656</text:p>
          </table:table-cell>
          <table:table-cell office:value-type="float" office:value="20.6592" calcext:value-type="float">
            <text:p>20.6592</text:p>
          </table:table-cell>
          <table:table-cell office:value-type="float" office:value="0.0586" calcext:value-type="float">
            <text:p>0.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3" calcext:value-type="float">
            <text:p>183</text:p>
          </table:table-cell>
          <table:table-cell office:value-type="float" office:value="0.0023" calcext:value-type="float">
            <text:p>0.00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4:59</text:p>
          </table:table-cell>
          <table:table-cell office:value-type="float" office:value="20.7129" calcext:value-type="float">
            <text:p>20.7129</text:p>
          </table:table-cell>
          <table:table-cell office:value-type="float" office:value="2656" calcext:value-type="float">
            <text:p>2656</text:p>
          </table:table-cell>
          <table:table-cell office:value-type="float" office:value="20.6544" calcext:value-type="float">
            <text:p>20.6544</text:p>
          </table:table-cell>
          <table:table-cell office:value-type="float" office:value="0.0585" calcext:value-type="float">
            <text:p>0.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96" calcext:value-type="float">
            <text:p>196</text:p>
          </table:table-cell>
          <table:table-cell office:value-type="float" office:value="0.0045" calcext:value-type="float">
            <text:p>0.00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5:17</text:p>
          </table:table-cell>
          <table:table-cell office:value-type="float" office:value="20.7156" calcext:value-type="float">
            <text:p>20.7156</text:p>
          </table:table-cell>
          <table:table-cell office:value-type="float" office:value="2656" calcext:value-type="float">
            <text:p>2656</text:p>
          </table:table-cell>
          <table:table-cell office:value-type="float" office:value="20.6573" calcext:value-type="float">
            <text:p>20.6573</text:p>
          </table:table-cell>
          <table:table-cell office:value-type="float" office:value="0.0583" calcext:value-type="float">
            <text:p>0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14" calcext:value-type="float">
            <text:p>214</text:p>
          </table:table-cell>
          <table:table-cell office:value-type="float" office:value="0.0063" calcext:value-type="float">
            <text:p>0.00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5:27</text:p>
          </table:table-cell>
          <table:table-cell office:value-type="float" office:value="20.7175" calcext:value-type="float">
            <text:p>20.7175</text:p>
          </table:table-cell>
          <table:table-cell office:value-type="float" office:value="2656" calcext:value-type="float">
            <text:p>2656</text:p>
          </table:table-cell>
          <table:table-cell office:value-type="float" office:value="20.6594" calcext:value-type="float">
            <text:p>20.6594</text:p>
          </table:table-cell>
          <table:table-cell office:value-type="float" office:value="0.0581" calcext:value-type="float">
            <text:p>0.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24" calcext:value-type="float">
            <text:p>224</text:p>
          </table:table-cell>
          <table:table-cell office:value-type="float" office:value="0.0018" calcext:value-type="float">
            <text:p>0.00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39:56</text:p>
          </table:table-cell>
          <table:table-cell office:value-type="float" office:value="20.9703" calcext:value-type="float">
            <text:p>20.9703</text:p>
          </table:table-cell>
          <table:table-cell office:value-type="float" office:value="2656" calcext:value-type="float">
            <text:p>2656</text:p>
          </table:table-cell>
          <table:table-cell office:value-type="float" office:value="20.9151" calcext:value-type="float">
            <text:p>20.9151</text:p>
          </table:table-cell>
          <table:table-cell office:value-type="float" office:value="0.0551" calcext:value-type="float">
            <text:p>0.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94" calcext:value-type="float">
            <text:p>94</text:p>
          </table:table-cell>
          <table:table-cell office:value-type="float" office:value="0.003" calcext:value-type="float">
            <text:p>0.00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08</text:p>
          </table:table-cell>
          <table:table-cell office:value-type="float" office:value="20.9777" calcext:value-type="float">
            <text:p>20.9777</text:p>
          </table:table-cell>
          <table:table-cell office:value-type="float" office:value="2656" calcext:value-type="float">
            <text:p>2656</text:p>
          </table:table-cell>
          <table:table-cell office:value-type="float" office:value="20.9229" calcext:value-type="float">
            <text:p>20.9229</text:p>
          </table:table-cell>
          <table:table-cell office:value-type="float" office:value="0.0547" calcext:value-type="float">
            <text:p>0.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6" calcext:value-type="float">
            <text:p>106</text:p>
          </table:table-cell>
          <table:table-cell office:value-type="float" office:value="0.0077" calcext:value-type="float">
            <text:p>0.00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13</text:p>
          </table:table-cell>
          <table:table-cell office:value-type="float" office:value="20.9752" calcext:value-type="float">
            <text:p>20.9752</text:p>
          </table:table-cell>
          <table:table-cell office:value-type="float" office:value="2656" calcext:value-type="float">
            <text:p>2656</text:p>
          </table:table-cell>
          <table:table-cell office:value-type="float" office:value="20.9206" calcext:value-type="float">
            <text:p>20.9206</text:p>
          </table:table-cell>
          <table:table-cell office:value-type="float" office:value="0.0546" calcext:value-type="float">
            <text:p>0.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1" calcext:value-type="float">
            <text:p>111</text:p>
          </table:table-cell>
          <table:table-cell office:value-type="float" office:value="0.0037" calcext:value-type="float">
            <text:p>0.00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20</text:p>
          </table:table-cell>
          <table:table-cell office:value-type="float" office:value="20.9808" calcext:value-type="float">
            <text:p>20.9808</text:p>
          </table:table-cell>
          <table:table-cell office:value-type="float" office:value="2656" calcext:value-type="float">
            <text:p>2656</text:p>
          </table:table-cell>
          <table:table-cell office:value-type="float" office:value="20.9263" calcext:value-type="float">
            <text:p>20.9263</text:p>
          </table:table-cell>
          <table:table-cell office:value-type="float" office:value="0.0545" calcext:value-type="float">
            <text:p>0.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8" calcext:value-type="float">
            <text:p>118</text:p>
          </table:table-cell>
          <table:table-cell office:value-type="float" office:value="0.005" calcext:value-type="float">
            <text:p>0.00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26</text:p>
          </table:table-cell>
          <table:table-cell office:value-type="float" office:value="20.9775" calcext:value-type="float">
            <text:p>20.9775</text:p>
          </table:table-cell>
          <table:table-cell office:value-type="float" office:value="2656" calcext:value-type="float">
            <text:p>2656</text:p>
          </table:table-cell>
          <table:table-cell office:value-type="float" office:value="20.9231" calcext:value-type="float">
            <text:p>20.9231</text:p>
          </table:table-cell>
          <table:table-cell office:value-type="float" office:value="0.0544" calcext:value-type="float">
            <text:p>0.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4" calcext:value-type="float">
            <text:p>124</text:p>
          </table:table-cell>
          <table:table-cell office:value-type="float" office:value="0.0045" calcext:value-type="float">
            <text:p>0.00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36</text:p>
          </table:table-cell>
          <table:table-cell office:value-type="float" office:value="20.978" calcext:value-type="float">
            <text:p>20.978</text:p>
          </table:table-cell>
          <table:table-cell office:value-type="float" office:value="2656" calcext:value-type="float">
            <text:p>2656</text:p>
          </table:table-cell>
          <table:table-cell office:value-type="float" office:value="20.9236" calcext:value-type="float">
            <text:p>20.9236</text:p>
          </table:table-cell>
          <table:table-cell office:value-type="float" office:value="0.0544" calcext:value-type="float">
            <text:p>0.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4" calcext:value-type="float">
            <text:p>134</text:p>
          </table:table-cell>
          <table:table-cell office:value-type="float" office:value="0.0047" calcext:value-type="float">
            <text:p>0.00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43</text:p>
          </table:table-cell>
          <table:table-cell office:value-type="float" office:value="20.9743" calcext:value-type="float">
            <text:p>20.9743</text:p>
          </table:table-cell>
          <table:table-cell office:value-type="float" office:value="2656" calcext:value-type="float">
            <text:p>2656</text:p>
          </table:table-cell>
          <table:table-cell office:value-type="float" office:value="20.9201" calcext:value-type="float">
            <text:p>20.9201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1" calcext:value-type="float">
            <text:p>141</text:p>
          </table:table-cell>
          <table:table-cell office:value-type="float" office:value="0.0085" calcext:value-type="float">
            <text:p>0.00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52</text:p>
          </table:table-cell>
          <table:table-cell office:value-type="float" office:value="20.9789" calcext:value-type="float">
            <text:p>20.9789</text:p>
          </table:table-cell>
          <table:table-cell office:value-type="float" office:value="2656" calcext:value-type="float">
            <text:p>2656</text:p>
          </table:table-cell>
          <table:table-cell office:value-type="float" office:value="20.9247" calcext:value-type="float">
            <text:p>20.9247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0" calcext:value-type="float">
            <text:p>150</text:p>
          </table:table-cell>
          <table:table-cell office:value-type="float" office:value="0.0087" calcext:value-type="float">
            <text:p>0.008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0:58</text:p>
          </table:table-cell>
          <table:table-cell office:value-type="float" office:value="20.975" calcext:value-type="float">
            <text:p>20.975</text:p>
          </table:table-cell>
          <table:table-cell office:value-type="float" office:value="2656" calcext:value-type="float">
            <text:p>2656</text:p>
          </table:table-cell>
          <table:table-cell office:value-type="float" office:value="20.921" calcext:value-type="float">
            <text:p>20.921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6" calcext:value-type="float">
            <text:p>156</text:p>
          </table:table-cell>
          <table:table-cell office:value-type="float" office:value="0.0079" calcext:value-type="float">
            <text:p>0.00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04</text:p>
          </table:table-cell>
          <table:table-cell office:value-type="float" office:value="20.9785" calcext:value-type="float">
            <text:p>20.9785</text:p>
          </table:table-cell>
          <table:table-cell office:value-type="float" office:value="2656" calcext:value-type="float">
            <text:p>2656</text:p>
          </table:table-cell>
          <table:table-cell office:value-type="float" office:value="20.9245" calcext:value-type="float">
            <text:p>20.9245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2" calcext:value-type="float">
            <text:p>162</text:p>
          </table:table-cell>
          <table:table-cell office:value-type="float" office:value="0.007" calcext:value-type="float">
            <text:p>0.00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12</text:p>
          </table:table-cell>
          <table:table-cell office:value-type="float" office:value="20.9779" calcext:value-type="float">
            <text:p>20.9779</text:p>
          </table:table-cell>
          <table:table-cell office:value-type="float" office:value="2656" calcext:value-type="float">
            <text:p>2656</text:p>
          </table:table-cell>
          <table:table-cell office:value-type="float" office:value="20.924" calcext:value-type="float">
            <text:p>20.924</text:p>
          </table:table-cell>
          <table:table-cell office:value-type="float" office:value="0.0539" calcext:value-type="float">
            <text:p>0.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0" calcext:value-type="float">
            <text:p>170</text:p>
          </table:table-cell>
          <table:table-cell office:value-type="float" office:value="0.007" calcext:value-type="float">
            <text:p>0.00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19</text:p>
          </table:table-cell>
          <table:table-cell office:value-type="float" office:value="20.9783" calcext:value-type="float">
            <text:p>20.9783</text:p>
          </table:table-cell>
          <table:table-cell office:value-type="float" office:value="2656" calcext:value-type="float">
            <text:p>2656</text:p>
          </table:table-cell>
          <table:table-cell office:value-type="float" office:value="20.9245" calcext:value-type="float">
            <text:p>20.9245</text:p>
          </table:table-cell>
          <table:table-cell office:value-type="float" office:value="0.0538" calcext:value-type="float">
            <text:p>0.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7" calcext:value-type="float">
            <text:p>177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25</text:p>
          </table:table-cell>
          <table:table-cell office:value-type="float" office:value="20.9773" calcext:value-type="float">
            <text:p>20.9773</text:p>
          </table:table-cell>
          <table:table-cell office:value-type="float" office:value="2656" calcext:value-type="float">
            <text:p>2656</text:p>
          </table:table-cell>
          <table:table-cell office:value-type="float" office:value="20.9236" calcext:value-type="float">
            <text:p>20.9236</text:p>
          </table:table-cell>
          <table:table-cell office:value-type="float" office:value="0.0537" calcext:value-type="float">
            <text:p>0.0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83" calcext:value-type="float">
            <text:p>183</text:p>
          </table:table-cell>
          <table:table-cell office:value-type="float" office:value="0.0064" calcext:value-type="float">
            <text:p>0.006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33</text:p>
          </table:table-cell>
          <table:table-cell office:value-type="float" office:value="20.9746" calcext:value-type="float">
            <text:p>20.9746</text:p>
          </table:table-cell>
          <table:table-cell office:value-type="float" office:value="2656" calcext:value-type="float">
            <text:p>2656</text:p>
          </table:table-cell>
          <table:table-cell office:value-type="float" office:value="20.921" calcext:value-type="float">
            <text:p>20.921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1" calcext:value-type="float">
            <text:p>191</text:p>
          </table:table-cell>
          <table:table-cell office:value-type="float" office:value="0.0034" calcext:value-type="float">
            <text:p>0.00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1:39</text:p>
          </table:table-cell>
          <table:table-cell office:value-type="float" office:value="20.9727" calcext:value-type="float">
            <text:p>20.9727</text:p>
          </table:table-cell>
          <table:table-cell office:value-type="float" office:value="2656" calcext:value-type="float">
            <text:p>2656</text:p>
          </table:table-cell>
          <table:table-cell office:value-type="float" office:value="20.9192" calcext:value-type="float">
            <text:p>20.9192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7" calcext:value-type="float">
            <text:p>197</text:p>
          </table:table-cell>
          <table:table-cell office:value-type="float" office:value="0.004" calcext:value-type="float">
            <text:p>0.00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19:42:16</text:p>
          </table:table-cell>
          <table:table-cell office:value-type="float" office:value="20.9739" calcext:value-type="float">
            <text:p>20.9739</text:p>
          </table:table-cell>
          <table:table-cell office:value-type="float" office:value="2656" calcext:value-type="float">
            <text:p>2656</text:p>
          </table:table-cell>
          <table:table-cell office:value-type="float" office:value="20.9208" calcext:value-type="float">
            <text:p>20.9208</text:p>
          </table:table-cell>
          <table:table-cell office:value-type="float" office:value="0.0531" calcext:value-type="float">
            <text:p>0.0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34" calcext:value-type="float">
            <text:p>2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2:34</text:p>
          </table:table-cell>
          <table:table-cell office:value-type="float" office:value="20.7018" calcext:value-type="float">
            <text:p>20.7018</text:p>
          </table:table-cell>
          <table:table-cell office:value-type="float" office:value="2656" calcext:value-type="float">
            <text:p>2656</text:p>
          </table:table-cell>
          <table:table-cell office:value-type="float" office:value="20.7516" calcext:value-type="float">
            <text:p>20.7516</text:p>
          </table:table-cell>
          <table:table-cell office:value-type="float" office:value="-0.0497" calcext:value-type="float">
            <text:p>-0.0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68" calcext:value-type="float">
            <text:p>68</text:p>
          </table:table-cell>
          <table:table-cell office:value-type="float" office:value="0.0051" calcext:value-type="float">
            <text:p>0.00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2:50</text:p>
          </table:table-cell>
          <table:table-cell office:value-type="float" office:value="20.7225" calcext:value-type="float">
            <text:p>20.7225</text:p>
          </table:table-cell>
          <table:table-cell office:value-type="float" office:value="2656" calcext:value-type="float">
            <text:p>2656</text:p>
          </table:table-cell>
          <table:table-cell office:value-type="float" office:value="20.7725" calcext:value-type="float">
            <text:p>20.772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4" calcext:value-type="float">
            <text:p>84</text:p>
          </table:table-cell>
          <table:table-cell office:value-type="float" office:value="0.0054" calcext:value-type="float">
            <text:p>0.00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2:57</text:p>
          </table:table-cell>
          <table:table-cell office:value-type="float" office:value="20.718" calcext:value-type="float">
            <text:p>20.718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" calcext:value-type="float">
            <text:p>20.768</text:p>
          </table:table-cell>
          <table:table-cell office:value-type="float" office:value="-0.0501" calcext:value-type="float">
            <text:p>-0.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1" calcext:value-type="float">
            <text:p>91</text:p>
          </table:table-cell>
          <table:table-cell office:value-type="float" office:value="0.0043" calcext:value-type="float">
            <text:p>0.00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3:11</text:p>
          </table:table-cell>
          <table:table-cell office:value-type="float" office:value="20.7178" calcext:value-type="float">
            <text:p>20.7178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" calcext:value-type="float">
            <text:p>20.768</text:p>
          </table:table-cell>
          <table:table-cell office:value-type="float" office:value="-0.0502" calcext:value-type="float">
            <text:p>-0.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5" calcext:value-type="float">
            <text:p>1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3:18</text:p>
          </table:table-cell>
          <table:table-cell office:value-type="float" office:value="20.7175" calcext:value-type="float">
            <text:p>20.7175</text:p>
          </table:table-cell>
          <table:table-cell office:value-type="float" office:value="2656" calcext:value-type="float">
            <text:p>2656</text:p>
          </table:table-cell>
          <table:table-cell office:value-type="float" office:value="20.7679" calcext:value-type="float">
            <text:p>20.7679</text:p>
          </table:table-cell>
          <table:table-cell office:value-type="float" office:value="-0.0503" calcext:value-type="float">
            <text:p>-0.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2" calcext:value-type="float">
            <text:p>1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3:32</text:p>
          </table:table-cell>
          <table:table-cell office:value-type="float" office:value="20.7201" calcext:value-type="float">
            <text:p>20.7201</text:p>
          </table:table-cell>
          <table:table-cell office:value-type="float" office:value="2656" calcext:value-type="float">
            <text:p>2656</text:p>
          </table:table-cell>
          <table:table-cell office:value-type="float" office:value="20.7705" calcext:value-type="float">
            <text:p>20.7705</text:p>
          </table:table-cell>
          <table:table-cell office:value-type="float" office:value="-0.0504" calcext:value-type="float">
            <text:p>-0.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6" calcext:value-type="float">
            <text:p>1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3:39</text:p>
          </table:table-cell>
          <table:table-cell office:value-type="float" office:value="20.7169" calcext:value-type="float">
            <text:p>20.7169</text:p>
          </table:table-cell>
          <table:table-cell office:value-type="float" office:value="2656" calcext:value-type="float">
            <text:p>2656</text:p>
          </table:table-cell>
          <table:table-cell office:value-type="float" office:value="20.7675" calcext:value-type="float">
            <text:p>20.7675</text:p>
          </table:table-cell>
          <table:table-cell office:value-type="float" office:value="-0.0506" calcext:value-type="float">
            <text:p>-0.0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3" calcext:value-type="float">
            <text:p>1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4:29</text:p>
          </table:table-cell>
          <table:table-cell office:value-type="float" office:value="20.7161" calcext:value-type="float">
            <text:p>20.7161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8" calcext:value-type="float">
            <text:p>20.7668</text:p>
          </table:table-cell>
          <table:table-cell office:value-type="float" office:value="-0.0507" calcext:value-type="float">
            <text:p>-0.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3" calcext:value-type="float">
            <text:p>183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4:38</text:p>
          </table:table-cell>
          <table:table-cell office:value-type="float" office:value="20.715" calcext:value-type="float">
            <text:p>20.715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4" calcext:value-type="float">
            <text:p>20.7664</text:p>
          </table:table-cell>
          <table:table-cell office:value-type="float" office:value="-0.0514" calcext:value-type="float">
            <text:p>-0.0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92" calcext:value-type="float">
            <text:p>192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49:35</text:p>
          </table:table-cell>
          <table:table-cell office:value-type="float" office:value="20.9502" calcext:value-type="float">
            <text:p>20.9502</text:p>
          </table:table-cell>
          <table:table-cell office:value-type="float" office:value="2656" calcext:value-type="float">
            <text:p>2656</text:p>
          </table:table-cell>
          <table:table-cell office:value-type="float" office:value="21.0052" calcext:value-type="float">
            <text:p>21.0052</text:p>
          </table:table-cell>
          <table:table-cell office:value-type="float" office:value="-0.0549" calcext:value-type="float">
            <text:p>-0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97" calcext:value-type="float">
            <text:p>97</text:p>
          </table:table-cell>
          <table:table-cell office:value-type="float" office:value="0.0069" calcext:value-type="float">
            <text:p>0.00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01</text:p>
          </table:table-cell>
          <table:table-cell office:value-type="float" office:value="20.9346" calcext:value-type="float">
            <text:p>20.9346</text:p>
          </table:table-cell>
          <table:table-cell office:value-type="float" office:value="2656" calcext:value-type="float">
            <text:p>2656</text:p>
          </table:table-cell>
          <table:table-cell office:value-type="float" office:value="20.9901" calcext:value-type="float">
            <text:p>20.9901</text:p>
          </table:table-cell>
          <table:table-cell office:value-type="float" office:value="-0.0555" calcext:value-type="float">
            <text:p>-0.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3" calcext:value-type="float">
            <text:p>123</text:p>
          </table:table-cell>
          <table:table-cell office:value-type="float" office:value="0.0057" calcext:value-type="float">
            <text:p>0.005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14</text:p>
          </table:table-cell>
          <table:table-cell office:value-type="float" office:value="20.929" calcext:value-type="float">
            <text:p>20.929</text:p>
          </table:table-cell>
          <table:table-cell office:value-type="float" office:value="2656" calcext:value-type="float">
            <text:p>2656</text:p>
          </table:table-cell>
          <table:table-cell office:value-type="float" office:value="20.9848" calcext:value-type="float">
            <text:p>20.9848</text:p>
          </table:table-cell>
          <table:table-cell office:value-type="float" office:value="-0.0558" calcext:value-type="float">
            <text:p>-0.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36" calcext:value-type="float">
            <text:p>136</text:p>
          </table:table-cell>
          <table:table-cell office:value-type="float" office:value="0.0033" calcext:value-type="float">
            <text:p>0.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23</text:p>
          </table:table-cell>
          <table:table-cell office:value-type="float" office:value="20.932" calcext:value-type="float">
            <text:p>20.932</text:p>
          </table:table-cell>
          <table:table-cell office:value-type="float" office:value="2656" calcext:value-type="float">
            <text:p>2656</text:p>
          </table:table-cell>
          <table:table-cell office:value-type="float" office:value="20.988" calcext:value-type="float">
            <text:p>20.988</text:p>
          </table:table-cell>
          <table:table-cell office:value-type="float" office:value="-0.056" calcext:value-type="float">
            <text:p>-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45" calcext:value-type="float">
            <text:p>145</text:p>
          </table:table-cell>
          <table:table-cell office:value-type="float" office:value="0.0076" calcext:value-type="float">
            <text:p>0.007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30</text:p>
          </table:table-cell>
          <table:table-cell office:value-type="float" office:value="20.9308" calcext:value-type="float">
            <text:p>20.9308</text:p>
          </table:table-cell>
          <table:table-cell office:value-type="float" office:value="2656" calcext:value-type="float">
            <text:p>2656</text:p>
          </table:table-cell>
          <table:table-cell office:value-type="float" office:value="20.9869" calcext:value-type="float">
            <text:p>20.9869</text:p>
          </table:table-cell>
          <table:table-cell office:value-type="float" office:value="-0.0561" calcext:value-type="float">
            <text:p>-0.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2" calcext:value-type="float">
            <text:p>152</text:p>
          </table:table-cell>
          <table:table-cell office:value-type="float" office:value="0.0042" calcext:value-type="float">
            <text:p>0.00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37</text:p>
          </table:table-cell>
          <table:table-cell office:value-type="float" office:value="20.9314" calcext:value-type="float">
            <text:p>20.9314</text:p>
          </table:table-cell>
          <table:table-cell office:value-type="float" office:value="2656" calcext:value-type="float">
            <text:p>2656</text:p>
          </table:table-cell>
          <table:table-cell office:value-type="float" office:value="20.9876" calcext:value-type="float">
            <text:p>20.9876</text:p>
          </table:table-cell>
          <table:table-cell office:value-type="float" office:value="-0.0562" calcext:value-type="float">
            <text:p>-0.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9" calcext:value-type="float">
            <text:p>159</text:p>
          </table:table-cell>
          <table:table-cell office:value-type="float" office:value="0.005" calcext:value-type="float">
            <text:p>0.0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0:44</text:p>
          </table:table-cell>
          <table:table-cell office:value-type="float" office:value="20.9356" calcext:value-type="float">
            <text:p>20.9356</text:p>
          </table:table-cell>
          <table:table-cell office:value-type="float" office:value="2656" calcext:value-type="float">
            <text:p>2656</text:p>
          </table:table-cell>
          <table:table-cell office:value-type="float" office:value="20.9919" calcext:value-type="float">
            <text:p>20.9919</text:p>
          </table:table-cell>
          <table:table-cell office:value-type="float" office:value="-0.0563" calcext:value-type="float">
            <text:p>-0.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6" calcext:value-type="float">
            <text:p>166</text:p>
          </table:table-cell>
          <table:table-cell office:value-type="float" office:value="0.0029" calcext:value-type="float">
            <text:p>0.00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1:33</text:p>
          </table:table-cell>
          <table:table-cell office:value-type="float" office:value="20.9348" calcext:value-type="float">
            <text:p>20.9348</text:p>
          </table:table-cell>
          <table:table-cell office:value-type="float" office:value="2656" calcext:value-type="float">
            <text:p>2656</text:p>
          </table:table-cell>
          <table:table-cell office:value-type="float" office:value="20.9912" calcext:value-type="float">
            <text:p>20.9912</text:p>
          </table:table-cell>
          <table:table-cell office:value-type="float" office:value="-0.0564" calcext:value-type="float">
            <text:p>-0.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215" calcext:value-type="float">
            <text:p>215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1:39</text:p>
          </table:table-cell>
          <table:table-cell office:value-type="float" office:value="20.9322" calcext:value-type="float">
            <text:p>20.9322</text:p>
          </table:table-cell>
          <table:table-cell office:value-type="float" office:value="2656" calcext:value-type="float">
            <text:p>2656</text:p>
          </table:table-cell>
          <table:table-cell office:value-type="float" office:value="20.9892" calcext:value-type="float">
            <text:p>20.9892</text:p>
          </table:table-cell>
          <table:table-cell office:value-type="float" office:value="-0.057" calcext:value-type="float">
            <text:p>-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221" calcext:value-type="float">
            <text:p>221</text:p>
          </table:table-cell>
          <table:table-cell office:value-type="float" office:value="0.0008" calcext:value-type="float">
            <text:p>0.00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1:45</text:p>
          </table:table-cell>
          <table:table-cell office:value-type="float" office:value="20.933" calcext:value-type="float">
            <text:p>20.933</text:p>
          </table:table-cell>
          <table:table-cell office:value-type="float" office:value="2656" calcext:value-type="float">
            <text:p>2656</text:p>
          </table:table-cell>
          <table:table-cell office:value-type="float" office:value="20.9901" calcext:value-type="float">
            <text:p>20.9901</text:p>
          </table:table-cell>
          <table:table-cell office:value-type="float" office:value="-0.0571" calcext:value-type="float">
            <text:p>-0.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227" calcext:value-type="float">
            <text:p>2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1:52</text:p>
          </table:table-cell>
          <table:table-cell office:value-type="float" office:value="20.9352" calcext:value-type="float">
            <text:p>20.9352</text:p>
          </table:table-cell>
          <table:table-cell office:value-type="float" office:value="2656" calcext:value-type="float">
            <text:p>2656</text:p>
          </table:table-cell>
          <table:table-cell office:value-type="float" office:value="20.9924" calcext:value-type="float">
            <text:p>20.9924</text:p>
          </table:table-cell>
          <table:table-cell office:value-type="float" office:value="-0.0572" calcext:value-type="float">
            <text:p>-0.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234" calcext:value-type="float">
            <text:p>234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2:14</text:p>
          </table:table-cell>
          <table:table-cell office:value-type="float" office:value="20.9321" calcext:value-type="float">
            <text:p>20.9321</text:p>
          </table:table-cell>
          <table:table-cell office:value-type="float" office:value="2656" calcext:value-type="float">
            <text:p>2656</text:p>
          </table:table-cell>
          <table:table-cell office:value-type="float" office:value="20.9894" calcext:value-type="float">
            <text:p>20.9894</text:p>
          </table:table-cell>
          <table:table-cell office:value-type="float" office:value="-0.0573" calcext:value-type="float">
            <text:p>-0.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256" calcext:value-type="float">
            <text:p>256</text:p>
          </table:table-cell>
          <table:table-cell office:value-type="float" office:value="0.0045" calcext:value-type="float">
            <text:p>0.004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6:50</text:p>
          </table:table-cell>
          <table:table-cell office:value-type="float" office:value="20.9864" calcext:value-type="float">
            <text:p>20.9864</text:p>
          </table:table-cell>
          <table:table-cell office:value-type="float" office:value="2656" calcext:value-type="float">
            <text:p>2656</text:p>
          </table:table-cell>
          <table:table-cell office:value-type="float" office:value="21.0472" calcext:value-type="float">
            <text:p>21.0472</text:p>
          </table:table-cell>
          <table:table-cell office:value-type="float" office:value="-0.0607" calcext:value-type="float">
            <text:p>-0.0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97" calcext:value-type="float">
            <text:p>97</text:p>
          </table:table-cell>
          <table:table-cell office:value-type="float" office:value="0.0006" calcext:value-type="float">
            <text:p>0.000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6:58</text:p>
          </table:table-cell>
          <table:table-cell office:value-type="float" office:value="20.9935" calcext:value-type="float">
            <text:p>20.9935</text:p>
          </table:table-cell>
          <table:table-cell office:value-type="float" office:value="2656" calcext:value-type="float">
            <text:p>2656</text:p>
          </table:table-cell>
          <table:table-cell office:value-type="float" office:value="21.0546" calcext:value-type="float">
            <text:p>21.0546</text:p>
          </table:table-cell>
          <table:table-cell office:value-type="float" office:value="-0.0611" calcext:value-type="float">
            <text:p>-0.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5" calcext:value-type="float">
            <text:p>1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7:05</text:p>
          </table:table-cell>
          <table:table-cell office:value-type="float" office:value="20.9911" calcext:value-type="float">
            <text:p>20.9911</text:p>
          </table:table-cell>
          <table:table-cell office:value-type="float" office:value="2656" calcext:value-type="float">
            <text:p>2656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-0.0612" calcext:value-type="float">
            <text:p>-0.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2" calcext:value-type="float">
            <text:p>1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7:12</text:p>
          </table:table-cell>
          <table:table-cell office:value-type="float" office:value="20.994" calcext:value-type="float">
            <text:p>20.994</text:p>
          </table:table-cell>
          <table:table-cell office:value-type="float" office:value="2656" calcext:value-type="float">
            <text:p>2656</text:p>
          </table:table-cell>
          <table:table-cell office:value-type="float" office:value="21.0553" calcext:value-type="float">
            <text:p>21.0553</text:p>
          </table:table-cell>
          <table:table-cell office:value-type="float" office:value="-0.0613" calcext:value-type="float">
            <text:p>-0.0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9" calcext:value-type="float">
            <text:p>119</text:p>
          </table:table-cell>
          <table:table-cell office:value-type="float" office:value="0.0039" calcext:value-type="float">
            <text:p>0.00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7:25</text:p>
          </table:table-cell>
          <table:table-cell office:value-type="float" office:value="20.9947" calcext:value-type="float">
            <text:p>20.9947</text:p>
          </table:table-cell>
          <table:table-cell office:value-type="float" office:value="2656" calcext:value-type="float">
            <text:p>2656</text:p>
          </table:table-cell>
          <table:table-cell office:value-type="float" office:value="21.056" calcext:value-type="float">
            <text:p>21.056</text:p>
          </table:table-cell>
          <table:table-cell office:value-type="float" office:value="-0.0614" calcext:value-type="float">
            <text:p>-0.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2" calcext:value-type="float">
            <text:p>1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7:51</text:p>
          </table:table-cell>
          <table:table-cell office:value-type="float" office:value="20.9952" calcext:value-type="float">
            <text:p>20.9952</text:p>
          </table:table-cell>
          <table:table-cell office:value-type="float" office:value="2656" calcext:value-type="float">
            <text:p>2656</text:p>
          </table:table-cell>
          <table:table-cell office:value-type="float" office:value="21.0567" calcext:value-type="float">
            <text:p>21.0567</text:p>
          </table:table-cell>
          <table:table-cell office:value-type="float" office:value="-0.0615" calcext:value-type="float">
            <text:p>-0.0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8" calcext:value-type="float">
            <text:p>158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7:57</text:p>
          </table:table-cell>
          <table:table-cell office:value-type="float" office:value="20.9938" calcext:value-type="float">
            <text:p>20.9938</text:p>
          </table:table-cell>
          <table:table-cell office:value-type="float" office:value="2656" calcext:value-type="float">
            <text:p>2656</text:p>
          </table:table-cell>
          <table:table-cell office:value-type="float" office:value="21.0557" calcext:value-type="float">
            <text:p>21.0557</text:p>
          </table:table-cell>
          <table:table-cell office:value-type="float" office:value="-0.0619" calcext:value-type="float">
            <text:p>-0.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4" calcext:value-type="float">
            <text:p>1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8:05</text:p>
          </table:table-cell>
          <table:table-cell office:value-type="float" office:value="20.9937" calcext:value-type="float">
            <text:p>20.9937</text:p>
          </table:table-cell>
          <table:table-cell office:value-type="float" office:value="2656" calcext:value-type="float">
            <text:p>2656</text:p>
          </table:table-cell>
          <table:table-cell office:value-type="float" office:value="21.0557" calcext:value-type="float">
            <text:p>21.0557</text:p>
          </table:table-cell>
          <table:table-cell office:value-type="float" office:value="-0.0619" calcext:value-type="float">
            <text:p>-0.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2" calcext:value-type="float">
            <text:p>172</text:p>
          </table:table-cell>
          <table:table-cell office:value-type="float" office:value="0.0037" calcext:value-type="float">
            <text:p>0.003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8:11</text:p>
          </table:table-cell>
          <table:table-cell office:value-type="float" office:value="20.9924" calcext:value-type="float">
            <text:p>20.9924</text:p>
          </table:table-cell>
          <table:table-cell office:value-type="float" office:value="2656" calcext:value-type="float">
            <text:p>2656</text:p>
          </table:table-cell>
          <table:table-cell office:value-type="float" office:value="21.0544" calcext:value-type="float">
            <text:p>21.0544</text:p>
          </table:table-cell>
          <table:table-cell office:value-type="float" office:value="-0.062" calcext:value-type="float">
            <text:p>-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8" calcext:value-type="float">
            <text:p>178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8:30</text:p>
          </table:table-cell>
          <table:table-cell office:value-type="float" office:value="20.9971" calcext:value-type="float">
            <text:p>20.9971</text:p>
          </table:table-cell>
          <table:table-cell office:value-type="float" office:value="2656" calcext:value-type="float">
            <text:p>2656</text:p>
          </table:table-cell>
          <table:table-cell office:value-type="float" office:value="21.0592" calcext:value-type="float">
            <text:p>21.0592</text:p>
          </table:table-cell>
          <table:table-cell office:value-type="float" office:value="-0.0621" calcext:value-type="float">
            <text:p>-0.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7" calcext:value-type="float">
            <text:p>1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1:58:41</text:p>
          </table:table-cell>
          <table:table-cell office:value-type="float" office:value="20.9935" calcext:value-type="float">
            <text:p>20.9935</text:p>
          </table:table-cell>
          <table:table-cell office:value-type="float" office:value="2656" calcext:value-type="float">
            <text:p>2656</text:p>
          </table:table-cell>
          <table:table-cell office:value-type="float" office:value="21.0558" calcext:value-type="float">
            <text:p>21.0558</text:p>
          </table:table-cell>
          <table:table-cell office:value-type="float" office:value="-0.0623" calcext:value-type="float">
            <text:p>-0.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08" calcext:value-type="float">
            <text:p>20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6:53</text:p>
          </table:table-cell>
          <table:table-cell office:value-type="float" office:value="20.4114" calcext:value-type="float">
            <text:p>20.4114</text:p>
          </table:table-cell>
          <table:table-cell office:value-type="float" office:value="2656" calcext:value-type="float">
            <text:p>2656</text:p>
          </table:table-cell>
          <table:table-cell office:value-type="float" office:value="20.4795" calcext:value-type="float">
            <text:p>20.4795</text:p>
          </table:table-cell>
          <table:table-cell office:value-type="float" office:value="-0.0682" calcext:value-type="float">
            <text:p>-0.0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97" calcext:value-type="float">
            <text:p>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7:01</text:p>
          </table:table-cell>
          <table:table-cell office:value-type="float" office:value="20.4458" calcext:value-type="float">
            <text:p>20.4458</text:p>
          </table:table-cell>
          <table:table-cell office:value-type="float" office:value="2656" calcext:value-type="float">
            <text:p>2656</text:p>
          </table:table-cell>
          <table:table-cell office:value-type="float" office:value="20.5143" calcext:value-type="float">
            <text:p>20.5143</text:p>
          </table:table-cell>
          <table:table-cell office:value-type="float" office:value="-0.0685" calcext:value-type="float">
            <text:p>-0.0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05" calcext:value-type="float">
            <text:p>1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7:15</text:p>
          </table:table-cell>
          <table:table-cell office:value-type="float" office:value="20.4492" calcext:value-type="float">
            <text:p>20.4492</text:p>
          </table:table-cell>
          <table:table-cell office:value-type="float" office:value="2656" calcext:value-type="float">
            <text:p>2656</text:p>
          </table:table-cell>
          <table:table-cell office:value-type="float" office:value="20.5178" calcext:value-type="float">
            <text:p>20.5178</text:p>
          </table:table-cell>
          <table:table-cell office:value-type="float" office:value="-0.0686" calcext:value-type="float">
            <text:p>-0.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19" calcext:value-type="float">
            <text:p>119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7:40</text:p>
          </table:table-cell>
          <table:table-cell office:value-type="float" office:value="20.4512" calcext:value-type="float">
            <text:p>20.4512</text:p>
          </table:table-cell>
          <table:table-cell office:value-type="float" office:value="2656" calcext:value-type="float">
            <text:p>2656</text:p>
          </table:table-cell>
          <table:table-cell office:value-type="float" office:value="20.5199" calcext:value-type="float">
            <text:p>20.5199</text:p>
          </table:table-cell>
          <table:table-cell office:value-type="float" office:value="-0.0688" calcext:value-type="float">
            <text:p>-0.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44" calcext:value-type="float">
            <text:p>144</text:p>
          </table:table-cell>
          <table:table-cell office:value-type="float" office:value="0.0035" calcext:value-type="float">
            <text:p>0.00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7:54</text:p>
          </table:table-cell>
          <table:table-cell office:value-type="float" office:value="20.4504" calcext:value-type="float">
            <text:p>20.4504</text:p>
          </table:table-cell>
          <table:table-cell office:value-type="float" office:value="2656" calcext:value-type="float">
            <text:p>2656</text:p>
          </table:table-cell>
          <table:table-cell office:value-type="float" office:value="20.5194" calcext:value-type="float">
            <text:p>20.5194</text:p>
          </table:table-cell>
          <table:table-cell office:value-type="float" office:value="-0.0691" calcext:value-type="float">
            <text:p>-0.0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58" calcext:value-type="float">
            <text:p>158</text:p>
          </table:table-cell>
          <table:table-cell office:value-type="float" office:value="0.0029" calcext:value-type="float">
            <text:p>0.00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8:03</text:p>
          </table:table-cell>
          <table:table-cell office:value-type="float" office:value="20.4484" calcext:value-type="float">
            <text:p>20.4484</text:p>
          </table:table-cell>
          <table:table-cell office:value-type="float" office:value="2656" calcext:value-type="float">
            <text:p>2656</text:p>
          </table:table-cell>
          <table:table-cell office:value-type="float" office:value="20.5176" calcext:value-type="float">
            <text:p>20.5176</text:p>
          </table:table-cell>
          <table:table-cell office:value-type="float" office:value="-0.0692" calcext:value-type="float">
            <text:p>-0.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67" calcext:value-type="float">
            <text:p>167</text:p>
          </table:table-cell>
          <table:table-cell office:value-type="float" office:value="0.0043" calcext:value-type="float">
            <text:p>0.00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8:17</text:p>
          </table:table-cell>
          <table:table-cell office:value-type="float" office:value="20.4502" calcext:value-type="float">
            <text:p>20.4502</text:p>
          </table:table-cell>
          <table:table-cell office:value-type="float" office:value="2656" calcext:value-type="float">
            <text:p>2656</text:p>
          </table:table-cell>
          <table:table-cell office:value-type="float" office:value="20.5196" calcext:value-type="float">
            <text:p>20.5196</text:p>
          </table:table-cell>
          <table:table-cell office:value-type="float" office:value="-0.0693" calcext:value-type="float">
            <text:p>-0.0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81" calcext:value-type="float">
            <text:p>181</text:p>
          </table:table-cell>
          <table:table-cell office:value-type="float" office:value="0.0042" calcext:value-type="float">
            <text:p>0.00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08:45</text:p>
          </table:table-cell>
          <table:table-cell office:value-type="float" office:value="20.4474" calcext:value-type="float">
            <text:p>20.4474</text:p>
          </table:table-cell>
          <table:table-cell office:value-type="float" office:value="2656" calcext:value-type="float">
            <text:p>2656</text:p>
          </table:table-cell>
          <table:table-cell office:value-type="float" office:value="20.5169" calcext:value-type="float">
            <text:p>20.5169</text:p>
          </table:table-cell>
          <table:table-cell office:value-type="float" office:value="-0.0695" calcext:value-type="float">
            <text:p>-0.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209" calcext:value-type="float">
            <text:p>2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4:19</text:p>
          </table:table-cell>
          <table:table-cell office:value-type="float" office:value="20.8262" calcext:value-type="float">
            <text:p>20.8262</text:p>
          </table:table-cell>
          <table:table-cell office:value-type="float" office:value="2656" calcext:value-type="float">
            <text:p>2656</text:p>
          </table:table-cell>
          <table:table-cell office:value-type="float" office:value="20.8997" calcext:value-type="float">
            <text:p>20.8997</text:p>
          </table:table-cell>
          <table:table-cell office:value-type="float" office:value="-0.0736" calcext:value-type="float">
            <text:p>-0.0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77" calcext:value-type="float">
            <text:p>77</text:p>
          </table:table-cell>
          <table:table-cell office:value-type="float" office:value="0.0022" calcext:value-type="float">
            <text:p>0.00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4:39</text:p>
          </table:table-cell>
          <table:table-cell office:value-type="float" office:value="20.8407" calcext:value-type="float">
            <text:p>20.8407</text:p>
          </table:table-cell>
          <table:table-cell office:value-type="float" office:value="2656" calcext:value-type="float">
            <text:p>2656</text:p>
          </table:table-cell>
          <table:table-cell office:value-type="float" office:value="20.9144" calcext:value-type="float">
            <text:p>20.9144</text:p>
          </table:table-cell>
          <table:table-cell office:value-type="float" office:value="-0.0737" calcext:value-type="float">
            <text:p>-0.0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97" calcext:value-type="float">
            <text:p>97</text:p>
          </table:table-cell>
          <table:table-cell office:value-type="float" office:value="0.0058" calcext:value-type="float">
            <text:p>0.00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4:50</text:p>
          </table:table-cell>
          <table:table-cell office:value-type="float" office:value="20.8339" calcext:value-type="float">
            <text:p>20.8339</text:p>
          </table:table-cell>
          <table:table-cell office:value-type="float" office:value="2656" calcext:value-type="float">
            <text:p>2656</text:p>
          </table:table-cell>
          <table:table-cell office:value-type="float" office:value="20.9079" calcext:value-type="float">
            <text:p>20.9079</text:p>
          </table:table-cell>
          <table:table-cell office:value-type="float" office:value="-0.0739" calcext:value-type="float">
            <text:p>-0.0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08" calcext:value-type="float">
            <text:p>1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4:56</text:p>
          </table:table-cell>
          <table:table-cell office:value-type="float" office:value="20.8395" calcext:value-type="float">
            <text:p>20.8395</text:p>
          </table:table-cell>
          <table:table-cell office:value-type="float" office:value="2656" calcext:value-type="float">
            <text:p>2656</text:p>
          </table:table-cell>
          <table:table-cell office:value-type="float" office:value="20.9135" calcext:value-type="float">
            <text:p>20.9135</text:p>
          </table:table-cell>
          <table:table-cell office:value-type="float" office:value="-0.0741" calcext:value-type="float">
            <text:p>-0.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14" calcext:value-type="float">
            <text:p>1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02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656" calcext:value-type="float">
            <text:p>2656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-0.0741" calcext:value-type="float">
            <text:p>-0.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0" calcext:value-type="float">
            <text:p>1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09</text:p>
          </table:table-cell>
          <table:table-cell office:value-type="float" office:value="20.8376" calcext:value-type="float">
            <text:p>20.8376</text:p>
          </table:table-cell>
          <table:table-cell office:value-type="float" office:value="2656" calcext:value-type="float">
            <text:p>2656</text:p>
          </table:table-cell>
          <table:table-cell office:value-type="float" office:value="20.9118" calcext:value-type="float">
            <text:p>20.9118</text:p>
          </table:table-cell>
          <table:table-cell office:value-type="float" office:value="-0.0742" calcext:value-type="float">
            <text:p>-0.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7" calcext:value-type="float">
            <text:p>127</text:p>
          </table:table-cell>
          <table:table-cell office:value-type="float" office:value="0.0057" calcext:value-type="float">
            <text:p>0.00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16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656" calcext:value-type="float">
            <text:p>2656</text:p>
          </table:table-cell>
          <table:table-cell office:value-type="float" office:value="20.9107" calcext:value-type="float">
            <text:p>20.9107</text:p>
          </table:table-cell>
          <table:table-cell office:value-type="float" office:value="-0.0743" calcext:value-type="float">
            <text:p>-0.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34" calcext:value-type="float">
            <text:p>1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23</text:p>
          </table:table-cell>
          <table:table-cell office:value-type="float" office:value="20.8351" calcext:value-type="float">
            <text:p>20.8351</text:p>
          </table:table-cell>
          <table:table-cell office:value-type="float" office:value="2656" calcext:value-type="float">
            <text:p>2656</text:p>
          </table:table-cell>
          <table:table-cell office:value-type="float" office:value="20.9095" calcext:value-type="float">
            <text:p>20.9095</text:p>
          </table:table-cell>
          <table:table-cell office:value-type="float" office:value="-0.0743" calcext:value-type="float">
            <text:p>-0.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41" calcext:value-type="float">
            <text:p>141</text:p>
          </table:table-cell>
          <table:table-cell office:value-type="float" office:value="0.0085" calcext:value-type="float">
            <text:p>0.00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29</text:p>
          </table:table-cell>
          <table:table-cell office:value-type="float" office:value="20.8382" calcext:value-type="float">
            <text:p>20.8382</text:p>
          </table:table-cell>
          <table:table-cell office:value-type="float" office:value="2656" calcext:value-type="float">
            <text:p>2656</text:p>
          </table:table-cell>
          <table:table-cell office:value-type="float" office:value="20.9127" calcext:value-type="float">
            <text:p>20.9127</text:p>
          </table:table-cell>
          <table:table-cell office:value-type="float" office:value="-0.0744" calcext:value-type="float">
            <text:p>-0.0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47" calcext:value-type="float">
            <text:p>147</text:p>
          </table:table-cell>
          <table:table-cell office:value-type="float" office:value="0.0062" calcext:value-type="float">
            <text:p>0.00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35</text:p>
          </table:table-cell>
          <table:table-cell office:value-type="float" office:value="20.8366" calcext:value-type="float">
            <text:p>20.8366</text:p>
          </table:table-cell>
          <table:table-cell office:value-type="float" office:value="2656" calcext:value-type="float">
            <text:p>2656</text:p>
          </table:table-cell>
          <table:table-cell office:value-type="float" office:value="20.9111" calcext:value-type="float">
            <text:p>20.9111</text:p>
          </table:table-cell>
          <table:table-cell office:value-type="float" office:value="-0.0745" calcext:value-type="float">
            <text:p>-0.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53" calcext:value-type="float">
            <text:p>153</text:p>
          </table:table-cell>
          <table:table-cell office:value-type="float" office:value="0.0035" calcext:value-type="float">
            <text:p>0.00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41</text:p>
          </table:table-cell>
          <table:table-cell office:value-type="float" office:value="20.8354" calcext:value-type="float">
            <text:p>20.8354</text:p>
          </table:table-cell>
          <table:table-cell office:value-type="float" office:value="2656" calcext:value-type="float">
            <text:p>2656</text:p>
          </table:table-cell>
          <table:table-cell office:value-type="float" office:value="20.91" calcext:value-type="float">
            <text:p>20.91</text:p>
          </table:table-cell>
          <table:table-cell office:value-type="float" office:value="-0.0746" calcext:value-type="float">
            <text:p>-0.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59" calcext:value-type="float">
            <text:p>159</text:p>
          </table:table-cell>
          <table:table-cell office:value-type="float" office:value="0.0061" calcext:value-type="float">
            <text:p>0.00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47</text:p>
          </table:table-cell>
          <table:table-cell office:value-type="float" office:value="20.838" calcext:value-type="float">
            <text:p>20.838</text:p>
          </table:table-cell>
          <table:table-cell office:value-type="float" office:value="2656" calcext:value-type="float">
            <text:p>2656</text:p>
          </table:table-cell>
          <table:table-cell office:value-type="float" office:value="20.9127" calcext:value-type="float">
            <text:p>20.9127</text:p>
          </table:table-cell>
          <table:table-cell office:value-type="float" office:value="-0.0746" calcext:value-type="float">
            <text:p>-0.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65" calcext:value-type="float">
            <text:p>165</text:p>
          </table:table-cell>
          <table:table-cell office:value-type="float" office:value="0.0072" calcext:value-type="float">
            <text:p>0.00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53</text:p>
          </table:table-cell>
          <table:table-cell office:value-type="float" office:value="20.8406" calcext:value-type="float">
            <text:p>20.8406</text:p>
          </table:table-cell>
          <table:table-cell office:value-type="float" office:value="2656" calcext:value-type="float">
            <text:p>2656</text:p>
          </table:table-cell>
          <table:table-cell office:value-type="float" office:value="20.9153" calcext:value-type="float">
            <text:p>20.9153</text:p>
          </table:table-cell>
          <table:table-cell office:value-type="float" office:value="-0.0747" calcext:value-type="float">
            <text:p>-0.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71" calcext:value-type="float">
            <text:p>171</text:p>
          </table:table-cell>
          <table:table-cell office:value-type="float" office:value="0.0043" calcext:value-type="float">
            <text:p>0.00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5:59</text:p>
          </table:table-cell>
          <table:table-cell office:value-type="float" office:value="20.8377" calcext:value-type="float">
            <text:p>20.8377</text:p>
          </table:table-cell>
          <table:table-cell office:value-type="float" office:value="2656" calcext:value-type="float">
            <text:p>2656</text:p>
          </table:table-cell>
          <table:table-cell office:value-type="float" office:value="20.9125" calcext:value-type="float">
            <text:p>20.9125</text:p>
          </table:table-cell>
          <table:table-cell office:value-type="float" office:value="-0.0748" calcext:value-type="float">
            <text:p>-0.0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77" calcext:value-type="float">
            <text:p>177</text:p>
          </table:table-cell>
          <table:table-cell office:value-type="float" office:value="0.0042" calcext:value-type="float">
            <text:p>0.00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16:43</text:p>
          </table:table-cell>
          <table:table-cell office:value-type="float" office:value="20.8345" calcext:value-type="float">
            <text:p>20.8345</text:p>
          </table:table-cell>
          <table:table-cell office:value-type="float" office:value="2656" calcext:value-type="float">
            <text:p>2656</text:p>
          </table:table-cell>
          <table:table-cell office:value-type="float" office:value="20.9093" calcext:value-type="float">
            <text:p>20.9093</text:p>
          </table:table-cell>
          <table:table-cell office:value-type="float" office:value="-0.0748" calcext:value-type="float">
            <text:p>-0.0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221" calcext:value-type="float">
            <text:p>221</text:p>
          </table:table-cell>
          <table:table-cell office:value-type="float" office:value="0.0019" calcext:value-type="float">
            <text:p>0.00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5:43</text:p>
          </table:table-cell>
          <table:table-cell office:value-type="float" office:value="21.6193" calcext:value-type="float">
            <text:p>21.6193</text:p>
          </table:table-cell>
          <table:table-cell office:value-type="float" office:value="2656" calcext:value-type="float">
            <text:p>2656</text:p>
          </table:table-cell>
          <table:table-cell office:value-type="float" office:value="21.7002" calcext:value-type="float">
            <text:p>21.7002</text:p>
          </table:table-cell>
          <table:table-cell office:value-type="float" office:value="-0.0809" calcext:value-type="float">
            <text:p>-0.0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82" calcext:value-type="float">
            <text:p>82</text:p>
          </table:table-cell>
          <table:table-cell office:value-type="float" office:value="0.0097" calcext:value-type="float">
            <text:p>0.009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07</text:p>
          </table:table-cell>
          <table:table-cell office:value-type="float" office:value="21.6023" calcext:value-type="float">
            <text:p>21.6023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4" calcext:value-type="float">
            <text:p>21.6834</text:p>
          </table:table-cell>
          <table:table-cell office:value-type="float" office:value="-0.0811" calcext:value-type="float">
            <text:p>-0.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06" calcext:value-type="float">
            <text:p>1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13</text:p>
          </table:table-cell>
          <table:table-cell office:value-type="float" office:value="21.599" calcext:value-type="float">
            <text:p>21.599</text:p>
          </table:table-cell>
          <table:table-cell office:value-type="float" office:value="2656" calcext:value-type="float">
            <text:p>2656</text:p>
          </table:table-cell>
          <table:table-cell office:value-type="float" office:value="21.6803" calcext:value-type="float">
            <text:p>21.6803</text:p>
          </table:table-cell>
          <table:table-cell office:value-type="float" office:value="-0.0813" calcext:value-type="float">
            <text:p>-0.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12" calcext:value-type="float">
            <text:p>112</text:p>
          </table:table-cell>
          <table:table-cell office:value-type="float" office:value="0.0064" calcext:value-type="float">
            <text:p>0.00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18</text:p>
          </table:table-cell>
          <table:table-cell office:value-type="float" office:value="21.6025" calcext:value-type="float">
            <text:p>21.6025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9" calcext:value-type="float">
            <text:p>21.6839</text:p>
          </table:table-cell>
          <table:table-cell office:value-type="float" office:value="-0.0814" calcext:value-type="float">
            <text:p>-0.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17" calcext:value-type="float">
            <text:p>1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24</text:p>
          </table:table-cell>
          <table:table-cell office:value-type="float" office:value="21.6033" calcext:value-type="float">
            <text:p>21.6033</text:p>
          </table:table-cell>
          <table:table-cell office:value-type="float" office:value="2656" calcext:value-type="float">
            <text:p>2656</text:p>
          </table:table-cell>
          <table:table-cell office:value-type="float" office:value="21.6848" calcext:value-type="float">
            <text:p>21.6848</text:p>
          </table:table-cell>
          <table:table-cell office:value-type="float" office:value="-0.0815" calcext:value-type="float">
            <text:p>-0.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23" calcext:value-type="float">
            <text:p>123</text:p>
          </table:table-cell>
          <table:table-cell office:value-type="float" office:value="0.0062" calcext:value-type="float">
            <text:p>0.00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31</text:p>
          </table:table-cell>
          <table:table-cell office:value-type="float" office:value="21.6015" calcext:value-type="float">
            <text:p>21.6015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" calcext:value-type="float">
            <text:p>21.683</text:p>
          </table:table-cell>
          <table:table-cell office:value-type="float" office:value="-0.0815" calcext:value-type="float">
            <text:p>-0.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30" calcext:value-type="float">
            <text:p>130</text:p>
          </table:table-cell>
          <table:table-cell office:value-type="float" office:value="0.0075" calcext:value-type="float">
            <text:p>0.00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37</text:p>
          </table:table-cell>
          <table:table-cell office:value-type="float" office:value="21.5972" calcext:value-type="float">
            <text:p>21.5972</text:p>
          </table:table-cell>
          <table:table-cell office:value-type="float" office:value="2656" calcext:value-type="float">
            <text:p>2656</text:p>
          </table:table-cell>
          <table:table-cell office:value-type="float" office:value="21.6788" calcext:value-type="float">
            <text:p>21.6788</text:p>
          </table:table-cell>
          <table:table-cell office:value-type="float" office:value="-0.0816" calcext:value-type="float">
            <text:p>-0.0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36" calcext:value-type="float">
            <text:p>136</text:p>
          </table:table-cell>
          <table:table-cell office:value-type="float" office:value="0.0053" calcext:value-type="float">
            <text:p>0.00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44</text:p>
          </table:table-cell>
          <table:table-cell office:value-type="float" office:value="21.599" calcext:value-type="float">
            <text:p>21.599</text:p>
          </table:table-cell>
          <table:table-cell office:value-type="float" office:value="2656" calcext:value-type="float">
            <text:p>2656</text:p>
          </table:table-cell>
          <table:table-cell office:value-type="float" office:value="21.6807" calcext:value-type="float">
            <text:p>21.6807</text:p>
          </table:table-cell>
          <table:table-cell office:value-type="float" office:value="-0.0817" calcext:value-type="float">
            <text:p>-0.0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43" calcext:value-type="float">
            <text:p>143</text:p>
          </table:table-cell>
          <table:table-cell office:value-type="float" office:value="0.0048" calcext:value-type="float">
            <text:p>0.00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54</text:p>
          </table:table-cell>
          <table:table-cell office:value-type="float" office:value="21.5983" calcext:value-type="float">
            <text:p>21.5983</text:p>
          </table:table-cell>
          <table:table-cell office:value-type="float" office:value="2656" calcext:value-type="float">
            <text:p>2656</text:p>
          </table:table-cell>
          <table:table-cell office:value-type="float" office:value="21.68" calcext:value-type="float">
            <text:p>21.68</text:p>
          </table:table-cell>
          <table:table-cell office:value-type="float" office:value="-0.0817" calcext:value-type="float">
            <text:p>-0.0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53" calcext:value-type="float">
            <text:p>153</text:p>
          </table:table-cell>
          <table:table-cell office:value-type="float" office:value="0.0037" calcext:value-type="float">
            <text:p>0.00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6:59</text:p>
          </table:table-cell>
          <table:table-cell office:value-type="float" office:value="21.5978" calcext:value-type="float">
            <text:p>21.5978</text:p>
          </table:table-cell>
          <table:table-cell office:value-type="float" office:value="2656" calcext:value-type="float">
            <text:p>2656</text:p>
          </table:table-cell>
          <table:table-cell office:value-type="float" office:value="21.6796" calcext:value-type="float">
            <text:p>21.6796</text:p>
          </table:table-cell>
          <table:table-cell office:value-type="float" office:value="-0.0818" calcext:value-type="float">
            <text:p>-0.0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58" calcext:value-type="float">
            <text:p>158</text:p>
          </table:table-cell>
          <table:table-cell office:value-type="float" office:value="0.0059" calcext:value-type="float">
            <text:p>0.00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05</text:p>
          </table:table-cell>
          <table:table-cell office:value-type="float" office:value="21.5979" calcext:value-type="float">
            <text:p>21.5979</text:p>
          </table:table-cell>
          <table:table-cell office:value-type="float" office:value="2656" calcext:value-type="float">
            <text:p>2656</text:p>
          </table:table-cell>
          <table:table-cell office:value-type="float" office:value="21.6798" calcext:value-type="float">
            <text:p>21.6798</text:p>
          </table:table-cell>
          <table:table-cell office:value-type="float" office:value="-0.0819" calcext:value-type="float">
            <text:p>-0.0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64" calcext:value-type="float">
            <text:p>164</text:p>
          </table:table-cell>
          <table:table-cell office:value-type="float" office:value="0.0038" calcext:value-type="float">
            <text:p>0.00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11</text:p>
          </table:table-cell>
          <table:table-cell office:value-type="float" office:value="21.6016" calcext:value-type="float">
            <text:p>21.6016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5" calcext:value-type="float">
            <text:p>21.6835</text:p>
          </table:table-cell>
          <table:table-cell office:value-type="float" office:value="-0.0819" calcext:value-type="float">
            <text:p>-0.0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70" calcext:value-type="float">
            <text:p>170</text:p>
          </table:table-cell>
          <table:table-cell office:value-type="float" office:value="0.0062" calcext:value-type="float">
            <text:p>0.00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17</text:p>
          </table:table-cell>
          <table:table-cell office:value-type="float" office:value="21.6024" calcext:value-type="float">
            <text:p>21.6024</text:p>
          </table:table-cell>
          <table:table-cell office:value-type="float" office:value="2656" calcext:value-type="float">
            <text:p>2656</text:p>
          </table:table-cell>
          <table:table-cell office:value-type="float" office:value="21.6844" calcext:value-type="float">
            <text:p>21.6844</text:p>
          </table:table-cell>
          <table:table-cell office:value-type="float" office:value="-0.082" calcext:value-type="float">
            <text:p>-0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76" calcext:value-type="float">
            <text:p>176</text:p>
          </table:table-cell>
          <table:table-cell office:value-type="float" office:value="0.006" calcext:value-type="float">
            <text:p>0.0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24</text:p>
          </table:table-cell>
          <table:table-cell office:value-type="float" office:value="21.6018" calcext:value-type="float">
            <text:p>21.6018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9" calcext:value-type="float">
            <text:p>21.6839</text:p>
          </table:table-cell>
          <table:table-cell office:value-type="float" office:value="-0.0821" calcext:value-type="float">
            <text:p>-0.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83" calcext:value-type="float">
            <text:p>183</text:p>
          </table:table-cell>
          <table:table-cell office:value-type="float" office:value="0.0029" calcext:value-type="float">
            <text:p>0.00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29</text:p>
          </table:table-cell>
          <table:table-cell office:value-type="float" office:value="21.6002" calcext:value-type="float">
            <text:p>21.6002</text:p>
          </table:table-cell>
          <table:table-cell office:value-type="float" office:value="2656" calcext:value-type="float">
            <text:p>2656</text:p>
          </table:table-cell>
          <table:table-cell office:value-type="float" office:value="21.6823" calcext:value-type="float">
            <text:p>21.6823</text:p>
          </table:table-cell>
          <table:table-cell office:value-type="float" office:value="-0.0821" calcext:value-type="float">
            <text:p>-0.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88" calcext:value-type="float">
            <text:p>188</text:p>
          </table:table-cell>
          <table:table-cell office:value-type="float" office:value="0.003" calcext:value-type="float">
            <text:p>0.00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27:39</text:p>
          </table:table-cell>
          <table:table-cell office:value-type="float" office:value="21.601" calcext:value-type="float">
            <text:p>21.601</text:p>
          </table:table-cell>
          <table:table-cell office:value-type="float" office:value="2656" calcext:value-type="float">
            <text:p>2656</text:p>
          </table:table-cell>
          <table:table-cell office:value-type="float" office:value="21.6832" calcext:value-type="float">
            <text:p>21.6832</text:p>
          </table:table-cell>
          <table:table-cell office:value-type="float" office:value="-0.0822" calcext:value-type="float">
            <text:p>-0.0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98" calcext:value-type="float">
            <text:p>1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7:35</text:p>
          </table:table-cell>
          <table:table-cell office:value-type="float" office:value="20.7071" calcext:value-type="float">
            <text:p>20.7071</text:p>
          </table:table-cell>
          <table:table-cell office:value-type="float" office:value="2656" calcext:value-type="float">
            <text:p>2656</text:p>
          </table:table-cell>
          <table:table-cell office:value-type="float" office:value="20.795" calcext:value-type="float">
            <text:p>20.795</text:p>
          </table:table-cell>
          <table:table-cell office:value-type="float" office:value="-0.0878" calcext:value-type="float">
            <text:p>-0.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5" calcext:value-type="float">
            <text:p>75</text:p>
          </table:table-cell>
          <table:table-cell office:value-type="float" office:value="0.0077" calcext:value-type="float">
            <text:p>0.00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7:51</text:p>
          </table:table-cell>
          <table:table-cell office:value-type="float" office:value="20.6781" calcext:value-type="float">
            <text:p>20.6781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1" calcext:value-type="float">
            <text:p>20.7661</text:p>
          </table:table-cell>
          <table:table-cell office:value-type="float" office:value="-0.088" calcext:value-type="float">
            <text:p>-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1" calcext:value-type="float">
            <text:p>91</text:p>
          </table:table-cell>
          <table:table-cell office:value-type="float" office:value="0.005" calcext:value-type="float">
            <text:p>0.0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7:59</text:p>
          </table:table-cell>
          <table:table-cell office:value-type="float" office:value="20.6786" calcext:value-type="float">
            <text:p>20.6786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8" calcext:value-type="float">
            <text:p>20.7668</text:p>
          </table:table-cell>
          <table:table-cell office:value-type="float" office:value="-0.0882" calcext:value-type="float">
            <text:p>-0.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9" calcext:value-type="float">
            <text:p>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8:07</text:p>
          </table:table-cell>
          <table:table-cell office:value-type="float" office:value="20.678" calcext:value-type="float">
            <text:p>20.678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3" calcext:value-type="float">
            <text:p>20.7663</text:p>
          </table:table-cell>
          <table:table-cell office:value-type="float" office:value="-0.0882" calcext:value-type="float">
            <text:p>-0.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7" calcext:value-type="float">
            <text:p>107</text:p>
          </table:table-cell>
          <table:table-cell office:value-type="float" office:value="0.004" calcext:value-type="float">
            <text:p>0.0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8:15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2656" calcext:value-type="float">
            <text:p>2656</text:p>
          </table:table-cell>
          <table:table-cell office:value-type="float" office:value="20.7659" calcext:value-type="float">
            <text:p>20.7659</text:p>
          </table:table-cell>
          <table:table-cell office:value-type="float" office:value="-0.0883" calcext:value-type="float">
            <text:p>-0.0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5" calcext:value-type="float">
            <text:p>115</text:p>
          </table:table-cell>
          <table:table-cell office:value-type="float" office:value="0.0021" calcext:value-type="float">
            <text:p>0.00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8:49</text:p>
          </table:table-cell>
          <table:table-cell office:value-type="float" office:value="20.68" calcext:value-type="float">
            <text:p>20.68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4" calcext:value-type="float">
            <text:p>20.7684</text:p>
          </table:table-cell>
          <table:table-cell office:value-type="float" office:value="-0.0884" calcext:value-type="float">
            <text:p>-0.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9" calcext:value-type="float">
            <text:p>149</text:p>
          </table:table-cell>
          <table:table-cell office:value-type="float" office:value="0.0018" calcext:value-type="float">
            <text:p>0.00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8:56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2656" calcext:value-type="float">
            <text:p>2656</text:p>
          </table:table-cell>
          <table:table-cell office:value-type="float" office:value="20.7663" calcext:value-type="float">
            <text:p>20.7663</text:p>
          </table:table-cell>
          <table:table-cell office:value-type="float" office:value="-0.0887" calcext:value-type="float">
            <text:p>-0.0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5" calcext:value-type="float">
            <text:p>155</text:p>
          </table:table-cell>
          <table:table-cell office:value-type="float" office:value="0.0028" calcext:value-type="float">
            <text:p>0.00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9:02</text:p>
          </table:table-cell>
          <table:table-cell office:value-type="float" office:value="20.6786" calcext:value-type="float">
            <text:p>20.6786</text:p>
          </table:table-cell>
          <table:table-cell office:value-type="float" office:value="2656" calcext:value-type="float">
            <text:p>2656</text:p>
          </table:table-cell>
          <table:table-cell office:value-type="float" office:value="20.7673" calcext:value-type="float">
            <text:p>20.7673</text:p>
          </table:table-cell>
          <table:table-cell office:value-type="float" office:value="-0.0888" calcext:value-type="float">
            <text:p>-0.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17" calcext:value-type="float">
            <text:p>0.00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9:08</text:p>
          </table:table-cell>
          <table:table-cell office:value-type="float" office:value="20.6791" calcext:value-type="float">
            <text:p>20.6791</text:p>
          </table:table-cell>
          <table:table-cell office:value-type="float" office:value="2656" calcext:value-type="float">
            <text:p>2656</text:p>
          </table:table-cell>
          <table:table-cell office:value-type="float" office:value="20.7679" calcext:value-type="float">
            <text:p>20.7679</text:p>
          </table:table-cell>
          <table:table-cell office:value-type="float" office:value="-0.0888" calcext:value-type="float">
            <text:p>-0.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8" calcext:value-type="float">
            <text:p>168</text:p>
          </table:table-cell>
          <table:table-cell office:value-type="float" office:value="0.0053" calcext:value-type="float">
            <text:p>0.00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9:15</text:p>
          </table:table-cell>
          <table:table-cell office:value-type="float" office:value="20.6804" calcext:value-type="float">
            <text:p>20.6804</text:p>
          </table:table-cell>
          <table:table-cell office:value-type="float" office:value="2656" calcext:value-type="float">
            <text:p>2656</text:p>
          </table:table-cell>
          <table:table-cell office:value-type="float" office:value="20.7693" calcext:value-type="float">
            <text:p>20.7693</text:p>
          </table:table-cell>
          <table:table-cell office:value-type="float" office:value="-0.0889" calcext:value-type="float">
            <text:p>-0.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5" calcext:value-type="float">
            <text:p>1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9:21</text:p>
          </table:table-cell>
          <table:table-cell office:value-type="float" office:value="20.68" calcext:value-type="float">
            <text:p>20.68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9" calcext:value-type="float">
            <text:p>20.7689</text:p>
          </table:table-cell>
          <table:table-cell office:value-type="float" office:value="-0.0889" calcext:value-type="float">
            <text:p>-0.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1" calcext:value-type="float">
            <text:p>181</text:p>
          </table:table-cell>
          <table:table-cell office:value-type="float" office:value="0.0035" calcext:value-type="float">
            <text:p>0.00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39:27</text:p>
          </table:table-cell>
          <table:table-cell office:value-type="float" office:value="20.6796" calcext:value-type="float">
            <text:p>20.6796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6" calcext:value-type="float">
            <text:p>20.7686</text:p>
          </table:table-cell>
          <table:table-cell office:value-type="float" office:value="-0.089" calcext:value-type="float">
            <text:p>-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7" calcext:value-type="float">
            <text:p>187</text:p>
          </table:table-cell>
          <table:table-cell office:value-type="float" office:value="0.0039" calcext:value-type="float">
            <text:p>0.00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6:41</text:p>
          </table:table-cell>
          <table:table-cell office:value-type="float" office:value="20.4329" calcext:value-type="float">
            <text:p>20.4329</text:p>
          </table:table-cell>
          <table:table-cell office:value-type="float" office:value="2656" calcext:value-type="float">
            <text:p>2656</text:p>
          </table:table-cell>
          <table:table-cell office:value-type="float" office:value="20.5256" calcext:value-type="float">
            <text:p>20.5256</text:p>
          </table:table-cell>
          <table:table-cell office:value-type="float" office:value="-0.0927" calcext:value-type="float">
            <text:p>-0.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75" calcext:value-type="float">
            <text:p>75</text:p>
          </table:table-cell>
          <table:table-cell office:value-type="float" office:value="0.0041" calcext:value-type="float">
            <text:p>0.00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6:47</text:p>
          </table:table-cell>
          <table:table-cell office:value-type="float" office:value="20.4394" calcext:value-type="float">
            <text:p>20.4394</text:p>
          </table:table-cell>
          <table:table-cell office:value-type="float" office:value="2656" calcext:value-type="float">
            <text:p>2656</text:p>
          </table:table-cell>
          <table:table-cell office:value-type="float" office:value="20.5322" calcext:value-type="float">
            <text:p>20.5322</text:p>
          </table:table-cell>
          <table:table-cell office:value-type="float" office:value="-0.0927" calcext:value-type="float">
            <text:p>-0.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1" calcext:value-type="float">
            <text:p>81</text:p>
          </table:table-cell>
          <table:table-cell office:value-type="float" office:value="0.0041" calcext:value-type="float">
            <text:p>0.00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6:53</text:p>
          </table:table-cell>
          <table:table-cell office:value-type="float" office:value="20.4479" calcext:value-type="float">
            <text:p>20.4479</text:p>
          </table:table-cell>
          <table:table-cell office:value-type="float" office:value="2656" calcext:value-type="float">
            <text:p>2656</text:p>
          </table:table-cell>
          <table:table-cell office:value-type="float" office:value="20.5407" calcext:value-type="float">
            <text:p>20.5407</text:p>
          </table:table-cell>
          <table:table-cell office:value-type="float" office:value="-0.0928" calcext:value-type="float">
            <text:p>-0.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87" calcext:value-type="float">
            <text:p>87</text:p>
          </table:table-cell>
          <table:table-cell office:value-type="float" office:value="0.007" calcext:value-type="float">
            <text:p>0.00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01</text:p>
          </table:table-cell>
          <table:table-cell office:value-type="float" office:value="20.4491" calcext:value-type="float">
            <text:p>20.4491</text:p>
          </table:table-cell>
          <table:table-cell office:value-type="float" office:value="2656" calcext:value-type="float">
            <text:p>2656</text:p>
          </table:table-cell>
          <table:table-cell office:value-type="float" office:value="20.5419" calcext:value-type="float">
            <text:p>20.5419</text:p>
          </table:table-cell>
          <table:table-cell office:value-type="float" office:value="-0.0928" calcext:value-type="float">
            <text:p>-0.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95" calcext:value-type="float">
            <text:p>95</text:p>
          </table:table-cell>
          <table:table-cell office:value-type="float" office:value="0.0032" calcext:value-type="float">
            <text:p>0.00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08</text:p>
          </table:table-cell>
          <table:table-cell office:value-type="float" office:value="20.4448" calcext:value-type="float">
            <text:p>20.4448</text:p>
          </table:table-cell>
          <table:table-cell office:value-type="float" office:value="2656" calcext:value-type="float">
            <text:p>2656</text:p>
          </table:table-cell>
          <table:table-cell office:value-type="float" office:value="20.5377" calcext:value-type="float">
            <text:p>20.5377</text:p>
          </table:table-cell>
          <table:table-cell office:value-type="float" office:value="-0.0929" calcext:value-type="float">
            <text:p>-0.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02" calcext:value-type="float">
            <text:p>102</text:p>
          </table:table-cell>
          <table:table-cell office:value-type="float" office:value="0.0035" calcext:value-type="float">
            <text:p>0.00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14</text:p>
          </table:table-cell>
          <table:table-cell office:value-type="float" office:value="20.4438" calcext:value-type="float">
            <text:p>20.4438</text:p>
          </table:table-cell>
          <table:table-cell office:value-type="float" office:value="2656" calcext:value-type="float">
            <text:p>2656</text:p>
          </table:table-cell>
          <table:table-cell office:value-type="float" office:value="20.5368" calcext:value-type="float">
            <text:p>20.5368</text:p>
          </table:table-cell>
          <table:table-cell office:value-type="float" office:value="-0.093" calcext:value-type="float">
            <text:p>-0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08" calcext:value-type="float">
            <text:p>108</text:p>
          </table:table-cell>
          <table:table-cell office:value-type="float" office:value="0.0065" calcext:value-type="float">
            <text:p>0.00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20</text:p>
          </table:table-cell>
          <table:table-cell office:value-type="float" office:value="20.4425" calcext:value-type="float">
            <text:p>20.4425</text:p>
          </table:table-cell>
          <table:table-cell office:value-type="float" office:value="2656" calcext:value-type="float">
            <text:p>2656</text:p>
          </table:table-cell>
          <table:table-cell office:value-type="float" office:value="20.5355" calcext:value-type="float">
            <text:p>20.5355</text:p>
          </table:table-cell>
          <table:table-cell office:value-type="float" office:value="-0.093" calcext:value-type="float">
            <text:p>-0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14" calcext:value-type="float">
            <text:p>1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27</text:p>
          </table:table-cell>
          <table:table-cell office:value-type="float" office:value="20.4425" calcext:value-type="float">
            <text:p>20.4425</text:p>
          </table:table-cell>
          <table:table-cell office:value-type="float" office:value="2656" calcext:value-type="float">
            <text:p>2656</text:p>
          </table:table-cell>
          <table:table-cell office:value-type="float" office:value="20.5355" calcext:value-type="float">
            <text:p>20.5355</text:p>
          </table:table-cell>
          <table:table-cell office:value-type="float" office:value="-0.0931" calcext:value-type="float">
            <text:p>-0.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1" calcext:value-type="float">
            <text:p>121</text:p>
          </table:table-cell>
          <table:table-cell office:value-type="float" office:value="0.0036" calcext:value-type="float">
            <text:p>0.003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32</text:p>
          </table:table-cell>
          <table:table-cell office:value-type="float" office:value="20.441" calcext:value-type="float">
            <text:p>20.441</text:p>
          </table:table-cell>
          <table:table-cell office:value-type="float" office:value="2656" calcext:value-type="float">
            <text:p>2656</text:p>
          </table:table-cell>
          <table:table-cell office:value-type="float" office:value="20.5341" calcext:value-type="float">
            <text:p>20.5341</text:p>
          </table:table-cell>
          <table:table-cell office:value-type="float" office:value="-0.0931" calcext:value-type="float">
            <text:p>-0.0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26" calcext:value-type="float">
            <text:p>126</text:p>
          </table:table-cell>
          <table:table-cell office:value-type="float" office:value="0.0047" calcext:value-type="float">
            <text:p>0.00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39</text:p>
          </table:table-cell>
          <table:table-cell office:value-type="float" office:value="20.4427" calcext:value-type="float">
            <text:p>20.4427</text:p>
          </table:table-cell>
          <table:table-cell office:value-type="float" office:value="2656" calcext:value-type="float">
            <text:p>2656</text:p>
          </table:table-cell>
          <table:table-cell office:value-type="float" office:value="20.5359" calcext:value-type="float">
            <text:p>20.5359</text:p>
          </table:table-cell>
          <table:table-cell office:value-type="float" office:value="-0.0932" calcext:value-type="float">
            <text:p>-0.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3" calcext:value-type="float">
            <text:p>133</text:p>
          </table:table-cell>
          <table:table-cell office:value-type="float" office:value="0.0043" calcext:value-type="float">
            <text:p>0.00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44</text:p>
          </table:table-cell>
          <table:table-cell office:value-type="float" office:value="20.445" calcext:value-type="float">
            <text:p>20.445</text:p>
          </table:table-cell>
          <table:table-cell office:value-type="float" office:value="2656" calcext:value-type="float">
            <text:p>2656</text:p>
          </table:table-cell>
          <table:table-cell office:value-type="float" office:value="20.5382" calcext:value-type="float">
            <text:p>20.5382</text:p>
          </table:table-cell>
          <table:table-cell office:value-type="float" office:value="-0.0932" calcext:value-type="float">
            <text:p>-0.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38" calcext:value-type="float">
            <text:p>138</text:p>
          </table:table-cell>
          <table:table-cell office:value-type="float" office:value="0.0065" calcext:value-type="float">
            <text:p>0.00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7:51</text:p>
          </table:table-cell>
          <table:table-cell office:value-type="float" office:value="20.4439" calcext:value-type="float">
            <text:p>20.4439</text:p>
          </table:table-cell>
          <table:table-cell office:value-type="float" office:value="2656" calcext:value-type="float">
            <text:p>2656</text:p>
          </table:table-cell>
          <table:table-cell office:value-type="float" office:value="20.5371" calcext:value-type="float">
            <text:p>20.5371</text:p>
          </table:table-cell>
          <table:table-cell office:value-type="float" office:value="-0.0933" calcext:value-type="float">
            <text:p>-0.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45" calcext:value-type="float">
            <text:p>145</text:p>
          </table:table-cell>
          <table:table-cell office:value-type="float" office:value="0.0035" calcext:value-type="float">
            <text:p>0.00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8:20</text:p>
          </table:table-cell>
          <table:table-cell office:value-type="float" office:value="20.4449" calcext:value-type="float">
            <text:p>20.4449</text:p>
          </table:table-cell>
          <table:table-cell office:value-type="float" office:value="2656" calcext:value-type="float">
            <text:p>2656</text:p>
          </table:table-cell>
          <table:table-cell office:value-type="float" office:value="20.5382" calcext:value-type="float">
            <text:p>20.5382</text:p>
          </table:table-cell>
          <table:table-cell office:value-type="float" office:value="-0.0933" calcext:value-type="float">
            <text:p>-0.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74" calcext:value-type="float">
            <text:p>1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8:27</text:p>
          </table:table-cell>
          <table:table-cell office:value-type="float" office:value="20.4448" calcext:value-type="float">
            <text:p>20.4448</text:p>
          </table:table-cell>
          <table:table-cell office:value-type="float" office:value="2656" calcext:value-type="float">
            <text:p>2656</text:p>
          </table:table-cell>
          <table:table-cell office:value-type="float" office:value="20.5384" calcext:value-type="float">
            <text:p>20.5384</text:p>
          </table:table-cell>
          <table:table-cell office:value-type="float" office:value="-0.0935" calcext:value-type="float">
            <text:p>-0.0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81" calcext:value-type="float">
            <text:p>181</text:p>
          </table:table-cell>
          <table:table-cell office:value-type="float" office:value="0.0066" calcext:value-type="float">
            <text:p>0.00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8:34</text:p>
          </table:table-cell>
          <table:table-cell office:value-type="float" office:value="20.4434" calcext:value-type="float">
            <text:p>20.4434</text:p>
          </table:table-cell>
          <table:table-cell office:value-type="float" office:value="2656" calcext:value-type="float">
            <text:p>2656</text:p>
          </table:table-cell>
          <table:table-cell office:value-type="float" office:value="20.537" calcext:value-type="float">
            <text:p>20.537</text:p>
          </table:table-cell>
          <table:table-cell office:value-type="float" office:value="-0.0936" calcext:value-type="float">
            <text:p>-0.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88" calcext:value-type="float">
            <text:p>1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8:45</text:p>
          </table:table-cell>
          <table:table-cell office:value-type="float" office:value="20.4447" calcext:value-type="float">
            <text:p>20.4447</text:p>
          </table:table-cell>
          <table:table-cell office:value-type="float" office:value="2656" calcext:value-type="float">
            <text:p>2656</text:p>
          </table:table-cell>
          <table:table-cell office:value-type="float" office:value="20.5384" calcext:value-type="float">
            <text:p>20.5384</text:p>
          </table:table-cell>
          <table:table-cell office:value-type="float" office:value="-0.0937" calcext:value-type="float">
            <text:p>-0.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199" calcext:value-type="float">
            <text:p>199</text:p>
          </table:table-cell>
          <table:table-cell office:value-type="float" office:value="0.0031" calcext:value-type="float">
            <text:p>0.00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9:00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2656" calcext:value-type="float">
            <text:p>2656</text:p>
          </table:table-cell>
          <table:table-cell office:value-type="float" office:value="20.5373" calcext:value-type="float">
            <text:p>20.5373</text:p>
          </table:table-cell>
          <table:table-cell office:value-type="float" office:value="-0.0937" calcext:value-type="float">
            <text:p>-0.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214" calcext:value-type="float">
            <text:p>214</text:p>
          </table:table-cell>
          <table:table-cell office:value-type="float" office:value="0.0009" calcext:value-type="float">
            <text:p>0.000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string" calcext:value-type="string">
            <text:p>morri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49:07</text:p>
          </table:table-cell>
          <table:table-cell office:value-type="float" office:value="20.4429" calcext:value-type="float">
            <text:p>20.4429</text:p>
          </table:table-cell>
          <table:table-cell office:value-type="float" office:value="2656" calcext:value-type="float">
            <text:p>2656</text:p>
          </table:table-cell>
          <table:table-cell office:value-type="float" office:value="20.5368" calcext:value-type="float">
            <text:p>20.5368</text:p>
          </table:table-cell>
          <table:table-cell office:value-type="float" office:value="-0.0939" calcext:value-type="float">
            <text:p>-0.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301" calcext:value-type="float">
            <text:p>34.120301</text:p>
          </table:table-cell>
          <table:table-cell office:value-type="float" office:value="-106.886741" calcext:value-type="float">
            <text:p>-106.886741</text:p>
          </table:table-cell>
          <table:table-cell office:value-type="float" office:value="221" calcext:value-type="float">
            <text:p>2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5:38</text:p>
          </table:table-cell>
          <table:table-cell office:value-type="float" office:value="20.6993" calcext:value-type="float">
            <text:p>20.6993</text:p>
          </table:table-cell>
          <table:table-cell office:value-type="float" office:value="2656" calcext:value-type="float">
            <text:p>2656</text:p>
          </table:table-cell>
          <table:table-cell office:value-type="float" office:value="20.796" calcext:value-type="float">
            <text:p>20.796</text:p>
          </table:table-cell>
          <table:table-cell office:value-type="float" office:value="-0.0968" calcext:value-type="float">
            <text:p>-0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8" calcext:value-type="float">
            <text:p>78</text:p>
          </table:table-cell>
          <table:table-cell office:value-type="float" office:value="0.0027" calcext:value-type="float">
            <text:p>0.002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18</text:p>
          </table:table-cell>
          <table:table-cell office:value-type="float" office:value="20.7194" calcext:value-type="float">
            <text:p>20.7194</text:p>
          </table:table-cell>
          <table:table-cell office:value-type="float" office:value="2656" calcext:value-type="float">
            <text:p>2656</text:p>
          </table:table-cell>
          <table:table-cell office:value-type="float" office:value="20.8162" calcext:value-type="float">
            <text:p>20.8162</text:p>
          </table:table-cell>
          <table:table-cell office:value-type="float" office:value="-0.0969" calcext:value-type="float">
            <text:p>-0.0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8" calcext:value-type="float">
            <text:p>1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24</text:p>
          </table:table-cell>
          <table:table-cell office:value-type="float" office:value="20.7154" calcext:value-type="float">
            <text:p>20.7154</text:p>
          </table:table-cell>
          <table:table-cell office:value-type="float" office:value="2656" calcext:value-type="float">
            <text:p>2656</text:p>
          </table:table-cell>
          <table:table-cell office:value-type="float" office:value="20.8125" calcext:value-type="float">
            <text:p>20.8125</text:p>
          </table:table-cell>
          <table:table-cell office:value-type="float" office:value="-0.0971" calcext:value-type="float">
            <text:p>-0.0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4" calcext:value-type="float">
            <text:p>1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29</text:p>
          </table:table-cell>
          <table:table-cell office:value-type="float" office:value="20.7146" calcext:value-type="float">
            <text:p>20.7146</text:p>
          </table:table-cell>
          <table:table-cell office:value-type="float" office:value="2656" calcext:value-type="float">
            <text:p>2656</text:p>
          </table:table-cell>
          <table:table-cell office:value-type="float" office:value="20.8118" calcext:value-type="float">
            <text:p>20.8118</text:p>
          </table:table-cell>
          <table:table-cell office:value-type="float" office:value="-0.0972" calcext:value-type="float">
            <text:p>-0.0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9" calcext:value-type="float">
            <text:p>129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34</text:p>
          </table:table-cell>
          <table:table-cell office:value-type="float" office:value="20.713" calcext:value-type="float">
            <text:p>20.713</text:p>
          </table:table-cell>
          <table:table-cell office:value-type="float" office:value="2656" calcext:value-type="float">
            <text:p>2656</text:p>
          </table:table-cell>
          <table:table-cell office:value-type="float" office:value="20.8102" calcext:value-type="float">
            <text:p>20.8102</text:p>
          </table:table-cell>
          <table:table-cell office:value-type="float" office:value="-0.0972" calcext:value-type="float">
            <text:p>-0.0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4" calcext:value-type="float">
            <text:p>1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39</text:p>
          </table:table-cell>
          <table:table-cell office:value-type="float" office:value="20.714" calcext:value-type="float">
            <text:p>20.714</text:p>
          </table:table-cell>
          <table:table-cell office:value-type="float" office:value="2656" calcext:value-type="float">
            <text:p>2656</text:p>
          </table:table-cell>
          <table:table-cell office:value-type="float" office:value="20.8113" calcext:value-type="float">
            <text:p>20.8113</text:p>
          </table:table-cell>
          <table:table-cell office:value-type="float" office:value="-0.0973" calcext:value-type="float">
            <text:p>-0.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9" calcext:value-type="float">
            <text:p>139</text:p>
          </table:table-cell>
          <table:table-cell office:value-type="float" office:value="0.0021" calcext:value-type="float">
            <text:p>0.00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6:47</text:p>
          </table:table-cell>
          <table:table-cell office:value-type="float" office:value="20.7142" calcext:value-type="float">
            <text:p>20.7142</text:p>
          </table:table-cell>
          <table:table-cell office:value-type="float" office:value="2656" calcext:value-type="float">
            <text:p>2656</text:p>
          </table:table-cell>
          <table:table-cell office:value-type="float" office:value="20.8115" calcext:value-type="float">
            <text:p>20.8115</text:p>
          </table:table-cell>
          <table:table-cell office:value-type="float" office:value="-0.0973" calcext:value-type="float">
            <text:p>-0.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7" calcext:value-type="float">
            <text:p>147</text:p>
          </table:table-cell>
          <table:table-cell office:value-type="float" office:value="0.0014" calcext:value-type="float">
            <text:p>0.00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7:06</text:p>
          </table:table-cell>
          <table:table-cell office:value-type="float" office:value="20.7131" calcext:value-type="float">
            <text:p>20.7131</text:p>
          </table:table-cell>
          <table:table-cell office:value-type="float" office:value="2656" calcext:value-type="float">
            <text:p>2656</text:p>
          </table:table-cell>
          <table:table-cell office:value-type="float" office:value="20.8104" calcext:value-type="float">
            <text:p>20.8104</text:p>
          </table:table-cell>
          <table:table-cell office:value-type="float" office:value="-0.0973" calcext:value-type="float">
            <text:p>-0.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6" calcext:value-type="float">
            <text:p>166</text:p>
          </table:table-cell>
          <table:table-cell office:value-type="float" office:value="0.0018" calcext:value-type="float">
            <text:p>0.00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2:57:11</text:p>
          </table:table-cell>
          <table:table-cell office:value-type="float" office:value="20.7145" calcext:value-type="float">
            <text:p>20.7145</text:p>
          </table:table-cell>
          <table:table-cell office:value-type="float" office:value="2656" calcext:value-type="float">
            <text:p>2656</text:p>
          </table:table-cell>
          <table:table-cell office:value-type="float" office:value="20.812" calcext:value-type="float">
            <text:p>20.812</text:p>
          </table:table-cell>
          <table:table-cell office:value-type="float" office:value="-0.0975" calcext:value-type="float">
            <text:p>-0.0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1" calcext:value-type="float">
            <text:p>171</text:p>
          </table:table-cell>
          <table:table-cell office:value-type="float" office:value="0.0041" calcext:value-type="float">
            <text:p>0.00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2:35</text:p>
          </table:table-cell>
          <table:table-cell office:value-type="float" office:value="21.0206" calcext:value-type="float">
            <text:p>21.0206</text:p>
          </table:table-cell>
          <table:table-cell office:value-type="float" office:value="2656" calcext:value-type="float">
            <text:p>2656</text:p>
          </table:table-cell>
          <table:table-cell office:value-type="float" office:value="21.1202" calcext:value-type="float">
            <text:p>21.1202</text:p>
          </table:table-cell>
          <table:table-cell office:value-type="float" office:value="-0.0996" calcext:value-type="float">
            <text:p>-0.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0" calcext:value-type="float">
            <text:p>70</text:p>
          </table:table-cell>
          <table:table-cell office:value-type="float" office:value="0.0074" calcext:value-type="float">
            <text:p>0.00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2:43</text:p>
          </table:table-cell>
          <table:table-cell office:value-type="float" office:value="20.9757" calcext:value-type="float">
            <text:p>20.9757</text:p>
          </table:table-cell>
          <table:table-cell office:value-type="float" office:value="2656" calcext:value-type="float">
            <text:p>2656</text:p>
          </table:table-cell>
          <table:table-cell office:value-type="float" office:value="21.0753" calcext:value-type="float">
            <text:p>21.0753</text:p>
          </table:table-cell>
          <table:table-cell office:value-type="float" office:value="-0.0997" calcext:value-type="float">
            <text:p>-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78" calcext:value-type="float">
            <text:p>78</text:p>
          </table:table-cell>
          <table:table-cell office:value-type="float" office:value="0.0093" calcext:value-type="float">
            <text:p>0.00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2:49</text:p>
          </table:table-cell>
          <table:table-cell office:value-type="float" office:value="20.9896" calcext:value-type="float">
            <text:p>20.9896</text:p>
          </table:table-cell>
          <table:table-cell office:value-type="float" office:value="2656" calcext:value-type="float">
            <text:p>2656</text:p>
          </table:table-cell>
          <table:table-cell office:value-type="float" office:value="21.0893" calcext:value-type="float">
            <text:p>21.0893</text:p>
          </table:table-cell>
          <table:table-cell office:value-type="float" office:value="-0.0997" calcext:value-type="float">
            <text:p>-0.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84" calcext:value-type="float">
            <text:p>84</text:p>
          </table:table-cell>
          <table:table-cell office:value-type="float" office:value="0.0049" calcext:value-type="float">
            <text:p>0.00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2:58</text:p>
          </table:table-cell>
          <table:table-cell office:value-type="float" office:value="20.989" calcext:value-type="float">
            <text:p>20.989</text:p>
          </table:table-cell>
          <table:table-cell office:value-type="float" office:value="2656" calcext:value-type="float">
            <text:p>2656</text:p>
          </table:table-cell>
          <table:table-cell office:value-type="float" office:value="21.0888" calcext:value-type="float">
            <text:p>21.0888</text:p>
          </table:table-cell>
          <table:table-cell office:value-type="float" office:value="-0.0998" calcext:value-type="float">
            <text:p>-0.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93" calcext:value-type="float">
            <text:p>93</text:p>
          </table:table-cell>
          <table:table-cell office:value-type="float" office:value="0.003" calcext:value-type="float">
            <text:p>0.0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07</text:p>
          </table:table-cell>
          <table:table-cell office:value-type="float" office:value="20.9876" calcext:value-type="float">
            <text:p>20.9876</text:p>
          </table:table-cell>
          <table:table-cell office:value-type="float" office:value="2656" calcext:value-type="float">
            <text:p>2656</text:p>
          </table:table-cell>
          <table:table-cell office:value-type="float" office:value="21.0874" calcext:value-type="float">
            <text:p>21.0874</text:p>
          </table:table-cell>
          <table:table-cell office:value-type="float" office:value="-0.0998" calcext:value-type="float">
            <text:p>-0.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2" calcext:value-type="float">
            <text:p>102</text:p>
          </table:table-cell>
          <table:table-cell office:value-type="float" office:value="0.0055" calcext:value-type="float">
            <text:p>0.00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14</text:p>
          </table:table-cell>
          <table:table-cell office:value-type="float" office:value="20.9905" calcext:value-type="float">
            <text:p>20.9905</text:p>
          </table:table-cell>
          <table:table-cell office:value-type="float" office:value="2656" calcext:value-type="float">
            <text:p>2656</text:p>
          </table:table-cell>
          <table:table-cell office:value-type="float" office:value="21.0904" calcext:value-type="float">
            <text:p>21.0904</text:p>
          </table:table-cell>
          <table:table-cell office:value-type="float" office:value="-0.0999" calcext:value-type="float">
            <text:p>-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9" calcext:value-type="float">
            <text:p>109</text:p>
          </table:table-cell>
          <table:table-cell office:value-type="float" office:value="0.0039" calcext:value-type="float">
            <text:p>0.00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20</text:p>
          </table:table-cell>
          <table:table-cell office:value-type="float" office:value="20.9893" calcext:value-type="float">
            <text:p>20.9893</text:p>
          </table:table-cell>
          <table:table-cell office:value-type="float" office:value="2656" calcext:value-type="float">
            <text:p>2656</text:p>
          </table:table-cell>
          <table:table-cell office:value-type="float" office:value="21.0892" calcext:value-type="float">
            <text:p>21.0892</text:p>
          </table:table-cell>
          <table:table-cell office:value-type="float" office:value="-0.0999" calcext:value-type="float">
            <text:p>-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5" calcext:value-type="float">
            <text:p>115</text:p>
          </table:table-cell>
          <table:table-cell office:value-type="float" office:value="0.003" calcext:value-type="float">
            <text:p>0.0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29</text:p>
          </table:table-cell>
          <table:table-cell office:value-type="float" office:value="20.9874" calcext:value-type="float">
            <text:p>20.9874</text:p>
          </table:table-cell>
          <table:table-cell office:value-type="float" office:value="2656" calcext:value-type="float">
            <text:p>2656</text:p>
          </table:table-cell>
          <table:table-cell office:value-type="float" office:value="21.0874" calcext:value-type="float">
            <text:p>21.0874</text:p>
          </table:table-cell>
          <table:table-cell office:value-type="float" office:value="-0.0999" calcext:value-type="float">
            <text:p>-0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4" calcext:value-type="float">
            <text:p>124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35</text:p>
          </table:table-cell>
          <table:table-cell office:value-type="float" office:value="20.9892" calcext:value-type="float">
            <text:p>20.9892</text:p>
          </table:table-cell>
          <table:table-cell office:value-type="float" office:value="2656" calcext:value-type="float">
            <text:p>2656</text:p>
          </table:table-cell>
          <table:table-cell office:value-type="float" office:value="21.0892" calcext:value-type="float">
            <text:p>21.089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0" calcext:value-type="float">
            <text:p>130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3:42</text:p>
          </table:table-cell>
          <table:table-cell office:value-type="float" office:value="20.9888" calcext:value-type="float">
            <text:p>20.9888</text:p>
          </table:table-cell>
          <table:table-cell office:value-type="float" office:value="2656" calcext:value-type="float">
            <text:p>2656</text:p>
          </table:table-cell>
          <table:table-cell office:value-type="float" office:value="21.0888" calcext:value-type="float">
            <text:p>21.088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7" calcext:value-type="float">
            <text:p>1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4:17</text:p>
          </table:table-cell>
          <table:table-cell office:value-type="float" office:value="20.9877" calcext:value-type="float">
            <text:p>20.9877</text:p>
          </table:table-cell>
          <table:table-cell office:value-type="float" office:value="2656" calcext:value-type="float">
            <text:p>2656</text:p>
          </table:table-cell>
          <table:table-cell office:value-type="float" office:value="21.0877" calcext:value-type="float">
            <text:p>21.0877</text:p>
          </table:table-cell>
          <table:table-cell office:value-type="float" office:value="-0.1001" calcext:value-type="float">
            <text:p>-0.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2" calcext:value-type="float">
            <text:p>172</text:p>
          </table:table-cell>
          <table:table-cell office:value-type="float" office:value="0.0013" calcext:value-type="float">
            <text:p>0.0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4:22</text:p>
          </table:table-cell>
          <table:table-cell office:value-type="float" office:value="20.988" calcext:value-type="float">
            <text:p>20.988</text:p>
          </table:table-cell>
          <table:table-cell office:value-type="float" office:value="2656" calcext:value-type="float">
            <text:p>2656</text:p>
          </table:table-cell>
          <table:table-cell office:value-type="float" office:value="21.0883" calcext:value-type="float">
            <text:p>21.0883</text:p>
          </table:table-cell>
          <table:table-cell office:value-type="float" office:value="-0.1003" calcext:value-type="float">
            <text:p>-0.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7" calcext:value-type="float">
            <text:p>1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4:28</text:p>
          </table:table-cell>
          <table:table-cell office:value-type="float" office:value="20.9886" calcext:value-type="float">
            <text:p>20.9886</text:p>
          </table:table-cell>
          <table:table-cell office:value-type="float" office:value="2656" calcext:value-type="float">
            <text:p>2656</text:p>
          </table:table-cell>
          <table:table-cell office:value-type="float" office:value="21.089" calcext:value-type="float">
            <text:p>21.089</text:p>
          </table:table-cell>
          <table:table-cell office:value-type="float" office:value="-0.1003" calcext:value-type="float">
            <text:p>-0.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83" calcext:value-type="float">
            <text:p>183</text:p>
          </table:table-cell>
          <table:table-cell office:value-type="float" office:value="0.0031" calcext:value-type="float">
            <text:p>0.00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4:35</text:p>
          </table:table-cell>
          <table:table-cell office:value-type="float" office:value="20.9865" calcext:value-type="float">
            <text:p>20.9865</text:p>
          </table:table-cell>
          <table:table-cell office:value-type="float" office:value="2656" calcext:value-type="float">
            <text:p>2656</text:p>
          </table:table-cell>
          <table:table-cell office:value-type="float" office:value="21.0869" calcext:value-type="float">
            <text:p>21.0869</text:p>
          </table:table-cell>
          <table:table-cell office:value-type="float" office:value="-0.1004" calcext:value-type="float">
            <text:p>-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0" calcext:value-type="float">
            <text:p>190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4:41</text:p>
          </table:table-cell>
          <table:table-cell office:value-type="float" office:value="20.9872" calcext:value-type="float">
            <text:p>20.9872</text:p>
          </table:table-cell>
          <table:table-cell office:value-type="float" office:value="2656" calcext:value-type="float">
            <text:p>2656</text:p>
          </table:table-cell>
          <table:table-cell office:value-type="float" office:value="21.0876" calcext:value-type="float">
            <text:p>21.0876</text:p>
          </table:table-cell>
          <table:table-cell office:value-type="float" office:value="-0.1004" calcext:value-type="float">
            <text:p>-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6" calcext:value-type="float">
            <text:p>196</text:p>
          </table:table-cell>
          <table:table-cell office:value-type="float" office:value="0.0028" calcext:value-type="float">
            <text:p>0.00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9:33</text:p>
          </table:table-cell>
          <table:table-cell office:value-type="float" office:value="20.9337" calcext:value-type="float">
            <text:p>20.9337</text:p>
          </table:table-cell>
          <table:table-cell office:value-type="float" office:value="2656" calcext:value-type="float">
            <text:p>2656</text:p>
          </table:table-cell>
          <table:table-cell office:value-type="float" office:value="21.0358" calcext:value-type="float">
            <text:p>21.0358</text:p>
          </table:table-cell>
          <table:table-cell office:value-type="float" office:value="-0.1021" calcext:value-type="float">
            <text:p>-0.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19" calcext:value-type="float">
            <text:p>119</text:p>
          </table:table-cell>
          <table:table-cell office:value-type="float" office:value="0.002" calcext:value-type="float">
            <text:p>0.0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9:38</text:p>
          </table:table-cell>
          <table:table-cell office:value-type="float" office:value="20.9347" calcext:value-type="float">
            <text:p>20.9347</text:p>
          </table:table-cell>
          <table:table-cell office:value-type="float" office:value="2656" calcext:value-type="float">
            <text:p>2656</text:p>
          </table:table-cell>
          <table:table-cell office:value-type="float" office:value="21.0369" calcext:value-type="float">
            <text:p>21.0369</text:p>
          </table:table-cell>
          <table:table-cell office:value-type="float" office:value="-0.1021" calcext:value-type="float">
            <text:p>-0.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24" calcext:value-type="float">
            <text:p>124</text:p>
          </table:table-cell>
          <table:table-cell office:value-type="float" office:value="0.0032" calcext:value-type="float">
            <text:p>0.00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9:44</text:p>
          </table:table-cell>
          <table:table-cell office:value-type="float" office:value="20.9345" calcext:value-type="float">
            <text:p>20.9345</text:p>
          </table:table-cell>
          <table:table-cell office:value-type="float" office:value="2656" calcext:value-type="float">
            <text:p>2656</text:p>
          </table:table-cell>
          <table:table-cell office:value-type="float" office:value="21.0367" calcext:value-type="float">
            <text:p>21.0367</text:p>
          </table:table-cell>
          <table:table-cell office:value-type="float" office:value="-0.1022" calcext:value-type="float">
            <text:p>-0.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30" calcext:value-type="float">
            <text:p>130</text:p>
          </table:table-cell>
          <table:table-cell office:value-type="float" office:value="0.0043" calcext:value-type="float">
            <text:p>0.00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09:57</text:p>
          </table:table-cell>
          <table:table-cell office:value-type="float" office:value="20.9336" calcext:value-type="float">
            <text:p>20.9336</text:p>
          </table:table-cell>
          <table:table-cell office:value-type="float" office:value="2656" calcext:value-type="float">
            <text:p>2656</text:p>
          </table:table-cell>
          <table:table-cell office:value-type="float" office:value="21.0358" calcext:value-type="float">
            <text:p>21.0358</text:p>
          </table:table-cell>
          <table:table-cell office:value-type="float" office:value="-0.1022" calcext:value-type="float">
            <text:p>-0.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43" calcext:value-type="float">
            <text:p>143</text:p>
          </table:table-cell>
          <table:table-cell office:value-type="float" office:value="0.0025" calcext:value-type="float">
            <text:p>0.0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0:06</text:p>
          </table:table-cell>
          <table:table-cell office:value-type="float" office:value="20.9343" calcext:value-type="float">
            <text:p>20.9343</text:p>
          </table:table-cell>
          <table:table-cell office:value-type="float" office:value="2656" calcext:value-type="float">
            <text:p>2656</text:p>
          </table:table-cell>
          <table:table-cell office:value-type="float" office:value="21.0365" calcext:value-type="float">
            <text:p>21.0365</text:p>
          </table:table-cell>
          <table:table-cell office:value-type="float" office:value="-0.1023" calcext:value-type="float">
            <text:p>-0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2" calcext:value-type="float">
            <text:p>1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0:12</text:p>
          </table:table-cell>
          <table:table-cell office:value-type="float" office:value="20.9337" calcext:value-type="float">
            <text:p>20.9337</text:p>
          </table:table-cell>
          <table:table-cell office:value-type="float" office:value="2656" calcext:value-type="float">
            <text:p>2656</text:p>
          </table:table-cell>
          <table:table-cell office:value-type="float" office:value="21.036" calcext:value-type="float">
            <text:p>21.036</text:p>
          </table:table-cell>
          <table:table-cell office:value-type="float" office:value="-0.1023" calcext:value-type="float">
            <text:p>-0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58" calcext:value-type="float">
            <text:p>158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0:17</text:p>
          </table:table-cell>
          <table:table-cell office:value-type="float" office:value="20.9331" calcext:value-type="float">
            <text:p>20.9331</text:p>
          </table:table-cell>
          <table:table-cell office:value-type="float" office:value="2656" calcext:value-type="float">
            <text:p>2656</text:p>
          </table:table-cell>
          <table:table-cell office:value-type="float" office:value="21.0355" calcext:value-type="float">
            <text:p>21.0355</text:p>
          </table:table-cell>
          <table:table-cell office:value-type="float" office:value="-0.1023" calcext:value-type="float">
            <text:p>-0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3" calcext:value-type="float">
            <text:p>163</text:p>
          </table:table-cell>
          <table:table-cell office:value-type="float" office:value="0.0022" calcext:value-type="float">
            <text:p>0.00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0:22</text:p>
          </table:table-cell>
          <table:table-cell office:value-type="float" office:value="20.9336" calcext:value-type="float">
            <text:p>20.9336</text:p>
          </table:table-cell>
          <table:table-cell office:value-type="float" office:value="2656" calcext:value-type="float">
            <text:p>2656</text:p>
          </table:table-cell>
          <table:table-cell office:value-type="float" office:value="21.036" calcext:value-type="float">
            <text:p>21.036</text:p>
          </table:table-cell>
          <table:table-cell office:value-type="float" office:value="-0.1024" calcext:value-type="float">
            <text:p>-0.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34.120661" calcext:value-type="float">
            <text:p>34.120661</text:p>
          </table:table-cell>
          <table:table-cell office:value-type="float" office:value="-106.885877" calcext:value-type="float">
            <text:p>-106.885877</text:p>
          </table:table-cell>
          <table:table-cell office:value-type="float" office:value="168" calcext:value-type="float">
            <text:p>168</text:p>
          </table:table-cell>
          <table:table-cell office:value-type="float" office:value="0.0022" calcext:value-type="float">
            <text:p>0.00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7:53</text:p>
          </table:table-cell>
          <table:table-cell office:value-type="float" office:value="21.6975" calcext:value-type="float">
            <text:p>21.6975</text:p>
          </table:table-cell>
          <table:table-cell office:value-type="float" office:value="2656" calcext:value-type="float">
            <text:p>2656</text:p>
          </table:table-cell>
          <table:table-cell office:value-type="float" office:value="21.8019" calcext:value-type="float">
            <text:p>21.8019</text:p>
          </table:table-cell>
          <table:table-cell office:value-type="float" office:value="-0.1044" calcext:value-type="float">
            <text:p>-0.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10" calcext:value-type="float">
            <text:p>110</text:p>
          </table:table-cell>
          <table:table-cell office:value-type="float" office:value="0.0059" calcext:value-type="float">
            <text:p>0.00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7:59</text:p>
          </table:table-cell>
          <table:table-cell office:value-type="float" office:value="21.7081" calcext:value-type="float">
            <text:p>21.7081</text:p>
          </table:table-cell>
          <table:table-cell office:value-type="float" office:value="2656" calcext:value-type="float">
            <text:p>2656</text:p>
          </table:table-cell>
          <table:table-cell office:value-type="float" office:value="21.8127" calcext:value-type="float">
            <text:p>21.8127</text:p>
          </table:table-cell>
          <table:table-cell office:value-type="float" office:value="-0.1046" calcext:value-type="float">
            <text:p>-0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16" calcext:value-type="float">
            <text:p>116</text:p>
          </table:table-cell>
          <table:table-cell office:value-type="float" office:value="0.0035" calcext:value-type="float">
            <text:p>0.00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06</text:p>
          </table:table-cell>
          <table:table-cell office:value-type="float" office:value="21.7049" calcext:value-type="float">
            <text:p>21.7049</text:p>
          </table:table-cell>
          <table:table-cell office:value-type="float" office:value="2656" calcext:value-type="float">
            <text:p>2656</text:p>
          </table:table-cell>
          <table:table-cell office:value-type="float" office:value="21.8095" calcext:value-type="float">
            <text:p>21.8095</text:p>
          </table:table-cell>
          <table:table-cell office:value-type="float" office:value="-0.1046" calcext:value-type="float">
            <text:p>-0.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23" calcext:value-type="float">
            <text:p>123</text:p>
          </table:table-cell>
          <table:table-cell office:value-type="float" office:value="0.0082" calcext:value-type="float">
            <text:p>0.00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13</text:p>
          </table:table-cell>
          <table:table-cell office:value-type="float" office:value="21.702" calcext:value-type="float">
            <text:p>21.702</text:p>
          </table:table-cell>
          <table:table-cell office:value-type="float" office:value="2656" calcext:value-type="float">
            <text:p>2656</text:p>
          </table:table-cell>
          <table:table-cell office:value-type="float" office:value="21.8067" calcext:value-type="float">
            <text:p>21.8067</text:p>
          </table:table-cell>
          <table:table-cell office:value-type="float" office:value="-0.1047" calcext:value-type="float">
            <text:p>-0.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0" calcext:value-type="float">
            <text:p>130</text:p>
          </table:table-cell>
          <table:table-cell office:value-type="float" office:value="0.006" calcext:value-type="float">
            <text:p>0.0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20</text:p>
          </table:table-cell>
          <table:table-cell office:value-type="float" office:value="21.7047" calcext:value-type="float">
            <text:p>21.7047</text:p>
          </table:table-cell>
          <table:table-cell office:value-type="float" office:value="2656" calcext:value-type="float">
            <text:p>2656</text:p>
          </table:table-cell>
          <table:table-cell office:value-type="float" office:value="21.8094" calcext:value-type="float">
            <text:p>21.8094</text:p>
          </table:table-cell>
          <table:table-cell office:value-type="float" office:value="-0.1047" calcext:value-type="float">
            <text:p>-0.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37" calcext:value-type="float">
            <text:p>137</text:p>
          </table:table-cell>
          <table:table-cell office:value-type="float" office:value="0.005" calcext:value-type="float">
            <text:p>0.0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28</text:p>
          </table:table-cell>
          <table:table-cell office:value-type="float" office:value="21.7071" calcext:value-type="float">
            <text:p>21.7071</text:p>
          </table:table-cell>
          <table:table-cell office:value-type="float" office:value="2656" calcext:value-type="float">
            <text:p>2656</text:p>
          </table:table-cell>
          <table:table-cell office:value-type="float" office:value="21.8118" calcext:value-type="float">
            <text:p>21.8118</text:p>
          </table:table-cell>
          <table:table-cell office:value-type="float" office:value="-0.1047" calcext:value-type="float">
            <text:p>-0.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45" calcext:value-type="float">
            <text:p>145</text:p>
          </table:table-cell>
          <table:table-cell office:value-type="float" office:value="0.0034" calcext:value-type="float">
            <text:p>0.00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35</text:p>
          </table:table-cell>
          <table:table-cell office:value-type="float" office:value="21.7097" calcext:value-type="float">
            <text:p>21.7097</text:p>
          </table:table-cell>
          <table:table-cell office:value-type="float" office:value="2656" calcext:value-type="float">
            <text:p>2656</text:p>
          </table:table-cell>
          <table:table-cell office:value-type="float" office:value="21.8145" calcext:value-type="float">
            <text:p>21.8145</text:p>
          </table:table-cell>
          <table:table-cell office:value-type="float" office:value="-0.1048" calcext:value-type="float">
            <text:p>-0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52" calcext:value-type="float">
            <text:p>1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41</text:p>
          </table:table-cell>
          <table:table-cell office:value-type="float" office:value="21.7093" calcext:value-type="float">
            <text:p>21.7093</text:p>
          </table:table-cell>
          <table:table-cell office:value-type="float" office:value="2656" calcext:value-type="float">
            <text:p>2656</text:p>
          </table:table-cell>
          <table:table-cell office:value-type="float" office:value="21.8141" calcext:value-type="float">
            <text:p>21.8141</text:p>
          </table:table-cell>
          <table:table-cell office:value-type="float" office:value="-0.1048" calcext:value-type="float">
            <text:p>-0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58" calcext:value-type="float">
            <text:p>158</text:p>
          </table:table-cell>
          <table:table-cell office:value-type="float" office:value="0.004" calcext:value-type="float">
            <text:p>0.0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46</text:p>
          </table:table-cell>
          <table:table-cell office:value-type="float" office:value="21.7072" calcext:value-type="float">
            <text:p>21.7072</text:p>
          </table:table-cell>
          <table:table-cell office:value-type="float" office:value="2656" calcext:value-type="float">
            <text:p>2656</text:p>
          </table:table-cell>
          <table:table-cell office:value-type="float" office:value="21.812" calcext:value-type="float">
            <text:p>21.812</text:p>
          </table:table-cell>
          <table:table-cell office:value-type="float" office:value="-0.1048" calcext:value-type="float">
            <text:p>-0.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63" calcext:value-type="float">
            <text:p>1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53</text:p>
          </table:table-cell>
          <table:table-cell office:value-type="float" office:value="21.7059" calcext:value-type="float">
            <text:p>21.7059</text:p>
          </table:table-cell>
          <table:table-cell office:value-type="float" office:value="2656" calcext:value-type="float">
            <text:p>2656</text:p>
          </table:table-cell>
          <table:table-cell office:value-type="float" office:value="21.8108" calcext:value-type="float">
            <text:p>21.8108</text:p>
          </table:table-cell>
          <table:table-cell office:value-type="float" office:value="-0.1049" calcext:value-type="float">
            <text:p>-0.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0" calcext:value-type="float">
            <text:p>170</text:p>
          </table:table-cell>
          <table:table-cell office:value-type="float" office:value="0.0026" calcext:value-type="float">
            <text:p>0.00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8:58</text:p>
          </table:table-cell>
          <table:table-cell office:value-type="float" office:value="21.7078" calcext:value-type="float">
            <text:p>21.7078</text:p>
          </table:table-cell>
          <table:table-cell office:value-type="float" office:value="2656" calcext:value-type="float">
            <text:p>2656</text:p>
          </table:table-cell>
          <table:table-cell office:value-type="float" office:value="21.8127" calcext:value-type="float">
            <text:p>21.8127</text:p>
          </table:table-cell>
          <table:table-cell office:value-type="float" office:value="-0.1049" calcext:value-type="float">
            <text:p>-0.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75" calcext:value-type="float">
            <text:p>1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06</text:p>
          </table:table-cell>
          <table:table-cell office:value-type="float" office:value="21.7094" calcext:value-type="float">
            <text:p>21.7094</text:p>
          </table:table-cell>
          <table:table-cell office:value-type="float" office:value="2656" calcext:value-type="float">
            <text:p>2656</text:p>
          </table:table-cell>
          <table:table-cell office:value-type="float" office:value="21.8143" calcext:value-type="float">
            <text:p>21.8143</text:p>
          </table:table-cell>
          <table:table-cell office:value-type="float" office:value="-0.1049" calcext:value-type="float">
            <text:p>-0.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83" calcext:value-type="float">
            <text:p>183</text:p>
          </table:table-cell>
          <table:table-cell office:value-type="float" office:value="0.0055" calcext:value-type="float">
            <text:p>0.00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12</text:p>
          </table:table-cell>
          <table:table-cell office:value-type="float" office:value="21.7099" calcext:value-type="float">
            <text:p>21.7099</text:p>
          </table:table-cell>
          <table:table-cell office:value-type="float" office:value="2656" calcext:value-type="float">
            <text:p>2656</text:p>
          </table:table-cell>
          <table:table-cell office:value-type="float" office:value="21.8149" calcext:value-type="float">
            <text:p>21.8149</text:p>
          </table:table-cell>
          <table:table-cell office:value-type="float" office:value="-0.1049" calcext:value-type="float">
            <text:p>-0.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89" calcext:value-type="float">
            <text:p>189</text:p>
          </table:table-cell>
          <table:table-cell office:value-type="float" office:value="0.0054" calcext:value-type="float">
            <text:p>0.00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19</text:p>
          </table:table-cell>
          <table:table-cell office:value-type="float" office:value="21.7124" calcext:value-type="float">
            <text:p>21.7124</text:p>
          </table:table-cell>
          <table:table-cell office:value-type="float" office:value="2656" calcext:value-type="float">
            <text:p>2656</text:p>
          </table:table-cell>
          <table:table-cell office:value-type="float" office:value="21.8173" calcext:value-type="float">
            <text:p>21.8173</text:p>
          </table:table-cell>
          <table:table-cell office:value-type="float" office:value="-0.105" calcext:value-type="float">
            <text:p>-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196" calcext:value-type="float">
            <text:p>196</text:p>
          </table:table-cell>
          <table:table-cell office:value-type="float" office:value="0.0042" calcext:value-type="float">
            <text:p>0.00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25</text:p>
          </table:table-cell>
          <table:table-cell office:value-type="float" office:value="21.7083" calcext:value-type="float">
            <text:p>21.7083</text:p>
          </table:table-cell>
          <table:table-cell office:value-type="float" office:value="2656" calcext:value-type="float">
            <text:p>2656</text:p>
          </table:table-cell>
          <table:table-cell office:value-type="float" office:value="21.8133" calcext:value-type="float">
            <text:p>21.8133</text:p>
          </table:table-cell>
          <table:table-cell office:value-type="float" office:value="-0.105" calcext:value-type="float">
            <text:p>-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02" calcext:value-type="float">
            <text:p>202</text:p>
          </table:table-cell>
          <table:table-cell office:value-type="float" office:value="0.0049" calcext:value-type="float">
            <text:p>0.00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43</text:p>
          </table:table-cell>
          <table:table-cell office:value-type="float" office:value="21.7065" calcext:value-type="float">
            <text:p>21.7065</text:p>
          </table:table-cell>
          <table:table-cell office:value-type="float" office:value="2656" calcext:value-type="float">
            <text:p>2656</text:p>
          </table:table-cell>
          <table:table-cell office:value-type="float" office:value="21.8115" calcext:value-type="float">
            <text:p>21.8115</text:p>
          </table:table-cell>
          <table:table-cell office:value-type="float" office:value="-0.105" calcext:value-type="float">
            <text:p>-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20" calcext:value-type="float">
            <text:p>220</text:p>
          </table:table-cell>
          <table:table-cell office:value-type="float" office:value="0.0029" calcext:value-type="float">
            <text:p>0.00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50</text:p>
          </table:table-cell>
          <table:table-cell office:value-type="float" office:value="21.7073" calcext:value-type="float">
            <text:p>21.7073</text:p>
          </table:table-cell>
          <table:table-cell office:value-type="float" office:value="2656" calcext:value-type="float">
            <text:p>2656</text:p>
          </table:table-cell>
          <table:table-cell office:value-type="float" office:value="21.8124" calcext:value-type="float">
            <text:p>21.8124</text:p>
          </table:table-cell>
          <table:table-cell office:value-type="float" office:value="-0.1051" calcext:value-type="float">
            <text:p>-0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27" calcext:value-type="float">
            <text:p>227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19:55</text:p>
          </table:table-cell>
          <table:table-cell office:value-type="float" office:value="21.7076" calcext:value-type="float">
            <text:p>21.7076</text:p>
          </table:table-cell>
          <table:table-cell office:value-type="float" office:value="2656" calcext:value-type="float">
            <text:p>2656</text:p>
          </table:table-cell>
          <table:table-cell office:value-type="float" office:value="21.8127" calcext:value-type="float">
            <text:p>21.8127</text:p>
          </table:table-cell>
          <table:table-cell office:value-type="float" office:value="-0.1051" calcext:value-type="float">
            <text:p>-0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34.121114" calcext:value-type="float">
            <text:p>34.121114</text:p>
          </table:table-cell>
          <table:table-cell office:value-type="float" office:value="-106.884437" calcext:value-type="float">
            <text:p>-106.884437</text:p>
          </table:table-cell>
          <table:table-cell office:value-type="float" office:value="232" calcext:value-type="float">
            <text:p>2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7:51</text:p>
          </table:table-cell>
          <table:table-cell office:value-type="float" office:value="21.6186" calcext:value-type="float">
            <text:p>21.6186</text:p>
          </table:table-cell>
          <table:table-cell office:value-type="float" office:value="2656" calcext:value-type="float">
            <text:p>2656</text:p>
          </table:table-cell>
          <table:table-cell office:value-type="float" office:value="21.7254" calcext:value-type="float">
            <text:p>21.7254</text:p>
          </table:table-cell>
          <table:table-cell office:value-type="float" office:value="-0.1068" calcext:value-type="float">
            <text:p>-0.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67" calcext:value-type="float">
            <text:p>16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08</text:p>
          </table:table-cell>
          <table:table-cell office:value-type="float" office:value="21.6031" calcext:value-type="float">
            <text:p>21.6031</text:p>
          </table:table-cell>
          <table:table-cell office:value-type="float" office:value="2656" calcext:value-type="float">
            <text:p>2656</text:p>
          </table:table-cell>
          <table:table-cell office:value-type="float" office:value="21.7099" calcext:value-type="float">
            <text:p>21.7099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84" calcext:value-type="float">
            <text:p>184</text:p>
          </table:table-cell>
          <table:table-cell office:value-type="float" office:value="0.0035" calcext:value-type="float">
            <text:p>0.00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14</text:p>
          </table:table-cell>
          <table:table-cell office:value-type="float" office:value="21.6025" calcext:value-type="float">
            <text:p>21.6025</text:p>
          </table:table-cell>
          <table:table-cell office:value-type="float" office:value="2656" calcext:value-type="float">
            <text:p>2656</text:p>
          </table:table-cell>
          <table:table-cell office:value-type="float" office:value="21.7094" calcext:value-type="float">
            <text:p>21.7094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90" calcext:value-type="float">
            <text:p>190</text:p>
          </table:table-cell>
          <table:table-cell office:value-type="float" office:value="0.0063" calcext:value-type="float">
            <text:p>0.00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20</text:p>
          </table:table-cell>
          <table:table-cell office:value-type="float" office:value="21.5996" calcext:value-type="float">
            <text:p>21.5996</text:p>
          </table:table-cell>
          <table:table-cell office:value-type="float" office:value="2656" calcext:value-type="float">
            <text:p>2656</text:p>
          </table:table-cell>
          <table:table-cell office:value-type="float" office:value="21.7066" calcext:value-type="float">
            <text:p>21.7066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196" calcext:value-type="float">
            <text:p>196</text:p>
          </table:table-cell>
          <table:table-cell office:value-type="float" office:value="0.0063" calcext:value-type="float">
            <text:p>0.00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26</text:p>
          </table:table-cell>
          <table:table-cell office:value-type="float" office:value="21.5976" calcext:value-type="float">
            <text:p>21.5976</text:p>
          </table:table-cell>
          <table:table-cell office:value-type="float" office:value="2656" calcext:value-type="float">
            <text:p>2656</text:p>
          </table:table-cell>
          <table:table-cell office:value-type="float" office:value="21.7046" calcext:value-type="float">
            <text:p>21.7046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02" calcext:value-type="float">
            <text:p>202</text:p>
          </table:table-cell>
          <table:table-cell office:value-type="float" office:value="0.0054" calcext:value-type="float">
            <text:p>0.00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31</text:p>
          </table:table-cell>
          <table:table-cell office:value-type="float" office:value="21.6019" calcext:value-type="float">
            <text:p>21.6019</text:p>
          </table:table-cell>
          <table:table-cell office:value-type="float" office:value="2656" calcext:value-type="float">
            <text:p>2656</text:p>
          </table:table-cell>
          <table:table-cell office:value-type="float" office:value="21.7089" calcext:value-type="float">
            <text:p>21.7089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07" calcext:value-type="float">
            <text:p>207</text:p>
          </table:table-cell>
          <table:table-cell office:value-type="float" office:value="0.0043" calcext:value-type="float">
            <text:p>0.00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37</text:p>
          </table:table-cell>
          <table:table-cell office:value-type="float" office:value="21.6038" calcext:value-type="float">
            <text:p>21.6038</text:p>
          </table:table-cell>
          <table:table-cell office:value-type="float" office:value="2656" calcext:value-type="float">
            <text:p>2656</text:p>
          </table:table-cell>
          <table:table-cell office:value-type="float" office:value="21.7108" calcext:value-type="float">
            <text:p>21.7108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13" calcext:value-type="float">
            <text:p>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49</text:p>
          </table:table-cell>
          <table:table-cell office:value-type="float" office:value="21.5999" calcext:value-type="float">
            <text:p>21.5999</text:p>
          </table:table-cell>
          <table:table-cell office:value-type="float" office:value="2656" calcext:value-type="float">
            <text:p>2656</text:p>
          </table:table-cell>
          <table:table-cell office:value-type="float" office:value="21.7069" calcext:value-type="float">
            <text:p>21.7069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25" calcext:value-type="float">
            <text:p>225</text:p>
          </table:table-cell>
          <table:table-cell office:value-type="float" office:value="0.0069" calcext:value-type="float">
            <text:p>0.00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8:55</text:p>
          </table:table-cell>
          <table:table-cell office:value-type="float" office:value="21.6002" calcext:value-type="float">
            <text:p>21.6002</text:p>
          </table:table-cell>
          <table:table-cell office:value-type="float" office:value="2656" calcext:value-type="float">
            <text:p>2656</text:p>
          </table:table-cell>
          <table:table-cell office:value-type="float" office:value="21.7073" calcext:value-type="float">
            <text:p>21.7073</text:p>
          </table:table-cell>
          <table:table-cell office:value-type="float" office:value="-0.1071" calcext:value-type="float">
            <text:p>-0.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31" calcext:value-type="float">
            <text:p>2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9:07</text:p>
          </table:table-cell>
          <table:table-cell office:value-type="float" office:value="21.6013" calcext:value-type="float">
            <text:p>21.6013</text:p>
          </table:table-cell>
          <table:table-cell office:value-type="float" office:value="2656" calcext:value-type="float">
            <text:p>2656</text:p>
          </table:table-cell>
          <table:table-cell office:value-type="float" office:value="21.7083" calcext:value-type="float">
            <text:p>21.7083</text:p>
          </table:table-cell>
          <table:table-cell office:value-type="float" office:value="-0.1071" calcext:value-type="float">
            <text:p>-0.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43" calcext:value-type="float">
            <text:p>243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9:17</text:p>
          </table:table-cell>
          <table:table-cell office:value-type="float" office:value="21.5989" calcext:value-type="float">
            <text:p>21.5989</text:p>
          </table:table-cell>
          <table:table-cell office:value-type="float" office:value="2656" calcext:value-type="float">
            <text:p>2656</text:p>
          </table:table-cell>
          <table:table-cell office:value-type="float" office:value="21.706" calcext:value-type="float">
            <text:p>21.706</text:p>
          </table:table-cell>
          <table:table-cell office:value-type="float" office:value="-0.1071" calcext:value-type="float">
            <text:p>-0.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53" calcext:value-type="float">
            <text:p>253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29:27</text:p>
          </table:table-cell>
          <table:table-cell office:value-type="float" office:value="21.5999" calcext:value-type="float">
            <text:p>21.5999</text:p>
          </table:table-cell>
          <table:table-cell office:value-type="float" office:value="2656" calcext:value-type="float">
            <text:p>2656</text:p>
          </table:table-cell>
          <table:table-cell office:value-type="float" office:value="21.7071" calcext:value-type="float">
            <text:p>21.7071</text:p>
          </table:table-cell>
          <table:table-cell office:value-type="float" office:value="-0.1072" calcext:value-type="float">
            <text:p>-0.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3" calcext:value-type="float">
            <text:p>-106.884683</text:p>
          </table:table-cell>
          <table:table-cell office:value-type="float" office:value="263" calcext:value-type="float">
            <text:p>263</text:p>
          </table:table-cell>
          <table:table-cell office:value-type="float" office:value="0.0024" calcext:value-type="float">
            <text:p>0.0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1:12</text:p>
          </table:table-cell>
          <table:table-cell office:value-type="float" office:value="20.8194" calcext:value-type="float">
            <text:p>20.8194</text:p>
          </table:table-cell>
          <table:table-cell office:value-type="float" office:value="2656" calcext:value-type="float">
            <text:p>2656</text:p>
          </table:table-cell>
          <table:table-cell office:value-type="float" office:value="20.9281" calcext:value-type="float">
            <text:p>20.9281</text:p>
          </table:table-cell>
          <table:table-cell office:value-type="float" office:value="-0.1087" calcext:value-type="float">
            <text:p>-0.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94" calcext:value-type="float">
            <text:p>94</text:p>
          </table:table-cell>
          <table:table-cell office:value-type="float" office:value="0.0054" calcext:value-type="float">
            <text:p>0.00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1:30</text:p>
          </table:table-cell>
          <table:table-cell office:value-type="float" office:value="20.8296" calcext:value-type="float">
            <text:p>20.8296</text:p>
          </table:table-cell>
          <table:table-cell office:value-type="float" office:value="2656" calcext:value-type="float">
            <text:p>2656</text:p>
          </table:table-cell>
          <table:table-cell office:value-type="float" office:value="20.9383" calcext:value-type="float">
            <text:p>20.9383</text:p>
          </table:table-cell>
          <table:table-cell office:value-type="float" office:value="-0.1087" calcext:value-type="float">
            <text:p>-0.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12" calcext:value-type="float">
            <text:p>112</text:p>
          </table:table-cell>
          <table:table-cell office:value-type="float" office:value="0.0034" calcext:value-type="float">
            <text:p>0.00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1:36</text:p>
          </table:table-cell>
          <table:table-cell office:value-type="float" office:value="20.8323" calcext:value-type="float">
            <text:p>20.8323</text:p>
          </table:table-cell>
          <table:table-cell office:value-type="float" office:value="2656" calcext:value-type="float">
            <text:p>2656</text:p>
          </table:table-cell>
          <table:table-cell office:value-type="float" office:value="20.941" calcext:value-type="float">
            <text:p>20.941</text:p>
          </table:table-cell>
          <table:table-cell office:value-type="float" office:value="-0.1087" calcext:value-type="float">
            <text:p>-0.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18" calcext:value-type="float">
            <text:p>11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1:41</text:p>
          </table:table-cell>
          <table:table-cell office:value-type="float" office:value="20.8316" calcext:value-type="float">
            <text:p>20.8316</text:p>
          </table:table-cell>
          <table:table-cell office:value-type="float" office:value="2656" calcext:value-type="float">
            <text:p>2656</text:p>
          </table:table-cell>
          <table:table-cell office:value-type="float" office:value="20.9403" calcext:value-type="float">
            <text:p>20.9403</text:p>
          </table:table-cell>
          <table:table-cell office:value-type="float" office:value="-0.1087" calcext:value-type="float">
            <text:p>-0.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23" calcext:value-type="float">
            <text:p>1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1:52</text:p>
          </table:table-cell>
          <table:table-cell office:value-type="float" office:value="20.8323" calcext:value-type="float">
            <text:p>20.8323</text:p>
          </table:table-cell>
          <table:table-cell office:value-type="float" office:value="2656" calcext:value-type="float">
            <text:p>2656</text:p>
          </table:table-cell>
          <table:table-cell office:value-type="float" office:value="20.941" calcext:value-type="float">
            <text:p>20.941</text:p>
          </table:table-cell>
          <table:table-cell office:value-type="float" office:value="-0.1088" calcext:value-type="float">
            <text:p>-0.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34" calcext:value-type="float">
            <text:p>1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2:03</text:p>
          </table:table-cell>
          <table:table-cell office:value-type="float" office:value="20.8321" calcext:value-type="float">
            <text:p>20.8321</text:p>
          </table:table-cell>
          <table:table-cell office:value-type="float" office:value="2656" calcext:value-type="float">
            <text:p>2656</text:p>
          </table:table-cell>
          <table:table-cell office:value-type="float" office:value="20.9408" calcext:value-type="float">
            <text:p>20.9408</text:p>
          </table:table-cell>
          <table:table-cell office:value-type="float" office:value="-0.1088" calcext:value-type="float">
            <text:p>-0.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45" calcext:value-type="float">
            <text:p>145</text:p>
          </table:table-cell>
          <table:table-cell office:value-type="float" office:value="0.0034" calcext:value-type="float">
            <text:p>0.00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2:09</text:p>
          </table:table-cell>
          <table:table-cell office:value-type="float" office:value="20.8333" calcext:value-type="float">
            <text:p>20.8333</text:p>
          </table:table-cell>
          <table:table-cell office:value-type="float" office:value="2656" calcext:value-type="float">
            <text:p>2656</text:p>
          </table:table-cell>
          <table:table-cell office:value-type="float" office:value="20.9421" calcext:value-type="float">
            <text:p>20.9421</text:p>
          </table:table-cell>
          <table:table-cell office:value-type="float" office:value="-0.1088" calcext:value-type="float">
            <text:p>-0.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34.120477" calcext:value-type="float">
            <text:p>34.120477</text:p>
          </table:table-cell>
          <table:table-cell office:value-type="float" office:value="-106.886128" calcext:value-type="float">
            <text:p>-106.886128</text:p>
          </table:table-cell>
          <table:table-cell office:value-type="float" office:value="150" calcext:value-type="float">
            <text:p>150</text:p>
          </table:table-cell>
          <table:table-cell office:value-type="float" office:value="0.0035" calcext:value-type="float">
            <text:p>0.00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7:24</text:p>
          </table:table-cell>
          <table:table-cell office:value-type="float" office:value="20.6599" calcext:value-type="float">
            <text:p>20.6599</text:p>
          </table:table-cell>
          <table:table-cell office:value-type="float" office:value="2656" calcext:value-type="float">
            <text:p>2656</text:p>
          </table:table-cell>
          <table:table-cell office:value-type="float" office:value="20.7689" calcext:value-type="float">
            <text:p>20.7689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6" calcext:value-type="float">
            <text:p>76</text:p>
          </table:table-cell>
          <table:table-cell office:value-type="float" office:value="0.0057" calcext:value-type="float">
            <text:p>0.00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07</text:p>
          </table:table-cell>
          <table:table-cell office:value-type="float" office:value="20.6792" calcext:value-type="float">
            <text:p>20.6792</text:p>
          </table:table-cell>
          <table:table-cell office:value-type="float" office:value="2656" calcext:value-type="float">
            <text:p>2656</text:p>
          </table:table-cell>
          <table:table-cell office:value-type="float" office:value="20.7882" calcext:value-type="float">
            <text:p>20.7882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9" calcext:value-type="float">
            <text:p>119</text:p>
          </table:table-cell>
          <table:table-cell office:value-type="float" office:value="0.0026" calcext:value-type="float">
            <text:p>0.00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15</text:p>
          </table:table-cell>
          <table:table-cell office:value-type="float" office:value="20.6768" calcext:value-type="float">
            <text:p>20.6768</text:p>
          </table:table-cell>
          <table:table-cell office:value-type="float" office:value="2656" calcext:value-type="float">
            <text:p>2656</text:p>
          </table:table-cell>
          <table:table-cell office:value-type="float" office:value="20.7859" calcext:value-type="float">
            <text:p>20.7859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7" calcext:value-type="float">
            <text:p>1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27</text:p>
          </table:table-cell>
          <table:table-cell office:value-type="float" office:value="20.6761" calcext:value-type="float">
            <text:p>20.6761</text:p>
          </table:table-cell>
          <table:table-cell office:value-type="float" office:value="2656" calcext:value-type="float">
            <text:p>2656</text:p>
          </table:table-cell>
          <table:table-cell office:value-type="float" office:value="20.7852" calcext:value-type="float">
            <text:p>20.7852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9" calcext:value-type="float">
            <text:p>139</text:p>
          </table:table-cell>
          <table:table-cell office:value-type="float" office:value="0.004" calcext:value-type="float">
            <text:p>0.0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37</text:p>
          </table:table-cell>
          <table:table-cell office:value-type="float" office:value="20.6738" calcext:value-type="float">
            <text:p>20.6738</text:p>
          </table:table-cell>
          <table:table-cell office:value-type="float" office:value="2656" calcext:value-type="float">
            <text:p>2656</text:p>
          </table:table-cell>
          <table:table-cell office:value-type="float" office:value="20.7829" calcext:value-type="float">
            <text:p>20.7829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9" calcext:value-type="float">
            <text:p>149</text:p>
          </table:table-cell>
          <table:table-cell office:value-type="float" office:value="0.007" calcext:value-type="float">
            <text:p>0.0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45</text:p>
          </table:table-cell>
          <table:table-cell office:value-type="float" office:value="20.6733" calcext:value-type="float">
            <text:p>20.6733</text:p>
          </table:table-cell>
          <table:table-cell office:value-type="float" office:value="2656" calcext:value-type="float">
            <text:p>2656</text:p>
          </table:table-cell>
          <table:table-cell office:value-type="float" office:value="20.7824" calcext:value-type="float">
            <text:p>20.7824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7" calcext:value-type="float">
            <text:p>15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51</text:p>
          </table:table-cell>
          <table:table-cell office:value-type="float" office:value="20.6772" calcext:value-type="float">
            <text:p>20.6772</text:p>
          </table:table-cell>
          <table:table-cell office:value-type="float" office:value="2656" calcext:value-type="float">
            <text:p>2656</text:p>
          </table:table-cell>
          <table:table-cell office:value-type="float" office:value="20.7863" calcext:value-type="float">
            <text:p>20.7863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3" calcext:value-type="float">
            <text:p>163</text:p>
          </table:table-cell>
          <table:table-cell office:value-type="float" office:value="0.0025" calcext:value-type="float">
            <text:p>0.0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8:59</text:p>
          </table:table-cell>
          <table:table-cell office:value-type="float" office:value="20.6751" calcext:value-type="float">
            <text:p>20.6751</text:p>
          </table:table-cell>
          <table:table-cell office:value-type="float" office:value="2656" calcext:value-type="float">
            <text:p>2656</text:p>
          </table:table-cell>
          <table:table-cell office:value-type="float" office:value="20.7842" calcext:value-type="float">
            <text:p>20.7842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1" calcext:value-type="float">
            <text:p>171</text:p>
          </table:table-cell>
          <table:table-cell office:value-type="float" office:value="0.003" calcext:value-type="float">
            <text:p>0.0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9:11</text:p>
          </table:table-cell>
          <table:table-cell office:value-type="float" office:value="20.6738" calcext:value-type="float">
            <text:p>20.6738</text:p>
          </table:table-cell>
          <table:table-cell office:value-type="float" office:value="2656" calcext:value-type="float">
            <text:p>2656</text:p>
          </table:table-cell>
          <table:table-cell office:value-type="float" office:value="20.7829" calcext:value-type="float">
            <text:p>20.7829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3" calcext:value-type="float">
            <text:p>183</text:p>
          </table:table-cell>
          <table:table-cell office:value-type="float" office:value="0.0038" calcext:value-type="float">
            <text:p>0.00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49:21</text:p>
          </table:table-cell>
          <table:table-cell office:value-type="float" office:value="20.6743" calcext:value-type="float">
            <text:p>20.6743</text:p>
          </table:table-cell>
          <table:table-cell office:value-type="float" office:value="2656" calcext:value-type="float">
            <text:p>2656</text:p>
          </table:table-cell>
          <table:table-cell office:value-type="float" office:value="20.7835" calcext:value-type="float">
            <text:p>20.7835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3" calcext:value-type="float">
            <text:p>193</text:p>
          </table:table-cell>
          <table:table-cell office:value-type="float" office:value="0.0035" calcext:value-type="float">
            <text:p>0.00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4:39</text:p>
          </table:table-cell>
          <table:table-cell office:value-type="float" office:value="20.982" calcext:value-type="float">
            <text:p>20.982</text:p>
          </table:table-cell>
          <table:table-cell office:value-type="float" office:value="2656" calcext:value-type="float">
            <text:p>2656</text:p>
          </table:table-cell>
          <table:table-cell office:value-type="float" office:value="21.0911" calcext:value-type="float">
            <text:p>21.0911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16" calcext:value-type="float">
            <text:p>116</text:p>
          </table:table-cell>
          <table:table-cell office:value-type="float" office:value="0.0029" calcext:value-type="float">
            <text:p>0.00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4:44</text:p>
          </table:table-cell>
          <table:table-cell office:value-type="float" office:value="20.9923" calcext:value-type="float">
            <text:p>20.9923</text:p>
          </table:table-cell>
          <table:table-cell office:value-type="float" office:value="2656" calcext:value-type="float">
            <text:p>2656</text:p>
          </table:table-cell>
          <table:table-cell office:value-type="float" office:value="21.1014" calcext:value-type="float">
            <text:p>21.1014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2" calcext:value-type="float">
            <text:p>122</text:p>
          </table:table-cell>
          <table:table-cell office:value-type="float" office:value="0.0033" calcext:value-type="float">
            <text:p>0.00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4:50</text:p>
          </table:table-cell>
          <table:table-cell office:value-type="float" office:value="20.9903" calcext:value-type="float">
            <text:p>20.9903</text:p>
          </table:table-cell>
          <table:table-cell office:value-type="float" office:value="2656" calcext:value-type="float">
            <text:p>2656</text:p>
          </table:table-cell>
          <table:table-cell office:value-type="float" office:value="21.0994" calcext:value-type="float">
            <text:p>21.0994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8" calcext:value-type="float">
            <text:p>128</text:p>
          </table:table-cell>
          <table:table-cell office:value-type="float" office:value="0.0041" calcext:value-type="float">
            <text:p>0.00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4:55</text:p>
          </table:table-cell>
          <table:table-cell office:value-type="float" office:value="20.9914" calcext:value-type="float">
            <text:p>20.9914</text:p>
          </table:table-cell>
          <table:table-cell office:value-type="float" office:value="2656" calcext:value-type="float">
            <text:p>2656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3" calcext:value-type="float">
            <text:p>133</text:p>
          </table:table-cell>
          <table:table-cell office:value-type="float" office:value="0.0024" calcext:value-type="float">
            <text:p>0.0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5:00</text:p>
          </table:table-cell>
          <table:table-cell office:value-type="float" office:value="20.9916" calcext:value-type="float">
            <text:p>20.9916</text:p>
          </table:table-cell>
          <table:table-cell office:value-type="float" office:value="2656" calcext:value-type="float">
            <text:p>2656</text:p>
          </table:table-cell>
          <table:table-cell office:value-type="float" office:value="21.1007" calcext:value-type="float">
            <text:p>21.1007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8" calcext:value-type="float">
            <text:p>138</text:p>
          </table:table-cell>
          <table:table-cell office:value-type="float" office:value="0.0033" calcext:value-type="float">
            <text:p>0.00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5:05</text:p>
          </table:table-cell>
          <table:table-cell office:value-type="float" office:value="20.9916" calcext:value-type="float">
            <text:p>20.9916</text:p>
          </table:table-cell>
          <table:table-cell office:value-type="float" office:value="2656" calcext:value-type="float">
            <text:p>2656</text:p>
          </table:table-cell>
          <table:table-cell office:value-type="float" office:value="21.1007" calcext:value-type="float">
            <text:p>21.1007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3" calcext:value-type="float">
            <text:p>143</text:p>
          </table:table-cell>
          <table:table-cell office:value-type="float" office:value="0.0031" calcext:value-type="float">
            <text:p>0.00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5:11</text:p>
          </table:table-cell>
          <table:table-cell office:value-type="float" office:value="20.9886" calcext:value-type="float">
            <text:p>20.9886</text:p>
          </table:table-cell>
          <table:table-cell office:value-type="float" office:value="2656" calcext:value-type="float">
            <text:p>2656</text:p>
          </table:table-cell>
          <table:table-cell office:value-type="float" office:value="21.0977" calcext:value-type="float">
            <text:p>21.0977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9" calcext:value-type="float">
            <text:p>149</text:p>
          </table:table-cell>
          <table:table-cell office:value-type="float" office:value="0.0037" calcext:value-type="float">
            <text:p>0.00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5</text:p>
          </table:table-cell>
          <table:table-cell office:value-type="string" calcext:value-type="string">
            <text:p>23:55:16</text:p>
          </table:table-cell>
          <table:table-cell office:value-type="float" office:value="20.9916" calcext:value-type="float">
            <text:p>20.9916</text:p>
          </table:table-cell>
          <table:table-cell office:value-type="float" office:value="2656" calcext:value-type="float">
            <text:p>2656</text:p>
          </table:table-cell>
          <table:table-cell office:value-type="float" office:value="21.1007" calcext:value-type="float">
            <text:p>21.1007</text:p>
          </table:table-cell>
          <table:table-cell office:value-type="float" office:value="-0.1091" calcext:value-type="float">
            <text:p>-0.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4" calcext:value-type="float">
            <text:p>154</text:p>
          </table:table-cell>
          <table:table-cell office:value-type="float" office:value="0.0045" calcext:value-type="float">
            <text:p>0.00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10</text:p>
          </table:table-cell>
          <table:table-cell office:value-type="float" office:value="20.7203" calcext:value-type="float">
            <text:p>20.7203</text:p>
          </table:table-cell>
          <table:table-cell office:value-type="float" office:value="2656" calcext:value-type="float">
            <text:p>2656</text:p>
          </table:table-cell>
          <table:table-cell office:value-type="float" office:value="20.8274" calcext:value-type="float">
            <text:p>20.8274</text:p>
          </table:table-cell>
          <table:table-cell office:value-type="float" office:value="-0.1071" calcext:value-type="float">
            <text:p>-0.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6" calcext:value-type="float">
            <text:p>106</text:p>
          </table:table-cell>
          <table:table-cell office:value-type="float" office:value="0.004" calcext:value-type="float">
            <text:p>0.0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16</text:p>
          </table:table-cell>
          <table:table-cell office:value-type="float" office:value="20.715" calcext:value-type="float">
            <text:p>20.715</text:p>
          </table:table-cell>
          <table:table-cell office:value-type="float" office:value="2656" calcext:value-type="float">
            <text:p>2656</text:p>
          </table:table-cell>
          <table:table-cell office:value-type="float" office:value="20.8221" calcext:value-type="float">
            <text:p>20.8221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12" calcext:value-type="float">
            <text:p>112</text:p>
          </table:table-cell>
          <table:table-cell office:value-type="float" office:value="0.0044" calcext:value-type="float">
            <text:p>0.00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27</text:p>
          </table:table-cell>
          <table:table-cell office:value-type="float" office:value="20.7073" calcext:value-type="float">
            <text:p>20.7073</text:p>
          </table:table-cell>
          <table:table-cell office:value-type="float" office:value="2656" calcext:value-type="float">
            <text:p>2656</text:p>
          </table:table-cell>
          <table:table-cell office:value-type="float" office:value="20.8143" calcext:value-type="float">
            <text:p>20.8143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23" calcext:value-type="float">
            <text:p>1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38</text:p>
          </table:table-cell>
          <table:table-cell office:value-type="float" office:value="20.7094" calcext:value-type="float">
            <text:p>20.7094</text:p>
          </table:table-cell>
          <table:table-cell office:value-type="float" office:value="2656" calcext:value-type="float">
            <text:p>2656</text:p>
          </table:table-cell>
          <table:table-cell office:value-type="float" office:value="20.8164" calcext:value-type="float">
            <text:p>20.8164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3" calcext:value-type="float">
            <text:p>1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42</text:p>
          </table:table-cell>
          <table:table-cell office:value-type="float" office:value="20.7096" calcext:value-type="float">
            <text:p>20.7096</text:p>
          </table:table-cell>
          <table:table-cell office:value-type="float" office:value="2656" calcext:value-type="float">
            <text:p>2656</text:p>
          </table:table-cell>
          <table:table-cell office:value-type="float" office:value="20.8166" calcext:value-type="float">
            <text:p>20.8166</text:p>
          </table:table-cell>
          <table:table-cell office:value-type="float" office:value="-0.107" calcext:value-type="float">
            <text:p>-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8" calcext:value-type="float">
            <text:p>13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4:58</text:p>
          </table:table-cell>
          <table:table-cell office:value-type="float" office:value="20.7068" calcext:value-type="float">
            <text:p>20.7068</text:p>
          </table:table-cell>
          <table:table-cell office:value-type="float" office:value="2656" calcext:value-type="float">
            <text:p>2656</text:p>
          </table:table-cell>
          <table:table-cell office:value-type="float" office:value="20.8138" calcext:value-type="float">
            <text:p>20.8138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4" calcext:value-type="float">
            <text:p>154</text:p>
          </table:table-cell>
          <table:table-cell office:value-type="float" office:value="0.0048" calcext:value-type="float">
            <text:p>0.00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5:06</text:p>
          </table:table-cell>
          <table:table-cell office:value-type="float" office:value="20.709" calcext:value-type="float">
            <text:p>20.709</text:p>
          </table:table-cell>
          <table:table-cell office:value-type="float" office:value="2656" calcext:value-type="float">
            <text:p>2656</text:p>
          </table:table-cell>
          <table:table-cell office:value-type="float" office:value="20.8159" calcext:value-type="float">
            <text:p>20.8159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2" calcext:value-type="float">
            <text:p>1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5:12</text:p>
          </table:table-cell>
          <table:table-cell office:value-type="float" office:value="20.7104" calcext:value-type="float">
            <text:p>20.7104</text:p>
          </table:table-cell>
          <table:table-cell office:value-type="float" office:value="2656" calcext:value-type="float">
            <text:p>2656</text:p>
          </table:table-cell>
          <table:table-cell office:value-type="float" office:value="20.8173" calcext:value-type="float">
            <text:p>20.8173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7" calcext:value-type="float">
            <text:p>167</text:p>
          </table:table-cell>
          <table:table-cell office:value-type="float" office:value="0.0066" calcext:value-type="float">
            <text:p>0.00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15:16</text:p>
          </table:table-cell>
          <table:table-cell office:value-type="float" office:value="20.7106" calcext:value-type="float">
            <text:p>20.7106</text:p>
          </table:table-cell>
          <table:table-cell office:value-type="float" office:value="2656" calcext:value-type="float">
            <text:p>2656</text:p>
          </table:table-cell>
          <table:table-cell office:value-type="float" office:value="20.8175" calcext:value-type="float">
            <text:p>20.8175</text:p>
          </table:table-cell>
          <table:table-cell office:value-type="float" office:value="-0.1069" calcext:value-type="float">
            <text:p>-0.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2" calcext:value-type="float">
            <text:p>172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38:47</text:p>
          </table:table-cell>
          <table:table-cell office:value-type="float" office:value="0.0104" calcext:value-type="float">
            <text:p>0.0104</text:p>
          </table:table-cell>
          <table:table-cell office:value-type="float" office:value="2656" calcext:value-type="float">
            <text:p>2656</text:p>
          </table:table-cell>
          <table:table-cell office:value-type="float" office:value="0.1106" calcext:value-type="float">
            <text:p>0.1106</text:p>
          </table:table-cell>
          <table:table-cell office:value-type="float" office:value="-0.1002" calcext:value-type="float">
            <text:p>-0.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2" calcext:value-type="float">
            <text:p>52</text:p>
          </table:table-cell>
          <table:table-cell office:value-type="float" office:value="0.0035" calcext:value-type="float">
            <text:p>0.00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39:10</text:p>
          </table:table-cell>
          <table:table-cell office:value-type="float" office:value="0.0355" calcext:value-type="float">
            <text:p>0.0355</text:p>
          </table:table-cell>
          <table:table-cell office:value-type="float" office:value="2656" calcext:value-type="float">
            <text:p>2656</text:p>
          </table:table-cell>
          <table:table-cell office:value-type="float" office:value="0.1356" calcext:value-type="float">
            <text:p>0.1356</text:p>
          </table:table-cell>
          <table:table-cell office:value-type="float" office:value="-0.1001" calcext:value-type="float">
            <text:p>-0.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6" calcext:value-type="float">
            <text:p>76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0:28</text:p>
          </table:table-cell>
          <table:table-cell office:value-type="float" office:value="0.0367" calcext:value-type="float">
            <text:p>0.0367</text:p>
          </table:table-cell>
          <table:table-cell office:value-type="float" office:value="2656" calcext:value-type="float">
            <text:p>2656</text:p>
          </table:table-cell>
          <table:table-cell office:value-type="float" office:value="0.1366" calcext:value-type="float">
            <text:p>0.1366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3" calcext:value-type="float">
            <text:p>153</text:p>
          </table:table-cell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0:40</text:p>
          </table:table-cell>
          <table:table-cell office:value-type="float" office:value="0.0416" calcext:value-type="float">
            <text:p>0.0416</text:p>
          </table:table-cell>
          <table:table-cell office:value-type="float" office:value="2656" calcext:value-type="float">
            <text:p>2656</text:p>
          </table:table-cell>
          <table:table-cell office:value-type="float" office:value="0.1411" calcext:value-type="float">
            <text:p>0.1411</text:p>
          </table:table-cell>
          <table:table-cell office:value-type="float" office:value="-0.0994" calcext:value-type="float">
            <text:p>-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5" calcext:value-type="float">
            <text:p>1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1:06</text:p>
          </table:table-cell>
          <table:table-cell office:value-type="float" office:value="0.0403" calcext:value-type="float">
            <text:p>0.0403</text:p>
          </table:table-cell>
          <table:table-cell office:value-type="float" office:value="2656" calcext:value-type="float">
            <text:p>2656</text:p>
          </table:table-cell>
          <table:table-cell office:value-type="float" office:value="0.1396" calcext:value-type="float">
            <text:p>0.1396</text:p>
          </table:table-cell>
          <table:table-cell office:value-type="float" office:value="-0.0994" calcext:value-type="float">
            <text:p>-0.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1" calcext:value-type="float">
            <text:p>191</text:p>
          </table:table-cell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1:19</text:p>
          </table:table-cell>
          <table:table-cell office:value-type="float" office:value="0.0427" calcext:value-type="float">
            <text:p>0.0427</text:p>
          </table:table-cell>
          <table:table-cell office:value-type="float" office:value="2656" calcext:value-type="float">
            <text:p>2656</text:p>
          </table:table-cell>
          <table:table-cell office:value-type="float" office:value="0.1419" calcext:value-type="float">
            <text:p>0.1419</text:p>
          </table:table-cell>
          <table:table-cell office:value-type="float" office:value="-0.0992" calcext:value-type="float">
            <text:p>-0.0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04" calcext:value-type="float">
            <text:p>2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1:24</text:p>
          </table:table-cell>
          <table:table-cell office:value-type="float" office:value="0.0407" calcext:value-type="float">
            <text:p>0.0407</text:p>
          </table:table-cell>
          <table:table-cell office:value-type="float" office:value="2656" calcext:value-type="float">
            <text:p>2656</text:p>
          </table:table-cell>
          <table:table-cell office:value-type="float" office:value="0.1398" calcext:value-type="float">
            <text:p>0.1398</text:p>
          </table:table-cell>
          <table:table-cell office:value-type="float" office:value="-0.0991" calcext:value-type="float">
            <text:p>-0.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09" calcext:value-type="float">
            <text:p>209</text:p>
          </table:table-cell>
          <table:table-cell office:value-type="float" office:value="0.0037" calcext:value-type="float">
            <text:p>0.003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1:31</text:p>
          </table:table-cell>
          <table:table-cell office:value-type="float" office:value="0.0413" calcext:value-type="float">
            <text:p>0.0413</text:p>
          </table:table-cell>
          <table:table-cell office:value-type="float" office:value="2656" calcext:value-type="float">
            <text:p>2656</text:p>
          </table:table-cell>
          <table:table-cell office:value-type="float" office:value="0.1404" calcext:value-type="float">
            <text:p>0.1404</text:p>
          </table:table-cell>
          <table:table-cell office:value-type="float" office:value="-0.0991" calcext:value-type="float">
            <text:p>-0.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16" calcext:value-type="float">
            <text:p>2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2:37</text:p>
          </table:table-cell>
          <table:table-cell office:value-type="float" office:value="0.042" calcext:value-type="float">
            <text:p>0.042</text:p>
          </table:table-cell>
          <table:table-cell office:value-type="float" office:value="2656" calcext:value-type="float">
            <text:p>2656</text:p>
          </table:table-cell>
          <table:table-cell office:value-type="float" office:value="0.1411" calcext:value-type="float">
            <text:p>0.1411</text:p>
          </table:table-cell>
          <table:table-cell office:value-type="float" office:value="-0.099" calcext:value-type="float">
            <text:p>-0.0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82" calcext:value-type="float">
            <text:p>282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2:43</text:p>
          </table:table-cell>
          <table:table-cell office:value-type="float" office:value="0.0412" calcext:value-type="float">
            <text:p>0.0412</text:p>
          </table:table-cell>
          <table:table-cell office:value-type="float" office:value="2656" calcext:value-type="float">
            <text:p>2656</text:p>
          </table:table-cell>
          <table:table-cell office:value-type="float" office:value="0.1398" calcext:value-type="float">
            <text:p>0.1398</text:p>
          </table:table-cell>
          <table:table-cell office:value-type="float" office:value="-0.0986" calcext:value-type="float">
            <text:p>-0.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88" calcext:value-type="float">
            <text:p>288</text:p>
          </table:table-cell>
          <table:table-cell office:value-type="float" office:value="0.0004" calcext:value-type="float">
            <text:p>0.00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00:42:49</text:p>
          </table:table-cell>
          <table:table-cell office:value-type="float" office:value="0.0429" calcext:value-type="float">
            <text:p>0.0429</text:p>
          </table:table-cell>
          <table:table-cell office:value-type="float" office:value="2656" calcext:value-type="float">
            <text:p>2656</text:p>
          </table:table-cell>
          <table:table-cell office:value-type="float" office:value="0.1414" calcext:value-type="float">
            <text:p>0.1414</text:p>
          </table:table-cell>
          <table:table-cell office:value-type="float" office:value="-0.0986" calcext:value-type="float">
            <text:p>-0.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4" calcext:value-type="float">
            <text:p>294</text:p>
          </table:table-cell>
          <table:table-cell office:value-type="float" office:value="0.0012" calcext:value-type="float">
            <text:p>0.00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4:27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2656" calcext:value-type="float">
            <text:p>2656</text:p>
          </table:table-cell>
          <table:table-cell office:value-type="float" office:value="0.0404" calcext:value-type="float">
            <text:p>0.0404</text:p>
          </table:table-cell>
          <table:table-cell office:value-type="float" office:value="-0.069" calcext:value-type="float">
            <text:p>-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1" calcext:value-type="float">
            <text:p>51</text:p>
          </table:table-cell>
          <table:table-cell office:value-type="float" office:value="0.0047" calcext:value-type="float">
            <text:p>0.00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4:42</text:p>
          </table:table-cell>
          <table:table-cell office:value-type="float" office:value="-0.015" calcext:value-type="float">
            <text:p>-0.015</text:p>
          </table:table-cell>
          <table:table-cell office:value-type="float" office:value="2656" calcext:value-type="float">
            <text:p>2656</text:p>
          </table:table-cell>
          <table:table-cell office:value-type="float" office:value="0.0539" calcext:value-type="float">
            <text:p>0.0539</text:p>
          </table:table-cell>
          <table:table-cell office:value-type="float" office:value="-0.0689" calcext:value-type="float">
            <text:p>-0.0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6" calcext:value-type="float">
            <text:p>66</text:p>
          </table:table-cell>
          <table:table-cell office:value-type="float" office:value="0.0055" calcext:value-type="float">
            <text:p>0.00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5:08</text:p>
          </table:table-cell>
          <table:table-cell office:value-type="float" office:value="-0.014" calcext:value-type="float">
            <text:p>-0.014</text:p>
          </table:table-cell>
          <table:table-cell office:value-type="float" office:value="2656" calcext:value-type="float">
            <text:p>2656</text:p>
          </table:table-cell>
          <table:table-cell office:value-type="float" office:value="0.0548" calcext:value-type="float">
            <text:p>0.0548</text:p>
          </table:table-cell>
          <table:table-cell office:value-type="float" office:value="-0.0687" calcext:value-type="float">
            <text:p>-0.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2" calcext:value-type="float">
            <text:p>92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5: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2656" calcext:value-type="float">
            <text:p>2656</text:p>
          </table:table-cell>
          <table:table-cell office:value-type="float" office:value="0.0555" calcext:value-type="float">
            <text:p>0.0555</text:p>
          </table:table-cell>
          <table:table-cell office:value-type="float" office:value="-0.0684" calcext:value-type="float">
            <text:p>-0.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8" calcext:value-type="float">
            <text:p>98</text:p>
          </table:table-cell>
          <table:table-cell office:value-type="float" office:value="0.0025" calcext:value-type="float">
            <text:p>0.00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5: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2656" calcext:value-type="float">
            <text:p>2656</text:p>
          </table:table-cell>
          <table:table-cell office:value-type="float" office:value="0.0533" calcext:value-type="float">
            <text:p>0.0533</text:p>
          </table:table-cell>
          <table:table-cell office:value-type="float" office:value="-0.0684" calcext:value-type="float">
            <text:p>-0.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3" calcext:value-type="float">
            <text:p>1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5:26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2656" calcext:value-type="float">
            <text:p>2656</text:p>
          </table:table-cell>
          <table:table-cell office:value-type="float" office:value="0.0551" calcext:value-type="float">
            <text:p>0.0551</text:p>
          </table:table-cell>
          <table:table-cell office:value-type="float" office:value="-0.0683" calcext:value-type="float">
            <text:p>-0.0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0" calcext:value-type="float">
            <text:p>110</text:p>
          </table:table-cell>
          <table:table-cell office:value-type="float" office:value="0.0021" calcext:value-type="float">
            <text:p>0.00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5:57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2656" calcext:value-type="float">
            <text:p>2656</text:p>
          </table:table-cell>
          <table:table-cell office:value-type="float" office:value="0.0569" calcext:value-type="float">
            <text:p>0.0569</text:p>
          </table:table-cell>
          <table:table-cell office:value-type="float" office:value="-0.0682" calcext:value-type="float">
            <text:p>-0.0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1" calcext:value-type="float">
            <text:p>141</text:p>
          </table:table-cell>
          <table:table-cell office:value-type="float" office:value="0.0008" calcext:value-type="float">
            <text:p>0.00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6:43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2656" calcext:value-type="float">
            <text:p>2656</text:p>
          </table:table-cell>
          <table:table-cell office:value-type="float" office:value="0.0541" calcext:value-type="float">
            <text:p>0.0541</text:p>
          </table:table-cell>
          <table:table-cell office:value-type="float" office:value="-0.0675" calcext:value-type="float">
            <text:p>-0.0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7" calcext:value-type="float">
            <text:p>187</text:p>
          </table:table-cell>
          <table:table-cell office:value-type="float" office:value="0.004" calcext:value-type="float">
            <text:p>0.0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19:5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2656" calcext:value-type="float">
            <text:p>2656</text:p>
          </table:table-cell>
          <table:table-cell office:value-type="float" office:value="0.0546" calcext:value-type="float">
            <text:p>0.0546</text:p>
          </table:table-cell>
          <table:table-cell office:value-type="float" office:value="-0.0653" calcext:value-type="float">
            <text:p>-0.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7" calcext:value-type="float">
            <text:p>107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20:26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2656" calcext:value-type="float">
            <text:p>2656</text:p>
          </table:table-cell>
          <table:table-cell office:value-type="float" office:value="0.0535" calcext:value-type="float">
            <text:p>0.0535</text:p>
          </table:table-cell>
          <table:table-cell office:value-type="float" office:value="-0.0649" calcext:value-type="float">
            <text:p>-0.0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8" calcext:value-type="float">
            <text:p>138</text:p>
          </table:table-cell>
          <table:table-cell office:value-type="float" office:value="0.0006" calcext:value-type="float">
            <text:p>0.000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20:3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2656" calcext:value-type="float">
            <text:p>2656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0648" calcext:value-type="float">
            <text:p>-0.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6" calcext:value-type="float">
            <text:p>146</text:p>
          </table:table-cell>
          <table:table-cell office:value-type="float" office:value="0.001" calcext:value-type="float">
            <text:p>0.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20:51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2656" calcext:value-type="float">
            <text:p>2656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0647" calcext:value-type="float">
            <text:p>-0.0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3" calcext:value-type="float">
            <text:p>1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4:21:26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2656" calcext:value-type="float">
            <text:p>2656</text:p>
          </table:table-cell>
          <table:table-cell office:value-type="float" office:value="0.0521" calcext:value-type="float">
            <text:p>0.0521</text:p>
          </table:table-cell>
          <table:table-cell office:value-type="float" office:value="-0.0645" calcext:value-type="float">
            <text:p>-0.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8" calcext:value-type="float">
            <text:p>1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1:39</text:p>
          </table:table-cell>
          <table:table-cell office:value-type="float" office:value="20.1561" calcext:value-type="float">
            <text:p>20.1561</text:p>
          </table:table-cell>
          <table:table-cell office:value-type="float" office:value="2656" calcext:value-type="float">
            <text:p>2656</text:p>
          </table:table-cell>
          <table:table-cell office:value-type="float" office:value="20.1896" calcext:value-type="float">
            <text:p>20.1896</text:p>
          </table:table-cell>
          <table:table-cell office:value-type="float" office:value="-0.0335" calcext:value-type="float">
            <text:p>-0.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0" calcext:value-type="float">
            <text:p>70</text:p>
          </table:table-cell>
          <table:table-cell office:value-type="float" office:value="0.0047" calcext:value-type="float">
            <text:p>0.00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1:45</text:p>
          </table:table-cell>
          <table:table-cell office:value-type="float" office:value="20.172" calcext:value-type="float">
            <text:p>20.172</text:p>
          </table:table-cell>
          <table:table-cell office:value-type="float" office:value="2656" calcext:value-type="float">
            <text:p>2656</text:p>
          </table:table-cell>
          <table:table-cell office:value-type="float" office:value="20.2054" calcext:value-type="float">
            <text:p>20.2054</text:p>
          </table:table-cell>
          <table:table-cell office:value-type="float" office:value="-0.0334" calcext:value-type="float">
            <text:p>-0.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6" calcext:value-type="float">
            <text:p>76</text:p>
          </table:table-cell>
          <table:table-cell office:value-type="float" office:value="0.0069" calcext:value-type="float">
            <text:p>0.00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1:51</text:p>
          </table:table-cell>
          <table:table-cell office:value-type="float" office:value="20.1737" calcext:value-type="float">
            <text:p>20.1737</text:p>
          </table:table-cell>
          <table:table-cell office:value-type="float" office:value="2656" calcext:value-type="float">
            <text:p>2656</text:p>
          </table:table-cell>
          <table:table-cell office:value-type="float" office:value="20.207" calcext:value-type="float">
            <text:p>20.207</text:p>
          </table:table-cell>
          <table:table-cell office:value-type="float" office:value="-0.0333" calcext:value-type="float">
            <text:p>-0.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2" calcext:value-type="float">
            <text:p>82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2:31</text:p>
          </table:table-cell>
          <table:table-cell office:value-type="float" office:value="20.1677" calcext:value-type="float">
            <text:p>20.1677</text:p>
          </table:table-cell>
          <table:table-cell office:value-type="float" office:value="2656" calcext:value-type="float">
            <text:p>2656</text:p>
          </table:table-cell>
          <table:table-cell office:value-type="float" office:value="20.2004" calcext:value-type="float">
            <text:p>20.2004</text:p>
          </table:table-cell>
          <table:table-cell office:value-type="float" office:value="-0.0328" calcext:value-type="float">
            <text:p>-0.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2" calcext:value-type="float">
            <text:p>1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2:36</text:p>
          </table:table-cell>
          <table:table-cell office:value-type="float" office:value="20.1699" calcext:value-type="float">
            <text:p>20.1699</text:p>
          </table:table-cell>
          <table:table-cell office:value-type="float" office:value="2656" calcext:value-type="float">
            <text:p>2656</text:p>
          </table:table-cell>
          <table:table-cell office:value-type="float" office:value="20.2025" calcext:value-type="float">
            <text:p>20.2025</text:p>
          </table:table-cell>
          <table:table-cell office:value-type="float" office:value="-0.0327" calcext:value-type="float">
            <text:p>-0.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7" calcext:value-type="float">
            <text:p>127</text:p>
          </table:table-cell>
          <table:table-cell office:value-type="float" office:value="0.0082" calcext:value-type="float">
            <text:p>0.00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2:42</text:p>
          </table:table-cell>
          <table:table-cell office:value-type="float" office:value="20.1701" calcext:value-type="float">
            <text:p>20.1701</text:p>
          </table:table-cell>
          <table:table-cell office:value-type="float" office:value="2656" calcext:value-type="float">
            <text:p>2656</text:p>
          </table:table-cell>
          <table:table-cell office:value-type="float" office:value="20.2027" calcext:value-type="float">
            <text:p>20.2027</text:p>
          </table:table-cell>
          <table:table-cell office:value-type="float" office:value="-0.0326" calcext:value-type="float">
            <text:p>-0.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3" calcext:value-type="float">
            <text:p>1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2:48</text:p>
          </table:table-cell>
          <table:table-cell office:value-type="float" office:value="20.1716" calcext:value-type="float">
            <text:p>20.1716</text:p>
          </table:table-cell>
          <table:table-cell office:value-type="float" office:value="2656" calcext:value-type="float">
            <text:p>2656</text:p>
          </table:table-cell>
          <table:table-cell office:value-type="float" office:value="20.2041" calcext:value-type="float">
            <text:p>20.2041</text:p>
          </table:table-cell>
          <table:table-cell office:value-type="float" office:value="-0.0325" calcext:value-type="float">
            <text:p>-0.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9" calcext:value-type="float">
            <text:p>139</text:p>
          </table:table-cell>
          <table:table-cell office:value-type="float" office:value="0.0042" calcext:value-type="float">
            <text:p>0.00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2:54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2656" calcext:value-type="float">
            <text:p>2656</text:p>
          </table:table-cell>
          <table:table-cell office:value-type="float" office:value="20.2008" calcext:value-type="float">
            <text:p>20.2008</text:p>
          </table:table-cell>
          <table:table-cell office:value-type="float" office:value="-0.0324" calcext:value-type="float">
            <text:p>-0.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5" calcext:value-type="float">
            <text:p>145</text:p>
          </table:table-cell>
          <table:table-cell office:value-type="float" office:value="0.0024" calcext:value-type="float">
            <text:p>0.00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3:00</text:p>
          </table:table-cell>
          <table:table-cell office:value-type="float" office:value="20.1679" calcext:value-type="float">
            <text:p>20.1679</text:p>
          </table:table-cell>
          <table:table-cell office:value-type="float" office:value="2656" calcext:value-type="float">
            <text:p>2656</text:p>
          </table:table-cell>
          <table:table-cell office:value-type="float" office:value="20.2002" calcext:value-type="float">
            <text:p>20.2002</text:p>
          </table:table-cell>
          <table:table-cell office:value-type="float" office:value="-0.0324" calcext:value-type="float">
            <text:p>-0.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1" calcext:value-type="float">
            <text:p>151</text:p>
          </table:table-cell>
          <table:table-cell office:value-type="float" office:value="0.0032" calcext:value-type="float">
            <text:p>0.00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3:05</text:p>
          </table:table-cell>
          <table:table-cell office:value-type="float" office:value="20.1701" calcext:value-type="float">
            <text:p>20.1701</text:p>
          </table:table-cell>
          <table:table-cell office:value-type="float" office:value="2656" calcext:value-type="float">
            <text:p>2656</text:p>
          </table:table-cell>
          <table:table-cell office:value-type="float" office:value="20.2024" calcext:value-type="float">
            <text:p>20.2024</text:p>
          </table:table-cell>
          <table:table-cell office:value-type="float" office:value="-0.0323" calcext:value-type="float">
            <text:p>-0.0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6" calcext:value-type="float">
            <text:p>156</text:p>
          </table:table-cell>
          <table:table-cell office:value-type="float" office:value="0.0033" calcext:value-type="float">
            <text:p>0.003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3:11</text:p>
          </table:table-cell>
          <table:table-cell office:value-type="float" office:value="20.17" calcext:value-type="float">
            <text:p>20.17</text:p>
          </table:table-cell>
          <table:table-cell office:value-type="float" office:value="2656" calcext:value-type="float">
            <text:p>2656</text:p>
          </table:table-cell>
          <table:table-cell office:value-type="float" office:value="20.2022" calcext:value-type="float">
            <text:p>20.2022</text:p>
          </table:table-cell>
          <table:table-cell office:value-type="float" office:value="-0.0322" calcext:value-type="float">
            <text:p>-0.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3:17</text:p>
          </table:table-cell>
          <table:table-cell office:value-type="float" office:value="20.1681" calcext:value-type="float">
            <text:p>20.1681</text:p>
          </table:table-cell>
          <table:table-cell office:value-type="float" office:value="2656" calcext:value-type="float">
            <text:p>2656</text:p>
          </table:table-cell>
          <table:table-cell office:value-type="float" office:value="20.2002" calcext:value-type="float">
            <text:p>20.2002</text:p>
          </table:table-cell>
          <table:table-cell office:value-type="float" office:value="-0.0321" calcext:value-type="float">
            <text:p>-0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8" calcext:value-type="float">
            <text:p>168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03:23</text:p>
          </table:table-cell>
          <table:table-cell office:value-type="float" office:value="20.1678" calcext:value-type="float">
            <text:p>20.1678</text:p>
          </table:table-cell>
          <table:table-cell office:value-type="float" office:value="2656" calcext:value-type="float">
            <text:p>2656</text:p>
          </table:table-cell>
          <table:table-cell office:value-type="float" office:value="20.1999" calcext:value-type="float">
            <text:p>20.1999</text:p>
          </table:table-cell>
          <table:table-cell office:value-type="float" office:value="-0.032" calcext:value-type="float">
            <text:p>-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4" calcext:value-type="float">
            <text:p>174</text:p>
          </table:table-cell>
          <table:table-cell office:value-type="float" office:value="0.0044" calcext:value-type="float">
            <text:p>0.00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2:54</text:p>
          </table:table-cell>
          <table:table-cell office:value-type="float" office:value="19.928" calcext:value-type="float">
            <text:p>19.928</text:p>
          </table:table-cell>
          <table:table-cell office:value-type="float" office:value="2656" calcext:value-type="float">
            <text:p>2656</text:p>
          </table:table-cell>
          <table:table-cell office:value-type="float" office:value="19.9523" calcext:value-type="float">
            <text:p>19.9523</text:p>
          </table:table-cell>
          <table:table-cell office:value-type="float" office:value="-0.0243" calcext:value-type="float">
            <text:p>-0.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67" calcext:value-type="float">
            <text:p>67</text:p>
          </table:table-cell>
          <table:table-cell office:value-type="float" office:value="0.0042" calcext:value-type="float">
            <text:p>0.00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3:03</text:p>
          </table:table-cell>
          <table:table-cell office:value-type="float" office:value="19.926" calcext:value-type="float">
            <text:p>19.926</text:p>
          </table:table-cell>
          <table:table-cell office:value-type="float" office:value="2656" calcext:value-type="float">
            <text:p>2656</text:p>
          </table:table-cell>
          <table:table-cell office:value-type="float" office:value="19.9502" calcext:value-type="float">
            <text:p>19.9502</text:p>
          </table:table-cell>
          <table:table-cell office:value-type="float" office:value="-0.0242" calcext:value-type="float">
            <text:p>-0.0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6" calcext:value-type="float">
            <text:p>76</text:p>
          </table:table-cell>
          <table:table-cell office:value-type="float" office:value="0.0009" calcext:value-type="float">
            <text:p>0.00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3:51</text:p>
          </table:table-cell>
          <table:table-cell office:value-type="float" office:value="19.9369" calcext:value-type="float">
            <text:p>19.9369</text:p>
          </table:table-cell>
          <table:table-cell office:value-type="float" office:value="2656" calcext:value-type="float">
            <text:p>2656</text:p>
          </table:table-cell>
          <table:table-cell office:value-type="float" office:value="19.9605" calcext:value-type="float">
            <text:p>19.9605</text:p>
          </table:table-cell>
          <table:table-cell office:value-type="float" office:value="-0.0236" calcext:value-type="float">
            <text:p>-0.0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3" calcext:value-type="float">
            <text:p>123</text:p>
          </table:table-cell>
          <table:table-cell office:value-type="float" office:value="0.0048" calcext:value-type="float">
            <text:p>0.00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3:57</text:p>
          </table:table-cell>
          <table:table-cell office:value-type="float" office:value="19.9343" calcext:value-type="float">
            <text:p>19.9343</text:p>
          </table:table-cell>
          <table:table-cell office:value-type="float" office:value="2656" calcext:value-type="float">
            <text:p>2656</text:p>
          </table:table-cell>
          <table:table-cell office:value-type="float" office:value="19.9578" calcext:value-type="float">
            <text:p>19.9578</text:p>
          </table:table-cell>
          <table:table-cell office:value-type="float" office:value="-0.0235" calcext:value-type="float">
            <text:p>-0.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0" calcext:value-type="float">
            <text:p>130</text:p>
          </table:table-cell>
          <table:table-cell office:value-type="float" office:value="0.0051" calcext:value-type="float">
            <text:p>0.005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07</text:p>
          </table:table-cell>
          <table:table-cell office:value-type="float" office:value="19.9351" calcext:value-type="float">
            <text:p>19.9351</text:p>
          </table:table-cell>
          <table:table-cell office:value-type="float" office:value="2656" calcext:value-type="float">
            <text:p>2656</text:p>
          </table:table-cell>
          <table:table-cell office:value-type="float" office:value="19.9585" calcext:value-type="float">
            <text:p>19.9585</text:p>
          </table:table-cell>
          <table:table-cell office:value-type="float" office:value="-0.0234" calcext:value-type="float">
            <text:p>-0.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0" calcext:value-type="float">
            <text:p>140</text:p>
          </table:table-cell>
          <table:table-cell office:value-type="float" office:value="0.0047" calcext:value-type="float">
            <text:p>0.004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13</text:p>
          </table:table-cell>
          <table:table-cell office:value-type="float" office:value="19.9342" calcext:value-type="float">
            <text:p>19.9342</text:p>
          </table:table-cell>
          <table:table-cell office:value-type="float" office:value="2656" calcext:value-type="float">
            <text:p>2656</text:p>
          </table:table-cell>
          <table:table-cell office:value-type="float" office:value="19.9575" calcext:value-type="float">
            <text:p>19.9575</text:p>
          </table:table-cell>
          <table:table-cell office:value-type="float" office:value="-0.0232" calcext:value-type="float">
            <text:p>-0.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5" calcext:value-type="float">
            <text:p>145</text:p>
          </table:table-cell>
          <table:table-cell office:value-type="float" office:value="0.0056" calcext:value-type="float">
            <text:p>0.00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18</text:p>
          </table:table-cell>
          <table:table-cell office:value-type="float" office:value="19.9373" calcext:value-type="float">
            <text:p>19.9373</text:p>
          </table:table-cell>
          <table:table-cell office:value-type="float" office:value="2656" calcext:value-type="float">
            <text:p>2656</text:p>
          </table:table-cell>
          <table:table-cell office:value-type="float" office:value="19.9605" calcext:value-type="float">
            <text:p>19.9605</text:p>
          </table:table-cell>
          <table:table-cell office:value-type="float" office:value="-0.0232" calcext:value-type="float">
            <text:p>-0.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1" calcext:value-type="float">
            <text:p>151</text:p>
          </table:table-cell>
          <table:table-cell office:value-type="float" office:value="0.0058" calcext:value-type="float">
            <text:p>0.005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25</text:p>
          </table:table-cell>
          <table:table-cell office:value-type="float" office:value="19.9387" calcext:value-type="float">
            <text:p>19.9387</text:p>
          </table:table-cell>
          <table:table-cell office:value-type="float" office:value="2656" calcext:value-type="float">
            <text:p>2656</text:p>
          </table:table-cell>
          <table:table-cell office:value-type="float" office:value="19.9617" calcext:value-type="float">
            <text:p>19.9617</text:p>
          </table:table-cell>
          <table:table-cell office:value-type="float" office:value="-0.0231" calcext:value-type="float">
            <text:p>-0.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7" calcext:value-type="float">
            <text:p>1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31</text:p>
          </table:table-cell>
          <table:table-cell office:value-type="float" office:value="19.9362" calcext:value-type="float">
            <text:p>19.9362</text:p>
          </table:table-cell>
          <table:table-cell office:value-type="float" office:value="2656" calcext:value-type="float">
            <text:p>2656</text:p>
          </table:table-cell>
          <table:table-cell office:value-type="float" office:value="19.9592" calcext:value-type="float">
            <text:p>19.9592</text:p>
          </table:table-cell>
          <table:table-cell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4" calcext:value-type="float">
            <text:p>164</text:p>
          </table:table-cell>
          <table:table-cell office:value-type="float" office:value="0.0061" calcext:value-type="float">
            <text:p>0.00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36</text:p>
          </table:table-cell>
          <table:table-cell office:value-type="float" office:value="19.9342" calcext:value-type="float">
            <text:p>19.9342</text:p>
          </table:table-cell>
          <table:table-cell office:value-type="float" office:value="2656" calcext:value-type="float">
            <text:p>2656</text:p>
          </table:table-cell>
          <table:table-cell office:value-type="float" office:value="19.9571" calcext:value-type="float">
            <text:p>19.9571</text:p>
          </table:table-cell>
          <table:table-cell office:value-type="float" office:value="-0.0229" calcext:value-type="float">
            <text:p>-0.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9" calcext:value-type="float">
            <text:p>169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41</text:p>
          </table:table-cell>
          <table:table-cell office:value-type="float" office:value="19.9362" calcext:value-type="float">
            <text:p>19.9362</text:p>
          </table:table-cell>
          <table:table-cell office:value-type="float" office:value="2656" calcext:value-type="float">
            <text:p>2656</text:p>
          </table:table-cell>
          <table:table-cell office:value-type="float" office:value="19.9591" calcext:value-type="float">
            <text:p>19.9591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4" calcext:value-type="float">
            <text:p>174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14:46</text:p>
          </table:table-cell>
          <table:table-cell office:value-type="float" office:value="19.9356" calcext:value-type="float">
            <text:p>19.9356</text:p>
          </table:table-cell>
          <table:table-cell office:value-type="float" office:value="2656" calcext:value-type="float">
            <text:p>2656</text:p>
          </table:table-cell>
          <table:table-cell office:value-type="float" office:value="19.9583" calcext:value-type="float">
            <text:p>19.9583</text:p>
          </table:table-cell>
          <table:table-cell office:value-type="float" office:value="-0.0228" calcext:value-type="float">
            <text:p>-0.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9" calcext:value-type="float">
            <text:p>179</text:p>
          </table:table-cell>
          <table:table-cell office:value-type="float" office:value="0.002" calcext:value-type="float">
            <text:p>0.0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1:39</text:p>
          </table:table-cell>
          <table:table-cell office:value-type="float" office:value="20.0038" calcext:value-type="float">
            <text:p>20.0038</text:p>
          </table:table-cell>
          <table:table-cell office:value-type="float" office:value="2656" calcext:value-type="float">
            <text:p>2656</text:p>
          </table:table-cell>
          <table:table-cell office:value-type="float" office:value="20.0213" calcext:value-type="float">
            <text:p>20.0213</text:p>
          </table:table-cell>
          <table:table-cell office:value-type="float" office:value="-0.0174" calcext:value-type="float">
            <text:p>-0.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81" calcext:value-type="float">
            <text:p>81</text:p>
          </table:table-cell>
          <table:table-cell office:value-type="float" office:value="0.0084" calcext:value-type="float">
            <text:p>0.00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1:47</text:p>
          </table:table-cell>
          <table:table-cell office:value-type="float" office:value="19.9858" calcext:value-type="float">
            <text:p>19.9858</text:p>
          </table:table-cell>
          <table:table-cell office:value-type="float" office:value="2656" calcext:value-type="float">
            <text:p>2656</text:p>
          </table:table-cell>
          <table:table-cell office:value-type="float" office:value="20.0028" calcext:value-type="float">
            <text:p>20.0028</text:p>
          </table:table-cell>
          <table:table-cell office:value-type="float" office:value="-0.0171" calcext:value-type="float">
            <text:p>-0.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90" calcext:value-type="float">
            <text:p>90</text:p>
          </table:table-cell>
          <table:table-cell office:value-type="float" office:value="0.0038" calcext:value-type="float">
            <text:p>0.00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1:53</text:p>
          </table:table-cell>
          <table:table-cell office:value-type="float" office:value="19.9825" calcext:value-type="float">
            <text:p>19.9825</text:p>
          </table:table-cell>
          <table:table-cell office:value-type="float" office:value="2656" calcext:value-type="float">
            <text:p>2656</text:p>
          </table:table-cell>
          <table:table-cell office:value-type="float" office:value="19.9995" calcext:value-type="float">
            <text:p>19.9995</text:p>
          </table:table-cell>
          <table:table-cell office:value-type="float" office:value="-0.0169" calcext:value-type="float">
            <text:p>-0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96" calcext:value-type="float">
            <text:p>96</text:p>
          </table:table-cell>
          <table:table-cell office:value-type="float" office:value="0.007" calcext:value-type="float">
            <text:p>0.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00</text:p>
          </table:table-cell>
          <table:table-cell office:value-type="float" office:value="19.9824" calcext:value-type="float">
            <text:p>19.9824</text:p>
          </table:table-cell>
          <table:table-cell office:value-type="float" office:value="2656" calcext:value-type="float">
            <text:p>2656</text:p>
          </table:table-cell>
          <table:table-cell office:value-type="float" office:value="19.9993" calcext:value-type="float">
            <text:p>19.9993</text:p>
          </table:table-cell>
          <table:table-cell office:value-type="float" office:value="-0.0169" calcext:value-type="float">
            <text:p>-0.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03" calcext:value-type="float">
            <text:p>1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09</text:p>
          </table:table-cell>
          <table:table-cell office:value-type="float" office:value="19.9836" calcext:value-type="float">
            <text:p>19.9836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3" calcext:value-type="float">
            <text:p>20.0003</text:p>
          </table:table-cell>
          <table:table-cell office:value-type="float" office:value="-0.0168" calcext:value-type="float">
            <text:p>-0.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12" calcext:value-type="float">
            <text:p>112</text:p>
          </table:table-cell>
          <table:table-cell office:value-type="float" office:value="0.004" calcext:value-type="float">
            <text:p>0.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17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2" calcext:value-type="float">
            <text:p>20.0002</text:p>
          </table:table-cell>
          <table:table-cell office:value-type="float" office:value="-0.0166" calcext:value-type="float">
            <text:p>-0.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19" calcext:value-type="float">
            <text:p>119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32</text:p>
          </table:table-cell>
          <table:table-cell office:value-type="float" office:value="19.9838" calcext:value-type="float">
            <text:p>19.9838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3" calcext:value-type="float">
            <text:p>20.0003</text:p>
          </table:table-cell>
          <table:table-cell office:value-type="float" office:value="-0.0165" calcext:value-type="float">
            <text:p>-0.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35" calcext:value-type="float">
            <text:p>135</text:p>
          </table:table-cell>
          <table:table-cell office:value-type="float" office:value="0.0037" calcext:value-type="float">
            <text:p>0.00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39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998" calcext:value-type="float">
            <text:p>19.9998</text:p>
          </table:table-cell>
          <table:table-cell office:value-type="float" office:value="-0.0163" calcext:value-type="float">
            <text:p>-0.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41" calcext:value-type="float">
            <text:p>141</text:p>
          </table:table-cell>
          <table:table-cell office:value-type="float" office:value="0.0026" calcext:value-type="float">
            <text:p>0.00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46</text:p>
          </table:table-cell>
          <table:table-cell office:value-type="float" office:value="19.9854" calcext:value-type="float">
            <text:p>19.9854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6" calcext:value-type="float">
            <text:p>20.0016</text:p>
          </table:table-cell>
          <table:table-cell office:value-type="float" office:value="-0.0162" calcext:value-type="float">
            <text:p>-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49" calcext:value-type="float">
            <text:p>149</text:p>
          </table:table-cell>
          <table:table-cell office:value-type="float" office:value="0.0031" calcext:value-type="float">
            <text:p>0.00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52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996" calcext:value-type="float">
            <text:p>19.9996</text:p>
          </table:table-cell>
          <table:table-cell office:value-type="float" office:value="-0.0161" calcext:value-type="float">
            <text:p>-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55" calcext:value-type="float">
            <text:p>155</text:p>
          </table:table-cell>
          <table:table-cell office:value-type="float" office:value="0.002" calcext:value-type="float">
            <text:p>0.0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2:57</text:p>
          </table:table-cell>
          <table:table-cell office:value-type="float" office:value="19.9859" calcext:value-type="float">
            <text:p>19.9859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9" calcext:value-type="float">
            <text:p>20.0019</text:p>
          </table:table-cell>
          <table:table-cell office:value-type="float" office:value="-0.0161" calcext:value-type="float">
            <text:p>-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60" calcext:value-type="float">
            <text:p>160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3:05</text:p>
          </table:table-cell>
          <table:table-cell office:value-type="float" office:value="19.9863" calcext:value-type="float">
            <text:p>19.9863</text:p>
          </table:table-cell>
          <table:table-cell office:value-type="float" office:value="2656" calcext:value-type="float">
            <text:p>2656</text:p>
          </table:table-cell>
          <table:table-cell office:value-type="float" office:value="20.0023" calcext:value-type="float">
            <text:p>20.0023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68" calcext:value-type="float">
            <text:p>168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23:43</text:p>
          </table:table-cell>
          <table:table-cell office:value-type="float" office:value="19.986" calcext:value-type="float">
            <text:p>19.986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4" calcext:value-type="float">
            <text:p>20.0014</text:p>
          </table:table-cell>
          <table:table-cell office:value-type="float" office:value="-0.0154" calcext:value-type="float">
            <text:p>-0.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205" calcext:value-type="float">
            <text:p>2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4:47</text:p>
          </table:table-cell>
          <table:table-cell office:value-type="float" office:value="20.1602" calcext:value-type="float">
            <text:p>20.160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1" calcext:value-type="float">
            <text:p>20.1671</text:p>
          </table:table-cell>
          <table:table-cell office:value-type="float" office:value="-0.0069" calcext:value-type="float">
            <text:p>-0.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0" calcext:value-type="float">
            <text:p>110</text:p>
          </table:table-cell>
          <table:table-cell office:value-type="float" office:value="0.0053" calcext:value-type="float">
            <text:p>0.00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4:52</text:p>
          </table:table-cell>
          <table:table-cell office:value-type="float" office:value="20.1777" calcext:value-type="float">
            <text:p>20.1777</text:p>
          </table:table-cell>
          <table:table-cell office:value-type="float" office:value="2656" calcext:value-type="float">
            <text:p>2656</text:p>
          </table:table-cell>
          <table:table-cell office:value-type="float" office:value="20.1839" calcext:value-type="float">
            <text:p>20.1839</text:p>
          </table:table-cell>
          <table:table-cell office:value-type="float" office:value="-0.0063" calcext:value-type="float">
            <text:p>-0.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5" calcext:value-type="float">
            <text:p>115</text:p>
          </table:table-cell>
          <table:table-cell office:value-type="float" office:value="0.0051" calcext:value-type="float">
            <text:p>0.00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4:59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656" calcext:value-type="float">
            <text:p>2656</text:p>
          </table:table-cell>
          <table:table-cell office:value-type="float" office:value="20.1843" calcext:value-type="float">
            <text:p>20.1843</text:p>
          </table:table-cell>
          <table:table-cell office:value-type="float" office:value="-0.0062" calcext:value-type="float">
            <text:p>-0.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2" calcext:value-type="float">
            <text:p>122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5:41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-0.0056" calcext:value-type="float">
            <text:p>-0.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4" calcext:value-type="float">
            <text:p>164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6:13</text:p>
          </table:table-cell>
          <table:table-cell office:value-type="float" office:value="20.1747" calcext:value-type="float">
            <text:p>20.1747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2" calcext:value-type="float">
            <text:p>20.1802</text:p>
          </table:table-cell>
          <table:table-cell office:value-type="float" office:value="-0.0055" calcext:value-type="float">
            <text:p>-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6" calcext:value-type="float">
            <text:p>196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6:27</text:p>
          </table:table-cell>
          <table:table-cell office:value-type="float" office:value="20.1751" calcext:value-type="float">
            <text:p>20.1751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2" calcext:value-type="float">
            <text:p>20.1802</text:p>
          </table:table-cell>
          <table:table-cell office:value-type="float" office:value="-0.0051" calcext:value-type="float">
            <text:p>-0.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09" calcext:value-type="float">
            <text:p>2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6:35</text:p>
          </table:table-cell>
          <table:table-cell office:value-type="float" office:value="20.1757" calcext:value-type="float">
            <text:p>20.1757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-0.0049" calcext:value-type="float">
            <text:p>-0.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18" calcext:value-type="float">
            <text:p>218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6:43</text:p>
          </table:table-cell>
          <table:table-cell office:value-type="float" office:value="20.177" calcext:value-type="float">
            <text:p>20.177</text:p>
          </table:table-cell>
          <table:table-cell office:value-type="float" office:value="2656" calcext:value-type="float">
            <text:p>2656</text:p>
          </table:table-cell>
          <table:table-cell office:value-type="float" office:value="20.1818" calcext:value-type="float">
            <text:p>20.1818</text:p>
          </table:table-cell>
          <table:table-cell office:value-type="float" office:value="-0.0048" calcext:value-type="float">
            <text:p>-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26" calcext:value-type="float">
            <text:p>226</text:p>
          </table:table-cell>
          <table:table-cell office:value-type="float" office:value="0.0029" calcext:value-type="float">
            <text:p>0.00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6:56</text:p>
          </table:table-cell>
          <table:table-cell office:value-type="float" office:value="20.1762" calcext:value-type="float">
            <text:p>20.1762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9" calcext:value-type="float">
            <text:p>20.1809</text:p>
          </table:table-cell>
          <table:table-cell office:value-type="float" office:value="-0.0047" calcext:value-type="float">
            <text:p>-0.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39" calcext:value-type="float">
            <text:p>2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7:01</text:p>
          </table:table-cell>
          <table:table-cell office:value-type="float" office:value="20.1745" calcext:value-type="float">
            <text:p>20.1745</text:p>
          </table:table-cell>
          <table:table-cell office:value-type="float" office:value="2656" calcext:value-type="float">
            <text:p>2656</text:p>
          </table:table-cell>
          <table:table-cell office:value-type="float" office:value="20.179" calcext:value-type="float">
            <text:p>20.179</text:p>
          </table:table-cell>
          <table:table-cell office:value-type="float" office:value="-0.0045" calcext:value-type="float">
            <text:p>-0.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44" calcext:value-type="float">
            <text:p>244</text:p>
          </table:table-cell>
          <table:table-cell office:value-type="float" office:value="0.0045" calcext:value-type="float">
            <text:p>0.00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37:08</text:p>
          </table:table-cell>
          <table:table-cell office:value-type="float" office:value="20.1761" calcext:value-type="float">
            <text:p>20.1761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-0.0044" calcext:value-type="float">
            <text:p>-0.0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51" calcext:value-type="float">
            <text:p>251</text:p>
          </table:table-cell>
          <table:table-cell office:value-type="float" office:value="0.0049" calcext:value-type="float">
            <text:p>0.004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46:34</text:p>
          </table:table-cell>
          <table:table-cell office:value-type="float" office:value="19.9819" calcext:value-type="float">
            <text:p>19.9819</text:p>
          </table:table-cell>
          <table:table-cell office:value-type="float" office:value="2656" calcext:value-type="float">
            <text:p>2656</text:p>
          </table:table-cell>
          <table:table-cell office:value-type="float" office:value="19.9794" calcext:value-type="float">
            <text:p>19.9794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2" calcext:value-type="float">
            <text:p>112</text:p>
          </table:table-cell>
          <table:table-cell office:value-type="float" office:value="0.0077" calcext:value-type="float">
            <text:p>0.007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46:41</text:p>
          </table:table-cell>
          <table:table-cell office:value-type="float" office:value="19.9535" calcext:value-type="float">
            <text:p>19.95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502" calcext:value-type="float">
            <text:p>19.9502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9" calcext:value-type="float">
            <text:p>119</text:p>
          </table:table-cell>
          <table:table-cell office:value-type="float" office:value="0.0031" calcext:value-type="float">
            <text:p>0.003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46:50</text:p>
          </table:table-cell>
          <table:table-cell office:value-type="float" office:value="19.9516" calcext:value-type="float">
            <text:p>19.9516</text:p>
          </table:table-cell>
          <table:table-cell office:value-type="float" office:value="2656" calcext:value-type="float">
            <text:p>2656</text:p>
          </table:table-cell>
          <table:table-cell office:value-type="float" office:value="19.9482" calcext:value-type="float">
            <text:p>19.9482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48:58</text:p>
          </table:table-cell>
          <table:table-cell office:value-type="float" office:value="19.9715" calcext:value-type="float">
            <text:p>19.9715</text:p>
          </table:table-cell>
          <table:table-cell office:value-type="float" office:value="2656" calcext:value-type="float">
            <text:p>2656</text:p>
          </table:table-cell>
          <table:table-cell office:value-type="float" office:value="19.9665" calcext:value-type="float">
            <text:p>19.966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2" calcext:value-type="float">
            <text:p>72</text:p>
          </table:table-cell>
          <table:table-cell office:value-type="float" office:value="0.0057" calcext:value-type="float">
            <text:p>0.005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0:09</text:p>
          </table:table-cell>
          <table:table-cell office:value-type="float" office:value="19.9526" calcext:value-type="float">
            <text:p>19.9526</text:p>
          </table:table-cell>
          <table:table-cell office:value-type="float" office:value="2656" calcext:value-type="float">
            <text:p>2656</text:p>
          </table:table-cell>
          <table:table-cell office:value-type="float" office:value="19.9474" calcext:value-type="float">
            <text:p>19.9474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2" calcext:value-type="float">
            <text:p>142</text:p>
          </table:table-cell>
          <table:table-cell office:value-type="float" office:value="0.0008" calcext:value-type="float">
            <text:p>0.000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0:27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2656" calcext:value-type="float">
            <text:p>2656</text:p>
          </table:table-cell>
          <table:table-cell office:value-type="float" office:value="19.9458" calcext:value-type="float">
            <text:p>19.9458</text:p>
          </table:table-cell>
          <table:table-cell office:value-type="float" office:value="0.0061" calcext:value-type="float">
            <text:p>0.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0" calcext:value-type="float">
            <text:p>160</text:p>
          </table:table-cell>
          <table:table-cell office:value-type="float" office:value="0.004" calcext:value-type="float">
            <text:p>0.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0:38</text:p>
          </table:table-cell>
          <table:table-cell office:value-type="float" office:value="19.9544" calcext:value-type="float">
            <text:p>19.9544</text:p>
          </table:table-cell>
          <table:table-cell office:value-type="float" office:value="2656" calcext:value-type="float">
            <text:p>2656</text:p>
          </table:table-cell>
          <table:table-cell office:value-type="float" office:value="19.9481" calcext:value-type="float">
            <text:p>19.9481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1" calcext:value-type="float">
            <text:p>1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1:01</text:p>
          </table:table-cell>
          <table:table-cell office:value-type="float" office:value="19.9542" calcext:value-type="float">
            <text:p>19.9542</text:p>
          </table:table-cell>
          <table:table-cell office:value-type="float" office:value="2656" calcext:value-type="float">
            <text:p>2656</text:p>
          </table:table-cell>
          <table:table-cell office:value-type="float" office:value="19.9477" calcext:value-type="float">
            <text:p>19.9477</text:p>
          </table:table-cell>
          <table:table-cell office:value-type="float" office:value="0.0065" calcext:value-type="float">
            <text:p>0.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94" calcext:value-type="float">
            <text:p>194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1:13</text:p>
          </table:table-cell>
          <table:table-cell office:value-type="float" office:value="19.9556" calcext:value-type="float">
            <text:p>19.9556</text:p>
          </table:table-cell>
          <table:table-cell office:value-type="float" office:value="2656" calcext:value-type="float">
            <text:p>2656</text:p>
          </table:table-cell>
          <table:table-cell office:value-type="float" office:value="19.9488" calcext:value-type="float">
            <text:p>19.9488</text:p>
          </table:table-cell>
          <table:table-cell office:value-type="float" office:value="0.0068" calcext:value-type="float">
            <text:p>0.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06" calcext:value-type="float">
            <text:p>206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1:31</text:p>
          </table:table-cell>
          <table:table-cell office:value-type="float" office:value="19.9542" calcext:value-type="float">
            <text:p>19.9542</text:p>
          </table:table-cell>
          <table:table-cell office:value-type="float" office:value="2656" calcext:value-type="float">
            <text:p>2656</text:p>
          </table:table-cell>
          <table:table-cell office:value-type="float" office:value="19.9472" calcext:value-type="float">
            <text:p>19.947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25" calcext:value-type="float">
            <text:p>2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1:43</text:p>
          </table:table-cell>
          <table:table-cell office:value-type="float" office:value="19.9537" calcext:value-type="float">
            <text:p>19.9537</text:p>
          </table:table-cell>
          <table:table-cell office:value-type="float" office:value="2656" calcext:value-type="float">
            <text:p>2656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36" calcext:value-type="float">
            <text:p>236</text:p>
          </table:table-cell>
          <table:table-cell office:value-type="float" office:value="0.004" calcext:value-type="float">
            <text:p>0.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1:51</text:p>
          </table:table-cell>
          <table:table-cell office:value-type="float" office:value="19.9572" calcext:value-type="float">
            <text:p>19.9572</text:p>
          </table:table-cell>
          <table:table-cell office:value-type="float" office:value="2656" calcext:value-type="float">
            <text:p>2656</text:p>
          </table:table-cell>
          <table:table-cell office:value-type="float" office:value="19.9498" calcext:value-type="float">
            <text:p>19.9498</text:p>
          </table:table-cell>
          <table:table-cell office:value-type="float" office:value="0.0074" calcext:value-type="float">
            <text:p>0.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44" calcext:value-type="float">
            <text:p>244</text:p>
          </table:table-cell>
          <table:table-cell office:value-type="float" office:value="0.005" calcext:value-type="float">
            <text:p>0.00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2:03</text:p>
          </table:table-cell>
          <table:table-cell office:value-type="float" office:value="19.9564" calcext:value-type="float">
            <text:p>19.9564</text:p>
          </table:table-cell>
          <table:table-cell office:value-type="float" office:value="2656" calcext:value-type="float">
            <text:p>2656</text:p>
          </table:table-cell>
          <table:table-cell office:value-type="float" office:value="19.949" calcext:value-type="float">
            <text:p>19.949</text:p>
          </table:table-cell>
          <table:table-cell office:value-type="float" office:value="0.0075" calcext:value-type="float">
            <text:p>0.0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56" calcext:value-type="float">
            <text:p>256</text:p>
          </table:table-cell>
          <table:table-cell office:value-type="float" office:value="0.0045" calcext:value-type="float">
            <text:p>0.00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2:10</text:p>
          </table:table-cell>
          <table:table-cell office:value-type="float" office:value="19.9575" calcext:value-type="float">
            <text:p>19.9575</text:p>
          </table:table-cell>
          <table:table-cell office:value-type="float" office:value="2656" calcext:value-type="float">
            <text:p>2656</text:p>
          </table:table-cell>
          <table:table-cell office:value-type="float" office:value="19.9498" calcext:value-type="float">
            <text:p>19.9498</text:p>
          </table:table-cell>
          <table:table-cell office:value-type="float" office:value="0.0076" calcext:value-type="float">
            <text:p>0.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63" calcext:value-type="float">
            <text:p>2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2:16</text:p>
          </table:table-cell>
          <table:table-cell office:value-type="float" office:value="19.9558" calcext:value-type="float">
            <text:p>19.9558</text:p>
          </table:table-cell>
          <table:table-cell office:value-type="float" office:value="2656" calcext:value-type="float">
            <text:p>2656</text:p>
          </table:table-cell>
          <table:table-cell office:value-type="float" office:value="19.9481" calcext:value-type="float">
            <text:p>19.9481</text:p>
          </table:table-cell>
          <table:table-cell office:value-type="float" office:value="0.0077" calcext:value-type="float">
            <text:p>0.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69" calcext:value-type="float">
            <text:p>269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2:30</text:p>
          </table:table-cell>
          <table:table-cell office:value-type="float" office:value="19.9568" calcext:value-type="float">
            <text:p>19.9568</text:p>
          </table:table-cell>
          <table:table-cell office:value-type="float" office:value="2656" calcext:value-type="float">
            <text:p>2656</text:p>
          </table:table-cell>
          <table:table-cell office:value-type="float" office:value="19.949" calcext:value-type="float">
            <text:p>19.949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83" calcext:value-type="float">
            <text:p>2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6:30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925" calcext:value-type="float">
            <text:p>19.992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81" calcext:value-type="float">
            <text:p>81</text:p>
          </table:table-cell>
          <table:table-cell office:value-type="float" office:value="0.0027" calcext:value-type="float">
            <text:p>0.00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6:37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2656" calcext:value-type="float">
            <text:p>2656</text:p>
          </table:table-cell>
          <table:table-cell office:value-type="float" office:value="20.006" calcext:value-type="float">
            <text:p>20.006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88" calcext:value-type="float">
            <text:p>88</text:p>
          </table:table-cell>
          <table:table-cell office:value-type="float" office:value="0.0015" calcext:value-type="float">
            <text:p>0.00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7:07</text:p>
          </table:table-cell>
          <table:table-cell office:value-type="float" office:value="20.0162" calcext:value-type="float">
            <text:p>20.0162</text:p>
          </table:table-cell>
          <table:table-cell office:value-type="float" office:value="2656" calcext:value-type="float">
            <text:p>2656</text:p>
          </table:table-cell>
          <table:table-cell office:value-type="float" office:value="20.0046" calcext:value-type="float">
            <text:p>20.0046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18" calcext:value-type="float">
            <text:p>118</text:p>
          </table:table-cell>
          <table:table-cell office:value-type="float" office:value="0.003" calcext:value-type="float">
            <text:p>0.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7:15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9" calcext:value-type="float">
            <text:p>20.0019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26" calcext:value-type="float">
            <text:p>126</text:p>
          </table:table-cell>
          <table:table-cell office:value-type="float" office:value="0.0033" calcext:value-type="float">
            <text:p>0.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7:20</text:p>
          </table:table-cell>
          <table:table-cell office:value-type="float" office:value="20.0133" calcext:value-type="float">
            <text:p>20.0133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6" calcext:value-type="float">
            <text:p>20.0016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32" calcext:value-type="float">
            <text:p>1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7:27</text:p>
          </table:table-cell>
          <table:table-cell office:value-type="float" office:value="20.0138" calcext:value-type="float">
            <text:p>20.0138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9" calcext:value-type="float">
            <text:p>20.0019</text:p>
          </table:table-cell>
          <table:table-cell office:value-type="float" office:value="0.0118" calcext:value-type="float">
            <text:p>0.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39" calcext:value-type="float">
            <text:p>139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7:50</text:p>
          </table:table-cell>
          <table:table-cell office:value-type="float" office:value="20.0128" calcext:value-type="float">
            <text:p>20.0128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9" calcext:value-type="float">
            <text:p>20.0009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61" calcext:value-type="float">
            <text:p>161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05</text:p>
          </table:table-cell>
          <table:table-cell office:value-type="float" office:value="20.0133" calcext:value-type="float">
            <text:p>20.0133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1" calcext:value-type="float">
            <text:p>20.0011</text:p>
          </table:table-cell>
          <table:table-cell office:value-type="float" office:value="0.0122" calcext:value-type="float">
            <text:p>0.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77" calcext:value-type="float">
            <text:p>177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11</text:p>
          </table:table-cell>
          <table:table-cell office:value-type="float" office:value="20.014" calcext:value-type="float">
            <text:p>20.014</text:p>
          </table:table-cell>
          <table:table-cell office:value-type="float" office:value="2656" calcext:value-type="float">
            <text:p>2656</text:p>
          </table:table-cell>
          <table:table-cell office:value-type="float" office:value="20.0016" calcext:value-type="float">
            <text:p>20.0016</text:p>
          </table:table-cell>
          <table:table-cell office:value-type="float" office:value="0.0124" calcext:value-type="float">
            <text:p>0.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82" calcext:value-type="float">
            <text:p>182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20</text:p>
          </table:table-cell>
          <table:table-cell office:value-type="float" office:value="20.0125" calcext:value-type="float">
            <text:p>20.0125</text:p>
          </table:table-cell>
          <table:table-cell office:value-type="float" office:value="2656" calcext:value-type="float">
            <text:p>2656</text:p>
          </table:table-cell>
          <table:table-cell office:value-type="float" office:value="20" calcext:value-type="float">
            <text:p>20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91" calcext:value-type="float">
            <text:p>191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25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656" calcext:value-type="float">
            <text:p>2656</text:p>
          </table:table-cell>
          <table:table-cell office:value-type="float" office:value="20.003" calcext:value-type="float">
            <text:p>20.003</text:p>
          </table:table-cell>
          <table:table-cell office:value-type="float" office:value="0.0126" calcext:value-type="float">
            <text:p>0.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97" calcext:value-type="float">
            <text:p>1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34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9" calcext:value-type="float">
            <text:p>20.0009</text:p>
          </table:table-cell>
          <table:table-cell office:value-type="float" office:value="0.0127" calcext:value-type="float">
            <text:p>0.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205" calcext:value-type="float">
            <text:p>2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5:58:40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2656" calcext:value-type="float">
            <text:p>2656</text:p>
          </table:table-cell>
          <table:table-cell office:value-type="float" office:value="20.0009" calcext:value-type="float">
            <text:p>20.0009</text:p>
          </table:table-cell>
          <table:table-cell office:value-type="float" office:value="0.0128" calcext:value-type="float">
            <text:p>0.0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211" calcext:value-type="float">
            <text:p>211</text:p>
          </table:table-cell>
          <table:table-cell office:value-type="float" office:value="0.001" calcext:value-type="float">
            <text:p>0.0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6:50</text:p>
          </table:table-cell>
          <table:table-cell office:value-type="float" office:value="20.1862" calcext:value-type="float">
            <text:p>20.186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5" calcext:value-type="float">
            <text:p>20.1675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5" calcext:value-type="float">
            <text:p>95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6:57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2656" calcext:value-type="float">
            <text:p>2656</text:p>
          </table:table-cell>
          <table:table-cell office:value-type="float" office:value="20.1784" calcext:value-type="float">
            <text:p>20.1784</text:p>
          </table:table-cell>
          <table:table-cell office:value-type="float" office:value="0.0192" calcext:value-type="float">
            <text:p>0.0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2" calcext:value-type="float">
            <text:p>102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20</text:p>
          </table:table-cell>
          <table:table-cell office:value-type="float" office:value="20.1965" calcext:value-type="float">
            <text:p>20.1965</text:p>
          </table:table-cell>
          <table:table-cell office:value-type="float" office:value="2656" calcext:value-type="float">
            <text:p>2656</text:p>
          </table:table-cell>
          <table:table-cell office:value-type="float" office:value="20.1772" calcext:value-type="float">
            <text:p>20.1772</text:p>
          </table:table-cell>
          <table:table-cell office:value-type="float" office:value="0.0193" calcext:value-type="float">
            <text:p>0.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5" calcext:value-type="float">
            <text:p>125</text:p>
          </table:table-cell>
          <table:table-cell office:value-type="float" office:value="0.0037" calcext:value-type="float">
            <text:p>0.00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27</text:p>
          </table:table-cell>
          <table:table-cell office:value-type="float" office:value="20.1968" calcext:value-type="float">
            <text:p>20.1968</text:p>
          </table:table-cell>
          <table:table-cell office:value-type="float" office:value="2656" calcext:value-type="float">
            <text:p>2656</text:p>
          </table:table-cell>
          <table:table-cell office:value-type="float" office:value="20.1772" calcext:value-type="float">
            <text:p>20.1772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2" calcext:value-type="float">
            <text:p>1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33</text:p>
          </table:table-cell>
          <table:table-cell office:value-type="float" office:value="20.1981" calcext:value-type="float">
            <text:p>20.1981</text:p>
          </table:table-cell>
          <table:table-cell office:value-type="float" office:value="2656" calcext:value-type="float">
            <text:p>2656</text:p>
          </table:table-cell>
          <table:table-cell office:value-type="float" office:value="20.1784" calcext:value-type="float">
            <text:p>20.1784</text:p>
          </table:table-cell>
          <table:table-cell office:value-type="float" office:value="0.0196" calcext:value-type="float">
            <text:p>0.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8" calcext:value-type="float">
            <text:p>138</text:p>
          </table:table-cell>
          <table:table-cell office:value-type="float" office:value="0.0049" calcext:value-type="float">
            <text:p>0.00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42</text:p>
          </table:table-cell>
          <table:table-cell office:value-type="float" office:value="20.196" calcext:value-type="float">
            <text:p>20.196</text:p>
          </table:table-cell>
          <table:table-cell office:value-type="float" office:value="2656" calcext:value-type="float">
            <text:p>2656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0.0197" calcext:value-type="float">
            <text:p>0.0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47" calcext:value-type="float">
            <text:p>147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50</text:p>
          </table:table-cell>
          <table:table-cell office:value-type="float" office:value="20.1967" calcext:value-type="float">
            <text:p>20.1967</text:p>
          </table:table-cell>
          <table:table-cell office:value-type="float" office:value="2656" calcext:value-type="float">
            <text:p>2656</text:p>
          </table:table-cell>
          <table:table-cell office:value-type="float" office:value="20.1769" calcext:value-type="float">
            <text:p>20.1769</text:p>
          </table:table-cell>
          <table:table-cell office:value-type="float" office:value="0.0198" calcext:value-type="float">
            <text:p>0.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5" calcext:value-type="float">
            <text:p>155</text:p>
          </table:table-cell>
          <table:table-cell office:value-type="float" office:value="0.0048" calcext:value-type="float">
            <text:p>0.00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7:57</text:p>
          </table:table-cell>
          <table:table-cell office:value-type="float" office:value="20.1993" calcext:value-type="float">
            <text:p>20.1993</text:p>
          </table:table-cell>
          <table:table-cell office:value-type="float" office:value="2656" calcext:value-type="float">
            <text:p>2656</text:p>
          </table:table-cell>
          <table:table-cell office:value-type="float" office:value="20.1793" calcext:value-type="float">
            <text:p>20.1793</text:p>
          </table:table-cell>
          <table:table-cell office:value-type="float" office:value="0.0199" calcext:value-type="float">
            <text:p>0.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8:04</text:p>
          </table:table-cell>
          <table:table-cell office:value-type="float" office:value="20.196" calcext:value-type="float">
            <text:p>20.196</text:p>
          </table:table-cell>
          <table:table-cell office:value-type="float" office:value="2656" calcext:value-type="float">
            <text:p>2656</text:p>
          </table:table-cell>
          <table:table-cell office:value-type="float" office:value="20.176" calcext:value-type="float">
            <text:p>20.17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9" calcext:value-type="float">
            <text:p>169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8:10</text:p>
          </table:table-cell>
          <table:table-cell office:value-type="float" office:value="20.198" calcext:value-type="float">
            <text:p>20.198</text:p>
          </table:table-cell>
          <table:table-cell office:value-type="float" office:value="2656" calcext:value-type="float">
            <text:p>2656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0.0201" calcext:value-type="float">
            <text:p>0.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5" calcext:value-type="float">
            <text:p>175</text:p>
          </table:table-cell>
          <table:table-cell office:value-type="float" office:value="0.0043" calcext:value-type="float">
            <text:p>0.0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8:16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2656" calcext:value-type="float">
            <text:p>2656</text:p>
          </table:table-cell>
          <table:table-cell office:value-type="float" office:value="20.1774" calcext:value-type="float">
            <text:p>20.1774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1" calcext:value-type="float">
            <text:p>181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08:22</text:p>
          </table:table-cell>
          <table:table-cell office:value-type="float" office:value="20.1934" calcext:value-type="float">
            <text:p>20.1934</text:p>
          </table:table-cell>
          <table:table-cell office:value-type="float" office:value="2656" calcext:value-type="float">
            <text:p>2656</text:p>
          </table:table-cell>
          <table:table-cell office:value-type="float" office:value="20.1731" calcext:value-type="float">
            <text:p>20.1731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7" calcext:value-type="float">
            <text:p>187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09</text:p>
          </table:table-cell>
          <table:table-cell office:value-type="float" office:value="19.9435" calcext:value-type="float">
            <text:p>19.94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169" calcext:value-type="float">
            <text:p>19.9169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93" calcext:value-type="float">
            <text:p>93</text:p>
          </table:table-cell>
          <table:table-cell office:value-type="float" office:value="0.0027" calcext:value-type="float">
            <text:p>0.00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16</text:p>
          </table:table-cell>
          <table:table-cell office:value-type="float" office:value="19.9572" calcext:value-type="float">
            <text:p>19.9572</text:p>
          </table:table-cell>
          <table:table-cell office:value-type="float" office:value="2656" calcext:value-type="float">
            <text:p>2656</text:p>
          </table:table-cell>
          <table:table-cell office:value-type="float" office:value="19.9303" calcext:value-type="float">
            <text:p>19.9303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00" calcext:value-type="float">
            <text:p>1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22</text:p>
          </table:table-cell>
          <table:table-cell office:value-type="float" office:value="19.9584" calcext:value-type="float">
            <text:p>19.9584</text:p>
          </table:table-cell>
          <table:table-cell office:value-type="float" office:value="2656" calcext:value-type="float">
            <text:p>2656</text:p>
          </table:table-cell>
          <table:table-cell office:value-type="float" office:value="19.9314" calcext:value-type="float">
            <text:p>19.9314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06" calcext:value-type="float">
            <text:p>106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28</text:p>
          </table:table-cell>
          <table:table-cell office:value-type="float" office:value="19.9531" calcext:value-type="float">
            <text:p>19.9531</text:p>
          </table:table-cell>
          <table:table-cell office:value-type="float" office:value="2656" calcext:value-type="float">
            <text:p>2656</text:p>
          </table:table-cell>
          <table:table-cell office:value-type="float" office:value="19.9261" calcext:value-type="float">
            <text:p>19.926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2" calcext:value-type="float">
            <text:p>112</text:p>
          </table:table-cell>
          <table:table-cell office:value-type="float" office:value="0.0038" calcext:value-type="float">
            <text:p>0.00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35</text:p>
          </table:table-cell>
          <table:table-cell office:value-type="float" office:value="19.9535" calcext:value-type="float">
            <text:p>19.95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264" calcext:value-type="float">
            <text:p>19.9264</text:p>
          </table:table-cell>
          <table:table-cell office:value-type="float" office:value="0.0271" calcext:value-type="float">
            <text:p>0.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9" calcext:value-type="float">
            <text:p>1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43</text:p>
          </table:table-cell>
          <table:table-cell office:value-type="float" office:value="19.9552" calcext:value-type="float">
            <text:p>19.9552</text:p>
          </table:table-cell>
          <table:table-cell office:value-type="float" office:value="2656" calcext:value-type="float">
            <text:p>2656</text:p>
          </table:table-cell>
          <table:table-cell office:value-type="float" office:value="19.928" calcext:value-type="float">
            <text:p>19.928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7" calcext:value-type="float">
            <text:p>127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7:51</text:p>
          </table:table-cell>
          <table:table-cell office:value-type="float" office:value="19.9555" calcext:value-type="float">
            <text:p>19.9555</text:p>
          </table:table-cell>
          <table:table-cell office:value-type="float" office:value="2656" calcext:value-type="float">
            <text:p>2656</text:p>
          </table:table-cell>
          <table:table-cell office:value-type="float" office:value="19.9282" calcext:value-type="float">
            <text:p>19.9282</text:p>
          </table:table-cell>
          <table:table-cell office:value-type="float" office:value="0.0273" calcext:value-type="float">
            <text:p>0.0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5" calcext:value-type="float">
            <text:p>135</text:p>
          </table:table-cell>
          <table:table-cell office:value-type="float" office:value="0.0041" calcext:value-type="float">
            <text:p>0.00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8:00</text:p>
          </table:table-cell>
          <table:table-cell office:value-type="float" office:value="19.9561" calcext:value-type="float">
            <text:p>19.9561</text:p>
          </table:table-cell>
          <table:table-cell office:value-type="float" office:value="2656" calcext:value-type="float">
            <text:p>2656</text:p>
          </table:table-cell>
          <table:table-cell office:value-type="float" office:value="19.9288" calcext:value-type="float">
            <text:p>19.9288</text:p>
          </table:table-cell>
          <table:table-cell office:value-type="float" office:value="0.0274" calcext:value-type="float">
            <text:p>0.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4" calcext:value-type="float">
            <text:p>144</text:p>
          </table:table-cell>
          <table:table-cell office:value-type="float" office:value="0.0029" calcext:value-type="float">
            <text:p>0.00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8:15</text:p>
          </table:table-cell>
          <table:table-cell office:value-type="float" office:value="19.9573" calcext:value-type="float">
            <text:p>19.9573</text:p>
          </table:table-cell>
          <table:table-cell office:value-type="float" office:value="2656" calcext:value-type="float">
            <text:p>2656</text:p>
          </table:table-cell>
          <table:table-cell office:value-type="float" office:value="19.9298" calcext:value-type="float">
            <text:p>19.9298</text:p>
          </table:table-cell>
          <table:table-cell office:value-type="float" office:value="0.0275" calcext:value-type="float">
            <text:p>0.0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9" calcext:value-type="float">
            <text:p>159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8:25</text:p>
          </table:table-cell>
          <table:table-cell office:value-type="float" office:value="19.9575" calcext:value-type="float">
            <text:p>19.9575</text:p>
          </table:table-cell>
          <table:table-cell office:value-type="float" office:value="2656" calcext:value-type="float">
            <text:p>2656</text:p>
          </table:table-cell>
          <table:table-cell office:value-type="float" office:value="19.9298" calcext:value-type="float">
            <text:p>19.9298</text:p>
          </table:table-cell>
          <table:table-cell office:value-type="float" office:value="0.0277" calcext:value-type="float">
            <text:p>0.0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9" calcext:value-type="float">
            <text:p>169</text:p>
          </table:table-cell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19:04</text:p>
          </table:table-cell>
          <table:table-cell office:value-type="float" office:value="19.9559" calcext:value-type="float">
            <text:p>19.9559</text:p>
          </table:table-cell>
          <table:table-cell office:value-type="float" office:value="2656" calcext:value-type="float">
            <text:p>2656</text:p>
          </table:table-cell>
          <table:table-cell office:value-type="float" office:value="19.9277" calcext:value-type="float">
            <text:p>19.9277</text:p>
          </table:table-cell>
          <table:table-cell office:value-type="float" office:value="0.0282" calcext:value-type="float">
            <text:p>0.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08" calcext:value-type="float">
            <text:p>2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5:32</text:p>
          </table:table-cell>
          <table:table-cell office:value-type="float" office:value="20.2159" calcext:value-type="float">
            <text:p>20.215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9" calcext:value-type="float">
            <text:p>20.169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1" calcext:value-type="float">
            <text:p>91</text:p>
          </table:table-cell>
          <table:table-cell office:value-type="float" office:value="0.0031" calcext:value-type="float">
            <text:p>0.003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5:37</text:p>
          </table:table-cell>
          <table:table-cell office:value-type="float" office:value="20.2137" calcext:value-type="float">
            <text:p>20.2137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6" calcext:value-type="float">
            <text:p>20.1676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6" calcext:value-type="float">
            <text:p>96</text:p>
          </table:table-cell>
          <table:table-cell office:value-type="float" office:value="0.007" calcext:value-type="float">
            <text:p>0.00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5:44</text:p>
          </table:table-cell>
          <table:table-cell office:value-type="float" office:value="20.204" calcext:value-type="float">
            <text:p>20.204</text:p>
          </table:table-cell>
          <table:table-cell office:value-type="float" office:value="2656" calcext:value-type="float">
            <text:p>2656</text:p>
          </table:table-cell>
          <table:table-cell office:value-type="float" office:value="20.1579" calcext:value-type="float">
            <text:p>20.1579</text:p>
          </table:table-cell>
          <table:table-cell office:value-type="float" office:value="0.0461" calcext:value-type="float">
            <text:p>0.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3" calcext:value-type="float">
            <text:p>103</text:p>
          </table:table-cell>
          <table:table-cell office:value-type="float" office:value="0.0054" calcext:value-type="float">
            <text:p>0.00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5:49</text:p>
          </table:table-cell>
          <table:table-cell office:value-type="float" office:value="20.2099" calcext:value-type="float">
            <text:p>20.209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0.0462" calcext:value-type="float">
            <text:p>0.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8" calcext:value-type="float">
            <text:p>108</text:p>
          </table:table-cell>
          <table:table-cell office:value-type="float" office:value="0.0043" calcext:value-type="float">
            <text:p>0.0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5:56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4" calcext:value-type="float">
            <text:p>20.1694</text:p>
          </table:table-cell>
          <table:table-cell office:value-type="float" office:value="0.0462" calcext:value-type="float">
            <text:p>0.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5" calcext:value-type="float">
            <text:p>1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6:01</text:p>
          </table:table-cell>
          <table:table-cell office:value-type="float" office:value="20.2152" calcext:value-type="float">
            <text:p>20.215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0" calcext:value-type="float">
            <text:p>1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6:13</text:p>
          </table:table-cell>
          <table:table-cell office:value-type="float" office:value="20.21" calcext:value-type="float">
            <text:p>20.21</text:p>
          </table:table-cell>
          <table:table-cell office:value-type="float" office:value="2656" calcext:value-type="float">
            <text:p>2656</text:p>
          </table:table-cell>
          <table:table-cell office:value-type="float" office:value="20.1636" calcext:value-type="float">
            <text:p>20.1636</text:p>
          </table:table-cell>
          <table:table-cell office:value-type="float" office:value="0.0464" calcext:value-type="float">
            <text:p>0.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2" calcext:value-type="float">
            <text:p>1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6:56</text:p>
          </table:table-cell>
          <table:table-cell office:value-type="float" office:value="20.2152" calcext:value-type="float">
            <text:p>20.215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0.0468" calcext:value-type="float">
            <text:p>0.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5" calcext:value-type="float">
            <text:p>175</text:p>
          </table:table-cell>
          <table:table-cell office:value-type="float" office:value="0.0057" calcext:value-type="float">
            <text:p>0.005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7:01</text:p>
          </table:table-cell>
          <table:table-cell office:value-type="float" office:value="20.2138" calcext:value-type="float">
            <text:p>20.2138</text:p>
          </table:table-cell>
          <table:table-cell office:value-type="float" office:value="2656" calcext:value-type="float">
            <text:p>2656</text:p>
          </table:table-cell>
          <table:table-cell office:value-type="float" office:value="20.1669" calcext:value-type="float">
            <text:p>20.1669</text:p>
          </table:table-cell>
          <table:table-cell office:value-type="float" office:value="0.0469" calcext:value-type="float">
            <text:p>0.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0" calcext:value-type="float">
            <text:p>180</text:p>
          </table:table-cell>
          <table:table-cell office:value-type="float" office:value="0.0055" calcext:value-type="float">
            <text:p>0.00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7:08</text:p>
          </table:table-cell>
          <table:table-cell office:value-type="float" office:value="20.2087" calcext:value-type="float">
            <text:p>20.2087</text:p>
          </table:table-cell>
          <table:table-cell office:value-type="float" office:value="2656" calcext:value-type="float">
            <text:p>2656</text:p>
          </table:table-cell>
          <table:table-cell office:value-type="float" office:value="20.1618" calcext:value-type="float">
            <text:p>20.1618</text:p>
          </table:table-cell>
          <table:table-cell office:value-type="float" office:value="0.0469" calcext:value-type="float">
            <text:p>0.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7" calcext:value-type="float">
            <text:p>187</text:p>
          </table:table-cell>
          <table:table-cell office:value-type="float" office:value="0.0074" calcext:value-type="float">
            <text:p>0.007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7:14</text:p>
          </table:table-cell>
          <table:table-cell office:value-type="float" office:value="20.2109" calcext:value-type="float">
            <text:p>20.210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39" calcext:value-type="float">
            <text:p>20.1639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3" calcext:value-type="float">
            <text:p>193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47:20</text:p>
          </table:table-cell>
          <table:table-cell office:value-type="float" office:value="20.2112" calcext:value-type="float">
            <text:p>20.211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41" calcext:value-type="float">
            <text:p>20.1641</text:p>
          </table:table-cell>
          <table:table-cell office:value-type="float" office:value="0.0471" calcext:value-type="float">
            <text:p>0.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9" calcext:value-type="float">
            <text:p>1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5:00</text:p>
          </table:table-cell>
          <table:table-cell office:value-type="float" office:value="19.9641" calcext:value-type="float">
            <text:p>19.9641</text:p>
          </table:table-cell>
          <table:table-cell office:value-type="float" office:value="2656" calcext:value-type="float">
            <text:p>2656</text:p>
          </table:table-cell>
          <table:table-cell office:value-type="float" office:value="19.9126" calcext:value-type="float">
            <text:p>19.9126</text:p>
          </table:table-cell>
          <table:table-cell office:value-type="float" office:value="0.0515" calcext:value-type="float">
            <text:p>0.0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9" calcext:value-type="float">
            <text:p>79</text:p>
          </table:table-cell>
          <table:table-cell office:value-type="float" office:value="0.0077" calcext:value-type="float">
            <text:p>0.007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5:10</text:p>
          </table:table-cell>
          <table:table-cell office:value-type="float" office:value="19.9786" calcext:value-type="float">
            <text:p>19.9786</text:p>
          </table:table-cell>
          <table:table-cell office:value-type="float" office:value="2656" calcext:value-type="float">
            <text:p>2656</text:p>
          </table:table-cell>
          <table:table-cell office:value-type="float" office:value="19.927" calcext:value-type="float">
            <text:p>19.927</text:p>
          </table:table-cell>
          <table:table-cell office:value-type="float" office:value="0.0516" calcext:value-type="float">
            <text:p>0.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89" calcext:value-type="float">
            <text:p>89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5:17</text:p>
          </table:table-cell>
          <table:table-cell office:value-type="float" office:value="19.9759" calcext:value-type="float">
            <text:p>19.9759</text:p>
          </table:table-cell>
          <table:table-cell office:value-type="float" office:value="2656" calcext:value-type="float">
            <text:p>2656</text:p>
          </table:table-cell>
          <table:table-cell office:value-type="float" office:value="19.9241" calcext:value-type="float">
            <text:p>19.9241</text:p>
          </table:table-cell>
          <table:table-cell office:value-type="float" office:value="0.0517" calcext:value-type="float">
            <text:p>0.0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96" calcext:value-type="float">
            <text:p>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5:25</text:p>
          </table:table-cell>
          <table:table-cell office:value-type="float" office:value="19.9735" calcext:value-type="float">
            <text:p>19.97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217" calcext:value-type="float">
            <text:p>19.9217</text:p>
          </table:table-cell>
          <table:table-cell office:value-type="float" office:value="0.0518" calcext:value-type="float">
            <text:p>0.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04" calcext:value-type="float">
            <text:p>104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03</text:p>
          </table:table-cell>
          <table:table-cell office:value-type="float" office:value="19.9744" calcext:value-type="float">
            <text:p>19.9744</text:p>
          </table:table-cell>
          <table:table-cell office:value-type="float" office:value="2656" calcext:value-type="float">
            <text:p>2656</text:p>
          </table:table-cell>
          <table:table-cell office:value-type="float" office:value="19.9225" calcext:value-type="float">
            <text:p>19.9225</text:p>
          </table:table-cell>
          <table:table-cell office:value-type="float" office:value="0.0519" calcext:value-type="float">
            <text:p>0.0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2" calcext:value-type="float">
            <text:p>142</text:p>
          </table:table-cell>
          <table:table-cell office:value-type="float" office:value="0.0019" calcext:value-type="float">
            <text:p>0.0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22</text:p>
          </table:table-cell>
          <table:table-cell office:value-type="float" office:value="19.976" calcext:value-type="float">
            <text:p>19.976</text:p>
          </table:table-cell>
          <table:table-cell office:value-type="float" office:value="2656" calcext:value-type="float">
            <text:p>2656</text:p>
          </table:table-cell>
          <table:table-cell office:value-type="float" office:value="19.9238" calcext:value-type="float">
            <text:p>19.9238</text:p>
          </table:table-cell>
          <table:table-cell office:value-type="float" office:value="0.0522" calcext:value-type="float">
            <text:p>0.0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1" calcext:value-type="float">
            <text:p>16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29</text:p>
          </table:table-cell>
          <table:table-cell office:value-type="float" office:value="19.9739" calcext:value-type="float">
            <text:p>19.9739</text:p>
          </table:table-cell>
          <table:table-cell office:value-type="float" office:value="2656" calcext:value-type="float">
            <text:p>2656</text:p>
          </table:table-cell>
          <table:table-cell office:value-type="float" office:value="19.9215" calcext:value-type="float">
            <text:p>19.9215</text:p>
          </table:table-cell>
          <table:table-cell office:value-type="float" office:value="0.0524" calcext:value-type="float">
            <text:p>0.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8" calcext:value-type="float">
            <text:p>168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34</text:p>
          </table:table-cell>
          <table:table-cell office:value-type="float" office:value="19.9747" calcext:value-type="float">
            <text:p>19.9747</text:p>
          </table:table-cell>
          <table:table-cell office:value-type="float" office:value="2656" calcext:value-type="float">
            <text:p>2656</text:p>
          </table:table-cell>
          <table:table-cell office:value-type="float" office:value="19.9222" calcext:value-type="float">
            <text:p>19.9222</text:p>
          </table:table-cell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3" calcext:value-type="float">
            <text:p>173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40</text:p>
          </table:table-cell>
          <table:table-cell office:value-type="float" office:value="19.9745" calcext:value-type="float">
            <text:p>19.9745</text:p>
          </table:table-cell>
          <table:table-cell office:value-type="float" office:value="2656" calcext:value-type="float">
            <text:p>2656</text:p>
          </table:table-cell>
          <table:table-cell office:value-type="float" office:value="19.922" calcext:value-type="float">
            <text:p>19.922</text:p>
          </table:table-cell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9" calcext:value-type="float">
            <text:p>1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6:56:46</text:p>
          </table:table-cell>
          <table:table-cell office:value-type="float" office:value="19.9769" calcext:value-type="float">
            <text:p>19.9769</text:p>
          </table:table-cell>
          <table:table-cell office:value-type="float" office:value="2656" calcext:value-type="float">
            <text:p>2656</text:p>
          </table:table-cell>
          <table:table-cell office:value-type="float" office:value="19.9243" calcext:value-type="float">
            <text:p>19.9243</text:p>
          </table:table-cell>
          <table:table-cell office:value-type="float" office:value="0.0526" calcext:value-type="float">
            <text:p>0.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85" calcext:value-type="float">
            <text:p>185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0:58</text:p>
          </table:table-cell>
          <table:table-cell office:value-type="float" office:value="20.0649" calcext:value-type="float">
            <text:p>20.0649</text:p>
          </table:table-cell>
          <table:table-cell office:value-type="float" office:value="2656" calcext:value-type="float">
            <text:p>2656</text:p>
          </table:table-cell>
          <table:table-cell office:value-type="float" office:value="20.0101" calcext:value-type="float">
            <text:p>20.0101</text:p>
          </table:table-cell>
          <table:table-cell office:value-type="float" office:value="0.0548" calcext:value-type="float">
            <text:p>0.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63" calcext:value-type="float">
            <text:p>63</text:p>
          </table:table-cell>
          <table:table-cell office:value-type="float" office:value="0.0057" calcext:value-type="float">
            <text:p>0.00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1:13</text:p>
          </table:table-cell>
          <table:table-cell office:value-type="float" office:value="20.0202" calcext:value-type="float">
            <text:p>20.0202</text:p>
          </table:table-cell>
          <table:table-cell office:value-type="float" office:value="2656" calcext:value-type="float">
            <text:p>2656</text:p>
          </table:table-cell>
          <table:table-cell office:value-type="float" office:value="19.9653" calcext:value-type="float">
            <text:p>19.9653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78" calcext:value-type="float">
            <text:p>78</text:p>
          </table:table-cell>
          <table:table-cell office:value-type="float" office:value="0.0042" calcext:value-type="float">
            <text:p>0.00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1:20</text:p>
          </table:table-cell>
          <table:table-cell office:value-type="float" office:value="20.035" calcext:value-type="float">
            <text:p>20.035</text:p>
          </table:table-cell>
          <table:table-cell office:value-type="float" office:value="2656" calcext:value-type="float">
            <text:p>2656</text:p>
          </table:table-cell>
          <table:table-cell office:value-type="float" office:value="19.98" calcext:value-type="float">
            <text:p>19.98</text:p>
          </table:table-cell>
          <table:table-cell office:value-type="float" office:value="0.0551" calcext:value-type="float">
            <text:p>0.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85" calcext:value-type="float">
            <text:p>85</text:p>
          </table:table-cell>
          <table:table-cell office:value-type="float" office:value="0.0037" calcext:value-type="float">
            <text:p>0.00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1:26</text:p>
          </table:table-cell>
          <table:table-cell office:value-type="float" office:value="20.0333" calcext:value-type="float">
            <text:p>20.0333</text:p>
          </table:table-cell>
          <table:table-cell office:value-type="float" office:value="2656" calcext:value-type="float">
            <text:p>2656</text:p>
          </table:table-cell>
          <table:table-cell office:value-type="float" office:value="19.9782" calcext:value-type="float">
            <text:p>19.9782</text:p>
          </table:table-cell>
          <table:table-cell office:value-type="float" office:value="0.0551" calcext:value-type="float">
            <text:p>0.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91" calcext:value-type="float">
            <text:p>91</text:p>
          </table:table-cell>
          <table:table-cell office:value-type="float" office:value="0.0004" calcext:value-type="float">
            <text:p>0.0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1:50</text:p>
          </table:table-cell>
          <table:table-cell office:value-type="float" office:value="20.0323" calcext:value-type="float">
            <text:p>20.0323</text:p>
          </table:table-cell>
          <table:table-cell office:value-type="float" office:value="2656" calcext:value-type="float">
            <text:p>2656</text:p>
          </table:table-cell>
          <table:table-cell office:value-type="float" office:value="19.9771" calcext:value-type="float">
            <text:p>19.9771</text:p>
          </table:table-cell>
          <table:table-cell office:value-type="float" office:value="0.0552" calcext:value-type="float">
            <text:p>0.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15" calcext:value-type="float">
            <text:p>1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2:03</text:p>
          </table:table-cell>
          <table:table-cell office:value-type="float" office:value="20.0314" calcext:value-type="float">
            <text:p>20.0314</text:p>
          </table:table-cell>
          <table:table-cell office:value-type="float" office:value="2656" calcext:value-type="float">
            <text:p>2656</text:p>
          </table:table-cell>
          <table:table-cell office:value-type="float" office:value="19.9761" calcext:value-type="float">
            <text:p>19.9761</text:p>
          </table:table-cell>
          <table:table-cell office:value-type="float" office:value="0.0554" calcext:value-type="float">
            <text:p>0.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28" calcext:value-type="float">
            <text:p>128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2:08</text:p>
          </table:table-cell>
          <table:table-cell office:value-type="float" office:value="20.034" calcext:value-type="float">
            <text:p>20.034</text:p>
          </table:table-cell>
          <table:table-cell office:value-type="float" office:value="2656" calcext:value-type="float">
            <text:p>2656</text:p>
          </table:table-cell>
          <table:table-cell office:value-type="float" office:value="19.9785" calcext:value-type="float">
            <text:p>19.9785</text:p>
          </table:table-cell>
          <table:table-cell office:value-type="float" office:value="0.0555" calcext:value-type="float">
            <text:p>0.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33" calcext:value-type="float">
            <text:p>1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2:15</text:p>
          </table:table-cell>
          <table:table-cell office:value-type="float" office:value="20.032" calcext:value-type="float">
            <text:p>20.032</text:p>
          </table:table-cell>
          <table:table-cell office:value-type="float" office:value="2656" calcext:value-type="float">
            <text:p>2656</text:p>
          </table:table-cell>
          <table:table-cell office:value-type="float" office:value="19.9764" calcext:value-type="float">
            <text:p>19.9764</text:p>
          </table:table-cell>
          <table:table-cell office:value-type="float" office:value="0.0555" calcext:value-type="float">
            <text:p>0.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40" calcext:value-type="float">
            <text:p>140</text:p>
          </table:table-cell>
          <table:table-cell office:value-type="float" office:value="0.0044" calcext:value-type="float">
            <text:p>0.00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2:20</text:p>
          </table:table-cell>
          <table:table-cell office:value-type="float" office:value="20.0336" calcext:value-type="float">
            <text:p>20.0336</text:p>
          </table:table-cell>
          <table:table-cell office:value-type="float" office:value="2656" calcext:value-type="float">
            <text:p>2656</text:p>
          </table:table-cell>
          <table:table-cell office:value-type="float" office:value="19.978" calcext:value-type="float">
            <text:p>19.978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45" calcext:value-type="float">
            <text:p>1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2:44</text:p>
          </table:table-cell>
          <table:table-cell office:value-type="float" office:value="20.0315" calcext:value-type="float">
            <text:p>20.0315</text:p>
          </table:table-cell>
          <table:table-cell office:value-type="float" office:value="2656" calcext:value-type="float">
            <text:p>2656</text:p>
          </table:table-cell>
          <table:table-cell office:value-type="float" office:value="19.9759" calcext:value-type="float">
            <text:p>19.9759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69" calcext:value-type="float">
            <text:p>169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03:13</text:p>
          </table:table-cell>
          <table:table-cell office:value-type="float" office:value="20.0316" calcext:value-type="float">
            <text:p>20.0316</text:p>
          </table:table-cell>
          <table:table-cell office:value-type="float" office:value="2656" calcext:value-type="float">
            <text:p>2656</text:p>
          </table:table-cell>
          <table:table-cell office:value-type="float" office:value="19.9757" calcext:value-type="float">
            <text:p>19.9757</text:p>
          </table:table-cell>
          <table:table-cell office:value-type="float" office:value="0.0559" calcext:value-type="float">
            <text:p>0.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34.120296" calcext:value-type="float">
            <text:p>34.120296</text:p>
          </table:table-cell>
          <table:table-cell office:value-type="float" office:value="-106.887511" calcext:value-type="float">
            <text:p>-106.887511</text:p>
          </table:table-cell>
          <table:table-cell office:value-type="float" office:value="198" calcext:value-type="float">
            <text:p>198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6:35</text:p>
          </table:table-cell>
          <table:table-cell office:value-type="float" office:value="20.2131" calcext:value-type="float">
            <text:p>20.2131</text:p>
          </table:table-cell>
          <table:table-cell office:value-type="float" office:value="2656" calcext:value-type="float">
            <text:p>2656</text:p>
          </table:table-cell>
          <table:table-cell office:value-type="float" office:value="20.1506" calcext:value-type="float">
            <text:p>20.1506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7" calcext:value-type="float">
            <text:p>1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25</text:p>
          </table:table-cell>
          <table:table-cell office:value-type="float" office:value="20.2176" calcext:value-type="float">
            <text:p>20.2176</text:p>
          </table:table-cell>
          <table:table-cell office:value-type="float" office:value="2656" calcext:value-type="float">
            <text:p>2656</text:p>
          </table:table-cell>
          <table:table-cell office:value-type="float" office:value="20.1547" calcext:value-type="float">
            <text:p>20.1547</text:p>
          </table:table-cell>
          <table:table-cell office:value-type="float" office:value="0.0629" calcext:value-type="float">
            <text:p>0.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7" calcext:value-type="float">
            <text:p>177</text:p>
          </table:table-cell>
          <table:table-cell office:value-type="float" office:value="0.0041" calcext:value-type="float">
            <text:p>0.00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32</text:p>
          </table:table-cell>
          <table:table-cell office:value-type="float" office:value="20.2152" calcext:value-type="float">
            <text:p>20.2152</text:p>
          </table:table-cell>
          <table:table-cell office:value-type="float" office:value="2656" calcext:value-type="float">
            <text:p>2656</text:p>
          </table:table-cell>
          <table:table-cell office:value-type="float" office:value="20.1522" calcext:value-type="float">
            <text:p>20.1522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4" calcext:value-type="float">
            <text:p>184</text:p>
          </table:table-cell>
          <table:table-cell office:value-type="float" office:value="0.0057" calcext:value-type="float">
            <text:p>0.00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37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2656" calcext:value-type="float">
            <text:p>2656</text:p>
          </table:table-cell>
          <table:table-cell office:value-type="float" office:value="20.1526" calcext:value-type="float">
            <text:p>20.1526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9" calcext:value-type="float">
            <text:p>189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42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2656" calcext:value-type="float">
            <text:p>2656</text:p>
          </table:table-cell>
          <table:table-cell office:value-type="float" office:value="20.1572" calcext:value-type="float">
            <text:p>20.1572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4" calcext:value-type="float">
            <text:p>194</text:p>
          </table:table-cell>
          <table:table-cell office:value-type="float" office:value="0.0048" calcext:value-type="float">
            <text:p>0.00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48</text:p>
          </table:table-cell>
          <table:table-cell office:value-type="float" office:value="20.2176" calcext:value-type="float">
            <text:p>20.2176</text:p>
          </table:table-cell>
          <table:table-cell office:value-type="float" office:value="2656" calcext:value-type="float">
            <text:p>2656</text:p>
          </table:table-cell>
          <table:table-cell office:value-type="float" office:value="20.1545" calcext:value-type="float">
            <text:p>20.1545</text:p>
          </table:table-cell>
          <table:table-cell office:value-type="float" office:value="0.0631" calcext:value-type="float">
            <text:p>0.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17:54</text:p>
          </table:table-cell>
          <table:table-cell office:value-type="float" office:value="20.2159" calcext:value-type="float">
            <text:p>20.2159</text:p>
          </table:table-cell>
          <table:table-cell office:value-type="float" office:value="2656" calcext:value-type="float">
            <text:p>2656</text:p>
          </table:table-cell>
          <table:table-cell office:value-type="float" office:value="20.1528" calcext:value-type="float">
            <text:p>20.1528</text:p>
          </table:table-cell>
          <table:table-cell office:value-type="float" office:value="0.0631" calcext:value-type="float">
            <text:p>0.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06" calcext:value-type="float">
            <text:p>2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5:12</text:p>
          </table:table-cell>
          <table:table-cell office:value-type="float" office:value="19.9949" calcext:value-type="float">
            <text:p>19.9949</text:p>
          </table:table-cell>
          <table:table-cell office:value-type="float" office:value="2656" calcext:value-type="float">
            <text:p>2656</text:p>
          </table:table-cell>
          <table:table-cell office:value-type="float" office:value="19.9288" calcext:value-type="float">
            <text:p>19.9288</text:p>
          </table:table-cell>
          <table:table-cell office:value-type="float" office:value="0.0661" calcext:value-type="float">
            <text:p>0.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68" calcext:value-type="float">
            <text:p>68</text:p>
          </table:table-cell>
          <table:table-cell office:value-type="float" office:value="0.0056" calcext:value-type="float">
            <text:p>0.00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5:27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2656" calcext:value-type="float">
            <text:p>2656</text:p>
          </table:table-cell>
          <table:table-cell office:value-type="float" office:value="19.9364" calcext:value-type="float">
            <text:p>19.9364</text:p>
          </table:table-cell>
          <table:table-cell office:value-type="float" office:value="0.0662" calcext:value-type="float">
            <text:p>0.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83" calcext:value-type="float">
            <text:p>83</text:p>
          </table:table-cell>
          <table:table-cell office:value-type="float" office:value="0.0034" calcext:value-type="float">
            <text:p>0.00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5:35</text:p>
          </table:table-cell>
          <table:table-cell office:value-type="float" office:value="20.0055" calcext:value-type="float">
            <text:p>20.0055</text:p>
          </table:table-cell>
          <table:table-cell office:value-type="float" office:value="2656" calcext:value-type="float">
            <text:p>2656</text:p>
          </table:table-cell>
          <table:table-cell office:value-type="float" office:value="19.9392" calcext:value-type="float">
            <text:p>19.9392</text:p>
          </table:table-cell>
          <table:table-cell office:value-type="float" office:value="0.0663" calcext:value-type="float">
            <text:p>0.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91" calcext:value-type="float">
            <text:p>91</text:p>
          </table:table-cell>
          <table:table-cell office:value-type="float" office:value="0.0033" calcext:value-type="float">
            <text:p>0.00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6:09</text:p>
          </table:table-cell>
          <table:table-cell office:value-type="float" office:value="20.0036" calcext:value-type="float">
            <text:p>20.0036</text:p>
          </table:table-cell>
          <table:table-cell office:value-type="float" office:value="2656" calcext:value-type="float">
            <text:p>2656</text:p>
          </table:table-cell>
          <table:table-cell office:value-type="float" office:value="19.9373" calcext:value-type="float">
            <text:p>19.9373</text:p>
          </table:table-cell>
          <table:table-cell office:value-type="float" office:value="0.0663" calcext:value-type="float">
            <text:p>0.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5" calcext:value-type="float">
            <text:p>1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6:16</text:p>
          </table:table-cell>
          <table:table-cell office:value-type="float" office:value="20.0022" calcext:value-type="float">
            <text:p>20.0022</text:p>
          </table:table-cell>
          <table:table-cell office:value-type="float" office:value="2656" calcext:value-type="float">
            <text:p>2656</text:p>
          </table:table-cell>
          <table:table-cell office:value-type="float" office:value="19.9357" calcext:value-type="float">
            <text:p>19.9357</text:p>
          </table:table-cell>
          <table:table-cell office:value-type="float" office:value="0.0666" calcext:value-type="float">
            <text:p>0.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2" calcext:value-type="float">
            <text:p>1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6:45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2656" calcext:value-type="float">
            <text:p>2656</text:p>
          </table:table-cell>
          <table:table-cell office:value-type="float" office:value="19.9358" calcext:value-type="float">
            <text:p>19.9358</text:p>
          </table:table-cell>
          <table:table-cell office:value-type="float" office:value="0.0668" calcext:value-type="float">
            <text:p>0.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1" calcext:value-type="float">
            <text:p>161</text:p>
          </table:table-cell>
          <table:table-cell office:value-type="float" office:value="0.0011" calcext:value-type="float">
            <text:p>0.00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6:50</text:p>
          </table:table-cell>
          <table:table-cell office:value-type="float" office:value="20.0049" calcext:value-type="float">
            <text:p>20.0049</text:p>
          </table:table-cell>
          <table:table-cell office:value-type="float" office:value="2656" calcext:value-type="float">
            <text:p>2656</text:p>
          </table:table-cell>
          <table:table-cell office:value-type="float" office:value="19.9381" calcext:value-type="float">
            <text:p>19.9381</text:p>
          </table:table-cell>
          <table:table-cell office:value-type="float" office:value="0.0668" calcext:value-type="float">
            <text:p>0.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6" calcext:value-type="float">
            <text:p>166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7:00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2656" calcext:value-type="float">
            <text:p>2656</text:p>
          </table:table-cell>
          <table:table-cell office:value-type="float" office:value="19.9389" calcext:value-type="float">
            <text:p>19.9389</text:p>
          </table:table-cell>
          <table:table-cell office:value-type="float" office:value="0.0668" calcext:value-type="float">
            <text:p>0.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6" calcext:value-type="float">
            <text:p>176</text:p>
          </table:table-cell>
          <table:table-cell office:value-type="float" office:value="0.0045" calcext:value-type="float">
            <text:p>0.004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7:05</text:p>
          </table:table-cell>
          <table:table-cell office:value-type="float" office:value="20.007" calcext:value-type="float">
            <text:p>20.007</text:p>
          </table:table-cell>
          <table:table-cell office:value-type="float" office:value="2656" calcext:value-type="float">
            <text:p>2656</text:p>
          </table:table-cell>
          <table:table-cell office:value-type="float" office:value="19.9401" calcext:value-type="float">
            <text:p>19.9401</text:p>
          </table:table-cell>
          <table:table-cell office:value-type="float" office:value="0.0669" calcext:value-type="float">
            <text:p>0.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81" calcext:value-type="float">
            <text:p>181</text:p>
          </table:table-cell>
          <table:table-cell office:value-type="float" office:value="0.0035" calcext:value-type="float">
            <text:p>0.00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7:11</text:p>
          </table:table-cell>
          <table:table-cell office:value-type="float" office:value="20.0058" calcext:value-type="float">
            <text:p>20.0058</text:p>
          </table:table-cell>
          <table:table-cell office:value-type="float" office:value="2656" calcext:value-type="float">
            <text:p>2656</text:p>
          </table:table-cell>
          <table:table-cell office:value-type="float" office:value="19.9389" calcext:value-type="float">
            <text:p>19.9389</text:p>
          </table:table-cell>
          <table:table-cell office:value-type="float" office:value="0.0669" calcext:value-type="float">
            <text:p>0.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87" calcext:value-type="float">
            <text:p>187</text:p>
          </table:table-cell>
          <table:table-cell office:value-type="float" office:value="0.0082" calcext:value-type="float">
            <text:p>0.00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7:22</text:p>
          </table:table-cell>
          <table:table-cell office:value-type="float" office:value="20.0037" calcext:value-type="float">
            <text:p>20.0037</text:p>
          </table:table-cell>
          <table:table-cell office:value-type="float" office:value="2656" calcext:value-type="float">
            <text:p>2656</text:p>
          </table:table-cell>
          <table:table-cell office:value-type="float" office:value="19.9367" calcext:value-type="float">
            <text:p>19.936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98" calcext:value-type="float">
            <text:p>198</text:p>
          </table:table-cell>
          <table:table-cell office:value-type="float" office:value="0.0044" calcext:value-type="float">
            <text:p>0.00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27:33</text:p>
          </table:table-cell>
          <table:table-cell office:value-type="float" office:value="20.005" calcext:value-type="float">
            <text:p>20.005</text:p>
          </table:table-cell>
          <table:table-cell office:value-type="float" office:value="2656" calcext:value-type="float">
            <text:p>2656</text:p>
          </table:table-cell>
          <table:table-cell office:value-type="float" office:value="19.938" calcext:value-type="float">
            <text:p>19.93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09" calcext:value-type="float">
            <text:p>209</text:p>
          </table:table-cell>
          <table:table-cell office:value-type="float" office:value="0.0027" calcext:value-type="float">
            <text:p>0.00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5:48</text:p>
          </table:table-cell>
          <table:table-cell office:value-type="float" office:value="0.0664" calcext:value-type="float">
            <text:p>0.0664</text:p>
          </table:table-cell>
          <table:table-cell office:value-type="float" office:value="2656" calcext:value-type="float">
            <text:p>2656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0753" calcext:value-type="float">
            <text:p>0.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2" calcext:value-type="float">
            <text:p>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18</text:p>
          </table:table-cell>
          <table:table-cell office:value-type="float" office:value="0.0706" calcext:value-type="float">
            <text:p>0.0706</text:p>
          </table:table-cell>
          <table:table-cell office:value-type="float" office:value="2656" calcext:value-type="float">
            <text:p>2656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754" calcext:value-type="float">
            <text:p>0.07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2" calcext:value-type="float">
            <text:p>92</text:p>
          </table:table-cell>
          <table:table-cell office:value-type="float" office:value="0.0048" calcext:value-type="float">
            <text:p>0.00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25</text:p>
          </table:table-cell>
          <table:table-cell office:value-type="float" office:value="0.0657" calcext:value-type="float">
            <text:p>0.0657</text:p>
          </table:table-cell>
          <table:table-cell office:value-type="float" office:value="2656" calcext:value-type="float">
            <text:p>2656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0754" calcext:value-type="float">
            <text:p>0.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9" calcext:value-type="float">
            <text:p>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31</text:p>
          </table:table-cell>
          <table:table-cell office:value-type="float" office:value="0.0731" calcext:value-type="float">
            <text:p>0.0731</text:p>
          </table:table-cell>
          <table:table-cell office:value-type="float" office:value="2656" calcext:value-type="float">
            <text:p>265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754" calcext:value-type="float">
            <text:p>0.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5" calcext:value-type="float">
            <text:p>1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37</text:p>
          </table:table-cell>
          <table:table-cell office:value-type="float" office:value="0.0715" calcext:value-type="float">
            <text:p>0.0715</text:p>
          </table:table-cell>
          <table:table-cell office:value-type="float" office:value="2656" calcext:value-type="float">
            <text:p>265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754" calcext:value-type="float">
            <text:p>0.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1" calcext:value-type="float">
            <text:p>1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43</text:p>
          </table:table-cell>
          <table:table-cell office:value-type="float" office:value="0.0643" calcext:value-type="float">
            <text:p>0.0643</text:p>
          </table:table-cell>
          <table:table-cell office:value-type="float" office:value="2656" calcext:value-type="float">
            <text:p>2656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755" calcext:value-type="float">
            <text:p>0.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7" calcext:value-type="float">
            <text:p>117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52</text:p>
          </table:table-cell>
          <table:table-cell office:value-type="float" office:value="0.0703" calcext:value-type="float">
            <text:p>0.0703</text:p>
          </table:table-cell>
          <table:table-cell office:value-type="float" office:value="2656" calcext:value-type="float">
            <text:p>265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755" calcext:value-type="float">
            <text:p>0.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6" calcext:value-type="float">
            <text:p>126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6:59</text:p>
          </table:table-cell>
          <table:table-cell office:value-type="float" office:value="0.0739" calcext:value-type="float">
            <text:p>0.0739</text:p>
          </table:table-cell>
          <table:table-cell office:value-type="float" office:value="2656" calcext:value-type="float">
            <text:p>265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755" calcext:value-type="float">
            <text:p>0.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3" calcext:value-type="float">
            <text:p>133</text:p>
          </table:table-cell>
          <table:table-cell office:value-type="float" office:value="0.0038" calcext:value-type="float">
            <text:p>0.00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7:16</text:p>
          </table:table-cell>
          <table:table-cell office:value-type="float" office:value="0.0768" calcext:value-type="float">
            <text:p>0.0768</text:p>
          </table:table-cell>
          <table:table-cell office:value-type="float" office:value="2656" calcext:value-type="float">
            <text:p>26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0" calcext:value-type="float">
            <text:p>150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7:23</text:p>
          </table:table-cell>
          <table:table-cell office:value-type="float" office:value="0.0681" calcext:value-type="float">
            <text:p>0.0681</text:p>
          </table:table-cell>
          <table:table-cell office:value-type="float" office:value="2656" calcext:value-type="float">
            <text:p>2656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7" calcext:value-type="float">
            <text:p>157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7:28</text:p>
          </table:table-cell>
          <table:table-cell office:value-type="float" office:value="0.0681" calcext:value-type="float">
            <text:p>0.0681</text:p>
          </table:table-cell>
          <table:table-cell office:value-type="float" office:value="2656" calcext:value-type="float">
            <text:p>2656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2" calcext:value-type="float">
            <text:p>162</text:p>
          </table:table-cell>
          <table:table-cell office:value-type="float" office:value="0.0031" calcext:value-type="float">
            <text:p>0.00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17:57:34</text:p>
          </table:table-cell>
          <table:table-cell office:value-type="float" office:value="0.0738" calcext:value-type="float">
            <text:p>0.0738</text:p>
          </table:table-cell>
          <table:table-cell office:value-type="float" office:value="2656" calcext:value-type="float">
            <text:p>265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8" calcext:value-type="float">
            <text:p>168</text:p>
          </table:table-cell>
          <table:table-cell office:value-type="float" office:value="0.003" calcext:value-type="float">
            <text:p>0.0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3:33</text:p>
          </table:table-cell>
          <table:table-cell office:value-type="float" office:value="0.0628" calcext:value-type="float">
            <text:p>0.0628</text:p>
          </table:table-cell>
          <table:table-cell office:value-type="float" office:value="2656" calcext:value-type="float">
            <text:p>2656</text:p>
          </table:table-cell>
          <table:table-cell office:value-type="float" office:value="0.0821" calcext:value-type="float">
            <text:p>0.0821</text:p>
          </table:table-cell>
          <table:table-cell office:value-type="float" office:value="-0.0193" calcext:value-type="float">
            <text:p>-0.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1" calcext:value-type="float">
            <text:p>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3:43</text:p>
          </table:table-cell>
          <table:table-cell office:value-type="float" office:value="0.0628" calcext:value-type="float">
            <text:p>0.0628</text:p>
          </table:table-cell>
          <table:table-cell office:value-type="float" office:value="2656" calcext:value-type="float">
            <text:p>2656</text:p>
          </table:table-cell>
          <table:table-cell office:value-type="float" office:value="0.0822" calcext:value-type="float">
            <text:p>0.0822</text:p>
          </table:table-cell>
          <table:table-cell office:value-type="float" office:value="-0.0194" calcext:value-type="float">
            <text:p>-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1" calcext:value-type="float">
            <text:p>71</text:p>
          </table:table-cell>
          <table:table-cell office:value-type="float" office:value="0.0011" calcext:value-type="float">
            <text:p>0.00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15</text:p>
          </table:table-cell>
          <table:table-cell office:value-type="float" office:value="0.0609" calcext:value-type="float">
            <text:p>0.0609</text:p>
          </table:table-cell>
          <table:table-cell office:value-type="float" office:value="2656" calcext:value-type="float">
            <text:p>2656</text:p>
          </table:table-cell>
          <table:table-cell office:value-type="float" office:value="0.0808" calcext:value-type="float">
            <text:p>0.0808</text:p>
          </table:table-cell>
          <table:table-cell office:value-type="float" office:value="-0.0199" calcext:value-type="float">
            <text:p>-0.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29</text:p>
          </table:table-cell>
          <table:table-cell office:value-type="float" office:value="0.0636" calcext:value-type="float">
            <text:p>0.0636</text:p>
          </table:table-cell>
          <table:table-cell office:value-type="float" office:value="2656" calcext:value-type="float">
            <text:p>2656</text:p>
          </table:table-cell>
          <table:table-cell office:value-type="float" office:value="0.0836" calcext:value-type="float">
            <text:p>0.0836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7" calcext:value-type="float">
            <text:p>1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35</text:p>
          </table:table-cell>
          <table:table-cell office:value-type="float" office:value="0.0624" calcext:value-type="float">
            <text:p>0.0624</text:p>
          </table:table-cell>
          <table:table-cell office:value-type="float" office:value="2656" calcext:value-type="float">
            <text:p>2656</text:p>
          </table:table-cell>
          <table:table-cell office:value-type="float" office:value="0.0826" calcext:value-type="float">
            <text:p>0.0826</text:p>
          </table:table-cell>
          <table:table-cell office:value-type="float" office:value="-0.0202" calcext:value-type="float">
            <text:p>-0.0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3" calcext:value-type="float">
            <text:p>1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42</text:p>
          </table:table-cell>
          <table:table-cell office:value-type="float" office:value="0.0612" calcext:value-type="float">
            <text:p>0.0612</text:p>
          </table:table-cell>
          <table:table-cell office:value-type="float" office:value="2656" calcext:value-type="float">
            <text:p>2656</text:p>
          </table:table-cell>
          <table:table-cell office:value-type="float" office:value="0.0815" calcext:value-type="float">
            <text:p>0.0815</text:p>
          </table:table-cell>
          <table:table-cell office:value-type="float" office:value="-0.0203" calcext:value-type="float">
            <text:p>-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0" calcext:value-type="float">
            <text:p>130</text:p>
          </table:table-cell>
          <table:table-cell office:value-type="float" office:value="0.0027" calcext:value-type="float">
            <text:p>0.00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47</text:p>
          </table:table-cell>
          <table:table-cell office:value-type="float" office:value="0.0638" calcext:value-type="float">
            <text:p>0.0638</text:p>
          </table:table-cell>
          <table:table-cell office:value-type="float" office:value="2656" calcext:value-type="float">
            <text:p>2656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204" calcext:value-type="float">
            <text:p>-0.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5" calcext:value-type="float">
            <text:p>1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4:54</text:p>
          </table:table-cell>
          <table:table-cell office:value-type="float" office:value="0.0609" calcext:value-type="float">
            <text:p>0.0609</text:p>
          </table:table-cell>
          <table:table-cell office:value-type="float" office:value="2656" calcext:value-type="float">
            <text:p>2656</text:p>
          </table:table-cell>
          <table:table-cell office:value-type="float" office:value="0.0813" calcext:value-type="float">
            <text:p>0.0813</text:p>
          </table:table-cell>
          <table:table-cell office:value-type="float" office:value="-0.0205" calcext:value-type="float">
            <text:p>-0.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2" calcext:value-type="float">
            <text:p>142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00</text:p>
          </table:table-cell>
          <table:table-cell office:value-type="float" office:value="0.0649" calcext:value-type="float">
            <text:p>0.0649</text:p>
          </table:table-cell>
          <table:table-cell office:value-type="float" office:value="2656" calcext:value-type="float">
            <text:p>2656</text:p>
          </table:table-cell>
          <table:table-cell office:value-type="float" office:value="0.0854" calcext:value-type="float">
            <text:p>0.0854</text:p>
          </table:table-cell>
          <table:table-cell office:value-type="float" office:value="-0.0206" calcext:value-type="float">
            <text:p>-0.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8" calcext:value-type="float">
            <text:p>148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18</text:p>
          </table:table-cell>
          <table:table-cell office:value-type="float" office:value="0.0635" calcext:value-type="float">
            <text:p>0.0635</text:p>
          </table:table-cell>
          <table:table-cell office:value-type="float" office:value="2656" calcext:value-type="float">
            <text:p>2656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206" calcext:value-type="float">
            <text:p>-0.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6" calcext:value-type="float">
            <text:p>1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26</text:p>
          </table:table-cell>
          <table:table-cell office:value-type="float" office:value="0.0658" calcext:value-type="float">
            <text:p>0.0658</text:p>
          </table:table-cell>
          <table:table-cell office:value-type="float" office:value="2656" calcext:value-type="float">
            <text:p>2656</text:p>
          </table:table-cell>
          <table:table-cell office:value-type="float" office:value="0.0867" calcext:value-type="float">
            <text:p>0.0867</text:p>
          </table:table-cell>
          <table:table-cell office:value-type="float" office:value="-0.0209" calcext:value-type="float">
            <text:p>-0.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4" calcext:value-type="float">
            <text:p>174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33</text:p>
          </table:table-cell>
          <table:table-cell office:value-type="float" office:value="0.06" calcext:value-type="float">
            <text:p>0.06</text:p>
          </table:table-cell>
          <table:table-cell office:value-type="float" office:value="2656" calcext:value-type="float">
            <text:p>2656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21" calcext:value-type="float">
            <text:p>-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1" calcext:value-type="float">
            <text:p>181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39</text:p>
          </table:table-cell>
          <table:table-cell office:value-type="float" office:value="0.0631" calcext:value-type="float">
            <text:p>0.0631</text:p>
          </table:table-cell>
          <table:table-cell office:value-type="float" office:value="2656" calcext:value-type="float">
            <text:p>2656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211" calcext:value-type="float">
            <text:p>-0.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7" calcext:value-type="float">
            <text:p>187</text:p>
          </table:table-cell>
          <table:table-cell office:value-type="float" office:value="0.0031" calcext:value-type="float">
            <text:p>0.00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25:45</text:p>
          </table:table-cell>
          <table:table-cell office:value-type="float" office:value="0.0646" calcext:value-type="float">
            <text:p>0.0646</text:p>
          </table:table-cell>
          <table:table-cell office:value-type="float" office:value="2656" calcext:value-type="float">
            <text:p>2656</text:p>
          </table:table-cell>
          <table:table-cell office:value-type="float" office:value="0.0858" calcext:value-type="float">
            <text:p>0.0858</text:p>
          </table:table-cell>
          <table:table-cell office:value-type="float" office:value="-0.0212" calcext:value-type="float">
            <text:p>-0.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3" calcext:value-type="float">
            <text:p>193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09</text:p>
          </table:table-cell>
          <table:table-cell office:value-type="float" office:value="21.0272" calcext:value-type="float">
            <text:p>21.0272</text:p>
          </table:table-cell>
          <table:table-cell office:value-type="float" office:value="2656" calcext:value-type="float">
            <text:p>2656</text:p>
          </table:table-cell>
          <table:table-cell office:value-type="float" office:value="21.0691" calcext:value-type="float">
            <text:p>21.0691</text:p>
          </table:table-cell>
          <table:table-cell office:value-type="float" office:value="-0.0419" calcext:value-type="float">
            <text:p>-0.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63" calcext:value-type="float">
            <text:p>1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26</text:p>
          </table:table-cell>
          <table:table-cell office:value-type="float" office:value="21.018" calcext:value-type="float">
            <text:p>21.018</text:p>
          </table:table-cell>
          <table:table-cell office:value-type="float" office:value="2656" calcext:value-type="float">
            <text:p>2656</text:p>
          </table:table-cell>
          <table:table-cell office:value-type="float" office:value="21.0608" calcext:value-type="float">
            <text:p>21.0608</text:p>
          </table:table-cell>
          <table:table-cell office:value-type="float" office:value="-0.0428" calcext:value-type="float">
            <text:p>-0.0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80" calcext:value-type="float">
            <text:p>180</text:p>
          </table:table-cell>
          <table:table-cell office:value-type="float" office:value="0.0046" calcext:value-type="float">
            <text:p>0.00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33</text:p>
          </table:table-cell>
          <table:table-cell office:value-type="float" office:value="21.0174" calcext:value-type="float">
            <text:p>21.0174</text:p>
          </table:table-cell>
          <table:table-cell office:value-type="float" office:value="2656" calcext:value-type="float">
            <text:p>2656</text:p>
          </table:table-cell>
          <table:table-cell office:value-type="float" office:value="21.0603" calcext:value-type="float">
            <text:p>21.0603</text:p>
          </table:table-cell>
          <table:table-cell office:value-type="float" office:value="-0.0429" calcext:value-type="float">
            <text:p>-0.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87" calcext:value-type="float">
            <text:p>187</text:p>
          </table:table-cell>
          <table:table-cell office:value-type="float" office:value="0.0033" calcext:value-type="float">
            <text:p>0.00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38</text:p>
          </table:table-cell>
          <table:table-cell office:value-type="float" office:value="21.0156" calcext:value-type="float">
            <text:p>21.0156</text:p>
          </table:table-cell>
          <table:table-cell office:value-type="float" office:value="2656" calcext:value-type="float">
            <text:p>2656</text:p>
          </table:table-cell>
          <table:table-cell office:value-type="float" office:value="21.0585" calcext:value-type="float">
            <text:p>21.0585</text:p>
          </table:table-cell>
          <table:table-cell office:value-type="float" office:value="-0.0429" calcext:value-type="float">
            <text:p>-0.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2" calcext:value-type="float">
            <text:p>192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43</text:p>
          </table:table-cell>
          <table:table-cell office:value-type="float" office:value="21.0213" calcext:value-type="float">
            <text:p>21.0213</text:p>
          </table:table-cell>
          <table:table-cell office:value-type="float" office:value="2656" calcext:value-type="float">
            <text:p>2656</text:p>
          </table:table-cell>
          <table:table-cell office:value-type="float" office:value="21.0643" calcext:value-type="float">
            <text:p>21.0643</text:p>
          </table:table-cell>
          <table:table-cell office:value-type="float" office:value="-0.043" calcext:value-type="float">
            <text:p>-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97" calcext:value-type="float">
            <text:p>197</text:p>
          </table:table-cell>
          <table:table-cell office:value-type="float" office:value="0.0055" calcext:value-type="float">
            <text:p>0.00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49</text:p>
          </table:table-cell>
          <table:table-cell office:value-type="float" office:value="21.02" calcext:value-type="float">
            <text:p>21.02</text:p>
          </table:table-cell>
          <table:table-cell office:value-type="float" office:value="2656" calcext:value-type="float">
            <text:p>2656</text:p>
          </table:table-cell>
          <table:table-cell office:value-type="float" office:value="21.0631" calcext:value-type="float">
            <text:p>21.0631</text:p>
          </table:table-cell>
          <table:table-cell office:value-type="float" office:value="-0.0431" calcext:value-type="float">
            <text:p>-0.0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03" calcext:value-type="float">
            <text:p>203</text:p>
          </table:table-cell>
          <table:table-cell office:value-type="float" office:value="0.0049" calcext:value-type="float">
            <text:p>0.00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1:55</text:p>
          </table:table-cell>
          <table:table-cell office:value-type="float" office:value="21.0168" calcext:value-type="float">
            <text:p>21.0168</text:p>
          </table:table-cell>
          <table:table-cell office:value-type="float" office:value="2656" calcext:value-type="float">
            <text:p>2656</text:p>
          </table:table-cell>
          <table:table-cell office:value-type="float" office:value="21.0599" calcext:value-type="float">
            <text:p>21.0599</text:p>
          </table:table-cell>
          <table:table-cell office:value-type="float" office:value="-0.0432" calcext:value-type="float">
            <text:p>-0.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09" calcext:value-type="float">
            <text:p>209</text:p>
          </table:table-cell>
          <table:table-cell office:value-type="float" office:value="0.0069" calcext:value-type="float">
            <text:p>0.006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2:01</text:p>
          </table:table-cell>
          <table:table-cell office:value-type="float" office:value="21.0186" calcext:value-type="float">
            <text:p>21.0186</text:p>
          </table:table-cell>
          <table:table-cell office:value-type="float" office:value="2656" calcext:value-type="float">
            <text:p>2656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-0.0433" calcext:value-type="float">
            <text:p>-0.0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15" calcext:value-type="float">
            <text:p>2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2:08</text:p>
          </table:table-cell>
          <table:table-cell office:value-type="float" office:value="21.0175" calcext:value-type="float">
            <text:p>21.0175</text:p>
          </table:table-cell>
          <table:table-cell office:value-type="float" office:value="2656" calcext:value-type="float">
            <text:p>2656</text:p>
          </table:table-cell>
          <table:table-cell office:value-type="float" office:value="21.0608" calcext:value-type="float">
            <text:p>21.0608</text:p>
          </table:table-cell>
          <table:table-cell office:value-type="float" office:value="-0.0433" calcext:value-type="float">
            <text:p>-0.0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22" calcext:value-type="float">
            <text:p>222</text:p>
          </table:table-cell>
          <table:table-cell office:value-type="float" office:value="0.0056" calcext:value-type="float">
            <text:p>0.00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2:14</text:p>
          </table:table-cell>
          <table:table-cell office:value-type="float" office:value="21.0174" calcext:value-type="float">
            <text:p>21.0174</text:p>
          </table:table-cell>
          <table:table-cell office:value-type="float" office:value="2656" calcext:value-type="float">
            <text:p>2656</text:p>
          </table:table-cell>
          <table:table-cell office:value-type="float" office:value="21.0608" calcext:value-type="float">
            <text:p>21.0608</text:p>
          </table:table-cell>
          <table:table-cell office:value-type="float" office:value="-0.0434" calcext:value-type="float">
            <text:p>-0.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28" calcext:value-type="float">
            <text:p>228</text:p>
          </table:table-cell>
          <table:table-cell office:value-type="float" office:value="0.0027" calcext:value-type="float">
            <text:p>0.002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2:21</text:p>
          </table:table-cell>
          <table:table-cell office:value-type="float" office:value="21.0182" calcext:value-type="float">
            <text:p>21.0182</text:p>
          </table:table-cell>
          <table:table-cell office:value-type="float" office:value="2656" calcext:value-type="float">
            <text:p>2656</text:p>
          </table:table-cell>
          <table:table-cell office:value-type="float" office:value="21.0617" calcext:value-type="float">
            <text:p>21.0617</text:p>
          </table:table-cell>
          <table:table-cell office:value-type="float" office:value="-0.0435" calcext:value-type="float">
            <text:p>-0.0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235" calcext:value-type="float">
            <text:p>2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7:42</text:p>
          </table:table-cell>
          <table:table-cell office:value-type="float" office:value="20.7337" calcext:value-type="float">
            <text:p>20.7337</text:p>
          </table:table-cell>
          <table:table-cell office:value-type="float" office:value="2656" calcext:value-type="float">
            <text:p>2656</text:p>
          </table:table-cell>
          <table:table-cell office:value-type="float" office:value="20.7815" calcext:value-type="float">
            <text:p>20.7815</text:p>
          </table:table-cell>
          <table:table-cell office:value-type="float" office:value="-0.0478" calcext:value-type="float">
            <text:p>-0.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76" calcext:value-type="float">
            <text:p>76</text:p>
          </table:table-cell>
          <table:table-cell office:value-type="float" office:value="0.0042" calcext:value-type="float">
            <text:p>0.00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7:48</text:p>
          </table:table-cell>
          <table:table-cell office:value-type="float" office:value="20.7411" calcext:value-type="float">
            <text:p>20.7411</text:p>
          </table:table-cell>
          <table:table-cell office:value-type="float" office:value="2656" calcext:value-type="float">
            <text:p>2656</text:p>
          </table:table-cell>
          <table:table-cell office:value-type="float" office:value="20.789" calcext:value-type="float">
            <text:p>20.789</text:p>
          </table:table-cell>
          <table:table-cell office:value-type="float" office:value="-0.0479" calcext:value-type="float">
            <text:p>-0.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2" calcext:value-type="float">
            <text:p>82</text:p>
          </table:table-cell>
          <table:table-cell office:value-type="float" office:value="0.0033" calcext:value-type="float">
            <text:p>0.00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7:54</text:p>
          </table:table-cell>
          <table:table-cell office:value-type="float" office:value="20.7456" calcext:value-type="float">
            <text:p>20.7456</text:p>
          </table:table-cell>
          <table:table-cell office:value-type="float" office:value="2656" calcext:value-type="float">
            <text:p>2656</text:p>
          </table:table-cell>
          <table:table-cell office:value-type="float" office:value="20.7936" calcext:value-type="float">
            <text:p>20.7936</text:p>
          </table:table-cell>
          <table:table-cell office:value-type="float" office:value="-0.048" calcext:value-type="float">
            <text:p>-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8" calcext:value-type="float">
            <text:p>88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8:00</text:p>
          </table:table-cell>
          <table:table-cell office:value-type="float" office:value="20.7427" calcext:value-type="float">
            <text:p>20.7427</text:p>
          </table:table-cell>
          <table:table-cell office:value-type="float" office:value="2656" calcext:value-type="float">
            <text:p>2656</text:p>
          </table:table-cell>
          <table:table-cell office:value-type="float" office:value="20.7907" calcext:value-type="float">
            <text:p>20.7907</text:p>
          </table:table-cell>
          <table:table-cell office:value-type="float" office:value="-0.0481" calcext:value-type="float">
            <text:p>-0.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4" calcext:value-type="float">
            <text:p>94</text:p>
          </table:table-cell>
          <table:table-cell office:value-type="float" office:value="0.003" calcext:value-type="float">
            <text:p>0.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8:07</text:p>
          </table:table-cell>
          <table:table-cell office:value-type="float" office:value="20.7415" calcext:value-type="float">
            <text:p>20.7415</text:p>
          </table:table-cell>
          <table:table-cell office:value-type="float" office:value="2656" calcext:value-type="float">
            <text:p>2656</text:p>
          </table:table-cell>
          <table:table-cell office:value-type="float" office:value="20.7897" calcext:value-type="float">
            <text:p>20.7897</text:p>
          </table:table-cell>
          <table:table-cell office:value-type="float" office:value="-0.0482" calcext:value-type="float">
            <text:p>-0.0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1" calcext:value-type="float">
            <text:p>1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8:12</text:p>
          </table:table-cell>
          <table:table-cell office:value-type="float" office:value="20.7405" calcext:value-type="float">
            <text:p>20.7405</text:p>
          </table:table-cell>
          <table:table-cell office:value-type="float" office:value="2656" calcext:value-type="float">
            <text:p>2656</text:p>
          </table:table-cell>
          <table:table-cell office:value-type="float" office:value="20.7888" calcext:value-type="float">
            <text:p>20.7888</text:p>
          </table:table-cell>
          <table:table-cell office:value-type="float" office:value="-0.0482" calcext:value-type="float">
            <text:p>-0.0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6" calcext:value-type="float">
            <text:p>1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8:47</text:p>
          </table:table-cell>
          <table:table-cell office:value-type="float" office:value="20.7406" calcext:value-type="float">
            <text:p>20.7406</text:p>
          </table:table-cell>
          <table:table-cell office:value-type="float" office:value="2656" calcext:value-type="float">
            <text:p>2656</text:p>
          </table:table-cell>
          <table:table-cell office:value-type="float" office:value="20.7893" calcext:value-type="float">
            <text:p>20.7893</text:p>
          </table:table-cell>
          <table:table-cell office:value-type="float" office:value="-0.0487" calcext:value-type="float">
            <text:p>-0.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1" calcext:value-type="float">
            <text:p>141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8:54</text:p>
          </table:table-cell>
          <table:table-cell office:value-type="float" office:value="20.7407" calcext:value-type="float">
            <text:p>20.7407</text:p>
          </table:table-cell>
          <table:table-cell office:value-type="float" office:value="2656" calcext:value-type="float">
            <text:p>2656</text:p>
          </table:table-cell>
          <table:table-cell office:value-type="float" office:value="20.7895" calcext:value-type="float">
            <text:p>20.7895</text:p>
          </table:table-cell>
          <table:table-cell office:value-type="float" office:value="-0.0488" calcext:value-type="float">
            <text:p>-0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48" calcext:value-type="float">
            <text:p>14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01</text:p>
          </table:table-cell>
          <table:table-cell office:value-type="float" office:value="20.7413" calcext:value-type="float">
            <text:p>20.7413</text:p>
          </table:table-cell>
          <table:table-cell office:value-type="float" office:value="2656" calcext:value-type="float">
            <text:p>2656</text:p>
          </table:table-cell>
          <table:table-cell office:value-type="float" office:value="20.7902" calcext:value-type="float">
            <text:p>20.7902</text:p>
          </table:table-cell>
          <table:table-cell office:value-type="float" office:value="-0.0489" calcext:value-type="float">
            <text:p>-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5" calcext:value-type="float">
            <text:p>155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07</text:p>
          </table:table-cell>
          <table:table-cell office:value-type="float" office:value="20.7432" calcext:value-type="float">
            <text:p>20.7432</text:p>
          </table:table-cell>
          <table:table-cell office:value-type="float" office:value="2656" calcext:value-type="float">
            <text:p>2656</text:p>
          </table:table-cell>
          <table:table-cell office:value-type="float" office:value="20.7921" calcext:value-type="float">
            <text:p>20.7921</text:p>
          </table:table-cell>
          <table:table-cell office:value-type="float" office:value="-0.0489" calcext:value-type="float">
            <text:p>-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1" calcext:value-type="float">
            <text:p>161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13</text:p>
          </table:table-cell>
          <table:table-cell office:value-type="float" office:value="20.7417" calcext:value-type="float">
            <text:p>20.7417</text:p>
          </table:table-cell>
          <table:table-cell office:value-type="float" office:value="2656" calcext:value-type="float">
            <text:p>2656</text:p>
          </table:table-cell>
          <table:table-cell office:value-type="float" office:value="20.7907" calcext:value-type="float">
            <text:p>20.7907</text:p>
          </table:table-cell>
          <table:table-cell office:value-type="float" office:value="-0.049" calcext:value-type="float">
            <text:p>-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7" calcext:value-type="float">
            <text:p>167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19</text:p>
          </table:table-cell>
          <table:table-cell office:value-type="float" office:value="20.7402" calcext:value-type="float">
            <text:p>20.7402</text:p>
          </table:table-cell>
          <table:table-cell office:value-type="float" office:value="2656" calcext:value-type="float">
            <text:p>2656</text:p>
          </table:table-cell>
          <table:table-cell office:value-type="float" office:value="20.7893" calcext:value-type="float">
            <text:p>20.7893</text:p>
          </table:table-cell>
          <table:table-cell office:value-type="float" office:value="-0.0491" calcext:value-type="float">
            <text:p>-0.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3" calcext:value-type="float">
            <text:p>173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45</text:p>
          </table:table-cell>
          <table:table-cell office:value-type="float" office:value="20.743" calcext:value-type="float">
            <text:p>20.743</text:p>
          </table:table-cell>
          <table:table-cell office:value-type="float" office:value="2656" calcext:value-type="float">
            <text:p>2656</text:p>
          </table:table-cell>
          <table:table-cell office:value-type="float" office:value="20.7921" calcext:value-type="float">
            <text:p>20.7921</text:p>
          </table:table-cell>
          <table:table-cell office:value-type="float" office:value="-0.0492" calcext:value-type="float">
            <text:p>-0.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99" calcext:value-type="float">
            <text:p>1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1:59:54</text:p>
          </table:table-cell>
          <table:table-cell office:value-type="float" office:value="20.738" calcext:value-type="float">
            <text:p>20.738</text:p>
          </table:table-cell>
          <table:table-cell office:value-type="float" office:value="2656" calcext:value-type="float">
            <text:p>2656</text:p>
          </table:table-cell>
          <table:table-cell office:value-type="float" office:value="20.7875" calcext:value-type="float">
            <text:p>20.7875</text:p>
          </table:table-cell>
          <table:table-cell office:value-type="float" office:value="-0.0496" calcext:value-type="float">
            <text:p>-0.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208" calcext:value-type="float">
            <text:p>208</text:p>
          </table:table-cell>
          <table:table-cell office:value-type="float" office:value="0.0031" calcext:value-type="float">
            <text:p>0.00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5:40</text:p>
          </table:table-cell>
          <table:table-cell office:value-type="float" office:value="0.0649" calcext:value-type="float">
            <text:p>0.0649</text:p>
          </table:table-cell>
          <table:table-cell office:value-type="float" office:value="2656" calcext:value-type="float">
            <text:p>2656</text:p>
          </table:table-cell>
          <table:table-cell office:value-type="float" office:value="0.1338" calcext:value-type="float">
            <text:p>0.1338</text:p>
          </table:table-cell>
          <table:table-cell office:value-type="float" office:value="-0.0689" calcext:value-type="float">
            <text:p>-0.0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9" calcext:value-type="float">
            <text:p>1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6:32</text:p>
          </table:table-cell>
          <table:table-cell office:value-type="float" office:value="0.0624" calcext:value-type="float">
            <text:p>0.0624</text:p>
          </table:table-cell>
          <table:table-cell office:value-type="float" office:value="2656" calcext:value-type="float">
            <text:p>2656</text:p>
          </table:table-cell>
          <table:table-cell office:value-type="float" office:value="0.1318" calcext:value-type="float">
            <text:p>0.1318</text:p>
          </table:table-cell>
          <table:table-cell office:value-type="float" office:value="-0.0695" calcext:value-type="float">
            <text:p>-0.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51" calcext:value-type="float">
            <text:p>2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6:39</text:p>
          </table:table-cell>
          <table:table-cell office:value-type="float" office:value="0.0635" calcext:value-type="float">
            <text:p>0.0635</text:p>
          </table:table-cell>
          <table:table-cell office:value-type="float" office:value="2656" calcext:value-type="float">
            <text:p>2656</text:p>
          </table:table-cell>
          <table:table-cell office:value-type="float" office:value="0.1331" calcext:value-type="float">
            <text:p>0.1331</text:p>
          </table:table-cell>
          <table:table-cell office:value-type="float" office:value="-0.0696" calcext:value-type="float">
            <text:p>-0.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58" calcext:value-type="float">
            <text:p>258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6:45</text:p>
          </table:table-cell>
          <table:table-cell office:value-type="float" office:value="0.0641" calcext:value-type="float">
            <text:p>0.0641</text:p>
          </table:table-cell>
          <table:table-cell office:value-type="float" office:value="2656" calcext:value-type="float">
            <text:p>2656</text:p>
          </table:table-cell>
          <table:table-cell office:value-type="float" office:value="0.1338" calcext:value-type="float">
            <text:p>0.1338</text:p>
          </table:table-cell>
          <table:table-cell office:value-type="float" office:value="-0.0697" calcext:value-type="float">
            <text:p>-0.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64" calcext:value-type="float">
            <text:p>264</text:p>
          </table:table-cell>
          <table:table-cell office:value-type="float" office:value="0.0015" calcext:value-type="float">
            <text:p>0.00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6:55</text:p>
          </table:table-cell>
          <table:table-cell office:value-type="float" office:value="0.0639" calcext:value-type="float">
            <text:p>0.0639</text:p>
          </table:table-cell>
          <table:table-cell office:value-type="float" office:value="2656" calcext:value-type="float">
            <text:p>2656</text:p>
          </table:table-cell>
          <table:table-cell office:value-type="float" office:value="0.1336" calcext:value-type="float">
            <text:p>0.1336</text:p>
          </table:table-cell>
          <table:table-cell office:value-type="float" office:value="-0.0697" calcext:value-type="float">
            <text:p>-0.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74" calcext:value-type="float">
            <text:p>274</text:p>
          </table:table-cell>
          <table:table-cell office:value-type="float" office:value="0.0018" calcext:value-type="float">
            <text:p>0.00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00</text:p>
          </table:table-cell>
          <table:table-cell office:value-type="float" office:value="0.0643" calcext:value-type="float">
            <text:p>0.0643</text:p>
          </table:table-cell>
          <table:table-cell office:value-type="float" office:value="2656" calcext:value-type="float">
            <text:p>2656</text:p>
          </table:table-cell>
          <table:table-cell office:value-type="float" office:value="0.1342" calcext:value-type="float">
            <text:p>0.1342</text:p>
          </table:table-cell>
          <table:table-cell office:value-type="float" office:value="-0.0698" calcext:value-type="float">
            <text:p>-0.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79" calcext:value-type="float">
            <text:p>279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06</text:p>
          </table:table-cell>
          <table:table-cell office:value-type="float" office:value="0.0632" calcext:value-type="float">
            <text:p>0.0632</text:p>
          </table:table-cell>
          <table:table-cell office:value-type="float" office:value="2656" calcext:value-type="float">
            <text:p>2656</text:p>
          </table:table-cell>
          <table:table-cell office:value-type="float" office:value="0.1331" calcext:value-type="float">
            <text:p>0.1331</text:p>
          </table:table-cell>
          <table:table-cell office:value-type="float" office:value="-0.0699" calcext:value-type="float">
            <text:p>-0.0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85" calcext:value-type="float">
            <text:p>285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13</text:p>
          </table:table-cell>
          <table:table-cell office:value-type="float" office:value="0.0631" calcext:value-type="float">
            <text:p>0.0631</text:p>
          </table:table-cell>
          <table:table-cell office:value-type="float" office:value="2656" calcext:value-type="float">
            <text:p>2656</text:p>
          </table:table-cell>
          <table:table-cell office:value-type="float" office:value="0.1331" calcext:value-type="float">
            <text:p>0.133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2" calcext:value-type="float">
            <text:p>292</text:p>
          </table:table-cell>
          <table:table-cell office:value-type="float" office:value="0.0006" calcext:value-type="float">
            <text:p>0.000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19</text:p>
          </table:table-cell>
          <table:table-cell office:value-type="float" office:value="0.0641" calcext:value-type="float">
            <text:p>0.0641</text:p>
          </table:table-cell>
          <table:table-cell office:value-type="float" office:value="2656" calcext:value-type="float">
            <text:p>2656</text:p>
          </table:table-cell>
          <table:table-cell office:value-type="float" office:value="0.1342" calcext:value-type="float">
            <text:p>0.1342</text:p>
          </table:table-cell>
          <table:table-cell office:value-type="float" office:value="-0.0701" calcext:value-type="float">
            <text:p>-0.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8" calcext:value-type="float">
            <text:p>298</text:p>
          </table:table-cell>
          <table:table-cell office:value-type="float" office:value="0.0037" calcext:value-type="float">
            <text:p>0.00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26</text:p>
          </table:table-cell>
          <table:table-cell office:value-type="float" office:value="0.0651" calcext:value-type="float">
            <text:p>0.0651</text:p>
          </table:table-cell>
          <table:table-cell office:value-type="float" office:value="2656" calcext:value-type="float">
            <text:p>2656</text:p>
          </table:table-cell>
          <table:table-cell office:value-type="float" office:value="0.1352" calcext:value-type="float">
            <text:p>0.1352</text:p>
          </table:table-cell>
          <table:table-cell office:value-type="float" office:value="-0.0701" calcext:value-type="float">
            <text:p>-0.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05" calcext:value-type="float">
            <text:p>3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27:31</text:p>
          </table:table-cell>
          <table:table-cell office:value-type="float" office:value="0.0652" calcext:value-type="float">
            <text:p>0.0652</text:p>
          </table:table-cell>
          <table:table-cell office:value-type="float" office:value="2656" calcext:value-type="float">
            <text:p>2656</text:p>
          </table:table-cell>
          <table:table-cell office:value-type="float" office:value="0.1354" calcext:value-type="float">
            <text:p>0.1354</text:p>
          </table:table-cell>
          <table:table-cell office:value-type="float" office:value="-0.0702" calcext:value-type="float">
            <text:p>-0.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10" calcext:value-type="float">
            <text:p>310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04</text:p>
          </table:table-cell>
          <table:table-cell office:value-type="float" office:value="21.0134" calcext:value-type="float">
            <text:p>21.0134</text:p>
          </table:table-cell>
          <table:table-cell office:value-type="float" office:value="2656" calcext:value-type="float">
            <text:p>2656</text:p>
          </table:table-cell>
          <table:table-cell office:value-type="float" office:value="21.0982" calcext:value-type="float">
            <text:p>21.0982</text:p>
          </table:table-cell>
          <table:table-cell office:value-type="float" office:value="-0.0848" calcext:value-type="float">
            <text:p>-0.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00" calcext:value-type="float">
            <text:p>100</text:p>
          </table:table-cell>
          <table:table-cell office:value-type="float" office:value="0.0046" calcext:value-type="float">
            <text:p>0.004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30</text:p>
          </table:table-cell>
          <table:table-cell office:value-type="float" office:value="21.0216" calcext:value-type="float">
            <text:p>21.0216</text:p>
          </table:table-cell>
          <table:table-cell office:value-type="float" office:value="2656" calcext:value-type="float">
            <text:p>2656</text:p>
          </table:table-cell>
          <table:table-cell office:value-type="float" office:value="21.1067" calcext:value-type="float">
            <text:p>21.1067</text:p>
          </table:table-cell>
          <table:table-cell office:value-type="float" office:value="-0.0851" calcext:value-type="float">
            <text:p>-0.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26" calcext:value-type="float">
            <text:p>1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36</text:p>
          </table:table-cell>
          <table:table-cell office:value-type="float" office:value="21.0228" calcext:value-type="float">
            <text:p>21.0228</text:p>
          </table:table-cell>
          <table:table-cell office:value-type="float" office:value="2656" calcext:value-type="float">
            <text:p>2656</text:p>
          </table:table-cell>
          <table:table-cell office:value-type="float" office:value="21.1081" calcext:value-type="float">
            <text:p>21.1081</text:p>
          </table:table-cell>
          <table:table-cell office:value-type="float" office:value="-0.0854" calcext:value-type="float">
            <text:p>-0.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2" calcext:value-type="float">
            <text:p>1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42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2656" calcext:value-type="float">
            <text:p>2656</text:p>
          </table:table-cell>
          <table:table-cell office:value-type="float" office:value="21.1058" calcext:value-type="float">
            <text:p>21.1058</text:p>
          </table:table-cell>
          <table:table-cell office:value-type="float" office:value="-0.0854" calcext:value-type="float">
            <text:p>-0.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38" calcext:value-type="float">
            <text:p>1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47</text:p>
          </table:table-cell>
          <table:table-cell office:value-type="float" office:value="21.0202" calcext:value-type="float">
            <text:p>21.0202</text:p>
          </table:table-cell>
          <table:table-cell office:value-type="float" office:value="2656" calcext:value-type="float">
            <text:p>2656</text:p>
          </table:table-cell>
          <table:table-cell office:value-type="float" office:value="21.1056" calcext:value-type="float">
            <text:p>21.1056</text:p>
          </table:table-cell>
          <table:table-cell office:value-type="float" office:value="-0.0855" calcext:value-type="float">
            <text:p>-0.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43" calcext:value-type="float">
            <text:p>143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0:57</text:p>
          </table:table-cell>
          <table:table-cell office:value-type="float" office:value="21.0222" calcext:value-type="float">
            <text:p>21.0222</text:p>
          </table:table-cell>
          <table:table-cell office:value-type="float" office:value="2656" calcext:value-type="float">
            <text:p>2656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-0.0855" calcext:value-type="float">
            <text:p>-0.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3" calcext:value-type="float">
            <text:p>15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1:03</text:p>
          </table:table-cell>
          <table:table-cell office:value-type="float" office:value="21.0209" calcext:value-type="float">
            <text:p>21.0209</text:p>
          </table:table-cell>
          <table:table-cell office:value-type="float" office:value="2656" calcext:value-type="float">
            <text:p>2656</text:p>
          </table:table-cell>
          <table:table-cell office:value-type="float" office:value="21.1065" calcext:value-type="float">
            <text:p>21.1065</text:p>
          </table:table-cell>
          <table:table-cell office:value-type="float" office:value="-0.0856" calcext:value-type="float">
            <text:p>-0.0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59" calcext:value-type="float">
            <text:p>159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1:15</text:p>
          </table:table-cell>
          <table:table-cell office:value-type="float" office:value="21.0205" calcext:value-type="float">
            <text:p>21.0205</text:p>
          </table:table-cell>
          <table:table-cell office:value-type="float" office:value="2656" calcext:value-type="float">
            <text:p>2656</text:p>
          </table:table-cell>
          <table:table-cell office:value-type="float" office:value="21.1062" calcext:value-type="float">
            <text:p>21.1062</text:p>
          </table:table-cell>
          <table:table-cell office:value-type="float" office:value="-0.0857" calcext:value-type="float">
            <text:p>-0.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71" calcext:value-type="float">
            <text:p>171</text:p>
          </table:table-cell>
          <table:table-cell office:value-type="float" office:value="0.0036" calcext:value-type="float">
            <text:p>0.00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1:28</text:p>
          </table:table-cell>
          <table:table-cell office:value-type="float" office:value="21.0214" calcext:value-type="float">
            <text:p>21.0214</text:p>
          </table:table-cell>
          <table:table-cell office:value-type="float" office:value="2656" calcext:value-type="float">
            <text:p>2656</text:p>
          </table:table-cell>
          <table:table-cell office:value-type="float" office:value="21.1072" calcext:value-type="float">
            <text:p>21.1072</text:p>
          </table:table-cell>
          <table:table-cell office:value-type="float" office:value="-0.0858" calcext:value-type="float">
            <text:p>-0.0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34.120709" calcext:value-type="float">
            <text:p>34.120709</text:p>
          </table:table-cell>
          <table:table-cell office:value-type="float" office:value="-106.885639" calcext:value-type="float">
            <text:p>-106.885639</text:p>
          </table:table-cell>
          <table:table-cell office:value-type="float" office:value="184" calcext:value-type="float">
            <text:p>184</text:p>
          </table:table-cell>
          <table:table-cell office:value-type="float" office:value="0.0023" calcext:value-type="float">
            <text:p>0.00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7:15</text:p>
          </table:table-cell>
          <table:table-cell office:value-type="float" office:value="20.7478" calcext:value-type="float">
            <text:p>20.7478</text:p>
          </table:table-cell>
          <table:table-cell office:value-type="float" office:value="2656" calcext:value-type="float">
            <text:p>2656</text:p>
          </table:table-cell>
          <table:table-cell office:value-type="float" office:value="20.837" calcext:value-type="float">
            <text:p>20.837</text:p>
          </table:table-cell>
          <table:table-cell office:value-type="float" office:value="-0.0892" calcext:value-type="float">
            <text:p>-0.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83" calcext:value-type="float">
            <text:p>83</text:p>
          </table:table-cell>
          <table:table-cell office:value-type="float" office:value="0.0036" calcext:value-type="float">
            <text:p>0.00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7:22</text:p>
          </table:table-cell>
          <table:table-cell office:value-type="float" office:value="20.7527" calcext:value-type="float">
            <text:p>20.7527</text:p>
          </table:table-cell>
          <table:table-cell office:value-type="float" office:value="2656" calcext:value-type="float">
            <text:p>2656</text:p>
          </table:table-cell>
          <table:table-cell office:value-type="float" office:value="20.8419" calcext:value-type="float">
            <text:p>20.8419</text:p>
          </table:table-cell>
          <table:table-cell office:value-type="float" office:value="-0.0892" calcext:value-type="float">
            <text:p>-0.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0" calcext:value-type="float">
            <text:p>90</text:p>
          </table:table-cell>
          <table:table-cell office:value-type="float" office:value="0.0038" calcext:value-type="float">
            <text:p>0.00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7:28</text:p>
          </table:table-cell>
          <table:table-cell office:value-type="float" office:value="20.7521" calcext:value-type="float">
            <text:p>20.7521</text:p>
          </table:table-cell>
          <table:table-cell office:value-type="float" office:value="2656" calcext:value-type="float">
            <text:p>2656</text:p>
          </table:table-cell>
          <table:table-cell office:value-type="float" office:value="20.8414" calcext:value-type="float">
            <text:p>20.8414</text:p>
          </table:table-cell>
          <table:table-cell office:value-type="float" office:value="-0.0893" calcext:value-type="float">
            <text:p>-0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96" calcext:value-type="float">
            <text:p>96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7:34</text:p>
          </table:table-cell>
          <table:table-cell office:value-type="float" office:value="20.7507" calcext:value-type="float">
            <text:p>20.7507</text:p>
          </table:table-cell>
          <table:table-cell office:value-type="float" office:value="2656" calcext:value-type="float">
            <text:p>2656</text:p>
          </table:table-cell>
          <table:table-cell office:value-type="float" office:value="20.84" calcext:value-type="float">
            <text:p>20.84</text:p>
          </table:table-cell>
          <table:table-cell office:value-type="float" office:value="-0.0893" calcext:value-type="float">
            <text:p>-0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02" calcext:value-type="float">
            <text:p>1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10</text:p>
          </table:table-cell>
          <table:table-cell office:value-type="float" office:value="20.7491" calcext:value-type="float">
            <text:p>20.7491</text:p>
          </table:table-cell>
          <table:table-cell office:value-type="float" office:value="2656" calcext:value-type="float">
            <text:p>2656</text:p>
          </table:table-cell>
          <table:table-cell office:value-type="float" office:value="20.8388" calcext:value-type="float">
            <text:p>20.8388</text:p>
          </table:table-cell>
          <table:table-cell office:value-type="float" office:value="-0.0897" calcext:value-type="float">
            <text:p>-0.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38" calcext:value-type="float">
            <text:p>138</text:p>
          </table:table-cell>
          <table:table-cell office:value-type="float" office:value="0.0035" calcext:value-type="float">
            <text:p>0.003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25</text:p>
          </table:table-cell>
          <table:table-cell office:value-type="float" office:value="20.7499" calcext:value-type="float">
            <text:p>20.7499</text:p>
          </table:table-cell>
          <table:table-cell office:value-type="float" office:value="2656" calcext:value-type="float">
            <text:p>2656</text:p>
          </table:table-cell>
          <table:table-cell office:value-type="float" office:value="20.8396" calcext:value-type="float">
            <text:p>20.8396</text:p>
          </table:table-cell>
          <table:table-cell office:value-type="float" office:value="-0.0897" calcext:value-type="float">
            <text:p>-0.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53" calcext:value-type="float">
            <text:p>1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34</text:p>
          </table:table-cell>
          <table:table-cell office:value-type="float" office:value="20.7507" calcext:value-type="float">
            <text:p>20.7507</text:p>
          </table:table-cell>
          <table:table-cell office:value-type="float" office:value="2656" calcext:value-type="float">
            <text:p>2656</text:p>
          </table:table-cell>
          <table:table-cell office:value-type="float" office:value="20.8405" calcext:value-type="float">
            <text:p>20.8405</text:p>
          </table:table-cell>
          <table:table-cell office:value-type="float" office:value="-0.0899" calcext:value-type="float">
            <text:p>-0.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62" calcext:value-type="float">
            <text:p>162</text:p>
          </table:table-cell>
          <table:table-cell office:value-type="float" office:value="0.0033" calcext:value-type="float">
            <text:p>0.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42</text:p>
          </table:table-cell>
          <table:table-cell office:value-type="float" office:value="20.7493" calcext:value-type="float">
            <text:p>20.7493</text:p>
          </table:table-cell>
          <table:table-cell office:value-type="float" office:value="2656" calcext:value-type="float">
            <text:p>2656</text:p>
          </table:table-cell>
          <table:table-cell office:value-type="float" office:value="20.8393" calcext:value-type="float">
            <text:p>20.8393</text:p>
          </table:table-cell>
          <table:table-cell office:value-type="float" office:value="-0.0899" calcext:value-type="float">
            <text:p>-0.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0" calcext:value-type="float">
            <text:p>170</text:p>
          </table:table-cell>
          <table:table-cell office:value-type="float" office:value="0.0037" calcext:value-type="float">
            <text:p>0.00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48</text:p>
          </table:table-cell>
          <table:table-cell office:value-type="float" office:value="20.7512" calcext:value-type="float">
            <text:p>20.7512</text:p>
          </table:table-cell>
          <table:table-cell office:value-type="float" office:value="2656" calcext:value-type="float">
            <text:p>2656</text:p>
          </table:table-cell>
          <table:table-cell office:value-type="float" office:value="20.8412" calcext:value-type="float">
            <text:p>20.8412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76" calcext:value-type="float">
            <text:p>176</text:p>
          </table:table-cell>
          <table:table-cell office:value-type="float" office:value="0.0043" calcext:value-type="float">
            <text:p>0.0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8:55</text:p>
          </table:table-cell>
          <table:table-cell office:value-type="float" office:value="20.7508" calcext:value-type="float">
            <text:p>20.7508</text:p>
          </table:table-cell>
          <table:table-cell office:value-type="float" office:value="2656" calcext:value-type="float">
            <text:p>2656</text:p>
          </table:table-cell>
          <table:table-cell office:value-type="float" office:value="20.8409" calcext:value-type="float">
            <text:p>20.8409</text:p>
          </table:table-cell>
          <table:table-cell office:value-type="float" office:value="-0.0901" calcext:value-type="float">
            <text:p>-0.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3" calcext:value-type="float">
            <text:p>183</text:p>
          </table:table-cell>
          <table:table-cell office:value-type="float" office:value="0.0045" calcext:value-type="float">
            <text:p>0.00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9:00</text:p>
          </table:table-cell>
          <table:table-cell office:value-type="float" office:value="20.7483" calcext:value-type="float">
            <text:p>20.7483</text:p>
          </table:table-cell>
          <table:table-cell office:value-type="float" office:value="2656" calcext:value-type="float">
            <text:p>2656</text:p>
          </table:table-cell>
          <table:table-cell office:value-type="float" office:value="20.8384" calcext:value-type="float">
            <text:p>20.8384</text:p>
          </table:table-cell>
          <table:table-cell office:value-type="float" office:value="-0.0901" calcext:value-type="float">
            <text:p>-0.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88" calcext:value-type="float">
            <text:p>188</text:p>
          </table:table-cell>
          <table:table-cell office:value-type="float" office:value="0.0041" calcext:value-type="float">
            <text:p>0.00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2:59:07</text:p>
          </table:table-cell>
          <table:table-cell office:value-type="float" office:value="20.7503" calcext:value-type="float">
            <text:p>20.7503</text:p>
          </table:table-cell>
          <table:table-cell office:value-type="float" office:value="2656" calcext:value-type="float">
            <text:p>2656</text:p>
          </table:table-cell>
          <table:table-cell office:value-type="float" office:value="20.8405" calcext:value-type="float">
            <text:p>20.8405</text:p>
          </table:table-cell>
          <table:table-cell office:value-type="float" office:value="-0.0902" calcext:value-type="float">
            <text:p>-0.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34.120544" calcext:value-type="float">
            <text:p>34.120544</text:p>
          </table:table-cell>
          <table:table-cell office:value-type="float" office:value="-106.886317" calcext:value-type="float">
            <text:p>-106.886317</text:p>
          </table:table-cell>
          <table:table-cell office:value-type="float" office:value="195" calcext:value-type="float">
            <text:p>1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0:13</text:p>
          </table:table-cell>
          <table:table-cell office:value-type="float" office:value="0.054" calcext:value-type="float">
            <text:p>0.054</text:p>
          </table:table-cell>
          <table:table-cell office:value-type="float" office:value="2656" calcext:value-type="float">
            <text:p>2656</text:p>
          </table:table-cell>
          <table:table-cell office:value-type="float" office:value="0.1542" calcext:value-type="float">
            <text:p>0.1542</text:p>
          </table:table-cell>
          <table:table-cell office:value-type="float" office:value="-0.1002" calcext:value-type="float">
            <text:p>-0.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8" calcext:value-type="float">
            <text:p>78</text:p>
          </table:table-cell>
          <table:table-cell office:value-type="float" office:value="0.003" calcext:value-type="float">
            <text:p>0.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0:19</text:p>
          </table:table-cell>
          <table:table-cell office:value-type="float" office:value="0.0644" calcext:value-type="float">
            <text:p>0.0644</text:p>
          </table:table-cell>
          <table:table-cell office:value-type="float" office:value="2656" calcext:value-type="float">
            <text:p>2656</text:p>
          </table:table-cell>
          <table:table-cell office:value-type="float" office:value="0.1646" calcext:value-type="float">
            <text:p>0.1646</text:p>
          </table:table-cell>
          <table:table-cell office:value-type="float" office:value="-0.1002" calcext:value-type="float">
            <text:p>-0.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84" calcext:value-type="float">
            <text:p>84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0:26</text:p>
          </table:table-cell>
          <table:table-cell office:value-type="float" office:value="0.0684" calcext:value-type="float">
            <text:p>0.0684</text:p>
          </table:table-cell>
          <table:table-cell office:value-type="float" office:value="2656" calcext:value-type="float">
            <text:p>2656</text:p>
          </table:table-cell>
          <table:table-cell office:value-type="float" office:value="0.1687" calcext:value-type="float">
            <text:p>0.1687</text:p>
          </table:table-cell>
          <table:table-cell office:value-type="float" office:value="-0.1003" calcext:value-type="float">
            <text:p>-0.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1" calcext:value-type="float">
            <text:p>91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0:33</text:p>
          </table:table-cell>
          <table:table-cell office:value-type="float" office:value="0.0682" calcext:value-type="float">
            <text:p>0.0682</text:p>
          </table:table-cell>
          <table:table-cell office:value-type="float" office:value="2656" calcext:value-type="float">
            <text:p>2656</text:p>
          </table:table-cell>
          <table:table-cell office:value-type="float" office:value="0.1685" calcext:value-type="float">
            <text:p>0.1685</text:p>
          </table:table-cell>
          <table:table-cell office:value-type="float" office:value="-0.1003" calcext:value-type="float">
            <text:p>-0.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8" calcext:value-type="float">
            <text:p>98</text:p>
          </table:table-cell>
          <table:table-cell office:value-type="float" office:value="0.0031" calcext:value-type="float">
            <text:p>0.003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03</text:p>
          </table:table-cell>
          <table:table-cell office:value-type="float" office:value="0.0655" calcext:value-type="float">
            <text:p>0.0655</text:p>
          </table:table-cell>
          <table:table-cell office:value-type="float" office:value="2656" calcext:value-type="float">
            <text:p>2656</text:p>
          </table:table-cell>
          <table:table-cell office:value-type="float" office:value="0.1659" calcext:value-type="float">
            <text:p>0.1659</text:p>
          </table:table-cell>
          <table:table-cell office:value-type="float" office:value="-0.1004" calcext:value-type="float">
            <text:p>-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8" calcext:value-type="float">
            <text:p>1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17</text:p>
          </table:table-cell>
          <table:table-cell office:value-type="float" office:value="0.0685" calcext:value-type="float">
            <text:p>0.0685</text:p>
          </table:table-cell>
          <table:table-cell office:value-type="float" office:value="2656" calcext:value-type="float">
            <text:p>2656</text:p>
          </table:table-cell>
          <table:table-cell office:value-type="float" office:value="0.1691" calcext:value-type="float">
            <text:p>0.1691</text:p>
          </table:table-cell>
          <table:table-cell office:value-type="float" office:value="-0.1006" calcext:value-type="float">
            <text:p>-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2" calcext:value-type="float">
            <text:p>142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23</text:p>
          </table:table-cell>
          <table:table-cell office:value-type="float" office:value="0.0698" calcext:value-type="float">
            <text:p>0.0698</text:p>
          </table:table-cell>
          <table:table-cell office:value-type="float" office:value="2656" calcext:value-type="float">
            <text:p>26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-0.1007" calcext:value-type="float">
            <text:p>-0.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8" calcext:value-type="float">
            <text:p>1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29</text:p>
          </table:table-cell>
          <table:table-cell office:value-type="float" office:value="0.0689" calcext:value-type="float">
            <text:p>0.0689</text:p>
          </table:table-cell>
          <table:table-cell office:value-type="float" office:value="2656" calcext:value-type="float">
            <text:p>2656</text:p>
          </table:table-cell>
          <table:table-cell office:value-type="float" office:value="0.1696" calcext:value-type="float">
            <text:p>0.1696</text:p>
          </table:table-cell>
          <table:table-cell office:value-type="float" office:value="-0.1007" calcext:value-type="float">
            <text:p>-0.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4" calcext:value-type="float">
            <text:p>154</text:p>
          </table:table-cell>
          <table:table-cell office:value-type="float" office:value="0.0021" calcext:value-type="float">
            <text:p>0.00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35</text:p>
          </table:table-cell>
          <table:table-cell office:value-type="float" office:value="0.069" calcext:value-type="float">
            <text:p>0.069</text:p>
          </table:table-cell>
          <table:table-cell office:value-type="float" office:value="2656" calcext:value-type="float">
            <text:p>2656</text:p>
          </table:table-cell>
          <table:table-cell office:value-type="float" office:value="0.1698" calcext:value-type="float">
            <text:p>0.1698</text:p>
          </table:table-cell>
          <table:table-cell office:value-type="float" office:value="-0.1007" calcext:value-type="float">
            <text:p>-0.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0" calcext:value-type="float">
            <text:p>160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41</text:p>
          </table:table-cell>
          <table:table-cell office:value-type="float" office:value="0.0693" calcext:value-type="float">
            <text:p>0.0693</text:p>
          </table:table-cell>
          <table:table-cell office:value-type="float" office:value="2656" calcext:value-type="float">
            <text:p>2656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1008" calcext:value-type="float">
            <text:p>-0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6" calcext:value-type="float">
            <text:p>166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48</text:p>
          </table:table-cell>
          <table:table-cell office:value-type="float" office:value="0.0704" calcext:value-type="float">
            <text:p>0.0704</text:p>
          </table:table-cell>
          <table:table-cell office:value-type="float" office:value="2656" calcext:value-type="float">
            <text:p>2656</text:p>
          </table:table-cell>
          <table:table-cell office:value-type="float" office:value="0.1712" calcext:value-type="float">
            <text:p>0.1712</text:p>
          </table:table-cell>
          <table:table-cell office:value-type="float" office:value="-0.1008" calcext:value-type="float">
            <text:p>-0.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3" calcext:value-type="float">
            <text:p>1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21:55</text:p>
          </table:table-cell>
          <table:table-cell office:value-type="float" office:value="0.0691" calcext:value-type="float">
            <text:p>0.0691</text:p>
          </table:table-cell>
          <table:table-cell office:value-type="float" office:value="2656" calcext:value-type="float">
            <text:p>2656</text:p>
          </table:table-cell>
          <table:table-cell office:value-type="float" office:value="0.1699" calcext:value-type="float">
            <text:p>0.1699</text:p>
          </table:table-cell>
          <table:table-cell office:value-type="float" office:value="-0.1009" calcext:value-type="float">
            <text:p>-0.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0" calcext:value-type="float">
            <text:p>180</text:p>
          </table:table-cell>
          <table:table-cell office:value-type="float" office:value="0.0038" calcext:value-type="float">
            <text:p>0.00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00</text:p>
          </table:table-cell>
          <table:table-cell office:value-type="float" office:value="19.9937" calcext:value-type="float">
            <text:p>19.9937</text:p>
          </table:table-cell>
          <table:table-cell office:value-type="float" office:value="2656" calcext:value-type="float">
            <text:p>2656</text:p>
          </table:table-cell>
          <table:table-cell office:value-type="float" office:value="20.1033" calcext:value-type="float">
            <text:p>20.1033</text:p>
          </table:table-cell>
          <table:table-cell office:value-type="float" office:value="-0.1096" calcext:value-type="float">
            <text:p>-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8" calcext:value-type="float">
            <text:p>78</text:p>
          </table:table-cell>
          <table:table-cell office:value-type="float" office:value="0.0034" calcext:value-type="float">
            <text:p>0.00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07</text:p>
          </table:table-cell>
          <table:table-cell office:value-type="float" office:value="20.0063" calcext:value-type="float">
            <text:p>20.0063</text:p>
          </table:table-cell>
          <table:table-cell office:value-type="float" office:value="2656" calcext:value-type="float">
            <text:p>2656</text:p>
          </table:table-cell>
          <table:table-cell office:value-type="float" office:value="20.1159" calcext:value-type="float">
            <text:p>20.1159</text:p>
          </table:table-cell>
          <table:table-cell office:value-type="float" office:value="-0.1096" calcext:value-type="float">
            <text:p>-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85" calcext:value-type="float">
            <text:p>85</text:p>
          </table:table-cell>
          <table:table-cell office:value-type="float" office:value="0.0033" calcext:value-type="float">
            <text:p>0.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13</text:p>
          </table:table-cell>
          <table:table-cell office:value-type="float" office:value="20.0045" calcext:value-type="float">
            <text:p>20.0045</text:p>
          </table:table-cell>
          <table:table-cell office:value-type="float" office:value="2656" calcext:value-type="float">
            <text:p>2656</text:p>
          </table:table-cell>
          <table:table-cell office:value-type="float" office:value="20.1141" calcext:value-type="float">
            <text:p>20.1141</text:p>
          </table:table-cell>
          <table:table-cell office:value-type="float" office:value="-0.1096" calcext:value-type="float">
            <text:p>-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91" calcext:value-type="float">
            <text:p>91</text:p>
          </table:table-cell>
          <table:table-cell office:value-type="float" office:value="0.0028" calcext:value-type="float">
            <text:p>0.00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26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2656" calcext:value-type="float">
            <text:p>2656</text:p>
          </table:table-cell>
          <table:table-cell office:value-type="float" office:value="20.1154" calcext:value-type="float">
            <text:p>20.1154</text:p>
          </table:table-cell>
          <table:table-cell office:value-type="float" office:value="-0.1097" calcext:value-type="float">
            <text:p>-0.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04" calcext:value-type="float">
            <text:p>104</text:p>
          </table:table-cell>
          <table:table-cell office:value-type="float" office:value="0.0043" calcext:value-type="float">
            <text:p>0.00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39</text:p>
          </table:table-cell>
          <table:table-cell office:value-type="float" office:value="20.0042" calcext:value-type="float">
            <text:p>20.0042</text:p>
          </table:table-cell>
          <table:table-cell office:value-type="float" office:value="2656" calcext:value-type="float">
            <text:p>2656</text:p>
          </table:table-cell>
          <table:table-cell office:value-type="float" office:value="20.1139" calcext:value-type="float">
            <text:p>20.1139</text:p>
          </table:table-cell>
          <table:table-cell office:value-type="float" office:value="-0.1097" calcext:value-type="float">
            <text:p>-0.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7" calcext:value-type="float">
            <text:p>1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46</text:p>
          </table:table-cell>
          <table:table-cell office:value-type="float" office:value="20.0047" calcext:value-type="float">
            <text:p>20.0047</text:p>
          </table:table-cell>
          <table:table-cell office:value-type="float" office:value="2656" calcext:value-type="float">
            <text:p>2656</text:p>
          </table:table-cell>
          <table:table-cell office:value-type="float" office:value="20.1145" calcext:value-type="float">
            <text:p>20.1145</text:p>
          </table:table-cell>
          <table:table-cell office:value-type="float" office:value="-0.1097" calcext:value-type="float">
            <text:p>-0.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4" calcext:value-type="float">
            <text:p>124</text:p>
          </table:table-cell>
          <table:table-cell office:value-type="float" office:value="0.0032" calcext:value-type="float">
            <text:p>0.00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2:56</text:p>
          </table:table-cell>
          <table:table-cell office:value-type="float" office:value="20.004" calcext:value-type="float">
            <text:p>20.004</text:p>
          </table:table-cell>
          <table:table-cell office:value-type="float" office:value="2656" calcext:value-type="float">
            <text:p>2656</text:p>
          </table:table-cell>
          <table:table-cell office:value-type="float" office:value="20.1138" calcext:value-type="float">
            <text:p>20.1138</text:p>
          </table:table-cell>
          <table:table-cell office:value-type="float" office:value="-0.1098" calcext:value-type="float">
            <text:p>-0.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4" calcext:value-type="float">
            <text:p>134</text:p>
          </table:table-cell>
          <table:table-cell office:value-type="float" office:value="0.004" calcext:value-type="float">
            <text:p>0.0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3:03</text:p>
          </table:table-cell>
          <table:table-cell office:value-type="float" office:value="20.0015" calcext:value-type="float">
            <text:p>20.0015</text:p>
          </table:table-cell>
          <table:table-cell office:value-type="float" office:value="2656" calcext:value-type="float">
            <text:p>2656</text:p>
          </table:table-cell>
          <table:table-cell office:value-type="float" office:value="20.1113" calcext:value-type="float">
            <text:p>20.1113</text:p>
          </table:table-cell>
          <table:table-cell office:value-type="float" office:value="-0.1098" calcext:value-type="float">
            <text:p>-0.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1" calcext:value-type="float">
            <text:p>141</text:p>
          </table:table-cell>
          <table:table-cell office:value-type="float" office:value="0.0027" calcext:value-type="float">
            <text:p>0.00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3:11</text:p>
          </table:table-cell>
          <table:table-cell office:value-type="float" office:value="20.0025" calcext:value-type="float">
            <text:p>20.0025</text:p>
          </table:table-cell>
          <table:table-cell office:value-type="float" office:value="2656" calcext:value-type="float">
            <text:p>2656</text:p>
          </table:table-cell>
          <table:table-cell office:value-type="float" office:value="20.1123" calcext:value-type="float">
            <text:p>20.1123</text:p>
          </table:table-cell>
          <table:table-cell office:value-type="float" office:value="-0.1098" calcext:value-type="float">
            <text:p>-0.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9" calcext:value-type="float">
            <text:p>149</text:p>
          </table:table-cell>
          <table:table-cell office:value-type="float" office:value="0.0061" calcext:value-type="float">
            <text:p>0.006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6</text:p>
          </table:table-cell>
          <table:table-cell office:value-type="string" calcext:value-type="string">
            <text:p>23:53:18</text:p>
          </table:table-cell>
          <table:table-cell office:value-type="float" office:value="20.0023" calcext:value-type="float">
            <text:p>20.0023</text:p>
          </table:table-cell>
          <table:table-cell office:value-type="float" office:value="2656" calcext:value-type="float">
            <text:p>2656</text:p>
          </table:table-cell>
          <table:table-cell office:value-type="float" office:value="20.1122" calcext:value-type="float">
            <text:p>20.1122</text:p>
          </table:table-cell>
          <table:table-cell office:value-type="float" office:value="-0.1098" calcext:value-type="float">
            <text:p>-0.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6" calcext:value-type="float">
            <text:p>1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03</text:p>
          </table:table-cell>
          <table:table-cell office:value-type="float" office:value="20.2341" calcext:value-type="float">
            <text:p>20.2341</text:p>
          </table:table-cell>
          <table:table-cell office:value-type="float" office:value="2656" calcext:value-type="float">
            <text:p>2656</text:p>
          </table:table-cell>
          <table:table-cell office:value-type="float" office:value="20.345" calcext:value-type="float">
            <text:p>20.345</text:p>
          </table:table-cell>
          <table:table-cell office:value-type="float" office:value="-0.1109" calcext:value-type="float">
            <text:p>-0.1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2" calcext:value-type="float">
            <text:p>82</text:p>
          </table:table-cell>
          <table:table-cell office:value-type="float" office:value="0.0054" calcext:value-type="float">
            <text:p>0.0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15</text:p>
          </table:table-cell>
          <table:table-cell office:value-type="float" office:value="20.2433" calcext:value-type="float">
            <text:p>20.2433</text:p>
          </table:table-cell>
          <table:table-cell office:value-type="float" office:value="2656" calcext:value-type="float">
            <text:p>2656</text:p>
          </table:table-cell>
          <table:table-cell office:value-type="float" office:value="20.3542" calcext:value-type="float">
            <text:p>20.3542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4" calcext:value-type="float">
            <text:p>94</text:p>
          </table:table-cell>
          <table:table-cell office:value-type="float" office:value="0.0096" calcext:value-type="float">
            <text:p>0.00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22</text:p>
          </table:table-cell>
          <table:table-cell office:value-type="float" office:value="20.2399" calcext:value-type="float">
            <text:p>20.2399</text:p>
          </table:table-cell>
          <table:table-cell office:value-type="float" office:value="2656" calcext:value-type="float">
            <text:p>2656</text:p>
          </table:table-cell>
          <table:table-cell office:value-type="float" office:value="20.3509" calcext:value-type="float">
            <text:p>20.3509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1" calcext:value-type="float">
            <text:p>1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28</text:p>
          </table:table-cell>
          <table:table-cell office:value-type="float" office:value="20.2418" calcext:value-type="float">
            <text:p>20.2418</text:p>
          </table:table-cell>
          <table:table-cell office:value-type="float" office:value="2656" calcext:value-type="float">
            <text:p>2656</text:p>
          </table:table-cell>
          <table:table-cell office:value-type="float" office:value="20.3528" calcext:value-type="float">
            <text:p>20.3528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7" calcext:value-type="float">
            <text:p>107</text:p>
          </table:table-cell>
          <table:table-cell office:value-type="float" office:value="0.0067" calcext:value-type="float">
            <text:p>0.006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35</text:p>
          </table:table-cell>
          <table:table-cell office:value-type="float" office:value="20.2376" calcext:value-type="float">
            <text:p>20.2376</text:p>
          </table:table-cell>
          <table:table-cell office:value-type="float" office:value="2656" calcext:value-type="float">
            <text:p>2656</text:p>
          </table:table-cell>
          <table:table-cell office:value-type="float" office:value="20.3486" calcext:value-type="float">
            <text:p>20.3486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4" calcext:value-type="float">
            <text:p>114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2:41</text:p>
          </table:table-cell>
          <table:table-cell office:value-type="float" office:value="20.239" calcext:value-type="float">
            <text:p>20.239</text:p>
          </table:table-cell>
          <table:table-cell office:value-type="float" office:value="2656" calcext:value-type="float">
            <text:p>2656</text:p>
          </table:table-cell>
          <table:table-cell office:value-type="float" office:value="20.35" calcext:value-type="float">
            <text:p>20.35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0" calcext:value-type="float">
            <text:p>120</text:p>
          </table:table-cell>
          <table:table-cell office:value-type="float" office:value="0.0031" calcext:value-type="float">
            <text:p>0.00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3:27</text:p>
          </table:table-cell>
          <table:table-cell office:value-type="float" office:value="20.2406" calcext:value-type="float">
            <text:p>20.2406</text:p>
          </table:table-cell>
          <table:table-cell office:value-type="float" office:value="2656" calcext:value-type="float">
            <text:p>2656</text:p>
          </table:table-cell>
          <table:table-cell office:value-type="float" office:value="20.3516" calcext:value-type="float">
            <text:p>20.3516</text:p>
          </table:table-cell>
          <table:table-cell office:value-type="float" office:value="-0.111" calcext:value-type="float">
            <text:p>-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6" calcext:value-type="float">
            <text:p>1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3:38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2656" calcext:value-type="float">
            <text:p>2656</text:p>
          </table:table-cell>
          <table:table-cell office:value-type="float" office:value="20.3509" calcext:value-type="float">
            <text:p>20.3509</text:p>
          </table:table-cell>
          <table:table-cell office:value-type="float" office:value="-0.1111" calcext:value-type="float">
            <text:p>-0.1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7" calcext:value-type="float">
            <text:p>177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03:44</text:p>
          </table:table-cell>
          <table:table-cell office:value-type="float" office:value="20.2408" calcext:value-type="float">
            <text:p>20.2408</text:p>
          </table:table-cell>
          <table:table-cell office:value-type="float" office:value="2656" calcext:value-type="float">
            <text:p>2656</text:p>
          </table:table-cell>
          <table:table-cell office:value-type="float" office:value="20.3519" calcext:value-type="float">
            <text:p>20.3519</text:p>
          </table:table-cell>
          <table:table-cell office:value-type="float" office:value="-0.1111" calcext:value-type="float">
            <text:p>-0.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3" calcext:value-type="float">
            <text:p>18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25</text:p>
          </table:table-cell>
          <table:table-cell office:value-type="float" office:value="0.0533" calcext:value-type="float">
            <text:p>0.0533</text:p>
          </table:table-cell>
          <table:table-cell office:value-type="float" office:value="2656" calcext:value-type="float">
            <text:p>2656</text:p>
          </table:table-cell>
          <table:table-cell office:value-type="float" office:value="0.1639" calcext:value-type="float">
            <text:p>0.1639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47" calcext:value-type="float">
            <text:p>47</text:p>
          </table:table-cell>
          <table:table-cell office:value-type="float" office:value="0.0022" calcext:value-type="float">
            <text:p>0.00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31</text:p>
          </table:table-cell>
          <table:table-cell office:value-type="float" office:value="0.0585" calcext:value-type="float">
            <text:p>0.0585</text:p>
          </table:table-cell>
          <table:table-cell office:value-type="float" office:value="2656" calcext:value-type="float">
            <text:p>2656</text:p>
          </table:table-cell>
          <table:table-cell office:value-type="float" office:value="0.1691" calcext:value-type="float">
            <text:p>0.1691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3" calcext:value-type="float">
            <text:p>53</text:p>
          </table:table-cell>
          <table:table-cell office:value-type="float" office:value="0.0056" calcext:value-type="float">
            <text:p>0.00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38</text:p>
          </table:table-cell>
          <table:table-cell office:value-type="float" office:value="0.0675" calcext:value-type="float">
            <text:p>0.0675</text:p>
          </table:table-cell>
          <table:table-cell office:value-type="float" office:value="2656" calcext:value-type="float">
            <text:p>26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0" calcext:value-type="float">
            <text:p>60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45</text:p>
          </table:table-cell>
          <table:table-cell office:value-type="float" office:value="0.0686" calcext:value-type="float">
            <text:p>0.0686</text:p>
          </table:table-cell>
          <table:table-cell office:value-type="float" office:value="2656" calcext:value-type="float">
            <text:p>2656</text:p>
          </table:table-cell>
          <table:table-cell office:value-type="float" office:value="0.1792" calcext:value-type="float">
            <text:p>0.1792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7" calcext:value-type="float">
            <text:p>67</text:p>
          </table:table-cell>
          <table:table-cell office:value-type="float" office:value="0.0021" calcext:value-type="float">
            <text:p>0.00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51</text:p>
          </table:table-cell>
          <table:table-cell office:value-type="float" office:value="0.0666" calcext:value-type="float">
            <text:p>0.0666</text:p>
          </table:table-cell>
          <table:table-cell office:value-type="float" office:value="2656" calcext:value-type="float">
            <text:p>2656</text:p>
          </table:table-cell>
          <table:table-cell office:value-type="float" office:value="0.1772" calcext:value-type="float">
            <text:p>0.1772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3" calcext:value-type="float">
            <text:p>73</text:p>
          </table:table-cell>
          <table:table-cell office:value-type="float" office:value="0.0033" calcext:value-type="float">
            <text:p>0.00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8:57</text:p>
          </table:table-cell>
          <table:table-cell office:value-type="float" office:value="0.0668" calcext:value-type="float">
            <text:p>0.0668</text:p>
          </table:table-cell>
          <table:table-cell office:value-type="float" office:value="2656" calcext:value-type="float">
            <text:p>2656</text:p>
          </table:table-cell>
          <table:table-cell office:value-type="float" office:value="0.1774" calcext:value-type="float">
            <text:p>0.1774</text:p>
          </table:table-cell>
          <table:table-cell office:value-type="float" office:value="-0.1106" calcext:value-type="float">
            <text:p>-0.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9" calcext:value-type="float">
            <text:p>79</text:p>
          </table:table-cell>
          <table:table-cell office:value-type="float" office:value="0.0032" calcext:value-type="float">
            <text:p>0.00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04</text:p>
          </table:table-cell>
          <table:table-cell office:value-type="float" office:value="0.0686" calcext:value-type="float">
            <text:p>0.0686</text:p>
          </table:table-cell>
          <table:table-cell office:value-type="float" office:value="2656" calcext:value-type="float">
            <text:p>2656</text:p>
          </table:table-cell>
          <table:table-cell office:value-type="float" office:value="0.1792" calcext:value-type="float">
            <text:p>0.1792</text:p>
          </table:table-cell>
          <table:table-cell office:value-type="float" office:value="-0.1105" calcext:value-type="float">
            <text:p>-0.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86" calcext:value-type="float">
            <text:p>86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31</text:p>
          </table:table-cell>
          <table:table-cell office:value-type="float" office:value="0.0688" calcext:value-type="float">
            <text:p>0.0688</text:p>
          </table:table-cell>
          <table:table-cell office:value-type="float" office:value="2656" calcext:value-type="float">
            <text:p>2656</text:p>
          </table:table-cell>
          <table:table-cell office:value-type="float" office:value="0.1793" calcext:value-type="float">
            <text:p>0.1793</text:p>
          </table:table-cell>
          <table:table-cell office:value-type="float" office:value="-0.1105" calcext:value-type="float">
            <text:p>-0.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3" calcext:value-type="float">
            <text:p>1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37</text:p>
          </table:table-cell>
          <table:table-cell office:value-type="float" office:value="0.0701" calcext:value-type="float">
            <text:p>0.0701</text:p>
          </table:table-cell>
          <table:table-cell office:value-type="float" office:value="2656" calcext:value-type="float">
            <text:p>2656</text:p>
          </table:table-cell>
          <table:table-cell office:value-type="float" office:value="0.1806" calcext:value-type="float">
            <text:p>0.1806</text:p>
          </table:table-cell>
          <table:table-cell office:value-type="float" office:value="-0.1105" calcext:value-type="float">
            <text:p>-0.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9" calcext:value-type="float">
            <text:p>119</text:p>
          </table:table-cell>
          <table:table-cell office:value-type="float" office:value="0.0027" calcext:value-type="float">
            <text:p>0.00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43</text:p>
          </table:table-cell>
          <table:table-cell office:value-type="float" office:value="0.0707" calcext:value-type="float">
            <text:p>0.0707</text:p>
          </table:table-cell>
          <table:table-cell office:value-type="float" office:value="2656" calcext:value-type="float">
            <text:p>2656</text:p>
          </table:table-cell>
          <table:table-cell office:value-type="float" office:value="0.1811" calcext:value-type="float">
            <text:p>0.1811</text:p>
          </table:table-cell>
          <table:table-cell office:value-type="float" office:value="-0.1105" calcext:value-type="float">
            <text:p>-0.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5" calcext:value-type="float">
            <text:p>1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49</text:p>
          </table:table-cell>
          <table:table-cell office:value-type="float" office:value="0.0698" calcext:value-type="float">
            <text:p>0.0698</text:p>
          </table:table-cell>
          <table:table-cell office:value-type="float" office:value="2656" calcext:value-type="float">
            <text:p>2656</text:p>
          </table:table-cell>
          <table:table-cell office:value-type="float" office:value="0.1802" calcext:value-type="float">
            <text:p>0.1802</text:p>
          </table:table-cell>
          <table:table-cell office:value-type="float" office:value="-0.1104" calcext:value-type="float">
            <text:p>-0.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1" calcext:value-type="float">
            <text:p>1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29:56</text:p>
          </table:table-cell>
          <table:table-cell office:value-type="float" office:value="0.0705" calcext:value-type="float">
            <text:p>0.0705</text:p>
          </table:table-cell>
          <table:table-cell office:value-type="float" office:value="2656" calcext:value-type="float">
            <text:p>2656</text:p>
          </table:table-cell>
          <table:table-cell office:value-type="float" office:value="0.1809" calcext:value-type="float">
            <text:p>0.1809</text:p>
          </table:table-cell>
          <table:table-cell office:value-type="float" office:value="-0.1104" calcext:value-type="float">
            <text:p>-0.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8" calcext:value-type="float">
            <text:p>1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30:01</text:p>
          </table:table-cell>
          <table:table-cell office:value-type="float" office:value="0.0698" calcext:value-type="float">
            <text:p>0.0698</text:p>
          </table:table-cell>
          <table:table-cell office:value-type="float" office:value="2656" calcext:value-type="float">
            <text:p>2656</text:p>
          </table:table-cell>
          <table:table-cell office:value-type="float" office:value="0.1802" calcext:value-type="float">
            <text:p>0.1802</text:p>
          </table:table-cell>
          <table:table-cell office:value-type="float" office:value="-0.1104" calcext:value-type="float">
            <text:p>-0.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3" calcext:value-type="float">
            <text:p>143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7:13</text:p>
          </table:table-cell>
          <table:table-cell office:value-type="float" office:value="20.0768" calcext:value-type="float">
            <text:p>20.0768</text:p>
          </table:table-cell>
          <table:table-cell office:value-type="float" office:value="2656" calcext:value-type="float">
            <text:p>2656</text:p>
          </table:table-cell>
          <table:table-cell office:value-type="float" office:value="20.1804" calcext:value-type="float">
            <text:p>20.1804</text:p>
          </table:table-cell>
          <table:table-cell office:value-type="float" office:value="-0.1036" calcext:value-type="float">
            <text:p>-0.1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2" calcext:value-type="float">
            <text:p>72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00</text:p>
          </table:table-cell>
          <table:table-cell office:value-type="float" office:value="20.0863" calcext:value-type="float">
            <text:p>20.0863</text:p>
          </table:table-cell>
          <table:table-cell office:value-type="float" office:value="2656" calcext:value-type="float">
            <text:p>2656</text:p>
          </table:table-cell>
          <table:table-cell office:value-type="float" office:value="20.1896" calcext:value-type="float">
            <text:p>20.1896</text:p>
          </table:table-cell>
          <table:table-cell office:value-type="float" office:value="-0.1033" calcext:value-type="float">
            <text:p>-0.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9" calcext:value-type="float">
            <text:p>1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07</text:p>
          </table:table-cell>
          <table:table-cell office:value-type="float" office:value="20.0846" calcext:value-type="float">
            <text:p>20.0846</text:p>
          </table:table-cell>
          <table:table-cell office:value-type="float" office:value="2656" calcext:value-type="float">
            <text:p>2656</text:p>
          </table:table-cell>
          <table:table-cell office:value-type="float" office:value="20.1878" calcext:value-type="float">
            <text:p>20.1878</text:p>
          </table:table-cell>
          <table:table-cell office:value-type="float" office:value="-0.1033" calcext:value-type="float">
            <text:p>-0.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6" calcext:value-type="float">
            <text:p>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13</text:p>
          </table:table-cell>
          <table:table-cell office:value-type="float" office:value="20.0844" calcext:value-type="float">
            <text:p>20.0844</text:p>
          </table:table-cell>
          <table:table-cell office:value-type="float" office:value="2656" calcext:value-type="float">
            <text:p>2656</text:p>
          </table:table-cell>
          <table:table-cell office:value-type="float" office:value="20.1877" calcext:value-type="float">
            <text:p>20.1877</text:p>
          </table:table-cell>
          <table:table-cell office:value-type="float" office:value="-0.1032" calcext:value-type="float">
            <text:p>-0.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2" calcext:value-type="float">
            <text:p>132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21</text:p>
          </table:table-cell>
          <table:table-cell office:value-type="float" office:value="20.0864" calcext:value-type="float">
            <text:p>20.0864</text:p>
          </table:table-cell>
          <table:table-cell office:value-type="float" office:value="2656" calcext:value-type="float">
            <text:p>2656</text:p>
          </table:table-cell>
          <table:table-cell office:value-type="float" office:value="20.1896" calcext:value-type="float">
            <text:p>20.1896</text:p>
          </table:table-cell>
          <table:table-cell office:value-type="float" office:value="-0.1032" calcext:value-type="float">
            <text:p>-0.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0" calcext:value-type="float">
            <text:p>140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29</text:p>
          </table:table-cell>
          <table:table-cell office:value-type="float" office:value="20.0858" calcext:value-type="float">
            <text:p>20.0858</text:p>
          </table:table-cell>
          <table:table-cell office:value-type="float" office:value="2656" calcext:value-type="float">
            <text:p>2656</text:p>
          </table:table-cell>
          <table:table-cell office:value-type="float" office:value="20.1889" calcext:value-type="float">
            <text:p>20.1889</text:p>
          </table:table-cell>
          <table:table-cell office:value-type="float" office:value="-0.1032" calcext:value-type="float">
            <text:p>-0.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8" calcext:value-type="float">
            <text:p>148</text:p>
          </table:table-cell>
          <table:table-cell office:value-type="float" office:value="0.0037" calcext:value-type="float">
            <text:p>0.00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36</text:p>
          </table:table-cell>
          <table:table-cell office:value-type="float" office:value="20.0853" calcext:value-type="float">
            <text:p>20.0853</text:p>
          </table:table-cell>
          <table:table-cell office:value-type="float" office:value="2656" calcext:value-type="float">
            <text:p>2656</text:p>
          </table:table-cell>
          <table:table-cell office:value-type="float" office:value="20.1884" calcext:value-type="float">
            <text:p>20.1884</text:p>
          </table:table-cell>
          <table:table-cell office:value-type="float" office:value="-0.1031" calcext:value-type="float">
            <text:p>-0.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5" calcext:value-type="float">
            <text:p>155</text:p>
          </table:table-cell>
          <table:table-cell office:value-type="float" office:value="0.0052" calcext:value-type="float">
            <text:p>0.00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41</text:p>
          </table:table-cell>
          <table:table-cell office:value-type="float" office:value="20.0835" calcext:value-type="float">
            <text:p>20.0835</text:p>
          </table:table-cell>
          <table:table-cell office:value-type="float" office:value="2656" calcext:value-type="float">
            <text:p>2656</text:p>
          </table:table-cell>
          <table:table-cell office:value-type="float" office:value="20.1866" calcext:value-type="float">
            <text:p>20.1866</text:p>
          </table:table-cell>
          <table:table-cell office:value-type="float" office:value="-0.1031" calcext:value-type="float">
            <text:p>-0.1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0" calcext:value-type="float">
            <text:p>160</text:p>
          </table:table-cell>
          <table:table-cell office:value-type="float" office:value="0.0026" calcext:value-type="float">
            <text:p>0.00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47</text:p>
          </table:table-cell>
          <table:table-cell office:value-type="float" office:value="20.0823" calcext:value-type="float">
            <text:p>20.0823</text:p>
          </table:table-cell>
          <table:table-cell office:value-type="float" office:value="2656" calcext:value-type="float">
            <text:p>2656</text:p>
          </table:table-cell>
          <table:table-cell office:value-type="float" office:value="20.1854" calcext:value-type="float">
            <text:p>20.1854</text:p>
          </table:table-cell>
          <table:table-cell office:value-type="float" office:value="-0.103" calcext:value-type="float">
            <text:p>-0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6" calcext:value-type="float">
            <text:p>166</text:p>
          </table:table-cell>
          <table:table-cell office:value-type="float" office:value="0.0037" calcext:value-type="float">
            <text:p>0.00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53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656" calcext:value-type="float">
            <text:p>2656</text:p>
          </table:table-cell>
          <table:table-cell office:value-type="float" office:value="20.1854" calcext:value-type="float">
            <text:p>20.1854</text:p>
          </table:table-cell>
          <table:table-cell office:value-type="float" office:value="-0.103" calcext:value-type="float">
            <text:p>-0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2" calcext:value-type="float">
            <text:p>172</text:p>
          </table:table-cell>
          <table:table-cell office:value-type="float" office:value="0.0029" calcext:value-type="float">
            <text:p>0.00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0:58:58</text:p>
          </table:table-cell>
          <table:table-cell office:value-type="float" office:value="20.0835" calcext:value-type="float">
            <text:p>20.0835</text:p>
          </table:table-cell>
          <table:table-cell office:value-type="float" office:value="2656" calcext:value-type="float">
            <text:p>2656</text:p>
          </table:table-cell>
          <table:table-cell office:value-type="float" office:value="20.1864" calcext:value-type="float">
            <text:p>20.1864</text:p>
          </table:table-cell>
          <table:table-cell office:value-type="float" office:value="-0.103" calcext:value-type="float">
            <text:p>-0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77" calcext:value-type="float">
            <text:p>177</text:p>
          </table:table-cell>
          <table:table-cell office:value-type="float" office:value="0.0039" calcext:value-type="float">
            <text:p>0.00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09:56</text:p>
          </table:table-cell>
          <table:table-cell office:value-type="float" office:value="20.3357" calcext:value-type="float">
            <text:p>20.3357</text:p>
          </table:table-cell>
          <table:table-cell office:value-type="float" office:value="2656" calcext:value-type="float">
            <text:p>2656</text:p>
          </table:table-cell>
          <table:table-cell office:value-type="float" office:value="20.4345" calcext:value-type="float">
            <text:p>20.4345</text:p>
          </table:table-cell>
          <table:table-cell office:value-type="float" office:value="-0.0989" calcext:value-type="float">
            <text:p>-0.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8" calcext:value-type="float">
            <text:p>1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10</text:p>
          </table:table-cell>
          <table:table-cell office:value-type="float" office:value="20.3485" calcext:value-type="float">
            <text:p>20.3485</text:p>
          </table:table-cell>
          <table:table-cell office:value-type="float" office:value="2656" calcext:value-type="float">
            <text:p>2656</text:p>
          </table:table-cell>
          <table:table-cell office:value-type="float" office:value="20.4468" calcext:value-type="float">
            <text:p>20.4468</text:p>
          </table:table-cell>
          <table:table-cell office:value-type="float" office:value="-0.0982" calcext:value-type="float">
            <text:p>-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2" calcext:value-type="float">
            <text:p>152</text:p>
          </table:table-cell>
          <table:table-cell office:value-type="float" office:value="0.007" calcext:value-type="float">
            <text:p>0.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15</text:p>
          </table:table-cell>
          <table:table-cell office:value-type="float" office:value="20.3503" calcext:value-type="float">
            <text:p>20.3503</text:p>
          </table:table-cell>
          <table:table-cell office:value-type="float" office:value="2656" calcext:value-type="float">
            <text:p>2656</text:p>
          </table:table-cell>
          <table:table-cell office:value-type="float" office:value="20.4485" calcext:value-type="float">
            <text:p>20.4485</text:p>
          </table:table-cell>
          <table:table-cell office:value-type="float" office:value="-0.0982" calcext:value-type="float">
            <text:p>-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57" calcext:value-type="float">
            <text:p>157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20</text:p>
          </table:table-cell>
          <table:table-cell office:value-type="float" office:value="20.3466" calcext:value-type="float">
            <text:p>20.3466</text:p>
          </table:table-cell>
          <table:table-cell office:value-type="float" office:value="2656" calcext:value-type="float">
            <text:p>2656</text:p>
          </table:table-cell>
          <table:table-cell office:value-type="float" office:value="20.4448" calcext:value-type="float">
            <text:p>20.4448</text:p>
          </table:table-cell>
          <table:table-cell office:value-type="float" office:value="-0.0982" calcext:value-type="float">
            <text:p>-0.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2" calcext:value-type="float">
            <text:p>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25</text:p>
          </table:table-cell>
          <table:table-cell office:value-type="float" office:value="20.3493" calcext:value-type="float">
            <text:p>20.3493</text:p>
          </table:table-cell>
          <table:table-cell office:value-type="float" office:value="2656" calcext:value-type="float">
            <text:p>2656</text:p>
          </table:table-cell>
          <table:table-cell office:value-type="float" office:value="20.4475" calcext:value-type="float">
            <text:p>20.4475</text:p>
          </table:table-cell>
          <table:table-cell office:value-type="float" office:value="-0.0981" calcext:value-type="float">
            <text:p>-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7" calcext:value-type="float">
            <text:p>167</text:p>
          </table:table-cell>
          <table:table-cell office:value-type="float" office:value="0.0041" calcext:value-type="float">
            <text:p>0.00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31</text:p>
          </table:table-cell>
          <table:table-cell office:value-type="float" office:value="20.3505" calcext:value-type="float">
            <text:p>20.3505</text:p>
          </table:table-cell>
          <table:table-cell office:value-type="float" office:value="2656" calcext:value-type="float">
            <text:p>2656</text:p>
          </table:table-cell>
          <table:table-cell office:value-type="float" office:value="20.4485" calcext:value-type="float">
            <text:p>20.4485</text:p>
          </table:table-cell>
          <table:table-cell office:value-type="float" office:value="-0.0981" calcext:value-type="float">
            <text:p>-0.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3" calcext:value-type="float">
            <text:p>173</text:p>
          </table:table-cell>
          <table:table-cell office:value-type="float" office:value="0.0035" calcext:value-type="float">
            <text:p>0.00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37</text:p>
          </table:table-cell>
          <table:table-cell office:value-type="float" office:value="20.3491" calcext:value-type="float">
            <text:p>20.3491</text:p>
          </table:table-cell>
          <table:table-cell office:value-type="float" office:value="2656" calcext:value-type="float">
            <text:p>2656</text:p>
          </table:table-cell>
          <table:table-cell office:value-type="float" office:value="20.4471" calcext:value-type="float">
            <text:p>20.4471</text:p>
          </table:table-cell>
          <table:table-cell office:value-type="float" office:value="-0.098" calcext:value-type="float">
            <text:p>-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9" calcext:value-type="float">
            <text:p>179</text:p>
          </table:table-cell>
          <table:table-cell office:value-type="float" office:value="0.0071" calcext:value-type="float">
            <text:p>0.00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42</text:p>
          </table:table-cell>
          <table:table-cell office:value-type="float" office:value="20.3489" calcext:value-type="float">
            <text:p>20.3489</text:p>
          </table:table-cell>
          <table:table-cell office:value-type="float" office:value="2656" calcext:value-type="float">
            <text:p>2656</text:p>
          </table:table-cell>
          <table:table-cell office:value-type="float" office:value="20.4469" calcext:value-type="float">
            <text:p>20.4469</text:p>
          </table:table-cell>
          <table:table-cell office:value-type="float" office:value="-0.098" calcext:value-type="float">
            <text:p>-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4" calcext:value-type="float">
            <text:p>184</text:p>
          </table:table-cell>
          <table:table-cell office:value-type="float" office:value="0.0031" calcext:value-type="float">
            <text:p>0.003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10:47</text:p>
          </table:table-cell>
          <table:table-cell office:value-type="float" office:value="20.349" calcext:value-type="float">
            <text:p>20.349</text:p>
          </table:table-cell>
          <table:table-cell office:value-type="float" office:value="2656" calcext:value-type="float">
            <text:p>2656</text:p>
          </table:table-cell>
          <table:table-cell office:value-type="float" office:value="20.4469" calcext:value-type="float">
            <text:p>20.4469</text:p>
          </table:table-cell>
          <table:table-cell office:value-type="float" office:value="-0.0979" calcext:value-type="float">
            <text:p>-0.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9" calcext:value-type="float">
            <text:p>189</text:p>
          </table:table-cell>
          <table:table-cell office:value-type="float" office:value="0.0039" calcext:value-type="float">
            <text:p>0.00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5:47</text:p>
          </table:table-cell>
          <table:table-cell office:value-type="float" office:value="0.2039" calcext:value-type="float">
            <text:p>0.2039</text:p>
          </table:table-cell>
          <table:table-cell office:value-type="float" office:value="2656" calcext:value-type="float">
            <text:p>2656</text:p>
          </table:table-cell>
          <table:table-cell office:value-type="float" office:value="0.2878" calcext:value-type="float">
            <text:p>0.2878</text:p>
          </table:table-cell>
          <table:table-cell office:value-type="float" office:value="-0.0839" calcext:value-type="float">
            <text:p>-0.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1" calcext:value-type="float">
            <text:p>61</text:p>
          </table:table-cell>
          <table:table-cell office:value-type="float" office:value="0.0069" calcext:value-type="float">
            <text:p>0.00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5:54</text:p>
          </table:table-cell>
          <table:table-cell office:value-type="float" office:value="0.1835" calcext:value-type="float">
            <text:p>0.1835</text:p>
          </table:table-cell>
          <table:table-cell office:value-type="float" office:value="2656" calcext:value-type="float">
            <text:p>2656</text:p>
          </table:table-cell>
          <table:table-cell office:value-type="float" office:value="0.2672" calcext:value-type="float">
            <text:p>0.2672</text:p>
          </table:table-cell>
          <table:table-cell office:value-type="float" office:value="-0.0838" calcext:value-type="float">
            <text:p>-0.0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8" calcext:value-type="float">
            <text:p>68</text:p>
          </table:table-cell>
          <table:table-cell office:value-type="float" office:value="0.0038" calcext:value-type="float">
            <text:p>0.00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5:59</text:p>
          </table:table-cell>
          <table:table-cell office:value-type="float" office:value="0.177" calcext:value-type="float">
            <text:p>0.177</text:p>
          </table:table-cell>
          <table:table-cell office:value-type="float" office:value="2656" calcext:value-type="float">
            <text:p>2656</text:p>
          </table:table-cell>
          <table:table-cell office:value-type="float" office:value="0.2607" calcext:value-type="float">
            <text:p>0.2607</text:p>
          </table:table-cell>
          <table:table-cell office:value-type="float" office:value="-0.0837" calcext:value-type="float">
            <text:p>-0.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3" calcext:value-type="float">
            <text:p>73</text:p>
          </table:table-cell>
          <table:table-cell office:value-type="float" office:value="0.004" calcext:value-type="float">
            <text:p>0.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06</text:p>
          </table:table-cell>
          <table:table-cell office:value-type="float" office:value="0.174" calcext:value-type="float">
            <text:p>0.174</text:p>
          </table:table-cell>
          <table:table-cell office:value-type="float" office:value="2656" calcext:value-type="float">
            <text:p>2656</text:p>
          </table:table-cell>
          <table:table-cell office:value-type="float" office:value="0.2577" calcext:value-type="float">
            <text:p>0.2577</text:p>
          </table:table-cell>
          <table:table-cell office:value-type="float" office:value="-0.0836" calcext:value-type="float">
            <text:p>-0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80" calcext:value-type="float">
            <text:p>80</text:p>
          </table:table-cell>
          <table:table-cell office:value-type="float" office:value="0.0053" calcext:value-type="float">
            <text:p>0.005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11</text:p>
          </table:table-cell>
          <table:table-cell office:value-type="float" office:value="0.1821" calcext:value-type="float">
            <text:p>0.1821</text:p>
          </table:table-cell>
          <table:table-cell office:value-type="float" office:value="2656" calcext:value-type="float">
            <text:p>2656</text:p>
          </table:table-cell>
          <table:table-cell office:value-type="float" office:value="0.2656" calcext:value-type="float">
            <text:p>0.2656</text:p>
          </table:table-cell>
          <table:table-cell office:value-type="float" office:value="-0.0836" calcext:value-type="float">
            <text:p>-0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85" calcext:value-type="float">
            <text:p>85</text:p>
          </table:table-cell>
          <table:table-cell office:value-type="float" office:value="0.004" calcext:value-type="float">
            <text:p>0.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17</text:p>
          </table:table-cell>
          <table:table-cell office:value-type="float" office:value="0.1864" calcext:value-type="float">
            <text:p>0.1864</text:p>
          </table:table-cell>
          <table:table-cell office:value-type="float" office:value="2656" calcext:value-type="float">
            <text:p>2656</text:p>
          </table:table-cell>
          <table:table-cell office:value-type="float" office:value="0.2699" calcext:value-type="float">
            <text:p>0.2699</text:p>
          </table:table-cell>
          <table:table-cell office:value-type="float" office:value="-0.0835" calcext:value-type="float">
            <text:p>-0.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1" calcext:value-type="float">
            <text:p>91</text:p>
          </table:table-cell>
          <table:table-cell office:value-type="float" office:value="0.0054" calcext:value-type="float">
            <text:p>0.0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23</text:p>
          </table:table-cell>
          <table:table-cell office:value-type="float" office:value="0.1882" calcext:value-type="float">
            <text:p>0.1882</text:p>
          </table:table-cell>
          <table:table-cell office:value-type="float" office:value="2656" calcext:value-type="float">
            <text:p>2656</text:p>
          </table:table-cell>
          <table:table-cell office:value-type="float" office:value="0.2717" calcext:value-type="float">
            <text:p>0.2717</text:p>
          </table:table-cell>
          <table:table-cell office:value-type="float" office:value="-0.0834" calcext:value-type="float">
            <text:p>-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7" calcext:value-type="float">
            <text:p>97</text:p>
          </table:table-cell>
          <table:table-cell office:value-type="float" office:value="0.0052" calcext:value-type="float">
            <text:p>0.00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33</text:p>
          </table:table-cell>
          <table:table-cell office:value-type="float" office:value="0.1867" calcext:value-type="float">
            <text:p>0.1867</text:p>
          </table:table-cell>
          <table:table-cell office:value-type="float" office:value="2656" calcext:value-type="float">
            <text:p>2656</text:p>
          </table:table-cell>
          <table:table-cell office:value-type="float" office:value="0.2701" calcext:value-type="float">
            <text:p>0.2701</text:p>
          </table:table-cell>
          <table:table-cell office:value-type="float" office:value="-0.0834" calcext:value-type="float">
            <text:p>-0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07" calcext:value-type="float">
            <text:p>107</text:p>
          </table:table-cell>
          <table:table-cell office:value-type="float" office:value="0.0054" calcext:value-type="float">
            <text:p>0.00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46</text:p>
          </table:table-cell>
          <table:table-cell office:value-type="float" office:value="0.1859" calcext:value-type="float">
            <text:p>0.1859</text:p>
          </table:table-cell>
          <table:table-cell office:value-type="float" office:value="2656" calcext:value-type="float">
            <text:p>2656</text:p>
          </table:table-cell>
          <table:table-cell office:value-type="float" office:value="0.2692" calcext:value-type="float">
            <text:p>0.2692</text:p>
          </table:table-cell>
          <table:table-cell office:value-type="float" office:value="-0.0833" calcext:value-type="float">
            <text:p>-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0" calcext:value-type="float">
            <text:p>120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51</text:p>
          </table:table-cell>
          <table:table-cell office:value-type="float" office:value="0.1912" calcext:value-type="float">
            <text:p>0.1912</text:p>
          </table:table-cell>
          <table:table-cell office:value-type="float" office:value="2656" calcext:value-type="float">
            <text:p>2656</text:p>
          </table:table-cell>
          <table:table-cell office:value-type="float" office:value="0.2743" calcext:value-type="float">
            <text:p>0.2743</text:p>
          </table:table-cell>
          <table:table-cell office:value-type="float" office:value="-0.0831" calcext:value-type="float">
            <text:p>-0.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5" calcext:value-type="float">
            <text:p>125</text:p>
          </table:table-cell>
          <table:table-cell office:value-type="float" office:value="0.0036" calcext:value-type="float">
            <text:p>0.00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6:58</text:p>
          </table:table-cell>
          <table:table-cell office:value-type="float" office:value="0.1815" calcext:value-type="float">
            <text:p>0.1815</text:p>
          </table:table-cell>
          <table:table-cell office:value-type="float" office:value="2656" calcext:value-type="float">
            <text:p>2656</text:p>
          </table:table-cell>
          <table:table-cell office:value-type="float" office:value="0.2646" calcext:value-type="float">
            <text:p>0.2646</text:p>
          </table:table-cell>
          <table:table-cell office:value-type="float" office:value="-0.0831" calcext:value-type="float">
            <text:p>-0.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2" calcext:value-type="float">
            <text:p>132</text:p>
          </table:table-cell>
          <table:table-cell office:value-type="float" office:value="0.004" calcext:value-type="float">
            <text:p>0.00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7:03</text:p>
          </table:table-cell>
          <table:table-cell office:value-type="float" office:value="0.1807" calcext:value-type="float">
            <text:p>0.1807</text:p>
          </table:table-cell>
          <table:table-cell office:value-type="float" office:value="2656" calcext:value-type="float">
            <text:p>2656</text:p>
          </table:table-cell>
          <table:table-cell office:value-type="float" office:value="0.2637" calcext:value-type="float">
            <text:p>0.2637</text:p>
          </table:table-cell>
          <table:table-cell office:value-type="float" office:value="-0.083" calcext:value-type="float">
            <text:p>-0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7" calcext:value-type="float">
            <text:p>137</text:p>
          </table:table-cell>
          <table:table-cell office:value-type="float" office:value="0.003" calcext:value-type="float">
            <text:p>0.0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7:12</text:p>
          </table:table-cell>
          <table:table-cell office:value-type="float" office:value="0.1801" calcext:value-type="float">
            <text:p>0.1801</text:p>
          </table:table-cell>
          <table:table-cell office:value-type="float" office:value="2656" calcext:value-type="float">
            <text:p>2656</text:p>
          </table:table-cell>
          <table:table-cell office:value-type="float" office:value="0.263" calcext:value-type="float">
            <text:p>0.263</text:p>
          </table:table-cell>
          <table:table-cell office:value-type="float" office:value="-0.0829" calcext:value-type="float">
            <text:p>-0.0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6" calcext:value-type="float">
            <text:p>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7:19</text:p>
          </table:table-cell>
          <table:table-cell office:value-type="float" office:value="0.1816" calcext:value-type="float">
            <text:p>0.1816</text:p>
          </table:table-cell>
          <table:table-cell office:value-type="float" office:value="2656" calcext:value-type="float">
            <text:p>2656</text:p>
          </table:table-cell>
          <table:table-cell office:value-type="float" office:value="0.2644" calcext:value-type="float">
            <text:p>0.2644</text:p>
          </table:table-cell>
          <table:table-cell office:value-type="float" office:value="-0.0828" calcext:value-type="float">
            <text:p>-0.0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3" calcext:value-type="float">
            <text:p>153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17</text:p>
          </table:table-cell>
          <table:table-cell office:value-type="string" calcext:value-type="string">
            <text:p>01:37:24</text:p>
          </table:table-cell>
          <table:table-cell office:value-type="float" office:value="0.1944" calcext:value-type="float">
            <text:p>0.1944</text:p>
          </table:table-cell>
          <table:table-cell office:value-type="float" office:value="2656" calcext:value-type="float">
            <text:p>2656</text:p>
          </table:table-cell>
          <table:table-cell office:value-type="float" office:value="0.2772" calcext:value-type="float">
            <text:p>0.2772</text:p>
          </table:table-cell>
          <table:table-cell office:value-type="float" office:value="-0.0828" calcext:value-type="float">
            <text:p>-0.0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8" calcext:value-type="float">
            <text:p>158</text:p>
          </table:table-cell>
          <table:table-cell office:value-type="float" office:value="0.0026" calcext:value-type="float">
            <text:p>0.00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2:59</text:p>
          </table:table-cell>
          <table:table-cell office:value-type="float" office:value="0.1241" calcext:value-type="float">
            <text:p>0.1241</text:p>
          </table:table-cell>
          <table:table-cell office:value-type="float" office:value="2656" calcext:value-type="float">
            <text:p>2656</text:p>
          </table:table-cell>
          <table:table-cell office:value-type="float" office:value="0.1824" calcext:value-type="float">
            <text:p>0.1824</text:p>
          </table:table-cell>
          <table:table-cell office:value-type="float" office:value="-0.0583" calcext:value-type="float">
            <text:p>-0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7" calcext:value-type="float">
            <text:p>117</text:p>
          </table:table-cell>
          <table:table-cell office:value-type="float" office:value="0.0062" calcext:value-type="float">
            <text:p>0.006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3:08</text:p>
          </table:table-cell>
          <table:table-cell office:value-type="float" office:value="0.1271" calcext:value-type="float">
            <text:p>0.1271</text:p>
          </table:table-cell>
          <table:table-cell office:value-type="float" office:value="2656" calcext:value-type="float">
            <text:p>2656</text:p>
          </table:table-cell>
          <table:table-cell office:value-type="float" office:value="0.1852" calcext:value-type="float">
            <text:p>0.1852</text:p>
          </table:table-cell>
          <table:table-cell office:value-type="float" office:value="-0.0581" calcext:value-type="float">
            <text:p>-0.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6" calcext:value-type="float">
            <text:p>1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3:38</text:p>
          </table:table-cell>
          <table:table-cell office:value-type="float" office:value="0.1266" calcext:value-type="float">
            <text:p>0.1266</text:p>
          </table:table-cell>
          <table:table-cell office:value-type="float" office:value="2656" calcext:value-type="float">
            <text:p>2656</text:p>
          </table:table-cell>
          <table:table-cell office:value-type="float" office:value="0.1847" calcext:value-type="float">
            <text:p>0.1847</text:p>
          </table:table-cell>
          <table:table-cell office:value-type="float" office:value="-0.058" calcext:value-type="float">
            <text:p>-0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6" calcext:value-type="float">
            <text:p>156</text:p>
          </table:table-cell>
          <table:table-cell office:value-type="float" office:value="0.0006" calcext:value-type="float">
            <text:p>0.000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3:47</text:p>
          </table:table-cell>
          <table:table-cell office:value-type="float" office:value="0.1277" calcext:value-type="float">
            <text:p>0.1277</text:p>
          </table:table-cell>
          <table:table-cell office:value-type="float" office:value="2656" calcext:value-type="float">
            <text:p>2656</text:p>
          </table:table-cell>
          <table:table-cell office:value-type="float" office:value="0.1855" calcext:value-type="float">
            <text:p>0.1855</text:p>
          </table:table-cell>
          <table:table-cell office:value-type="float" office:value="-0.0579" calcext:value-type="float">
            <text:p>-0.0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5" calcext:value-type="float">
            <text:p>165</text:p>
          </table:table-cell>
          <table:table-cell office:value-type="float" office:value="0.0028" calcext:value-type="float">
            <text:p>0.00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3:52</text:p>
          </table:table-cell>
          <table:table-cell office:value-type="float" office:value="0.1289" calcext:value-type="float">
            <text:p>0.1289</text:p>
          </table:table-cell>
          <table:table-cell office:value-type="float" office:value="2656" calcext:value-type="float">
            <text:p>2656</text:p>
          </table:table-cell>
          <table:table-cell office:value-type="float" office:value="0.1868" calcext:value-type="float">
            <text:p>0.1868</text:p>
          </table:table-cell>
          <table:table-cell office:value-type="float" office:value="-0.0578" calcext:value-type="float">
            <text:p>-0.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0" calcext:value-type="float">
            <text:p>170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3: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2656" calcext:value-type="float">
            <text:p>2656</text:p>
          </table:table-cell>
          <table:table-cell office:value-type="float" office:value="0.1882" calcext:value-type="float">
            <text:p>0.1882</text:p>
          </table:table-cell>
          <table:table-cell office:value-type="float" office:value="-0.0578" calcext:value-type="float">
            <text:p>-0.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7" calcext:value-type="float">
            <text:p>1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13</text:p>
          </table:table-cell>
          <table:table-cell office:value-type="float" office:value="0.1256" calcext:value-type="float">
            <text:p>0.1256</text:p>
          </table:table-cell>
          <table:table-cell office:value-type="float" office:value="2656" calcext:value-type="float">
            <text:p>2656</text:p>
          </table:table-cell>
          <table:table-cell office:value-type="float" office:value="0.1834" calcext:value-type="float">
            <text:p>0.1834</text:p>
          </table:table-cell>
          <table:table-cell office:value-type="float" office:value="-0.0578" calcext:value-type="float">
            <text:p>-0.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1" calcext:value-type="float">
            <text:p>191</text:p>
          </table:table-cell>
          <table:table-cell office:value-type="float" office:value="0.001" calcext:value-type="float">
            <text:p>0.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20</text:p>
          </table:table-cell>
          <table:table-cell office:value-type="float" office:value="0.1337" calcext:value-type="float">
            <text:p>0.1337</text:p>
          </table:table-cell>
          <table:table-cell office:value-type="float" office:value="2656" calcext:value-type="float">
            <text:p>2656</text:p>
          </table:table-cell>
          <table:table-cell office:value-type="float" office:value="0.1914" calcext:value-type="float">
            <text:p>0.1914</text:p>
          </table:table-cell>
          <table:table-cell office:value-type="float" office:value="-0.0577" calcext:value-type="float">
            <text:p>-0.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8" calcext:value-type="float">
            <text:p>198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27</text:p>
          </table:table-cell>
          <table:table-cell office:value-type="float" office:value="0.1261" calcext:value-type="float">
            <text:p>0.1261</text:p>
          </table:table-cell>
          <table:table-cell office:value-type="float" office:value="2656" calcext:value-type="float">
            <text:p>2656</text:p>
          </table:table-cell>
          <table:table-cell office:value-type="float" office:value="0.1838" calcext:value-type="float">
            <text:p>0.1838</text:p>
          </table:table-cell>
          <table:table-cell office:value-type="float" office:value="-0.0577" calcext:value-type="float">
            <text:p>-0.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05" calcext:value-type="float">
            <text:p>2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33</text:p>
          </table:table-cell>
          <table:table-cell office:value-type="float" office:value="0.1259" calcext:value-type="float">
            <text:p>0.1259</text:p>
          </table:table-cell>
          <table:table-cell office:value-type="float" office:value="2656" calcext:value-type="float">
            <text:p>2656</text:p>
          </table:table-cell>
          <table:table-cell office:value-type="float" office:value="0.1836" calcext:value-type="float">
            <text:p>0.1836</text:p>
          </table:table-cell>
          <table:table-cell office:value-type="float" office:value="-0.0577" calcext:value-type="float">
            <text:p>-0.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11" calcext:value-type="float">
            <text:p>211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39</text:p>
          </table:table-cell>
          <table:table-cell office:value-type="float" office:value="0.127" calcext:value-type="float">
            <text:p>0.127</text:p>
          </table:table-cell>
          <table:table-cell office:value-type="float" office:value="2656" calcext:value-type="float">
            <text:p>2656</text:p>
          </table:table-cell>
          <table:table-cell office:value-type="float" office:value="0.1847" calcext:value-type="float">
            <text:p>0.1847</text:p>
          </table:table-cell>
          <table:table-cell office:value-type="float" office:value="-0.0576" calcext:value-type="float">
            <text:p>-0.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17" calcext:value-type="float">
            <text:p>2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45</text:p>
          </table:table-cell>
          <table:table-cell office:value-type="float" office:value="0.1244" calcext:value-type="float">
            <text:p>0.1244</text:p>
          </table:table-cell>
          <table:table-cell office:value-type="float" office:value="2656" calcext:value-type="float">
            <text:p>2656</text:p>
          </table:table-cell>
          <table:table-cell office:value-type="float" office:value="0.182" calcext:value-type="float">
            <text:p>0.182</text:p>
          </table:table-cell>
          <table:table-cell office:value-type="float" office:value="-0.0576" calcext:value-type="float">
            <text:p>-0.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23" calcext:value-type="float">
            <text:p>223</text:p>
          </table:table-cell>
          <table:table-cell office:value-type="float" office:value="0.0028" calcext:value-type="float">
            <text:p>0.00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52</text:p>
          </table:table-cell>
          <table:table-cell office:value-type="float" office:value="0.1269" calcext:value-type="float">
            <text:p>0.1269</text:p>
          </table:table-cell>
          <table:table-cell office:value-type="float" office:value="2656" calcext:value-type="float">
            <text:p>2656</text:p>
          </table:table-cell>
          <table:table-cell office:value-type="float" office:value="0.1845" calcext:value-type="float">
            <text:p>0.1845</text:p>
          </table:table-cell>
          <table:table-cell office:value-type="float" office:value="-0.0576" calcext:value-type="float">
            <text:p>-0.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30" calcext:value-type="float">
            <text:p>230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4:58</text:p>
          </table:table-cell>
          <table:table-cell office:value-type="float" office:value="0.1282" calcext:value-type="float">
            <text:p>0.1282</text:p>
          </table:table-cell>
          <table:table-cell office:value-type="float" office:value="2656" calcext:value-type="float">
            <text:p>2656</text:p>
          </table:table-cell>
          <table:table-cell office:value-type="float" office:value="0.1857" calcext:value-type="float">
            <text:p>0.1857</text:p>
          </table:table-cell>
          <table:table-cell office:value-type="float" office:value="-0.0575" calcext:value-type="float">
            <text:p>-0.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36" calcext:value-type="float">
            <text:p>2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06</text:p>
          </table:table-cell>
          <table:table-cell office:value-type="float" office:value="0.1266" calcext:value-type="float">
            <text:p>0.1266</text:p>
          </table:table-cell>
          <table:table-cell office:value-type="float" office:value="2656" calcext:value-type="float">
            <text:p>2656</text:p>
          </table:table-cell>
          <table:table-cell office:value-type="float" office:value="0.1841" calcext:value-type="float">
            <text:p>0.1841</text:p>
          </table:table-cell>
          <table:table-cell office:value-type="float" office:value="-0.0575" calcext:value-type="float">
            <text:p>-0.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44" calcext:value-type="float">
            <text:p>2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12</text:p>
          </table:table-cell>
          <table:table-cell office:value-type="float" office:value="0.1263" calcext:value-type="float">
            <text:p>0.1263</text:p>
          </table:table-cell>
          <table:table-cell office:value-type="float" office:value="2656" calcext:value-type="float">
            <text:p>2656</text:p>
          </table:table-cell>
          <table:table-cell office:value-type="float" office:value="0.1838" calcext:value-type="float">
            <text:p>0.1838</text:p>
          </table:table-cell>
          <table:table-cell office:value-type="float" office:value="-0.0575" calcext:value-type="float">
            <text:p>-0.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50" calcext:value-type="float">
            <text:p>2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18</text:p>
          </table:table-cell>
          <table:table-cell office:value-type="float" office:value="0.1285" calcext:value-type="float">
            <text:p>0.1285</text:p>
          </table:table-cell>
          <table:table-cell office:value-type="float" office:value="2656" calcext:value-type="float">
            <text:p>2656</text:p>
          </table:table-cell>
          <table:table-cell office:value-type="float" office:value="0.1859" calcext:value-type="float">
            <text:p>0.1859</text:p>
          </table:table-cell>
          <table:table-cell office:value-type="float" office:value="-0.0574" calcext:value-type="float">
            <text:p>-0.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56" calcext:value-type="float">
            <text:p>256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24</text:p>
          </table:table-cell>
          <table:table-cell office:value-type="float" office:value="0.1279" calcext:value-type="float">
            <text:p>0.1279</text:p>
          </table:table-cell>
          <table:table-cell office:value-type="float" office:value="2656" calcext:value-type="float">
            <text:p>2656</text:p>
          </table:table-cell>
          <table:table-cell office:value-type="float" office:value="0.1854" calcext:value-type="float">
            <text:p>0.1854</text:p>
          </table:table-cell>
          <table:table-cell office:value-type="float" office:value="-0.0574" calcext:value-type="float">
            <text:p>-0.0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62" calcext:value-type="float">
            <text:p>262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31</text:p>
          </table:table-cell>
          <table:table-cell office:value-type="float" office:value="0.1276" calcext:value-type="float">
            <text:p>0.1276</text:p>
          </table:table-cell>
          <table:table-cell office:value-type="float" office:value="2656" calcext:value-type="float">
            <text:p>265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574" calcext:value-type="float">
            <text:p>-0.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69" calcext:value-type="float">
            <text:p>26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37</text:p>
          </table:table-cell>
          <table:table-cell office:value-type="float" office:value="0.1284" calcext:value-type="float">
            <text:p>0.1284</text:p>
          </table:table-cell>
          <table:table-cell office:value-type="float" office:value="2656" calcext:value-type="float">
            <text:p>2656</text:p>
          </table:table-cell>
          <table:table-cell office:value-type="float" office:value="0.1857" calcext:value-type="float">
            <text:p>0.1857</text:p>
          </table:table-cell>
          <table:table-cell office:value-type="float" office:value="-0.0574" calcext:value-type="float">
            <text:p>-0.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75" calcext:value-type="float">
            <text:p>275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46</text:p>
          </table:table-cell>
          <table:table-cell office:value-type="float" office:value="0.1275" calcext:value-type="float">
            <text:p>0.1275</text:p>
          </table:table-cell>
          <table:table-cell office:value-type="float" office:value="2656" calcext:value-type="float">
            <text:p>2656</text:p>
          </table:table-cell>
          <table:table-cell office:value-type="float" office:value="0.1848" calcext:value-type="float">
            <text:p>0.1848</text:p>
          </table:table-cell>
          <table:table-cell office:value-type="float" office:value="-0.0573" calcext:value-type="float">
            <text:p>-0.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84" calcext:value-type="float">
            <text:p>284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52</text:p>
          </table:table-cell>
          <table:table-cell office:value-type="float" office:value="0.1284" calcext:value-type="float">
            <text:p>0.1284</text:p>
          </table:table-cell>
          <table:table-cell office:value-type="float" office:value="2656" calcext:value-type="float">
            <text:p>2656</text:p>
          </table:table-cell>
          <table:table-cell office:value-type="float" office:value="0.1857" calcext:value-type="float">
            <text:p>0.1857</text:p>
          </table:table-cell>
          <table:table-cell office:value-type="float" office:value="-0.0573" calcext:value-type="float">
            <text:p>-0.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0" calcext:value-type="float">
            <text:p>290</text:p>
          </table:table-cell>
          <table:table-cell office:value-type="float" office:value="0.0018" calcext:value-type="float">
            <text:p>0.00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5:57</text:p>
          </table:table-cell>
          <table:table-cell office:value-type="float" office:value="0.1292" calcext:value-type="float">
            <text:p>0.1292</text:p>
          </table:table-cell>
          <table:table-cell office:value-type="float" office:value="2656" calcext:value-type="float">
            <text:p>2656</text:p>
          </table:table-cell>
          <table:table-cell office:value-type="float" office:value="0.1864" calcext:value-type="float">
            <text:p>0.1864</text:p>
          </table:table-cell>
          <table:table-cell office:value-type="float" office:value="-0.0573" calcext:value-type="float">
            <text:p>-0.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5" calcext:value-type="float">
            <text:p>295</text:p>
          </table:table-cell>
          <table:table-cell office:value-type="float" office:value="0.0011" calcext:value-type="float">
            <text:p>0.00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03</text:p>
          </table:table-cell>
          <table:table-cell office:value-type="float" office:value="0.1285" calcext:value-type="float">
            <text:p>0.1285</text:p>
          </table:table-cell>
          <table:table-cell office:value-type="float" office:value="2656" calcext:value-type="float">
            <text:p>2656</text:p>
          </table:table-cell>
          <table:table-cell office:value-type="float" office:value="0.1857" calcext:value-type="float">
            <text:p>0.1857</text:p>
          </table:table-cell>
          <table:table-cell office:value-type="float" office:value="-0.0572" calcext:value-type="float">
            <text:p>-0.05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01" calcext:value-type="float">
            <text:p>301</text:p>
          </table:table-cell>
          <table:table-cell office:value-type="float" office:value="0.001" calcext:value-type="float">
            <text:p>0.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10</text:p>
          </table:table-cell>
          <table:table-cell office:value-type="float" office:value="0.1269" calcext:value-type="float">
            <text:p>0.1269</text:p>
          </table:table-cell>
          <table:table-cell office:value-type="float" office:value="2656" calcext:value-type="float">
            <text:p>2656</text:p>
          </table:table-cell>
          <table:table-cell office:value-type="float" office:value="0.1841" calcext:value-type="float">
            <text:p>0.1841</text:p>
          </table:table-cell>
          <table:table-cell office:value-type="float" office:value="-0.0572" calcext:value-type="float">
            <text:p>-0.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08" calcext:value-type="float">
            <text:p>3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20</text:p>
          </table:table-cell>
          <table:table-cell office:value-type="float" office:value="0.1278" calcext:value-type="float">
            <text:p>0.1278</text:p>
          </table:table-cell>
          <table:table-cell office:value-type="float" office:value="2656" calcext:value-type="float">
            <text:p>265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572" calcext:value-type="float">
            <text:p>-0.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18" calcext:value-type="float">
            <text:p>3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26</text:p>
          </table:table-cell>
          <table:table-cell office:value-type="float" office:value="0.1289" calcext:value-type="float">
            <text:p>0.1289</text:p>
          </table:table-cell>
          <table:table-cell office:value-type="float" office:value="2656" calcext:value-type="float">
            <text:p>2656</text:p>
          </table:table-cell>
          <table:table-cell office:value-type="float" office:value="0.1861" calcext:value-type="float">
            <text:p>0.1861</text:p>
          </table:table-cell>
          <table:table-cell office:value-type="float" office:value="-0.0571" calcext:value-type="float">
            <text:p>-0.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24" calcext:value-type="float">
            <text:p>324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31</text:p>
          </table:table-cell>
          <table:table-cell office:value-type="float" office:value="0.1288" calcext:value-type="float">
            <text:p>0.1288</text:p>
          </table:table-cell>
          <table:table-cell office:value-type="float" office:value="2656" calcext:value-type="float">
            <text:p>2656</text:p>
          </table:table-cell>
          <table:table-cell office:value-type="float" office:value="0.1859" calcext:value-type="float">
            <text:p>0.1859</text:p>
          </table:table-cell>
          <table:table-cell office:value-type="float" office:value="-0.0571" calcext:value-type="float">
            <text:p>-0.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29" calcext:value-type="float">
            <text:p>3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36</text:p>
          </table:table-cell>
          <table:table-cell office:value-type="float" office:value="0.1286" calcext:value-type="float">
            <text:p>0.1286</text:p>
          </table:table-cell>
          <table:table-cell office:value-type="float" office:value="2656" calcext:value-type="float">
            <text:p>2656</text:p>
          </table:table-cell>
          <table:table-cell office:value-type="float" office:value="0.1857" calcext:value-type="float">
            <text:p>0.1857</text:p>
          </table:table-cell>
          <table:table-cell office:value-type="float" office:value="-0.0571" calcext:value-type="float">
            <text:p>-0.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34" calcext:value-type="float">
            <text:p>334</text:p>
          </table:table-cell>
          <table:table-cell office:value-type="float" office:value="0.0025" calcext:value-type="float">
            <text:p>0.00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41</text:p>
          </table:table-cell>
          <table:table-cell office:value-type="float" office:value="0.1283" calcext:value-type="float">
            <text:p>0.1283</text:p>
          </table:table-cell>
          <table:table-cell office:value-type="float" office:value="2656" calcext:value-type="float">
            <text:p>2656</text:p>
          </table:table-cell>
          <table:table-cell office:value-type="float" office:value="0.1854" calcext:value-type="float">
            <text:p>0.1854</text:p>
          </table:table-cell>
          <table:table-cell office:value-type="float" office:value="-0.0571" calcext:value-type="float">
            <text:p>-0.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39" calcext:value-type="float">
            <text:p>33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48</text:p>
          </table:table-cell>
          <table:table-cell office:value-type="float" office:value="0.1276" calcext:value-type="float">
            <text:p>0.1276</text:p>
          </table:table-cell>
          <table:table-cell office:value-type="float" office:value="2656" calcext:value-type="float">
            <text:p>2656</text:p>
          </table:table-cell>
          <table:table-cell office:value-type="float" office:value="0.1847" calcext:value-type="float">
            <text:p>0.1847</text:p>
          </table:table-cell>
          <table:table-cell office:value-type="float" office:value="-0.057" calcext:value-type="float">
            <text:p>-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46" calcext:value-type="float">
            <text:p>346</text:p>
          </table:table-cell>
          <table:table-cell office:value-type="float" office:value="0.0025" calcext:value-type="float">
            <text:p>0.002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7:56:55</text:p>
          </table:table-cell>
          <table:table-cell office:value-type="float" office:value="0.13" calcext:value-type="float">
            <text:p>0.13</text:p>
          </table:table-cell>
          <table:table-cell office:value-type="float" office:value="2656" calcext:value-type="float">
            <text:p>2656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57" calcext:value-type="float">
            <text:p>-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53" calcext:value-type="float">
            <text:p>353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17:57</text:p>
          </table:table-cell>
          <table:table-cell office:value-type="float" office:value="20.3511" calcext:value-type="float">
            <text:p>20.3511</text:p>
          </table:table-cell>
          <table:table-cell office:value-type="float" office:value="2656" calcext:value-type="float">
            <text:p>2656</text:p>
          </table:table-cell>
          <table:table-cell office:value-type="float" office:value="20.4023" calcext:value-type="float">
            <text:p>20.4023</text:p>
          </table:table-cell>
          <table:table-cell office:value-type="float" office:value="-0.0511" calcext:value-type="float">
            <text:p>-0.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4" calcext:value-type="float">
            <text:p>74</text:p>
          </table:table-cell>
          <table:table-cell office:value-type="float" office:value="0.0053" calcext:value-type="float">
            <text:p>0.00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18:03</text:p>
          </table:table-cell>
          <table:table-cell office:value-type="float" office:value="20.3425" calcext:value-type="float">
            <text:p>20.3425</text:p>
          </table:table-cell>
          <table:table-cell office:value-type="float" office:value="2656" calcext:value-type="float">
            <text:p>2656</text:p>
          </table:table-cell>
          <table:table-cell office:value-type="float" office:value="20.3936" calcext:value-type="float">
            <text:p>20.3936</text:p>
          </table:table-cell>
          <table:table-cell office:value-type="float" office:value="-0.0511" calcext:value-type="float">
            <text:p>-0.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0" calcext:value-type="float">
            <text:p>80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18:11</text:p>
          </table:table-cell>
          <table:table-cell office:value-type="float" office:value="20.3514" calcext:value-type="float">
            <text:p>20.3514</text:p>
          </table:table-cell>
          <table:table-cell office:value-type="float" office:value="2656" calcext:value-type="float">
            <text:p>2656</text:p>
          </table:table-cell>
          <table:table-cell office:value-type="float" office:value="20.4024" calcext:value-type="float">
            <text:p>20.4024</text:p>
          </table:table-cell>
          <table:table-cell office:value-type="float" office:value="-0.0511" calcext:value-type="float">
            <text:p>-0.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8" calcext:value-type="float">
            <text:p>88</text:p>
          </table:table-cell>
          <table:table-cell office:value-type="float" office:value="0.0038" calcext:value-type="float">
            <text:p>0.00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18:19</text:p>
          </table:table-cell>
          <table:table-cell office:value-type="float" office:value="20.3573" calcext:value-type="float">
            <text:p>20.357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3" calcext:value-type="float">
            <text:p>20.4083</text:p>
          </table:table-cell>
          <table:table-cell office:value-type="float" office:value="-0.051" calcext:value-type="float">
            <text:p>-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6" calcext:value-type="float">
            <text:p>96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1:34</text:p>
          </table:table-cell>
          <table:table-cell office:value-type="float" office:value="20.3513" calcext:value-type="float">
            <text:p>20.351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14" calcext:value-type="float">
            <text:p>20.4014</text:p>
          </table:table-cell>
          <table:table-cell office:value-type="float" office:value="-0.0501" calcext:value-type="float">
            <text:p>-0.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78" calcext:value-type="float">
            <text:p>78</text:p>
          </table:table-cell>
          <table:table-cell office:value-type="float" office:value="0.0019" calcext:value-type="float">
            <text:p>0.0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1:43</text:p>
          </table:table-cell>
          <table:table-cell office:value-type="float" office:value="20.3591" calcext:value-type="float">
            <text:p>20.3591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2" calcext:value-type="float">
            <text:p>20.4092</text:p>
          </table:table-cell>
          <table:table-cell office:value-type="float" office:value="-0.0501" calcext:value-type="float">
            <text:p>-0.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87" calcext:value-type="float">
            <text:p>87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1:48</text:p>
          </table:table-cell>
          <table:table-cell office:value-type="float" office:value="20.362" calcext:value-type="float">
            <text:p>20.362</text:p>
          </table:table-cell>
          <table:table-cell office:value-type="float" office:value="2656" calcext:value-type="float">
            <text:p>2656</text:p>
          </table:table-cell>
          <table:table-cell office:value-type="float" office:value="20.412" calcext:value-type="float">
            <text:p>20.412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2" calcext:value-type="float">
            <text:p>92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1:54</text:p>
          </table:table-cell>
          <table:table-cell office:value-type="float" office:value="20.3619" calcext:value-type="float">
            <text:p>20.3619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8" calcext:value-type="float">
            <text:p>20.4118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98" calcext:value-type="float">
            <text:p>98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00</text:p>
          </table:table-cell>
          <table:table-cell office:value-type="float" office:value="20.3596" calcext:value-type="float">
            <text:p>20.3596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5" calcext:value-type="float">
            <text:p>20.409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04" calcext:value-type="float">
            <text:p>10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07</text:p>
          </table:table-cell>
          <table:table-cell office:value-type="float" office:value="20.3593" calcext:value-type="float">
            <text:p>20.359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2" calcext:value-type="float">
            <text:p>20.4092</text:p>
          </table:table-cell>
          <table:table-cell office:value-type="float" office:value="-0.0499" calcext:value-type="float">
            <text:p>-0.0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1" calcext:value-type="float">
            <text:p>1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13</text:p>
          </table:table-cell>
          <table:table-cell office:value-type="float" office:value="20.3609" calcext:value-type="float">
            <text:p>20.3609</text:p>
          </table:table-cell>
          <table:table-cell office:value-type="float" office:value="2656" calcext:value-type="float">
            <text:p>2656</text:p>
          </table:table-cell>
          <table:table-cell office:value-type="float" office:value="20.4108" calcext:value-type="float">
            <text:p>20.4108</text:p>
          </table:table-cell>
          <table:table-cell office:value-type="float" office:value="-0.0499" calcext:value-type="float">
            <text:p>-0.0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17" calcext:value-type="float">
            <text:p>1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18</text:p>
          </table:table-cell>
          <table:table-cell office:value-type="float" office:value="20.3582" calcext:value-type="float">
            <text:p>20.3582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1" calcext:value-type="float">
            <text:p>20.4081</text:p>
          </table:table-cell>
          <table:table-cell office:value-type="float" office:value="-0.0499" calcext:value-type="float">
            <text:p>-0.0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2" calcext:value-type="float">
            <text:p>1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24</text:p>
          </table:table-cell>
          <table:table-cell office:value-type="float" office:value="20.3599" calcext:value-type="float">
            <text:p>20.3599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7" calcext:value-type="float">
            <text:p>20.4097</text:p>
          </table:table-cell>
          <table:table-cell office:value-type="float" office:value="-0.0498" calcext:value-type="float">
            <text:p>-0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28" calcext:value-type="float">
            <text:p>128</text:p>
          </table:table-cell>
          <table:table-cell office:value-type="float" office:value="0.0014" calcext:value-type="float">
            <text:p>0.00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29</text:p>
          </table:table-cell>
          <table:table-cell office:value-type="float" office:value="20.3608" calcext:value-type="float">
            <text:p>20.3608</text:p>
          </table:table-cell>
          <table:table-cell office:value-type="float" office:value="2656" calcext:value-type="float">
            <text:p>2656</text:p>
          </table:table-cell>
          <table:table-cell office:value-type="float" office:value="20.4106" calcext:value-type="float">
            <text:p>20.4106</text:p>
          </table:table-cell>
          <table:table-cell office:value-type="float" office:value="-0.0498" calcext:value-type="float">
            <text:p>-0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3" calcext:value-type="float">
            <text:p>133</text:p>
          </table:table-cell>
          <table:table-cell office:value-type="float" office:value="0.0023" calcext:value-type="float">
            <text:p>0.00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2:34</text:p>
          </table:table-cell>
          <table:table-cell office:value-type="float" office:value="20.3594" calcext:value-type="float">
            <text:p>20.3594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2" calcext:value-type="float">
            <text:p>20.4092</text:p>
          </table:table-cell>
          <table:table-cell office:value-type="float" office:value="-0.0498" calcext:value-type="float">
            <text:p>-0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38" calcext:value-type="float">
            <text:p>138</text:p>
          </table:table-cell>
          <table:table-cell office:value-type="float" office:value="0.003" calcext:value-type="float">
            <text:p>0.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04</text:p>
          </table:table-cell>
          <table:table-cell office:value-type="float" office:value="20.3578" calcext:value-type="float">
            <text:p>20.3578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6" calcext:value-type="float">
            <text:p>20.4076</text:p>
          </table:table-cell>
          <table:table-cell office:value-type="float" office:value="-0.0498" calcext:value-type="float">
            <text:p>-0.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68" calcext:value-type="float">
            <text:p>1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13</text:p>
          </table:table-cell>
          <table:table-cell office:value-type="float" office:value="20.3587" calcext:value-type="float">
            <text:p>20.3587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3" calcext:value-type="float">
            <text:p>20.4083</text:p>
          </table:table-cell>
          <table:table-cell office:value-type="float" office:value="-0.0496" calcext:value-type="float">
            <text:p>-0.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77" calcext:value-type="float">
            <text:p>177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19</text:p>
          </table:table-cell>
          <table:table-cell office:value-type="float" office:value="20.3582" calcext:value-type="float">
            <text:p>20.3582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-0.0496" calcext:value-type="float">
            <text:p>-0.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83" calcext:value-type="float">
            <text:p>183</text:p>
          </table:table-cell>
          <table:table-cell office:value-type="float" office:value="0.0039" calcext:value-type="float">
            <text:p>0.00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26</text:p>
          </table:table-cell>
          <table:table-cell office:value-type="float" office:value="20.3598" calcext:value-type="float">
            <text:p>20.3598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4" calcext:value-type="float">
            <text:p>20.4094</text:p>
          </table:table-cell>
          <table:table-cell office:value-type="float" office:value="-0.0496" calcext:value-type="float">
            <text:p>-0.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0" calcext:value-type="float">
            <text:p>190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32</text:p>
          </table:table-cell>
          <table:table-cell office:value-type="float" office:value="20.3621" calcext:value-type="float">
            <text:p>20.3621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7" calcext:value-type="float">
            <text:p>20.4117</text:p>
          </table:table-cell>
          <table:table-cell office:value-type="float" office:value="-0.0495" calcext:value-type="float">
            <text:p>-0.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196" calcext:value-type="float">
            <text:p>1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38</text:p>
          </table:table-cell>
          <table:table-cell office:value-type="float" office:value="20.359" calcext:value-type="float">
            <text:p>20.359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5" calcext:value-type="float">
            <text:p>20.4085</text:p>
          </table:table-cell>
          <table:table-cell office:value-type="float" office:value="-0.0495" calcext:value-type="float">
            <text:p>-0.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02" calcext:value-type="float">
            <text:p>2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44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-0.0495" calcext:value-type="float">
            <text:p>-0.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08" calcext:value-type="float">
            <text:p>2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49</text:p>
          </table:table-cell>
          <table:table-cell office:value-type="float" office:value="20.3599" calcext:value-type="float">
            <text:p>20.3599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4" calcext:value-type="float">
            <text:p>20.4094</text:p>
          </table:table-cell>
          <table:table-cell office:value-type="float" office:value="-0.0494" calcext:value-type="float">
            <text:p>-0.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13" calcext:value-type="float">
            <text:p>2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3:55</text:p>
          </table:table-cell>
          <table:table-cell office:value-type="float" office:value="20.3605" calcext:value-type="float">
            <text:p>20.3605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9" calcext:value-type="float">
            <text:p>20.4099</text:p>
          </table:table-cell>
          <table:table-cell office:value-type="float" office:value="-0.0494" calcext:value-type="float">
            <text:p>-0.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19" calcext:value-type="float">
            <text:p>2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00</text:p>
          </table:table-cell>
          <table:table-cell office:value-type="float" office:value="20.357" calcext:value-type="float">
            <text:p>20.357</text:p>
          </table:table-cell>
          <table:table-cell office:value-type="float" office:value="2656" calcext:value-type="float">
            <text:p>2656</text:p>
          </table:table-cell>
          <table:table-cell office:value-type="float" office:value="20.4063" calcext:value-type="float">
            <text:p>20.4063</text:p>
          </table:table-cell>
          <table:table-cell office:value-type="float" office:value="-0.0494" calcext:value-type="float">
            <text:p>-0.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24" calcext:value-type="float">
            <text:p>2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05</text:p>
          </table:table-cell>
          <table:table-cell office:value-type="float" office:value="20.3575" calcext:value-type="float">
            <text:p>20.3575</text:p>
          </table:table-cell>
          <table:table-cell office:value-type="float" office:value="2656" calcext:value-type="float">
            <text:p>2656</text:p>
          </table:table-cell>
          <table:table-cell office:value-type="float" office:value="20.4069" calcext:value-type="float">
            <text:p>20.4069</text:p>
          </table:table-cell>
          <table:table-cell office:value-type="float" office:value="-0.0494" calcext:value-type="float">
            <text:p>-0.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29" calcext:value-type="float">
            <text:p>2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11</text:p>
          </table:table-cell>
          <table:table-cell office:value-type="float" office:value="20.3623" calcext:value-type="float">
            <text:p>20.3623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7" calcext:value-type="float">
            <text:p>20.4117</text:p>
          </table:table-cell>
          <table:table-cell office:value-type="float" office:value="-0.0493" calcext:value-type="float">
            <text:p>-0.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35" calcext:value-type="float">
            <text:p>235</text:p>
          </table:table-cell>
          <table:table-cell office:value-type="float" office:value="0.0022" calcext:value-type="float">
            <text:p>0.00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16</text:p>
          </table:table-cell>
          <table:table-cell office:value-type="float" office:value="20.3604" calcext:value-type="float">
            <text:p>20.3604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7" calcext:value-type="float">
            <text:p>20.4097</text:p>
          </table:table-cell>
          <table:table-cell office:value-type="float" office:value="-0.0493" calcext:value-type="float">
            <text:p>-0.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40" calcext:value-type="float">
            <text:p>240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21</text:p>
          </table:table-cell>
          <table:table-cell office:value-type="float" office:value="20.3597" calcext:value-type="float">
            <text:p>20.3597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" calcext:value-type="float">
            <text:p>20.409</text:p>
          </table:table-cell>
          <table:table-cell office:value-type="float" office:value="-0.0493" calcext:value-type="float">
            <text:p>-0.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45" calcext:value-type="float">
            <text:p>2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27</text:p>
          </table:table-cell>
          <table:table-cell office:value-type="float" office:value="20.3592" calcext:value-type="float">
            <text:p>20.3592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5" calcext:value-type="float">
            <text:p>20.4085</text:p>
          </table:table-cell>
          <table:table-cell office:value-type="float" office:value="-0.0493" calcext:value-type="float">
            <text:p>-0.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51" calcext:value-type="float">
            <text:p>251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33</text:p>
          </table:table-cell>
          <table:table-cell office:value-type="float" office:value="20.3585" calcext:value-type="float">
            <text:p>20.3585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-0.0492" calcext:value-type="float">
            <text:p>-0.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57" calcext:value-type="float">
            <text:p>257</text:p>
          </table:table-cell>
          <table:table-cell office:value-type="float" office:value="0.0005" calcext:value-type="float">
            <text:p>0.000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38</text:p>
          </table:table-cell>
          <table:table-cell office:value-type="float" office:value="20.3603" calcext:value-type="float">
            <text:p>20.360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5" calcext:value-type="float">
            <text:p>20.4095</text:p>
          </table:table-cell>
          <table:table-cell office:value-type="float" office:value="-0.0492" calcext:value-type="float">
            <text:p>-0.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62" calcext:value-type="float">
            <text:p>2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43</text:p>
          </table:table-cell>
          <table:table-cell office:value-type="float" office:value="20.3596" calcext:value-type="float">
            <text:p>20.3596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8" calcext:value-type="float">
            <text:p>20.4088</text:p>
          </table:table-cell>
          <table:table-cell office:value-type="float" office:value="-0.0492" calcext:value-type="float">
            <text:p>-0.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67" calcext:value-type="float">
            <text:p>267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49</text:p>
          </table:table-cell>
          <table:table-cell office:value-type="float" office:value="20.3622" calcext:value-type="float">
            <text:p>20.3622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3" calcext:value-type="float">
            <text:p>20.4113</text:p>
          </table:table-cell>
          <table:table-cell office:value-type="float" office:value="-0.0492" calcext:value-type="float">
            <text:p>-0.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73" calcext:value-type="float">
            <text:p>2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4:56</text:p>
          </table:table-cell>
          <table:table-cell office:value-type="float" office:value="20.3592" calcext:value-type="float">
            <text:p>20.3592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3" calcext:value-type="float">
            <text:p>20.4083</text:p>
          </table:table-cell>
          <table:table-cell office:value-type="float" office:value="-0.0491" calcext:value-type="float">
            <text:p>-0.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80" calcext:value-type="float">
            <text:p>280</text:p>
          </table:table-cell>
          <table:table-cell office:value-type="float" office:value="0.0024" calcext:value-type="float">
            <text:p>0.0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01</text:p>
          </table:table-cell>
          <table:table-cell office:value-type="float" office:value="20.3569" calcext:value-type="float">
            <text:p>20.3569</text:p>
          </table:table-cell>
          <table:table-cell office:value-type="float" office:value="2656" calcext:value-type="float">
            <text:p>2656</text:p>
          </table:table-cell>
          <table:table-cell office:value-type="float" office:value="20.406" calcext:value-type="float">
            <text:p>20.406</text:p>
          </table:table-cell>
          <table:table-cell office:value-type="float" office:value="-0.0491" calcext:value-type="float">
            <text:p>-0.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85" calcext:value-type="float">
            <text:p>285</text:p>
          </table:table-cell>
          <table:table-cell office:value-type="float" office:value="0.0041" calcext:value-type="float">
            <text:p>0.00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08</text:p>
          </table:table-cell>
          <table:table-cell office:value-type="float" office:value="20.3598" calcext:value-type="float">
            <text:p>20.3598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8" calcext:value-type="float">
            <text:p>20.4088</text:p>
          </table:table-cell>
          <table:table-cell office:value-type="float" office:value="-0.0491" calcext:value-type="float">
            <text:p>-0.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92" calcext:value-type="float">
            <text:p>292</text:p>
          </table:table-cell>
          <table:table-cell office:value-type="float" office:value="0.0019" calcext:value-type="float">
            <text:p>0.0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14</text:p>
          </table:table-cell>
          <table:table-cell office:value-type="float" office:value="20.3621" calcext:value-type="float">
            <text:p>20.3621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1" calcext:value-type="float">
            <text:p>20.4111</text:p>
          </table:table-cell>
          <table:table-cell office:value-type="float" office:value="-0.049" calcext:value-type="float">
            <text:p>-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298" calcext:value-type="float">
            <text:p>2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20</text:p>
          </table:table-cell>
          <table:table-cell office:value-type="float" office:value="20.3598" calcext:value-type="float">
            <text:p>20.3598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8" calcext:value-type="float">
            <text:p>20.4088</text:p>
          </table:table-cell>
          <table:table-cell office:value-type="float" office:value="-0.049" calcext:value-type="float">
            <text:p>-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04" calcext:value-type="float">
            <text:p>3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26</text:p>
          </table:table-cell>
          <table:table-cell office:value-type="float" office:value="20.3605" calcext:value-type="float">
            <text:p>20.3605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5" calcext:value-type="float">
            <text:p>20.4095</text:p>
          </table:table-cell>
          <table:table-cell office:value-type="float" office:value="-0.049" calcext:value-type="float">
            <text:p>-0.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10" calcext:value-type="float">
            <text:p>310</text:p>
          </table:table-cell>
          <table:table-cell office:value-type="float" office:value="0.001" calcext:value-type="float">
            <text:p>0.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31</text:p>
          </table:table-cell>
          <table:table-cell office:value-type="float" office:value="20.3618" calcext:value-type="float">
            <text:p>20.3618</text:p>
          </table:table-cell>
          <table:table-cell office:value-type="float" office:value="2656" calcext:value-type="float">
            <text:p>2656</text:p>
          </table:table-cell>
          <table:table-cell office:value-type="float" office:value="20.4108" calcext:value-type="float">
            <text:p>20.4108</text:p>
          </table:table-cell>
          <table:table-cell office:value-type="float" office:value="-0.049" calcext:value-type="float">
            <text:p>-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15" calcext:value-type="float">
            <text:p>315</text:p>
          </table:table-cell>
          <table:table-cell office:value-type="float" office:value="0.002" calcext:value-type="float">
            <text:p>0.0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37</text:p>
          </table:table-cell>
          <table:table-cell office:value-type="float" office:value="20.3603" calcext:value-type="float">
            <text:p>20.3603</text:p>
          </table:table-cell>
          <table:table-cell office:value-type="float" office:value="2656" calcext:value-type="float">
            <text:p>2656</text:p>
          </table:table-cell>
          <table:table-cell office:value-type="float" office:value="20.4092" calcext:value-type="float">
            <text:p>20.4092</text:p>
          </table:table-cell>
          <table:table-cell office:value-type="float" office:value="-0.0489" calcext:value-type="float">
            <text:p>-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21" calcext:value-type="float">
            <text:p>3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43</text:p>
          </table:table-cell>
          <table:table-cell office:value-type="float" office:value="20.3599" calcext:value-type="float">
            <text:p>20.3599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8" calcext:value-type="float">
            <text:p>20.4088</text:p>
          </table:table-cell>
          <table:table-cell office:value-type="float" office:value="-0.0489" calcext:value-type="float">
            <text:p>-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27" calcext:value-type="float">
            <text:p>327</text:p>
          </table:table-cell>
          <table:table-cell office:value-type="float" office:value="0.002" calcext:value-type="float">
            <text:p>0.0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49</text:p>
          </table:table-cell>
          <table:table-cell office:value-type="float" office:value="20.3587" calcext:value-type="float">
            <text:p>20.3587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6" calcext:value-type="float">
            <text:p>20.4076</text:p>
          </table:table-cell>
          <table:table-cell office:value-type="float" office:value="-0.0489" calcext:value-type="float">
            <text:p>-0.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33" calcext:value-type="float">
            <text:p>3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54</text:p>
          </table:table-cell>
          <table:table-cell office:value-type="float" office:value="20.3616" calcext:value-type="float">
            <text:p>20.3616</text:p>
          </table:table-cell>
          <table:table-cell office:value-type="float" office:value="2656" calcext:value-type="float">
            <text:p>2656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-0.0488" calcext:value-type="float">
            <text:p>-0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38" calcext:value-type="float">
            <text:p>338</text:p>
          </table:table-cell>
          <table:table-cell office:value-type="float" office:value="0.0011" calcext:value-type="float">
            <text:p>0.001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5:59</text:p>
          </table:table-cell>
          <table:table-cell office:value-type="float" office:value="20.3623" calcext:value-type="float">
            <text:p>20.3623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1" calcext:value-type="float">
            <text:p>20.4111</text:p>
          </table:table-cell>
          <table:table-cell office:value-type="float" office:value="-0.0488" calcext:value-type="float">
            <text:p>-0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43" calcext:value-type="float">
            <text:p>343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6:05</text:p>
          </table:table-cell>
          <table:table-cell office:value-type="float" office:value="20.3591" calcext:value-type="float">
            <text:p>20.3591</text:p>
          </table:table-cell>
          <table:table-cell office:value-type="float" office:value="2656" calcext:value-type="float">
            <text:p>2656</text:p>
          </table:table-cell>
          <table:table-cell office:value-type="float" office:value="20.4079" calcext:value-type="float">
            <text:p>20.4079</text:p>
          </table:table-cell>
          <table:table-cell office:value-type="float" office:value="-0.0488" calcext:value-type="float">
            <text:p>-0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49" calcext:value-type="float">
            <text:p>3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6:11</text:p>
          </table:table-cell>
          <table:table-cell office:value-type="float" office:value="20.3625" calcext:value-type="float">
            <text:p>20.3625</text:p>
          </table:table-cell>
          <table:table-cell office:value-type="float" office:value="2656" calcext:value-type="float">
            <text:p>2656</text:p>
          </table:table-cell>
          <table:table-cell office:value-type="float" office:value="20.4113" calcext:value-type="float">
            <text:p>20.4113</text:p>
          </table:table-cell>
          <table:table-cell office:value-type="float" office:value="-0.0488" calcext:value-type="float">
            <text:p>-0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55" calcext:value-type="float">
            <text:p>355</text:p>
          </table:table-cell>
          <table:table-cell office:value-type="float" office:value="0.002" calcext:value-type="float">
            <text:p>0.0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6:17</text:p>
          </table:table-cell>
          <table:table-cell office:value-type="float" office:value="20.3613" calcext:value-type="float">
            <text:p>20.3613</text:p>
          </table:table-cell>
          <table:table-cell office:value-type="float" office:value="2656" calcext:value-type="float">
            <text:p>2656</text:p>
          </table:table-cell>
          <table:table-cell office:value-type="float" office:value="20.4101" calcext:value-type="float">
            <text:p>20.4101</text:p>
          </table:table-cell>
          <table:table-cell office:value-type="float" office:value="-0.0487" calcext:value-type="float">
            <text:p>-0.04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61" calcext:value-type="float">
            <text:p>361</text:p>
          </table:table-cell>
          <table:table-cell office:value-type="float" office:value="0.0009" calcext:value-type="float">
            <text:p>0.000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26:24</text:p>
          </table:table-cell>
          <table:table-cell office:value-type="float" office:value="20.3594" calcext:value-type="float">
            <text:p>20.3594</text:p>
          </table:table-cell>
          <table:table-cell office:value-type="float" office:value="2656" calcext:value-type="float">
            <text:p>2656</text:p>
          </table:table-cell>
          <table:table-cell office:value-type="float" office:value="20.4081" calcext:value-type="float">
            <text:p>20.4081</text:p>
          </table:table-cell>
          <table:table-cell office:value-type="float" office:value="-0.0487" calcext:value-type="float">
            <text:p>-0.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34.120365" calcext:value-type="float">
            <text:p>34.120365</text:p>
          </table:table-cell>
          <table:table-cell office:value-type="float" office:value="-106.886292" calcext:value-type="float">
            <text:p>-106.886292</text:p>
          </table:table-cell>
          <table:table-cell office:value-type="float" office:value="368" calcext:value-type="float">
            <text:p>3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6:36</text:p>
          </table:table-cell>
          <table:table-cell office:value-type="float" office:value="20.1334" calcext:value-type="float">
            <text:p>20.1334</text:p>
          </table:table-cell>
          <table:table-cell office:value-type="float" office:value="2656" calcext:value-type="float">
            <text:p>2656</text:p>
          </table:table-cell>
          <table:table-cell office:value-type="float" office:value="20.1793" calcext:value-type="float">
            <text:p>20.1793</text:p>
          </table:table-cell>
          <table:table-cell office:value-type="float" office:value="-0.0459" calcext:value-type="float">
            <text:p>-0.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73" calcext:value-type="float">
            <text:p>73</text:p>
          </table:table-cell>
          <table:table-cell office:value-type="float" office:value="0.0098" calcext:value-type="float">
            <text:p>0.009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6:44</text:p>
          </table:table-cell>
          <table:table-cell office:value-type="float" office:value="20.1204" calcext:value-type="float">
            <text:p>20.1204</text:p>
          </table:table-cell>
          <table:table-cell office:value-type="float" office:value="2656" calcext:value-type="float">
            <text:p>2656</text:p>
          </table:table-cell>
          <table:table-cell office:value-type="float" office:value="20.1662" calcext:value-type="float">
            <text:p>20.1662</text:p>
          </table:table-cell>
          <table:table-cell office:value-type="float" office:value="-0.0458" calcext:value-type="float">
            <text:p>-0.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81" calcext:value-type="float">
            <text:p>81</text:p>
          </table:table-cell>
          <table:table-cell office:value-type="float" office:value="0.0016" calcext:value-type="float">
            <text:p>0.0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6:50</text:p>
          </table:table-cell>
          <table:table-cell office:value-type="float" office:value="20.1217" calcext:value-type="float">
            <text:p>20.1217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5" calcext:value-type="float">
            <text:p>20.1675</text:p>
          </table:table-cell>
          <table:table-cell office:value-type="float" office:value="-0.0458" calcext:value-type="float">
            <text:p>-0.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87" calcext:value-type="float">
            <text:p>87</text:p>
          </table:table-cell>
          <table:table-cell office:value-type="float" office:value="0.001" calcext:value-type="float">
            <text:p>0.0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01</text:p>
          </table:table-cell>
          <table:table-cell office:value-type="float" office:value="20.1203" calcext:value-type="float">
            <text:p>20.120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6" calcext:value-type="float">
            <text:p>20.166</text:p>
          </table:table-cell>
          <table:table-cell office:value-type="float" office:value="-0.0457" calcext:value-type="float">
            <text:p>-0.0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98" calcext:value-type="float">
            <text:p>98</text:p>
          </table:table-cell>
          <table:table-cell office:value-type="float" office:value="0.0053" calcext:value-type="float">
            <text:p>0.005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10</text:p>
          </table:table-cell>
          <table:table-cell office:value-type="float" office:value="20.1166" calcext:value-type="float">
            <text:p>20.1166</text:p>
          </table:table-cell>
          <table:table-cell office:value-type="float" office:value="2656" calcext:value-type="float">
            <text:p>2656</text:p>
          </table:table-cell>
          <table:table-cell office:value-type="float" office:value="20.1623" calcext:value-type="float">
            <text:p>20.1623</text:p>
          </table:table-cell>
          <table:table-cell office:value-type="float" office:value="-0.0457" calcext:value-type="float">
            <text:p>-0.0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07" calcext:value-type="float">
            <text:p>107</text:p>
          </table:table-cell>
          <table:table-cell office:value-type="float" office:value="0.0021" calcext:value-type="float">
            <text:p>0.00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16</text:p>
          </table:table-cell>
          <table:table-cell office:value-type="float" office:value="20.1202" calcext:value-type="float">
            <text:p>20.120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59" calcext:value-type="float">
            <text:p>20.1659</text:p>
          </table:table-cell>
          <table:table-cell office:value-type="float" office:value="-0.0457" calcext:value-type="float">
            <text:p>-0.0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13" calcext:value-type="float">
            <text:p>113</text:p>
          </table:table-cell>
          <table:table-cell office:value-type="float" office:value="0.001" calcext:value-type="float">
            <text:p>0.0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23</text:p>
          </table:table-cell>
          <table:table-cell office:value-type="float" office:value="20.1169" calcext:value-type="float">
            <text:p>20.116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25" calcext:value-type="float">
            <text:p>20.1625</text:p>
          </table:table-cell>
          <table:table-cell office:value-type="float" office:value="-0.0456" calcext:value-type="float">
            <text:p>-0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20" calcext:value-type="float">
            <text:p>120</text:p>
          </table:table-cell>
          <table:table-cell office:value-type="float" office:value="0.0031" calcext:value-type="float">
            <text:p>0.003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37</text:p>
          </table:table-cell>
          <table:table-cell office:value-type="float" office:value="20.119" calcext:value-type="float">
            <text:p>20.11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46" calcext:value-type="float">
            <text:p>20.1646</text:p>
          </table:table-cell>
          <table:table-cell office:value-type="float" office:value="-0.0456" calcext:value-type="float">
            <text:p>-0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34" calcext:value-type="float">
            <text:p>134</text:p>
          </table:table-cell>
          <table:table-cell office:value-type="float" office:value="0.0039" calcext:value-type="float">
            <text:p>0.00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44</text:p>
          </table:table-cell>
          <table:table-cell office:value-type="float" office:value="20.1143" calcext:value-type="float">
            <text:p>20.1143</text:p>
          </table:table-cell>
          <table:table-cell office:value-type="float" office:value="2656" calcext:value-type="float">
            <text:p>2656</text:p>
          </table:table-cell>
          <table:table-cell office:value-type="float" office:value="20.1598" calcext:value-type="float">
            <text:p>20.1598</text:p>
          </table:table-cell>
          <table:table-cell office:value-type="float" office:value="-0.0455" calcext:value-type="float">
            <text:p>-0.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1" calcext:value-type="float">
            <text:p>141</text:p>
          </table:table-cell>
          <table:table-cell office:value-type="float" office:value="0.0016" calcext:value-type="float">
            <text:p>0.00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51</text:p>
          </table:table-cell>
          <table:table-cell office:value-type="float" office:value="20.1259" calcext:value-type="float">
            <text:p>20.1259</text:p>
          </table:table-cell>
          <table:table-cell office:value-type="float" office:value="2656" calcext:value-type="float">
            <text:p>2656</text:p>
          </table:table-cell>
          <table:table-cell office:value-type="float" office:value="20.1714" calcext:value-type="float">
            <text:p>20.1714</text:p>
          </table:table-cell>
          <table:table-cell office:value-type="float" office:value="-0.0455" calcext:value-type="float">
            <text:p>-0.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48" calcext:value-type="float">
            <text:p>1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7:58</text:p>
          </table:table-cell>
          <table:table-cell office:value-type="float" office:value="20.1261" calcext:value-type="float">
            <text:p>20.1261</text:p>
          </table:table-cell>
          <table:table-cell office:value-type="float" office:value="2656" calcext:value-type="float">
            <text:p>2656</text:p>
          </table:table-cell>
          <table:table-cell office:value-type="float" office:value="20.1715" calcext:value-type="float">
            <text:p>20.1715</text:p>
          </table:table-cell>
          <table:table-cell office:value-type="float" office:value="-0.0455" calcext:value-type="float">
            <text:p>-0.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55" calcext:value-type="float">
            <text:p>155</text:p>
          </table:table-cell>
          <table:table-cell office:value-type="float" office:value="0.0019" calcext:value-type="float">
            <text:p>0.0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04</text:p>
          </table:table-cell>
          <table:table-cell office:value-type="float" office:value="20.1197" calcext:value-type="float">
            <text:p>20.1197</text:p>
          </table:table-cell>
          <table:table-cell office:value-type="float" office:value="2656" calcext:value-type="float">
            <text:p>2656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-0.0454" calcext:value-type="float">
            <text:p>-0.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1" calcext:value-type="float">
            <text:p>161</text:p>
          </table:table-cell>
          <table:table-cell office:value-type="float" office:value="0.0012" calcext:value-type="float">
            <text:p>0.00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11</text:p>
          </table:table-cell>
          <table:table-cell office:value-type="float" office:value="20.1229" calcext:value-type="float">
            <text:p>20.122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-0.0454" calcext:value-type="float">
            <text:p>-0.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68" calcext:value-type="float">
            <text:p>1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23</text:p>
          </table:table-cell>
          <table:table-cell office:value-type="float" office:value="20.1221" calcext:value-type="float">
            <text:p>20.1221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5" calcext:value-type="float">
            <text:p>20.1675</text:p>
          </table:table-cell>
          <table:table-cell office:value-type="float" office:value="-0.0454" calcext:value-type="float">
            <text:p>-0.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80" calcext:value-type="float">
            <text:p>180</text:p>
          </table:table-cell>
          <table:table-cell office:value-type="float" office:value="0.0007" calcext:value-type="float">
            <text:p>0.0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30</text:p>
          </table:table-cell>
          <table:table-cell office:value-type="float" office:value="20.122" calcext:value-type="float">
            <text:p>20.12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3" calcext:value-type="float">
            <text:p>20.1673</text:p>
          </table:table-cell>
          <table:table-cell office:value-type="float" office:value="-0.0453" calcext:value-type="float">
            <text:p>-0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87" calcext:value-type="float">
            <text:p>187</text:p>
          </table:table-cell>
          <table:table-cell office:value-type="float" office:value="0.0009" calcext:value-type="float">
            <text:p>0.000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35</text:p>
          </table:table-cell>
          <table:table-cell office:value-type="float" office:value="20.1239" calcext:value-type="float">
            <text:p>20.1239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2" calcext:value-type="float">
            <text:p>20.1692</text:p>
          </table:table-cell>
          <table:table-cell office:value-type="float" office:value="-0.0453" calcext:value-type="float">
            <text:p>-0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92" calcext:value-type="float">
            <text:p>192</text:p>
          </table:table-cell>
          <table:table-cell office:value-type="float" office:value="0.0016" calcext:value-type="float">
            <text:p>0.0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40</text:p>
          </table:table-cell>
          <table:table-cell office:value-type="float" office:value="20.1236" calcext:value-type="float">
            <text:p>20.1236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-0.0453" calcext:value-type="float">
            <text:p>-0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197" calcext:value-type="float">
            <text:p>1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46</text:p>
          </table:table-cell>
          <table:table-cell office:value-type="float" office:value="20.1203" calcext:value-type="float">
            <text:p>20.120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55" calcext:value-type="float">
            <text:p>20.1655</text:p>
          </table:table-cell>
          <table:table-cell office:value-type="float" office:value="-0.0452" calcext:value-type="float">
            <text:p>-0.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03" calcext:value-type="float">
            <text:p>2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51</text:p>
          </table:table-cell>
          <table:table-cell office:value-type="float" office:value="20.1222" calcext:value-type="float">
            <text:p>20.122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5" calcext:value-type="float">
            <text:p>20.1675</text:p>
          </table:table-cell>
          <table:table-cell office:value-type="float" office:value="-0.0452" calcext:value-type="float">
            <text:p>-0.0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08" calcext:value-type="float">
            <text:p>208</text:p>
          </table:table-cell>
          <table:table-cell office:value-type="float" office:value="0.0026" calcext:value-type="float">
            <text:p>0.00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8:56</text:p>
          </table:table-cell>
          <table:table-cell office:value-type="float" office:value="20.1233" calcext:value-type="float">
            <text:p>20.123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5" calcext:value-type="float">
            <text:p>20.1685</text:p>
          </table:table-cell>
          <table:table-cell office:value-type="float" office:value="-0.0452" calcext:value-type="float">
            <text:p>-0.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13" calcext:value-type="float">
            <text:p>2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02</text:p>
          </table:table-cell>
          <table:table-cell office:value-type="float" office:value="20.1248" calcext:value-type="float">
            <text:p>20.1248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9" calcext:value-type="float">
            <text:p>20.1699</text:p>
          </table:table-cell>
          <table:table-cell office:value-type="float" office:value="-0.0452" calcext:value-type="float">
            <text:p>-0.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19" calcext:value-type="float">
            <text:p>219</text:p>
          </table:table-cell>
          <table:table-cell office:value-type="float" office:value="0.0019" calcext:value-type="float">
            <text:p>0.0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08</text:p>
          </table:table-cell>
          <table:table-cell office:value-type="float" office:value="20.1205" calcext:value-type="float">
            <text:p>20.1205</text:p>
          </table:table-cell>
          <table:table-cell office:value-type="float" office:value="2656" calcext:value-type="float">
            <text:p>2656</text:p>
          </table:table-cell>
          <table:table-cell office:value-type="float" office:value="20.1657" calcext:value-type="float">
            <text:p>20.1657</text:p>
          </table:table-cell>
          <table:table-cell office:value-type="float" office:value="-0.0451" calcext:value-type="float">
            <text:p>-0.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25" calcext:value-type="float">
            <text:p>2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18</text:p>
          </table:table-cell>
          <table:table-cell office:value-type="float" office:value="20.1232" calcext:value-type="float">
            <text:p>20.123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-0.0451" calcext:value-type="float">
            <text:p>-0.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35" calcext:value-type="float">
            <text:p>235</text:p>
          </table:table-cell>
          <table:table-cell office:value-type="float" office:value="0.0042" calcext:value-type="float">
            <text:p>0.00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24</text:p>
          </table:table-cell>
          <table:table-cell office:value-type="float" office:value="20.1173" calcext:value-type="float">
            <text:p>20.117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23" calcext:value-type="float">
            <text:p>20.1623</text:p>
          </table:table-cell>
          <table:table-cell office:value-type="float" office:value="-0.0451" calcext:value-type="float">
            <text:p>-0.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41" calcext:value-type="float">
            <text:p>241</text:p>
          </table:table-cell>
          <table:table-cell office:value-type="float" office:value="0.0031" calcext:value-type="float">
            <text:p>0.00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31</text:p>
          </table:table-cell>
          <table:table-cell office:value-type="float" office:value="20.1203" calcext:value-type="float">
            <text:p>20.120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53" calcext:value-type="float">
            <text:p>20.1653</text:p>
          </table:table-cell>
          <table:table-cell office:value-type="float" office:value="-0.045" calcext:value-type="float">
            <text:p>-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48" calcext:value-type="float">
            <text:p>248</text:p>
          </table:table-cell>
          <table:table-cell office:value-type="float" office:value="0.002" calcext:value-type="float">
            <text:p>0.0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37</text:p>
          </table:table-cell>
          <table:table-cell office:value-type="float" office:value="20.1223" calcext:value-type="float">
            <text:p>20.122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3" calcext:value-type="float">
            <text:p>20.1673</text:p>
          </table:table-cell>
          <table:table-cell office:value-type="float" office:value="-0.045" calcext:value-type="float">
            <text:p>-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54" calcext:value-type="float">
            <text:p>254</text:p>
          </table:table-cell>
          <table:table-cell office:value-type="float" office:value="0.0029" calcext:value-type="float">
            <text:p>0.0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42</text:p>
          </table:table-cell>
          <table:table-cell office:value-type="float" office:value="20.1237" calcext:value-type="float">
            <text:p>20.1237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-0.045" calcext:value-type="float">
            <text:p>-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59" calcext:value-type="float">
            <text:p>2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49</text:p>
          </table:table-cell>
          <table:table-cell office:value-type="float" office:value="20.1245" calcext:value-type="float">
            <text:p>20.1245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4" calcext:value-type="float">
            <text:p>20.1694</text:p>
          </table:table-cell>
          <table:table-cell office:value-type="float" office:value="-0.045" calcext:value-type="float">
            <text:p>-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66" calcext:value-type="float">
            <text:p>2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39:54</text:p>
          </table:table-cell>
          <table:table-cell office:value-type="float" office:value="20.1224" calcext:value-type="float">
            <text:p>20.1224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3" calcext:value-type="float">
            <text:p>20.1673</text:p>
          </table:table-cell>
          <table:table-cell office:value-type="float" office:value="-0.0449" calcext:value-type="float">
            <text:p>-0.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71" calcext:value-type="float">
            <text:p>27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00</text:p>
          </table:table-cell>
          <table:table-cell office:value-type="float" office:value="20.1235" calcext:value-type="float">
            <text:p>20.1235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-0.0449" calcext:value-type="float">
            <text:p>-0.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77" calcext:value-type="float">
            <text:p>277</text:p>
          </table:table-cell>
          <table:table-cell office:value-type="float" office:value="0.0034" calcext:value-type="float">
            <text:p>0.00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06</text:p>
          </table:table-cell>
          <table:table-cell office:value-type="float" office:value="20.1233" calcext:value-type="float">
            <text:p>20.123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2" calcext:value-type="float">
            <text:p>20.1682</text:p>
          </table:table-cell>
          <table:table-cell office:value-type="float" office:value="-0.0449" calcext:value-type="float">
            <text:p>-0.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83" calcext:value-type="float">
            <text:p>2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11</text:p>
          </table:table-cell>
          <table:table-cell office:value-type="float" office:value="20.1224" calcext:value-type="float">
            <text:p>20.1224</text:p>
          </table:table-cell>
          <table:table-cell office:value-type="float" office:value="2656" calcext:value-type="float">
            <text:p>2656</text:p>
          </table:table-cell>
          <table:table-cell office:value-type="float" office:value="20.1673" calcext:value-type="float">
            <text:p>20.1673</text:p>
          </table:table-cell>
          <table:table-cell office:value-type="float" office:value="-0.0448" calcext:value-type="float">
            <text:p>-0.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88" calcext:value-type="float">
            <text:p>288</text:p>
          </table:table-cell>
          <table:table-cell office:value-type="float" office:value="0.0017" calcext:value-type="float">
            <text:p>0.00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17</text:p>
          </table:table-cell>
          <table:table-cell office:value-type="float" office:value="20.1232" calcext:value-type="float">
            <text:p>20.1232</text:p>
          </table:table-cell>
          <table:table-cell office:value-type="float" office:value="2656" calcext:value-type="float">
            <text:p>2656</text:p>
          </table:table-cell>
          <table:table-cell office:value-type="float" office:value="20.168" calcext:value-type="float">
            <text:p>20.168</text:p>
          </table:table-cell>
          <table:table-cell office:value-type="float" office:value="-0.0448" calcext:value-type="float">
            <text:p>-0.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294" calcext:value-type="float">
            <text:p>294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23</text:p>
          </table:table-cell>
          <table:table-cell office:value-type="float" office:value="20.1243" calcext:value-type="float">
            <text:p>20.1243</text:p>
          </table:table-cell>
          <table:table-cell office:value-type="float" office:value="2656" calcext:value-type="float">
            <text:p>2656</text:p>
          </table:table-cell>
          <table:table-cell office:value-type="float" office:value="20.1691" calcext:value-type="float">
            <text:p>20.1691</text:p>
          </table:table-cell>
          <table:table-cell office:value-type="float" office:value="-0.0448" calcext:value-type="float">
            <text:p>-0.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40:28</text:p>
          </table:table-cell>
          <table:table-cell office:value-type="float" office:value="20.1216" calcext:value-type="float">
            <text:p>20.1216</text:p>
          </table:table-cell>
          <table:table-cell office:value-type="float" office:value="2656" calcext:value-type="float">
            <text:p>2656</text:p>
          </table:table-cell>
          <table:table-cell office:value-type="float" office:value="20.1664" calcext:value-type="float">
            <text:p>20.1664</text:p>
          </table:table-cell>
          <table:table-cell office:value-type="float" office:value="-0.0448" calcext:value-type="float">
            <text:p>-0.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34.120338" calcext:value-type="float">
            <text:p>34.120338</text:p>
          </table:table-cell>
          <table:table-cell office:value-type="float" office:value="-106.888339" calcext:value-type="float">
            <text:p>-106.888339</text:p>
          </table:table-cell>
          <table:table-cell office:value-type="float" office:value="305" calcext:value-type="float">
            <text:p>305</text:p>
          </table:table-cell>
          <table:table-cell office:value-type="float" office:value="0.002" calcext:value-type="float">
            <text:p>0.0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7:40</text:p>
          </table:table-cell>
          <table:table-cell office:value-type="float" office:value="0.1671" calcext:value-type="float">
            <text:p>0.1671</text:p>
          </table:table-cell>
          <table:table-cell office:value-type="float" office:value="2656" calcext:value-type="float">
            <text:p>2656</text:p>
          </table:table-cell>
          <table:table-cell office:value-type="float" office:value="0.2072" calcext:value-type="float">
            <text:p>0.2072</text:p>
          </table:table-cell>
          <table:table-cell office:value-type="float" office:value="-0.0401" calcext:value-type="float">
            <text:p>-0.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58" calcext:value-type="float">
            <text:p>58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7:49</text:p>
          </table:table-cell>
          <table:table-cell office:value-type="float" office:value="0.1859" calcext:value-type="float">
            <text:p>0.1859</text:p>
          </table:table-cell>
          <table:table-cell office:value-type="float" office:value="2656" calcext:value-type="float">
            <text:p>2656</text:p>
          </table:table-cell>
          <table:table-cell office:value-type="float" office:value="0.2259" calcext:value-type="float">
            <text:p>0.225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67" calcext:value-type="float">
            <text:p>67</text:p>
          </table:table-cell>
          <table:table-cell office:value-type="float" office:value="0.0019" calcext:value-type="float">
            <text:p>0.00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7:55</text:p>
          </table:table-cell>
          <table:table-cell office:value-type="float" office:value="0.1854" calcext:value-type="float">
            <text:p>0.1854</text:p>
          </table:table-cell>
          <table:table-cell office:value-type="float" office:value="2656" calcext:value-type="float">
            <text:p>2656</text:p>
          </table:table-cell>
          <table:table-cell office:value-type="float" office:value="0.2254" calcext:value-type="float">
            <text:p>0.2254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3" calcext:value-type="float">
            <text:p>73</text:p>
          </table:table-cell>
          <table:table-cell office:value-type="float" office:value="0.0029" calcext:value-type="float">
            <text:p>0.00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01</text:p>
          </table:table-cell>
          <table:table-cell office:value-type="float" office:value="0.1798" calcext:value-type="float">
            <text:p>0.1798</text:p>
          </table:table-cell>
          <table:table-cell office:value-type="float" office:value="2656" calcext:value-type="float">
            <text:p>2656</text:p>
          </table:table-cell>
          <table:table-cell office:value-type="float" office:value="0.2197" calcext:value-type="float">
            <text:p>0.2197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79" calcext:value-type="float">
            <text:p>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07</text:p>
          </table:table-cell>
          <table:table-cell office:value-type="float" office:value="0.1819" calcext:value-type="float">
            <text:p>0.1819</text:p>
          </table:table-cell>
          <table:table-cell office:value-type="float" office:value="2656" calcext:value-type="float">
            <text:p>2656</text:p>
          </table:table-cell>
          <table:table-cell office:value-type="float" office:value="0.2219" calcext:value-type="float">
            <text:p>0.2219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85" calcext:value-type="float">
            <text:p>85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13</text:p>
          </table:table-cell>
          <table:table-cell office:value-type="float" office:value="0.185" calcext:value-type="float">
            <text:p>0.185</text:p>
          </table:table-cell>
          <table:table-cell office:value-type="float" office:value="2656" calcext:value-type="float">
            <text:p>2656</text:p>
          </table:table-cell>
          <table:table-cell office:value-type="float" office:value="0.2249" calcext:value-type="float">
            <text:p>0.2249</text:p>
          </table:table-cell>
          <table:table-cell office:value-type="float" office:value="-0.0399" calcext:value-type="float">
            <text:p>-0.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1" calcext:value-type="float">
            <text:p>91</text:p>
          </table:table-cell>
          <table:table-cell office:value-type="float" office:value="0.0034" calcext:value-type="float">
            <text:p>0.00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20</text:p>
          </table:table-cell>
          <table:table-cell office:value-type="float" office:value="0.1825" calcext:value-type="float">
            <text:p>0.1825</text:p>
          </table:table-cell>
          <table:table-cell office:value-type="float" office:value="2656" calcext:value-type="float">
            <text:p>2656</text:p>
          </table:table-cell>
          <table:table-cell office:value-type="float" office:value="0.2224" calcext:value-type="float">
            <text:p>0.2224</text:p>
          </table:table-cell>
          <table:table-cell office:value-type="float" office:value="-0.0399" calcext:value-type="float">
            <text:p>-0.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98" calcext:value-type="float">
            <text:p>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39</text:p>
          </table:table-cell>
          <table:table-cell office:value-type="float" office:value="0.1838" calcext:value-type="float">
            <text:p>0.1838</text:p>
          </table:table-cell>
          <table:table-cell office:value-type="float" office:value="2656" calcext:value-type="float">
            <text:p>2656</text:p>
          </table:table-cell>
          <table:table-cell office:value-type="float" office:value="0.2236" calcext:value-type="float">
            <text:p>0.2236</text:p>
          </table:table-cell>
          <table:table-cell office:value-type="float" office:value="-0.0398" calcext:value-type="float">
            <text:p>-0.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17" calcext:value-type="float">
            <text:p>1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48</text:p>
          </table:table-cell>
          <table:table-cell office:value-type="float" office:value="0.1856" calcext:value-type="float">
            <text:p>0.1856</text:p>
          </table:table-cell>
          <table:table-cell office:value-type="float" office:value="2656" calcext:value-type="float">
            <text:p>2656</text:p>
          </table:table-cell>
          <table:table-cell office:value-type="float" office:value="0.2254" calcext:value-type="float">
            <text:p>0.2254</text:p>
          </table:table-cell>
          <table:table-cell office:value-type="float" office:value="-0.0398" calcext:value-type="float">
            <text:p>-0.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26" calcext:value-type="float">
            <text:p>1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8:58</text:p>
          </table:table-cell>
          <table:table-cell office:value-type="float" office:value="0.1855" calcext:value-type="float">
            <text:p>0.1855</text:p>
          </table:table-cell>
          <table:table-cell office:value-type="float" office:value="2656" calcext:value-type="float">
            <text:p>2656</text:p>
          </table:table-cell>
          <table:table-cell office:value-type="float" office:value="0.2252" calcext:value-type="float">
            <text:p>0.2252</text:p>
          </table:table-cell>
          <table:table-cell office:value-type="float" office:value="-0.0398" calcext:value-type="float">
            <text:p>-0.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36" calcext:value-type="float">
            <text:p>1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04</text:p>
          </table:table-cell>
          <table:table-cell office:value-type="float" office:value="0.1841" calcext:value-type="float">
            <text:p>0.1841</text:p>
          </table:table-cell>
          <table:table-cell office:value-type="float" office:value="2656" calcext:value-type="float">
            <text:p>2656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0397" calcext:value-type="float">
            <text:p>-0.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2" calcext:value-type="float">
            <text:p>1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15</text:p>
          </table:table-cell>
          <table:table-cell office:value-type="float" office:value="0.1841" calcext:value-type="float">
            <text:p>0.1841</text:p>
          </table:table-cell>
          <table:table-cell office:value-type="float" office:value="2656" calcext:value-type="float">
            <text:p>2656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0397" calcext:value-type="float">
            <text:p>-0.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53" calcext:value-type="float">
            <text:p>153</text:p>
          </table:table-cell>
          <table:table-cell office:value-type="float" office:value="0.0006" calcext:value-type="float">
            <text:p>0.000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24</text:p>
          </table:table-cell>
          <table:table-cell office:value-type="float" office:value="0.1854" calcext:value-type="float">
            <text:p>0.1854</text:p>
          </table:table-cell>
          <table:table-cell office:value-type="float" office:value="2656" calcext:value-type="float">
            <text:p>2656</text:p>
          </table:table-cell>
          <table:table-cell office:value-type="float" office:value="0.2251" calcext:value-type="float">
            <text:p>0.2251</text:p>
          </table:table-cell>
          <table:table-cell office:value-type="float" office:value="-0.0396" calcext:value-type="float">
            <text:p>-0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62" calcext:value-type="float">
            <text:p>1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33</text:p>
          </table:table-cell>
          <table:table-cell office:value-type="float" office:value="0.1853" calcext:value-type="float">
            <text:p>0.1853</text:p>
          </table:table-cell>
          <table:table-cell office:value-type="float" office:value="2656" calcext:value-type="float">
            <text:p>2656</text:p>
          </table:table-cell>
          <table:table-cell office:value-type="float" office:value="0.2249" calcext:value-type="float">
            <text:p>0.2249</text:p>
          </table:table-cell>
          <table:table-cell office:value-type="float" office:value="-0.0396" calcext:value-type="float">
            <text:p>-0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1" calcext:value-type="float">
            <text:p>1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39</text:p>
          </table:table-cell>
          <table:table-cell office:value-type="float" office:value="0.1851" calcext:value-type="float">
            <text:p>0.1851</text:p>
          </table:table-cell>
          <table:table-cell office:value-type="float" office:value="2656" calcext:value-type="float">
            <text:p>2656</text:p>
          </table:table-cell>
          <table:table-cell office:value-type="float" office:value="0.2247" calcext:value-type="float">
            <text:p>0.2247</text:p>
          </table:table-cell>
          <table:table-cell office:value-type="float" office:value="-0.0396" calcext:value-type="float">
            <text:p>-0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77" calcext:value-type="float">
            <text:p>1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45</text:p>
          </table:table-cell>
          <table:table-cell office:value-type="float" office:value="0.1846" calcext:value-type="float">
            <text:p>0.1846</text:p>
          </table:table-cell>
          <table:table-cell office:value-type="float" office:value="2656" calcext:value-type="float">
            <text:p>2656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395" calcext:value-type="float">
            <text:p>-0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83" calcext:value-type="float">
            <text:p>183</text:p>
          </table:table-cell>
          <table:table-cell office:value-type="float" office:value="0.0007" calcext:value-type="float">
            <text:p>0.000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52</text:p>
          </table:table-cell>
          <table:table-cell office:value-type="float" office:value="0.1861" calcext:value-type="float">
            <text:p>0.1861</text:p>
          </table:table-cell>
          <table:table-cell office:value-type="float" office:value="2656" calcext:value-type="float">
            <text:p>2656</text:p>
          </table:table-cell>
          <table:table-cell office:value-type="float" office:value="0.2256" calcext:value-type="float">
            <text:p>0.2256</text:p>
          </table:table-cell>
          <table:table-cell office:value-type="float" office:value="-0.0395" calcext:value-type="float">
            <text:p>-0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0" calcext:value-type="float">
            <text:p>190</text:p>
          </table:table-cell>
          <table:table-cell office:value-type="float" office:value="0.0022" calcext:value-type="float">
            <text:p>0.00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8:59:59</text:p>
          </table:table-cell>
          <table:table-cell office:value-type="float" office:value="0.1854" calcext:value-type="float">
            <text:p>0.1854</text:p>
          </table:table-cell>
          <table:table-cell office:value-type="float" office:value="2656" calcext:value-type="float">
            <text:p>2656</text:p>
          </table:table-cell>
          <table:table-cell office:value-type="float" office:value="0.2249" calcext:value-type="float">
            <text:p>0.2249</text:p>
          </table:table-cell>
          <table:table-cell office:value-type="float" office:value="-0.0395" calcext:value-type="float">
            <text:p>-0.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97" calcext:value-type="float">
            <text:p>197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05</text:p>
          </table:table-cell>
          <table:table-cell office:value-type="float" office:value="0.1844" calcext:value-type="float">
            <text:p>0.1844</text:p>
          </table:table-cell>
          <table:table-cell office:value-type="float" office:value="2656" calcext:value-type="float">
            <text:p>2656</text:p>
          </table:table-cell>
          <table:table-cell office:value-type="float" office:value="0.2238" calcext:value-type="float">
            <text:p>0.2238</text:p>
          </table:table-cell>
          <table:table-cell office:value-type="float" office:value="-0.0394" calcext:value-type="float">
            <text:p>-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03" calcext:value-type="float">
            <text:p>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18</text:p>
          </table:table-cell>
          <table:table-cell office:value-type="float" office:value="0.1848" calcext:value-type="float">
            <text:p>0.1848</text:p>
          </table:table-cell>
          <table:table-cell office:value-type="float" office:value="2656" calcext:value-type="float">
            <text:p>2656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394" calcext:value-type="float">
            <text:p>-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16" calcext:value-type="float">
            <text:p>2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26</text:p>
          </table:table-cell>
          <table:table-cell office:value-type="float" office:value="0.1869" calcext:value-type="float">
            <text:p>0.1869</text:p>
          </table:table-cell>
          <table:table-cell office:value-type="float" office:value="2656" calcext:value-type="float">
            <text:p>2656</text:p>
          </table:table-cell>
          <table:table-cell office:value-type="float" office:value="0.2263" calcext:value-type="float">
            <text:p>0.2263</text:p>
          </table:table-cell>
          <table:table-cell office:value-type="float" office:value="-0.0394" calcext:value-type="float">
            <text:p>-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24" calcext:value-type="float">
            <text:p>22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32</text:p>
          </table:table-cell>
          <table:table-cell office:value-type="float" office:value="0.1886" calcext:value-type="float">
            <text:p>0.1886</text:p>
          </table:table-cell>
          <table:table-cell office:value-type="float" office:value="2656" calcext:value-type="float">
            <text:p>2656</text:p>
          </table:table-cell>
          <table:table-cell office:value-type="float" office:value="0.2279" calcext:value-type="float">
            <text:p>0.2279</text:p>
          </table:table-cell>
          <table:table-cell office:value-type="float" office:value="-0.0393" calcext:value-type="float">
            <text:p>-0.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30" calcext:value-type="float">
            <text:p>230</text:p>
          </table:table-cell>
          <table:table-cell office:value-type="float" office:value="0.002" calcext:value-type="float">
            <text:p>0.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39</text:p>
          </table:table-cell>
          <table:table-cell office:value-type="float" office:value="0.1861" calcext:value-type="float">
            <text:p>0.1861</text:p>
          </table:table-cell>
          <table:table-cell office:value-type="float" office:value="2656" calcext:value-type="float">
            <text:p>2656</text:p>
          </table:table-cell>
          <table:table-cell office:value-type="float" office:value="0.2254" calcext:value-type="float">
            <text:p>0.2254</text:p>
          </table:table-cell>
          <table:table-cell office:value-type="float" office:value="-0.0393" calcext:value-type="float">
            <text:p>-0.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37" calcext:value-type="float">
            <text:p>237</text:p>
          </table:table-cell>
          <table:table-cell office:value-type="float" office:value="0.0014" calcext:value-type="float">
            <text:p>0.00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44</text:p>
          </table:table-cell>
          <table:table-cell office:value-type="float" office:value="0.1842" calcext:value-type="float">
            <text:p>0.1842</text:p>
          </table:table-cell>
          <table:table-cell office:value-type="float" office:value="2656" calcext:value-type="float">
            <text:p>2656</text:p>
          </table:table-cell>
          <table:table-cell office:value-type="float" office:value="0.2235" calcext:value-type="float">
            <text:p>0.2235</text:p>
          </table:table-cell>
          <table:table-cell office:value-type="float" office:value="-0.0393" calcext:value-type="float">
            <text:p>-0.0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42" calcext:value-type="float">
            <text:p>242</text:p>
          </table:table-cell>
          <table:table-cell office:value-type="float" office:value="0.0016" calcext:value-type="float">
            <text:p>0.00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0:50</text:p>
          </table:table-cell>
          <table:table-cell office:value-type="float" office:value="0.1855" calcext:value-type="float">
            <text:p>0.1855</text:p>
          </table:table-cell>
          <table:table-cell office:value-type="float" office:value="2656" calcext:value-type="float">
            <text:p>2656</text:p>
          </table:table-cell>
          <table:table-cell office:value-type="float" office:value="0.2247" calcext:value-type="float">
            <text:p>0.2247</text:p>
          </table:table-cell>
          <table:table-cell office:value-type="float" office:value="-0.0393" calcext:value-type="float">
            <text:p>-0.0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48" calcext:value-type="float">
            <text:p>248</text:p>
          </table:table-cell>
          <table:table-cell office:value-type="float" office:value="0.0023" calcext:value-type="float">
            <text:p>0.00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03</text:p>
          </table:table-cell>
          <table:table-cell office:value-type="float" office:value="0.1855" calcext:value-type="float">
            <text:p>0.1855</text:p>
          </table:table-cell>
          <table:table-cell office:value-type="float" office:value="2656" calcext:value-type="float">
            <text:p>2656</text:p>
          </table:table-cell>
          <table:table-cell office:value-type="float" office:value="0.2247" calcext:value-type="float">
            <text:p>0.2247</text:p>
          </table:table-cell>
          <table:table-cell office:value-type="float" office:value="-0.0392" calcext:value-type="float">
            <text:p>-0.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61" calcext:value-type="float">
            <text:p>261</text:p>
          </table:table-cell>
          <table:table-cell office:value-type="float" office:value="0.0026" calcext:value-type="float">
            <text:p>0.00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10</text:p>
          </table:table-cell>
          <table:table-cell office:value-type="float" office:value="0.1838" calcext:value-type="float">
            <text:p>0.1838</text:p>
          </table:table-cell>
          <table:table-cell office:value-type="float" office:value="2656" calcext:value-type="float">
            <text:p>2656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392" calcext:value-type="float">
            <text:p>-0.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68" calcext:value-type="float">
            <text:p>2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16</text:p>
          </table:table-cell>
          <table:table-cell office:value-type="float" office:value="0.1849" calcext:value-type="float">
            <text:p>0.1849</text:p>
          </table:table-cell>
          <table:table-cell office:value-type="float" office:value="2656" calcext:value-type="float">
            <text:p>2656</text:p>
          </table:table-cell>
          <table:table-cell office:value-type="float" office:value="0.224" calcext:value-type="float">
            <text:p>0.224</text:p>
          </table:table-cell>
          <table:table-cell office:value-type="float" office:value="-0.0391" calcext:value-type="float">
            <text:p>-0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74" calcext:value-type="float">
            <text:p>274</text:p>
          </table:table-cell>
          <table:table-cell office:value-type="float" office:value="0.0028" calcext:value-type="float">
            <text:p>0.00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21</text:p>
          </table:table-cell>
          <table:table-cell office:value-type="float" office:value="0.1836" calcext:value-type="float">
            <text:p>0.1836</text:p>
          </table:table-cell>
          <table:table-cell office:value-type="float" office:value="2656" calcext:value-type="float">
            <text:p>2656</text:p>
          </table:table-cell>
          <table:table-cell office:value-type="float" office:value="0.2228" calcext:value-type="float">
            <text:p>0.2228</text:p>
          </table:table-cell>
          <table:table-cell office:value-type="float" office:value="-0.0391" calcext:value-type="float">
            <text:p>-0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79" calcext:value-type="float">
            <text:p>279</text:p>
          </table:table-cell>
          <table:table-cell office:value-type="float" office:value="0.003" calcext:value-type="float">
            <text:p>0.00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26</text:p>
          </table:table-cell>
          <table:table-cell office:value-type="float" office:value="0.1819" calcext:value-type="float">
            <text:p>0.1819</text:p>
          </table:table-cell>
          <table:table-cell office:value-type="float" office:value="2656" calcext:value-type="float">
            <text:p>2656</text:p>
          </table:table-cell>
          <table:table-cell office:value-type="float" office:value="0.221" calcext:value-type="float">
            <text:p>0.221</text:p>
          </table:table-cell>
          <table:table-cell office:value-type="float" office:value="-0.0391" calcext:value-type="float">
            <text:p>-0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84" calcext:value-type="float">
            <text:p>284</text:p>
          </table:table-cell>
          <table:table-cell office:value-type="float" office:value="0.0012" calcext:value-type="float">
            <text:p>0.00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34</text:p>
          </table:table-cell>
          <table:table-cell office:value-type="float" office:value="0.1844" calcext:value-type="float">
            <text:p>0.1844</text:p>
          </table:table-cell>
          <table:table-cell office:value-type="float" office:value="2656" calcext:value-type="float">
            <text:p>2656</text:p>
          </table:table-cell>
          <table:table-cell office:value-type="float" office:value="0.2235" calcext:value-type="float">
            <text:p>0.2235</text:p>
          </table:table-cell>
          <table:table-cell office:value-type="float" office:value="-0.0391" calcext:value-type="float">
            <text:p>-0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2" calcext:value-type="float">
            <text:p>292</text:p>
          </table:table-cell>
          <table:table-cell office:value-type="float" office:value="0.0016" calcext:value-type="float">
            <text:p>0.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39</text:p>
          </table:table-cell>
          <table:table-cell office:value-type="float" office:value="0.1871" calcext:value-type="float">
            <text:p>0.1871</text:p>
          </table:table-cell>
          <table:table-cell office:value-type="float" office:value="2656" calcext:value-type="float">
            <text:p>2656</text:p>
          </table:table-cell>
          <table:table-cell office:value-type="float" office:value="0.2261" calcext:value-type="float">
            <text:p>0.2261</text:p>
          </table:table-cell>
          <table:table-cell office:value-type="float" office:value="-0.039" calcext:value-type="float">
            <text:p>-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297" calcext:value-type="float">
            <text:p>2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45</text:p>
          </table:table-cell>
          <table:table-cell office:value-type="float" office:value="0.1875" calcext:value-type="float">
            <text:p>0.1875</text:p>
          </table:table-cell>
          <table:table-cell office:value-type="float" office:value="2656" calcext:value-type="float">
            <text:p>2656</text:p>
          </table:table-cell>
          <table:table-cell office:value-type="float" office:value="0.2265" calcext:value-type="float">
            <text:p>0.2265</text:p>
          </table:table-cell>
          <table:table-cell office:value-type="float" office:value="-0.039" calcext:value-type="float">
            <text:p>-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03" calcext:value-type="float">
            <text:p>3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-107</text:p>
          </table:table-cell>
          <table:table-cell office:value-type="string" calcext:value-type="string">
            <text:p>2024/10/20</text:p>
          </table:table-cell>
          <table:table-cell office:value-type="string" calcext:value-type="string">
            <text:p>19:01:51</text:p>
          </table:table-cell>
          <table:table-cell office:value-type="float" office:value="0.1866" calcext:value-type="float">
            <text:p>0.1866</text:p>
          </table:table-cell>
          <table:table-cell office:value-type="float" office:value="2656" calcext:value-type="float">
            <text:p>2656</text:p>
          </table:table-cell>
          <table:table-cell office:value-type="float" office:value="0.2256" calcext:value-type="float">
            <text:p>0.2256</text:p>
          </table:table-cell>
          <table:table-cell office:value-type="float" office:value="-0.039" calcext:value-type="float">
            <text:p>-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34.078947" calcext:value-type="float">
            <text:p>34.078947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309" calcext:value-type="float">
            <text:p>3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not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9:54:38.678000000</meta:creation-date>
    <dc:date>2025-01-28T09:57:14.030000000</dc:date>
    <meta:editing-duration>PT2M35S</meta:editing-duration>
    <meta:editing-cycles>1</meta:editing-cycles>
    <meta:document-statistic meta:table-count="1" meta:cell-count="21380" meta:object-count="0"/>
    <meta:generator>LibreOffice/24.8.0.3$Windows_X86_64 LibreOffice_project/0bdf1299c94fe897b119f97f3c613e9dca6be583</meta:generator>
  </office:meta>
</office:document-meta>
</file>